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07a" officeooo:paragraph-rsid="000e607a"/>
    </style:style>
    <style:style style:name="P2" style:family="paragraph" style:parent-style-name="Standard">
      <style:text-properties officeooo:rsid="000e870c" officeooo:paragraph-rsid="000e870c"/>
    </style:style>
    <style:style style:name="P3" style:family="paragraph" style:parent-style-name="Standard">
      <style:text-properties officeooo:rsid="000f6bc8" officeooo:paragraph-rsid="000f6bc8"/>
    </style:style>
    <style:style style:name="P4" style:family="paragraph" style:parent-style-name="Standard">
      <style:text-properties officeooo:rsid="000f6bc8" officeooo:paragraph-rsid="000f6bc8"/>
    </style:style>
    <style:style style:name="P5" style:family="paragraph" style:parent-style-name="Standard">
      <style:text-properties officeooo:rsid="00113dc5" officeooo:paragraph-rsid="00113d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ed 96:</text:p>
      <text:p text:style-name="P1"/>
      <text:p text:style-name="Standard">key_blue step=593600 length=12.55 ret=-0.69: <text:s text:c="2"/>0%| | 1/732 [00:08&lt;1:40:04, <text:s/>8.21</text:p>
      <text:p text:style-name="Standard"/>
      <text:p text:style-name="Standard">key_blue step=118720 length=13.40 ret=-0.67: <text:s text:c="2"/>0%| | 2/732 [00:13&lt;1:17:46, <text:s/>6.39</text:p>
      <text:p text:style-name="Standard"/>
      <text:p text:style-name="Standard">key_blue step=174400 length=14.39 ret=-0.51: <text:s text:c="2"/>0%| | 3/732 [00:17&lt;1:04:45, <text:s/>5.33</text:p>
      <text:p text:style-name="Standard"/>
      <text:p text:style-name="Standard">key_blue step=224640 length=16.29 ret=-0.33: <text:s text:c="2"/>1%| | 4/732 [00:21&lt;57:47, <text:s/>4.76s/</text:p>
      <text:p text:style-name="Standard"/>
      <text:p text:style-name="Standard">key_blue step=279200 length=15.32 ret=-0.17: <text:s text:c="2"/>1%| | 5/732 [00:25&lt;54:02, <text:s/>4.46s/</text:p>
      <text:p text:style-name="Standard"/>
      <text:p text:style-name="Standard">key_blue step=338400 length=13.34 ret=0.02: <text:s text:c="2"/>1%| | 6/732 [00:29&lt;52:02, <text:s/>4.30s/i</text:p>
      <text:p text:style-name="Standard"/>
      <text:p text:style-name="Standard">key_blue step=397280 length=13.09 ret=0.19: <text:s text:c="2"/>1%| | 7/732 [00:33&lt;50:50, <text:s/>4.21s/i</text:p>
      <text:p text:style-name="Standard"/>
      <text:p text:style-name="Standard">key_blue step=461760 length=10.86 ret=0.27: <text:s text:c="2"/>1%| | 8/732 [00:37&lt;50:28, <text:s/>4.18s/i</text:p>
      <text:p text:style-name="Standard"/>
      <text:p text:style-name="Standard">key_blue step=531680 length=9.67 ret=0.31: <text:s text:c="2"/>1%| | 9/732 [00:41&lt;50:32, <text:s/>4.19s/it</text:p>
      <text:p text:style-name="Standard"/>
      <text:p text:style-name="Standard">key_blue step=601280 length=9.15 ret=0.35: <text:s text:c="2"/>1%| | 10/732 [00:45&lt;50:31, <text:s/>4.20s/i</text:p>
      <text:p text:style-name="Standard"/>
      <text:p text:style-name="Standard">key_blue step=672480 length=8.62 ret=0.34: <text:s text:c="2"/>2%| | 11/732 [00:49&lt;50:09, <text:s/>4.17s/i</text:p>
      <text:p text:style-name="Standard"/>
      <text:p text:style-name="Standard">key_blue step=742080 length=9.15 ret=0.34: <text:s text:c="2"/>2%| | 12/732 [00:54&lt;50:24, <text:s/>4.20s/i</text:p>
      <text:p text:style-name="Standard"/>
      <text:p text:style-name="Standard">key_blue step=812960 length=8.70 ret=0.37: <text:s text:c="2"/>2%| | 13/732 [00:58&lt;50:52, <text:s/>4.24s/i</text:p>
      <text:p text:style-name="Standard"/>
      <text:p text:style-name="Standard">key_blue step=880800 length=9.24 ret=0.37: <text:s text:c="2"/>2%| | 14/732 [01:02&lt;50:27, <text:s/>4.22s/i</text:p>
      <text:p text:style-name="Standard"/>
      <text:p text:style-name="Standard">key_blue step=953280 length=7.77 ret=0.38: <text:s text:c="2"/>2%| | 15/732 [01:07&lt;51:51, <text:s/>4.34s/i</text:p>
      <text:p text:style-name="Standard"/>
      <text:p text:style-name="Standard">key_purple step=737600 length=7.40 ret=0.37: <text:s text:c="2"/>2%| | 16/732 [01:11&lt;51:57, <text:s/>4.35s</text:p>
      <text:p text:style-name="Standard"/>
      <text:p text:style-name="Standard">key_purple step=148000 length=7.56 ret=0.36: <text:s text:c="2"/>2%| | 17/732 [01:15&lt;51:37, <text:s/>4.33s</text:p>
      <text:p text:style-name="Standard"/>
      <text:p text:style-name="Standard">key_purple step=222560 length=8.01 ret=0.37: <text:s text:c="2"/>2%| | 18/732 [01:20&lt;51:45, <text:s/>4.35s</text:p>
      <text:p text:style-name="Standard"/>
      <text:p text:style-name="Standard">key_purple step=297760 length=6.94 ret=0.36: <text:s text:c="2"/>3%| | 19/732 [01:24&lt;51:48, <text:s/>4.36s</text:p>
      <text:p text:style-name="Standard"/>
      <text:p text:style-name="Standard">key_purple step=373120 length=7.02 ret=0.37: <text:s text:c="2"/>3%| | 20/732 [01:29&lt;51:38, <text:s/>4.35s</text:p>
      <text:p text:style-name="Standard"/>
      <text:p text:style-name="Standard">key_purple step=449120 length=7.04 ret=0.39: <text:s text:c="2"/>3%| | 21/732 [01:33&lt;51:35, <text:s/>4.35s</text:p>
      <text:p text:style-name="Standard"/>
      <text:p text:style-name="Standard">key_purple step=524000 length=6.96 ret=0.37: <text:s text:c="2"/>3%| | 22/732 [01:37&lt;51:14, <text:s/>4.33s</text:p>
      <text:p text:style-name="Standard"/>
      <text:p text:style-name="Standard">key_purple step=599360 length=6.85 ret=0.36: <text:s text:c="2"/>3%| | 23/732 [01:42&lt;51:40, <text:s/>4.37s</text:p>
      <text:p text:style-name="Standard"/>
      <text:p text:style-name="Standard">key_purple step=676160 length=6.55 ret=0.36: <text:s text:c="2"/>3%| | 24/732 [01:46&lt;51:56, <text:s/>4.40s</text:p>
      <text:p text:style-name="Standard"><text:soft-page-break/></text:p>
      <text:p text:style-name="Standard">key_purple step=751680 length=6.94 ret=0.36: <text:s text:c="2"/>3%| | 25/732 [01:50&lt;51:44, <text:s/>4.39s</text:p>
      <text:p text:style-name="Standard"/>
      <text:p text:style-name="Standard">key_purple step=826400 length=6.68 ret=0.40: <text:s text:c="2"/>4%| | 26/732 [01:55&lt;53:35, <text:s/>4.55s</text:p>
      <text:p text:style-name="Standard"/>
      <text:p text:style-name="Standard">key_purple step=903520 length=6.50 ret=0.42: <text:s text:c="2"/>4%| | 27/732 [02:00&lt;53:30, <text:s/>4.55s</text:p>
      <text:p text:style-name="Standard"/>
      <text:p text:style-name="Standard">key_purple step=978400 length=6.85 ret=0.37: <text:s text:c="2"/>4%| | 28/732 [02:05&lt;53:41, <text:s/>4.58s</text:p>
      <text:p text:style-name="Standard"/>
      <text:p text:style-name="Standard">key_purple step=105456 length=6.93 ret=0.39: <text:s text:c="2"/>4%| | 29/732 [02:09&lt;52:58, <text:s/>4.52s</text:p>
      <text:p text:style-name="Standard"/>
      <text:p text:style-name="Standard">key_purple step=113072 length=6.44 ret=0.42: <text:s text:c="2"/>4%| | 30/732 [02:14&lt;52:48, <text:s/>4.51s</text:p>
      <text:p text:style-name="Standard"/>
      <text:p text:style-name="Standard">key_blue step=102720 length=7.34 ret=0.39: <text:s text:c="2"/>4%| | 31/732 [02:18&lt;51:39, <text:s/>4.42s/i</text:p>
      <text:p text:style-name="Standard"/>
      <text:p text:style-name="Standard">key_blue step=110384 length=6.66 ret=0.42: <text:s text:c="2"/>4%| | 32/732 [02:22&lt;51:34, <text:s/>4.42s/i</text:p>
      <text:p text:style-name="Standard"/>
      <text:p text:style-name="Standard">key_blue step=118224 length=6.06 ret=0.41: <text:s text:c="2"/>5%| | 33/732 [02:27&lt;51:55, <text:s/>4.46s/i</text:p>
      <text:p text:style-name="Standard"/>
      <text:p text:style-name="Standard">key_blue step=125840 length=6.32 ret=0.41: <text:s text:c="2"/>5%| | 34/732 [02:31&lt;51:33, <text:s/>4.43s/i</text:p>
      <text:p text:style-name="Standard"/>
      <text:p text:style-name="Standard">key_blue step=133568 length=5.99 ret=0.44: <text:s text:c="2"/>5%| | 35/732 [02:36&lt;51:54, <text:s/>4.47s/i</text:p>
      <text:p text:style-name="Standard"/>
      <text:p text:style-name="Standard">key_blue step=141424 length=5.68 ret=0.42: <text:s text:c="2"/>5%| | 36/732 [02:40&lt;52:34, <text:s/>4.53s/i</text:p>
      <text:p text:style-name="Standard"/>
      <text:p text:style-name="Standard">key_blue step=149152 length=5.81 ret=0.44: <text:s text:c="2"/>5%| | 37/732 [02:45&lt;52:38, <text:s/>4.54s/i</text:p>
      <text:p text:style-name="Standard"/>
      <text:p text:style-name="Standard">key_blue step=157024 length=5.86 ret=0.42: <text:s text:c="2"/>5%| | 38/732 [02:50&lt;54:34, <text:s/>4.72s/i</text:p>
      <text:p text:style-name="Standard"/>
      <text:p text:style-name="Standard">key_blue step=164816 length=6.00 ret=0.45: <text:s text:c="2"/>5%| | 39/732 [02:55&lt;55:05, <text:s/>4.77s/i</text:p>
      <text:p text:style-name="Standard"/>
      <text:p text:style-name="Standard">key_blue step=172496 length=6.02 ret=0.45: <text:s text:c="2"/>5%| | 40/732 [02:59&lt;54:04, <text:s/>4.69s/i</text:p>
      <text:p text:style-name="Standard"/>
      <text:p text:style-name="Standard">key_blue step=180320 length=5.68 ret=0.47: <text:s text:c="2"/>6%| | 41/732 [03:04&lt;53:22, <text:s/>4.63s/i</text:p>
      <text:p text:style-name="Standard"/>
      <text:p text:style-name="Standard">key_blue step=188000 length=5.76 ret=0.46: <text:s text:c="2"/>6%| | 42/732 [03:09&lt;53:40, <text:s/>4.67s/i</text:p>
      <text:p text:style-name="Standard"/>
      <text:p text:style-name="Standard">key_blue step=195888 length=5.73 ret=0.47: <text:s text:c="2"/>6%| | 43/732 [03:13&lt;52:42, <text:s/>4.59s/i</text:p>
      <text:p text:style-name="Standard"/>
      <text:p text:style-name="Standard">key_blue step=203552 length=5.76 ret=0.49: <text:s text:c="2"/>6%| | 44/732 [03:17&lt;52:08, <text:s/>4.55s/i</text:p>
      <text:p text:style-name="Standard"/>
      <text:p text:style-name="Standard">key_blue step=211360 length=5.70 ret=0.49: <text:s text:c="2"/>6%| | 45/732 [03:22&lt;51:48, <text:s/>4.52s/i</text:p>
      <text:p text:style-name="Standard"/>
      <text:p text:style-name="Standard">key_purple step=120896 length=5.69 ret=0.42: <text:s text:c="2"/>6%| | 46/732 [03:26&lt;51:35, <text:s/>4.51s</text:p>
      <text:p text:style-name="Standard"/>
      <text:p text:style-name="Standard">key_purple step=128784 length=5.71 ret=0.42: <text:s text:c="2"/>6%| | 47/732 [03:31&lt;51:15, <text:s/>4.49s</text:p>
      <text:p text:style-name="Standard"/>
      <text:p text:style-name="Standard">key_purple step=136480 length=5.95 ret=0.46: <text:s text:c="2"/>7%| | 48/732 [03:35&lt;51:34, <text:s/>4.52s</text:p>
      <text:p text:style-name="Standard"/>
      <text:p text:style-name="Standard"><text:soft-page-break/>key_purple step=144208 length=6.42 ret=0.49: <text:s text:c="2"/>7%| | 49/732 [03:40&lt;51:04, <text:s/>4.49s</text:p>
      <text:p text:style-name="Standard"/>
      <text:p text:style-name="Standard">key_purple step=151872 length=6.60 ret=0.52: <text:s text:c="2"/>7%| | 50/732 [03:44&lt;50:34, <text:s/>4.45s</text:p>
      <text:p text:style-name="Standard"/>
      <text:p text:style-name="Standard">key_purple step=159392 length=7.04 ret=0.54: <text:s text:c="2"/>7%| | 51/732 [03:48&lt;49:42, <text:s/>4.38s</text:p>
      <text:p text:style-name="Standard"/>
      <text:p text:style-name="Standard">key_purple step=166944 length=7.09 ret=0.55: <text:s text:c="2"/>7%| | 52/732 [03:53&lt;49:16, <text:s/>4.35s</text:p>
      <text:p text:style-name="Standard"/>
      <text:p text:style-name="Standard">key_purple step=174272 length=7.91 ret=0.57: <text:s text:c="2"/>7%| | 53/732 [03:57&lt;48:31, <text:s/>4.29s</text:p>
      <text:p text:style-name="Standard"/>
      <text:p text:style-name="Standard">key_purple step=181328 length=8.52 ret=0.64: <text:s text:c="2"/>7%| | 54/732 [04:01&lt;48:29, <text:s/>4.29s</text:p>
      <text:p text:style-name="Standard"/>
      <text:p text:style-name="Standard">key_purple step=188544 length=8.19 ret=0.65: <text:s text:c="2"/>8%| | 55/732 [04:06&lt;48:34, <text:s/>4.30s</text:p>
      <text:p text:style-name="Standard"/>
      <text:p text:style-name="Standard">key_purple step=195376 length=9.16 ret=0.65: <text:s text:c="2"/>8%| | 56/732 [04:10&lt;48:01, <text:s/>4.26s</text:p>
      <text:p text:style-name="Standard"/>
      <text:p text:style-name="Standard">key_purple step=202208 length=8.81 ret=0.69: <text:s text:c="2"/>8%| | 57/732 [04:14&lt;47:37, <text:s/>4.23s</text:p>
      <text:p text:style-name="Standard"/>
      <text:p text:style-name="Standard">key_purple step=209104 length=9.09 ret=0.69: <text:s text:c="2"/>8%| | 58/732 [04:18&lt;46:45, <text:s/>4.16s</text:p>
      <text:p text:style-name="Standard"/>
      <text:p text:style-name="Standard">key_purple step=215936 length=9.92 ret=0.73: <text:s text:c="2"/>8%| | 59/732 [04:22&lt;45:59, <text:s/>4.10s</text:p>
      <text:p text:style-name="Standard"/>
      <text:p text:style-name="Standard">key_purple step=222944 length=9.29 ret=0.75: <text:s text:c="2"/>8%| | 60/732 [04:26&lt;46:02, <text:s/>4.11s</text:p>
      <text:p text:style-name="Standard"/>
      <text:p text:style-name="Standard">key_blue step=217760 length=10.47 ret=0.13: <text:s text:c="2"/>8%| | 61/732 [04:30&lt;45:18, <text:s/>4.05s/</text:p>
      <text:p text:style-name="Standard"/>
      <text:p text:style-name="Standard">key_blue step=223808 length=12.39 ret=0.15: <text:s text:c="2"/>8%| | 62/732 [04:34&lt;44:34, <text:s/>3.99s/</text:p>
      <text:p text:style-name="Standard"/>
      <text:p text:style-name="Standard">key_blue step=229648 length=13.57 ret=0.22: <text:s text:c="2"/>9%| | 63/732 [04:38&lt;45:59, <text:s/>4.12s/</text:p>
      <text:p text:style-name="Standard"/>
      <text:p text:style-name="Standard">key_blue step=235936 length=11.44 ret=0.32: <text:s text:c="2"/>9%| | 64/732 [04:42&lt;45:32, <text:s/>4.09s/</text:p>
      <text:p text:style-name="Standard"/>
      <text:p text:style-name="Standard">key_blue step=242288 length=10.68 ret=0.39: <text:s text:c="2"/>9%| | 65/732 [04:46&lt;46:03, <text:s/>4.14s/</text:p>
      <text:p text:style-name="Standard"/>
      <text:p text:style-name="Standard">key_blue step=248640 length=11.37 ret=0.50: <text:s text:c="2"/>9%| | 66/732 [04:50&lt;44:58, <text:s/>4.05s/</text:p>
      <text:p text:style-name="Standard"/>
      <text:p text:style-name="Standard">key_blue step=255312 length=10.75 ret=0.56: <text:s text:c="2"/>9%| | 67/732 [04:54&lt;44:42, <text:s/>4.03s/</text:p>
      <text:p text:style-name="Standard"/>
      <text:p text:style-name="Standard">key_blue step=262160 length=9.48 ret=0.60: <text:s text:c="2"/>9%| | 68/732 [04:58&lt;44:34, <text:s/>4.03s/i</text:p>
      <text:p text:style-name="Standard"/>
      <text:p text:style-name="Standard">key_blue step=269024 length=9.29 ret=0.62: <text:s text:c="2"/>9%| | 69/732 [05:02&lt;44:38, <text:s/>4.04s/i</text:p>
      <text:p text:style-name="Standard"/>
      <text:p text:style-name="Standard">key_blue step=275872 length=9.79 ret=0.66: <text:s/>10%| | 70/732 [05:06&lt;45:00, <text:s/>4.08s/i</text:p>
      <text:p text:style-name="Standard"/>
      <text:p text:style-name="Standard">key_blue step=282368 length=10.43 ret=0.69: <text:s/>10%| | 71/732 [05:10&lt;44:31, <text:s/>4.04s/</text:p>
      <text:p text:style-name="Standard"/>
      <text:p text:style-name="Standard">key_blue step=288528 length=11.11 ret=0.69: <text:s/>10%| | 72/732 [05:14&lt;44:03, <text:s/>4.01s/</text:p>
      <text:p text:style-name="Standard"/>
      <text:p text:style-name="Standard">key_blue step=294272 length=13.19 ret=0.71: <text:s/>10%| | 73/732 [05:18&lt;43:19, <text:s/>3.94s/</text:p>
      <text:p text:style-name="Standard"><text:soft-page-break/></text:p>
      <text:p text:style-name="Standard">key_blue step=300080 length=14.84 ret=0.73: <text:s/>10%| | 74/732 [05:22&lt;42:25, <text:s/>3.87s/</text:p>
      <text:p text:style-name="Standard"/>
      <text:p text:style-name="Standard">key_blue step=304096 length=22.12 ret=0.70: <text:s/>10%| | 75/732 [05:26&lt;42:31, <text:s/>3.88s/</text:p>
      <text:p text:style-name="Standard"/>
      <text:p text:style-name="Standard">key_purple step=227520 length=17.62 ret=0.21: <text:s/>10%| | 76/732 [05:30&lt;43:27, <text:s/>3.98</text:p>
      <text:p text:style-name="Standard"/>
      <text:p text:style-name="Standard">key_purple step=232960 length=15.09 ret=0.24: <text:s/>11%| | 77/732 [05:34&lt;42:46, <text:s/>3.92</text:p>
      <text:p text:style-name="Standard"/>
      <text:p text:style-name="Standard">key_purple step=239488 length=11.07 ret=0.37: <text:s/>11%| | 78/732 [05:38&lt;43:28, <text:s/>3.99</text:p>
      <text:p text:style-name="Standard"/>
      <text:p text:style-name="Standard">key_purple step=245808 length=10.80 ret=0.37: <text:s/>11%| | 79/732 [05:42&lt;43:16, <text:s/>3.98</text:p>
      <text:p text:style-name="Standard"/>
      <text:p text:style-name="Standard">key_purple step=251856 length=12.60 ret=0.40: <text:s/>11%| | 80/732 [05:46&lt;42:49, <text:s/>3.94</text:p>
      <text:p text:style-name="Standard"/>
      <text:p text:style-name="Standard">key_purple step=258400 length=11.40 ret=0.42: <text:s/>11%| | 81/732 [05:50&lt;42:44, <text:s/>3.94</text:p>
      <text:p text:style-name="Standard"/>
      <text:p text:style-name="Standard">key_purple step=265024 length=10.57 ret=0.50: <text:s/>11%| | 82/732 [05:54&lt;42:37, <text:s/>3.93</text:p>
      <text:p text:style-name="Standard"/>
      <text:p text:style-name="Standard">key_purple step=271168 length=11.48 ret=0.54: <text:s/>11%| | 83/732 [05:57&lt;42:26, <text:s/>3.92</text:p>
      <text:p text:style-name="Standard"/>
      <text:p text:style-name="Standard">key_purple step=277872 length=9.97 ret=0.56: <text:s/>11%| | 84/732 [06:01&lt;42:35, <text:s/>3.94s</text:p>
      <text:p text:style-name="Standard"/>
      <text:p text:style-name="Standard">key_purple step=284528 length=10.84 ret=0.57: <text:s/>12%| | 85/732 [06:06&lt;42:59, <text:s/>3.99</text:p>
      <text:p text:style-name="Standard"/>
      <text:p text:style-name="Standard">key_purple step=291136 length=10.79 ret=0.62: <text:s/>12%| | 86/732 [06:09&lt;42:50, <text:s/>3.98</text:p>
      <text:p text:style-name="Standard"/>
      <text:p text:style-name="Standard">key_purple step=297328 length=11.67 ret=0.62: <text:s/>12%| | 87/732 [06:13&lt;42:35, <text:s/>3.96</text:p>
      <text:p text:style-name="Standard"/>
      <text:p text:style-name="Standard">key_purple step=303712 length=11.18 ret=0.67: <text:s/>12%| | 88/732 [06:17&lt;42:26, <text:s/>3.95</text:p>
      <text:p text:style-name="Standard"/>
      <text:p text:style-name="Standard">key_purple step=309952 length=11.49 ret=0.65: <text:s/>12%| | 89/732 [06:21&lt;42:26, <text:s/>3.96</text:p>
      <text:p text:style-name="Standard"/>
      <text:p text:style-name="Standard">key_purple step=316608 length=10.72 ret=0.69: <text:s/>12%| | 90/732 [06:25&lt;42:27, <text:s/>3.97</text:p>
      <text:p text:style-name="Standard"/>
      <text:p text:style-name="Standard">key_blue step=310272 length=13.17 ret=0.24: <text:s/>12%| | 91/732 [06:29&lt;42:19, <text:s/>3.96s/</text:p>
      <text:p text:style-name="Standard"/>
      <text:p text:style-name="Standard">key_blue step=316304 length=12.52 ret=0.27: <text:s/>13%|▏| 92/732 [06:33&lt;41:45, <text:s/>3.92s/</text:p>
      <text:p text:style-name="Standard"/>
      <text:p text:style-name="Standard">key_blue step=322720 length=10.91 ret=0.36: <text:s/>13%|▏| 93/732 [06:37&lt;42:32, <text:s/>3.99s/</text:p>
      <text:p text:style-name="Standard"/>
      <text:p text:style-name="Standard">key_blue step=329360 length=9.77 ret=0.37: <text:s/>13%|▏| 94/732 [06:41&lt;42:29, <text:s/>4.00s/i</text:p>
      <text:p text:style-name="Standard"/>
      <text:p text:style-name="Standard">key_blue step=336432 length=8.72 ret=0.46: <text:s/>13%|▏| 95/732 [06:45&lt;42:38, <text:s/>4.02s/i</text:p>
      <text:p text:style-name="Standard"/>
      <text:p text:style-name="Standard">key_blue step=343728 length=7.97 ret=0.50: <text:s/>13%|▏| 96/732 [06:49&lt;43:04, <text:s/>4.06s/i</text:p>
      <text:p text:style-name="Standard"/>
      <text:p text:style-name="Standard">key_blue step=350800 length=8.55 ret=0.55: <text:s/>13%|▏| 97/732 [06:54&lt;43:19, <text:s/>4.09s/i</text:p>
      <text:p text:style-name="Standard"/>
      <text:p text:style-name="Standard"><text:soft-page-break/>key_blue step=357920 length=8.40 ret=0.62: <text:s/>13%|▏| 98/732 [06:58&lt;43:16, <text:s/>4.10s/i</text:p>
      <text:p text:style-name="Standard"/>
      <text:p text:style-name="Standard">key_blue step=364736 length=9.52 ret=0.61: <text:s/>14%|▏| 99/732 [07:02&lt;43:02, <text:s/>4.08s/i</text:p>
      <text:p text:style-name="Standard"/>
      <text:p text:style-name="Standard">key_blue step=371344 length=9.46 ret=0.62: <text:s/>14%|▏| 100/732 [07:06&lt;44:05, <text:s/>4.19s/</text:p>
      <text:p text:style-name="Standard"/>
      <text:p text:style-name="Standard">key_blue step=378624 length=7.88 ret=0.67: <text:s/>14%|▏| 101/732 [07:10&lt;44:13, <text:s/>4.20s/</text:p>
      <text:p text:style-name="Standard"/>
      <text:p text:style-name="Standard">key_blue step=385648 length=8.44 ret=0.65: <text:s/>14%|▏| 102/732 [07:15&lt;44:14, <text:s/>4.21s/</text:p>
      <text:p text:style-name="Standard"/>
      <text:p text:style-name="Standard">key_blue step=392672 length=8.90 ret=0.66: <text:s/>14%|▏| 103/732 [07:19&lt;43:49, <text:s/>4.18s/</text:p>
      <text:p text:style-name="Standard"/>
      <text:p text:style-name="Standard">key_blue step=400000 length=8.18 ret=0.68: <text:s/>14%|▏| 104/732 [07:23&lt;43:40, <text:s/>4.17s/</text:p>
      <text:p text:style-name="Standard"/>
      <text:p text:style-name="Standard">key_blue step=406656 length=9.65 ret=0.72: <text:s/>14%|▏| 105/732 [07:27&lt;43:13, <text:s/>4.14s/</text:p>
      <text:p text:style-name="Standard"/>
      <text:p text:style-name="Standard">key_purple step=323536 length=9.36 ret=0.30: <text:s/>14%|▏| 106/732 [07:31&lt;42:50, <text:s/>4.11</text:p>
      <text:p text:style-name="Standard"/>
      <text:p text:style-name="Standard">key_purple step=330512 length=8.53 ret=0.37: <text:s/>15%|▏| 107/732 [07:35&lt;42:52, <text:s/>4.12</text:p>
      <text:p text:style-name="Standard"/>
      <text:p text:style-name="Standard">key_purple step=337680 length=7.78 ret=0.50: <text:s/>15%|▏| 108/732 [07:39&lt;42:41, <text:s/>4.10</text:p>
      <text:p text:style-name="Standard"/>
      <text:p text:style-name="Standard">key_purple step=344784 length=8.90 ret=0.62: <text:s/>15%|▏| 109/732 [07:43&lt;42:32, <text:s/>4.10</text:p>
      <text:p text:style-name="Standard"/>
      <text:p text:style-name="Standard">key_purple step=351568 length=9.23 ret=0.68: <text:s/>15%|▏| 110/732 [07:48&lt;42:39, <text:s/>4.12</text:p>
      <text:p text:style-name="Standard"/>
      <text:p text:style-name="Standard">key_purple step=358272 length=10.10 ret=0.78: <text:s/>15%|▏| 111/732 [07:52&lt;42:19, <text:s/>4.0</text:p>
      <text:p text:style-name="Standard"/>
      <text:p text:style-name="Standard">key_purple step=365072 length=10.17 ret=0.81: <text:s/>15%|▏| 112/732 [07:56&lt;42:21, <text:s/>4.1</text:p>
      <text:p text:style-name="Standard"/>
      <text:p text:style-name="Standard">key_purple step=371376 length=10.80 ret=0.86: <text:s/>15%|▏| 113/732 [08:00&lt;41:55, <text:s/>4.0</text:p>
      <text:p text:style-name="Standard"/>
      <text:p text:style-name="Standard">key_purple step=377680 length=11.91 ret=0.86: <text:s/>16%|▏| 114/732 [08:04&lt;41:36, <text:s/>4.0</text:p>
      <text:p text:style-name="Standard"/>
      <text:p text:style-name="Standard">key_purple step=384080 length=11.54 ret=0.87: <text:s/>16%|▏| 115/732 [08:08&lt;41:43, <text:s/>4.0</text:p>
      <text:p text:style-name="Standard"/>
      <text:p text:style-name="Standard">key_purple step=390560 length=10.70 ret=0.89: <text:s/>16%|▏| 116/732 [08:12&lt;41:26, <text:s/>4.0</text:p>
      <text:p text:style-name="Standard"/>
      <text:p text:style-name="Standard">key_purple step=396976 length=11.53 ret=0.89: <text:s/>16%|▏| 117/732 [08:16&lt;41:02, <text:s/>4.0</text:p>
      <text:p text:style-name="Standard"/>
      <text:p text:style-name="Standard">key_purple step=403248 length=11.49 ret=0.88: <text:s/>16%|▏| 118/732 [08:20&lt;41:05, <text:s/>4.0</text:p>
      <text:p text:style-name="Standard"/>
      <text:p text:style-name="Standard">key_purple step=409488 length=11.12 ret=0.89: <text:s/>16%|▏| 119/732 [08:24&lt;40:39, <text:s/>3.9</text:p>
      <text:p text:style-name="Standard"/>
      <text:p text:style-name="Standard">key_purple step=415952 length=10.80 ret=0.88: <text:s/>16%|▏| 120/732 [08:28&lt;40:27, <text:s/>3.9</text:p>
      <text:p text:style-name="Standard"/>
      <text:p text:style-name="Standard">key_blue step=412784 length=11.38 ret=0.11: <text:s/>17%|▏| 121/732 [08:31&lt;40:10, <text:s/>3.95s</text:p>
      <text:p text:style-name="Standard"/>
      <text:p text:style-name="Standard">key_blue step=417152 length=20.53 ret=0.18: <text:s/>17%|▏| 122/732 [08:35&lt;39:39, <text:s/>3.90s</text:p>
      <text:p text:style-name="Standard"><text:soft-page-break/></text:p>
      <text:p text:style-name="Standard">key_blue step=421808 length=18.83 ret=0.27: <text:s/>17%|▏| 123/732 [08:39&lt;38:50, <text:s/>3.83s</text:p>
      <text:p text:style-name="Standard"/>
      <text:p text:style-name="Standard">key_blue step=426784 length=18.54 ret=0.36: <text:s/>17%|▏| 124/732 [08:43&lt;38:40, <text:s/>3.82s</text:p>
      <text:p text:style-name="Standard"/>
      <text:p text:style-name="Standard">key_blue step=431232 length=19.38 ret=0.47: <text:s/>17%|▏| 125/732 [08:46&lt;38:14, <text:s/>3.78s</text:p>
      <text:p text:style-name="Standard"/>
      <text:p text:style-name="Standard">key_blue step=436688 length=15.60 ret=0.53: <text:s/>17%|▏| 126/732 [08:50&lt;38:59, <text:s/>3.86s</text:p>
      <text:p text:style-name="Standard"/>
      <text:p text:style-name="Standard">key_blue step=443008 length=12.16 ret=0.62: <text:s/>17%|▏| 127/732 [08:54&lt;39:08, <text:s/>3.88s</text:p>
      <text:p text:style-name="Standard"/>
      <text:p text:style-name="Standard">key_blue step=449568 length=10.79 ret=0.74: <text:s/>17%|▏| 128/732 [08:58&lt;39:10, <text:s/>3.89s</text:p>
      <text:p text:style-name="Standard"/>
      <text:p text:style-name="Standard">key_blue step=456320 length=9.87 ret=0.72: <text:s/>18%|▏| 129/732 [09:02&lt;39:15, <text:s/>3.91s/</text:p>
      <text:p text:style-name="Standard"/>
      <text:p text:style-name="Standard">key_blue step=462800 length=9.81 ret=0.76: <text:s/>18%|▏| 130/732 [09:06&lt;39:52, <text:s/>3.98s/</text:p>
      <text:p text:style-name="Standard"/>
      <text:p text:style-name="Standard">key_blue step=469408 length=9.95 ret=0.77: <text:s/>18%|▏| 131/732 [09:10&lt;39:52, <text:s/>3.98s/</text:p>
      <text:p text:style-name="Standard"/>
      <text:p text:style-name="Standard">key_blue step=476064 length=9.92 ret=0.79: <text:s/>18%|▏| 132/732 [09:14&lt;39:59, <text:s/>4.00s/</text:p>
      <text:p text:style-name="Standard"/>
      <text:p text:style-name="Standard">key_blue step=482848 length=9.15 ret=0.82: <text:s/>18%|▏| 133/732 [09:18&lt;40:02, <text:s/>4.01s/</text:p>
      <text:p text:style-name="Standard"/>
      <text:p text:style-name="Standard">key_blue step=489712 length=9.85 ret=0.83: <text:s/>18%|▏| 134/732 [09:22&lt;39:54, <text:s/>4.00s/</text:p>
      <text:p text:style-name="Standard"/>
      <text:p text:style-name="Standard">key_blue step=496432 length=10.05 ret=0.83: <text:s/>18%|▏| 135/732 [09:26&lt;39:48, <text:s/>4.00s</text:p>
      <text:p text:style-name="Standard"/>
      <text:p text:style-name="Standard">key_purple step=422896 length=9.71 ret=0.16: <text:s/>19%|▏| 136/732 [09:30&lt;39:58, <text:s/>4.02</text:p>
      <text:p text:style-name="Standard"/>
      <text:p text:style-name="Standard">key_purple step=429344 length=10.59 ret=0.26: <text:s/>19%|▏| 137/732 [09:34&lt;39:34, <text:s/>3.9</text:p>
      <text:p text:style-name="Standard"/>
      <text:p text:style-name="Standard">key_purple step=435968 length=10.05 ret=0.34: <text:s/>19%|▏| 138/732 [09:38&lt;39:32, <text:s/>3.9</text:p>
      <text:p text:style-name="Standard"/>
      <text:p text:style-name="Standard">key_purple step=442544 length=9.93 ret=0.48: <text:s/>19%|▏| 139/732 [09:42&lt;39:37, <text:s/>4.01</text:p>
      <text:p text:style-name="Standard"/>
      <text:p text:style-name="Standard">key_purple step=449088 length=10.55 ret=0.51: <text:s/>19%|▏| 140/732 [09:46&lt;39:22, <text:s/>3.9</text:p>
      <text:p text:style-name="Standard"/>
      <text:p text:style-name="Standard">key_purple step=455248 length=11.00 ret=0.65: <text:s/>19%|▏| 141/732 [09:50&lt;39:11, <text:s/>3.9</text:p>
      <text:p text:style-name="Standard"/>
      <text:p text:style-name="Standard">key_purple step=461776 length=10.49 ret=0.74: <text:s/>19%|▏| 142/732 [09:54&lt;39:17, <text:s/>4.0</text:p>
      <text:p text:style-name="Standard"/>
      <text:p text:style-name="Standard">key_purple step=468352 length=10.09 ret=0.81: <text:s/>20%|▏| 143/732 [09:59&lt;39:48, <text:s/>4.0</text:p>
      <text:p text:style-name="Standard"/>
      <text:p text:style-name="Standard">key_purple step=474944 length=11.12 ret=0.86: <text:s/>20%|▏| 144/732 [10:02&lt;39:10, <text:s/>4.0</text:p>
      <text:p text:style-name="Standard"/>
      <text:p text:style-name="Standard">key_purple step=481280 length=10.97 ret=0.88: <text:s/>20%|▏| 145/732 [10:07&lt;39:25, <text:s/>4.0</text:p>
      <text:p text:style-name="Standard"/>
      <text:p text:style-name="Standard">key_purple step=487440 length=12.36 ret=0.91: <text:s/>20%|▏| 146/732 [10:10&lt;38:52, <text:s/>3.9</text:p>
      <text:p text:style-name="Standard"/>
      <text:p text:style-name="Standard"><text:soft-page-break/>key_purple step=493680 length=11.25 ret=0.90: <text:s/>20%|▏| 147/732 [10:14&lt;38:38, <text:s/>3.9</text:p>
      <text:p text:style-name="Standard"/>
      <text:p text:style-name="Standard">key_purple step=500144 length=10.55 ret=0.92: <text:s/>20%|▏| 148/732 [10:18&lt;38:30, <text:s/>3.9</text:p>
      <text:p text:style-name="Standard"/>
      <text:p text:style-name="Standard">key_purple step=506352 length=11.40 ret=0.90: <text:s/>20%|▏| 149/732 [10:22&lt;38:21, <text:s/>3.9</text:p>
      <text:p text:style-name="Standard"/>
      <text:p text:style-name="Standard">key_purple step=512976 length=10.65 ret=0.92: <text:s/>20%|▏| 150/732 [10:26&lt;37:59, <text:s/>3.9</text:p>
      <text:p text:style-name="Standard"/>
      <text:p text:style-name="Standard">key_blue step=502832 length=10.48 ret=0.12: <text:s/>21%|▏| 151/732 [10:30&lt;38:07, <text:s/>3.94s</text:p>
      <text:p text:style-name="Standard"/>
      <text:p text:style-name="Standard">key_blue step=508464 length=13.60 ret=0.16: <text:s/>21%|▏| 152/732 [10:34&lt;38:21, <text:s/>3.97s</text:p>
      <text:p text:style-name="Standard"/>
      <text:p text:style-name="Standard">key_blue step=513920 length=14.72 ret=0.33: <text:s/>21%|▏| 153/732 [10:38&lt;38:02, <text:s/>3.94s</text:p>
      <text:p text:style-name="Standard"/>
      <text:p text:style-name="Standard">key_blue step=519424 length=15.00 ret=0.41: <text:s/>21%|▏| 154/732 [10:42&lt;37:25, <text:s/>3.88s</text:p>
      <text:p text:style-name="Standard"/>
      <text:p text:style-name="Standard">key_blue step=524784 length=15.06 ret=0.50: <text:s/>21%|▏| 155/732 [10:45&lt;37:09, <text:s/>3.86s</text:p>
      <text:p text:style-name="Standard"/>
      <text:p text:style-name="Standard">key_blue step=530576 length=14.73 ret=0.42: <text:s/>21%|▏| 156/732 [10:49&lt;37:01, <text:s/>3.86s</text:p>
      <text:p text:style-name="Standard"/>
      <text:p text:style-name="Standard">key_blue step=536176 length=13.21 ret=0.53: <text:s/>21%|▏| 157/732 [10:53&lt;36:49, <text:s/>3.84s</text:p>
      <text:p text:style-name="Standard"/>
      <text:p text:style-name="Standard">key_blue step=542224 length=13.37 ret=0.60: <text:s/>22%|▏| 158/732 [10:57&lt;36:48, <text:s/>3.85s</text:p>
      <text:p text:style-name="Standard"/>
      <text:p text:style-name="Standard">key_blue step=548592 length=11.48 ret=0.69: <text:s/>22%|▏| 159/732 [11:01&lt;37:03, <text:s/>3.88s</text:p>
      <text:p text:style-name="Standard"/>
      <text:p text:style-name="Standard">key_blue step=555024 length=10.59 ret=0.77: <text:s/>22%|▏| 160/732 [11:06&lt;39:13, <text:s/>4.11s</text:p>
      <text:p text:style-name="Standard"/>
      <text:p text:style-name="Standard">key_blue step=561552 length=10.43 ret=0.80: <text:s/>22%|▏| 161/732 [11:10&lt;38:49, <text:s/>4.08s</text:p>
      <text:p text:style-name="Standard"/>
      <text:p text:style-name="Standard">key_blue step=568400 length=9.46 ret=0.86: <text:s/>22%|▏| 162/732 [11:14&lt;38:40, <text:s/>4.07s/</text:p>
      <text:p text:style-name="Standard"/>
      <text:p text:style-name="Standard">key_blue step=574912 length=10.27 ret=0.91: <text:s/>22%|▏| 163/732 [11:18&lt;38:40, <text:s/>4.08s</text:p>
      <text:p text:style-name="Standard"/>
      <text:p text:style-name="Standard">key_blue step=581376 length=11.54 ret=0.92: <text:s/>22%|▏| 164/732 [11:22&lt;38:15, <text:s/>4.04s</text:p>
      <text:p text:style-name="Standard"/>
      <text:p text:style-name="Standard">key_blue step=587872 length=10.74 ret=0.89: <text:s/>23%|▏| 165/732 [11:26&lt;37:58, <text:s/>4.02s</text:p>
      <text:p text:style-name="Standard"/>
      <text:p text:style-name="Standard">key_purple step=519568 length=10.07 ret=0.12: <text:s/>23%|▏| 166/732 [11:30&lt;38:12, <text:s/>4.0</text:p>
      <text:p text:style-name="Standard"/>
      <text:p text:style-name="Standard">key_purple step=525968 length=10.89 ret=0.27: <text:s/>23%|▏| 167/732 [11:34&lt;38:00, <text:s/>4.0</text:p>
      <text:p text:style-name="Standard"/>
      <text:p text:style-name="Standard">key_purple step=532512 length=10.81 ret=0.40: <text:s/>23%|▏| 168/732 [11:38&lt;37:42, <text:s/>4.0</text:p>
      <text:p text:style-name="Standard"/>
      <text:p text:style-name="Standard">key_purple step=539136 length=10.74 ret=0.64: <text:s/>23%|▏| 169/732 [11:42&lt;37:37, <text:s/>4.0</text:p>
      <text:p text:style-name="Standard"/>
      <text:p text:style-name="Standard">key_purple step=545536 length=10.63 ret=0.79: <text:s/>23%|▏| 170/732 [11:46&lt;37:20, <text:s/>3.9</text:p>
      <text:p text:style-name="Standard"/>
      <text:p text:style-name="Standard">key_purple step=551776 length=11.03 ret=0.82: <text:s/>23%|▏| 171/732 [11:50&lt;37:17, <text:s/>3.9</text:p>
      <text:p text:style-name="Standard"><text:soft-page-break/></text:p>
      <text:p text:style-name="Standard">key_purple step=558368 length=10.47 ret=0.86: <text:s/>23%|▏| 172/732 [11:54&lt;37:15, <text:s/>3.9</text:p>
      <text:p text:style-name="Standard"/>
      <text:p text:style-name="Standard">key_purple step=564464 length=12.09 ret=0.89: <text:s/>24%|▏| 173/732 [11:58&lt;36:57, <text:s/>3.9</text:p>
      <text:p text:style-name="Standard"/>
      <text:p text:style-name="Standard">key_purple step=570576 length=11.82 ret=0.91: <text:s/>24%|▏| 174/732 [12:02&lt;36:52, <text:s/>3.9</text:p>
      <text:p text:style-name="Standard"/>
      <text:p text:style-name="Standard">key_purple step=576832 length=11.19 ret=0.92: <text:s/>24%|▏| 175/732 [12:06&lt;37:14, <text:s/>4.0</text:p>
      <text:p text:style-name="Standard"/>
      <text:p text:style-name="Standard">key_purple step=582720 length=12.65 ret=0.92: <text:s/>24%|▏| 176/732 [12:10&lt;36:54, <text:s/>3.9</text:p>
      <text:p text:style-name="Standard"/>
      <text:p text:style-name="Standard">key_purple step=589120 length=11.58 ret=0.91: <text:s/>24%|▏| 177/732 [12:14&lt;36:49, <text:s/>3.9</text:p>
      <text:p text:style-name="Standard"/>
      <text:p text:style-name="Standard">key_purple step=595152 length=12.28 ret=0.90: <text:s/>24%|▏| 178/732 [12:17&lt;36:27, <text:s/>3.9</text:p>
      <text:p text:style-name="Standard"/>
      <text:p text:style-name="Standard">key_purple step=601488 length=11.77 ret=0.92: <text:s/>24%|▏| 179/732 [12:22&lt;36:46, <text:s/>3.9</text:p>
      <text:p text:style-name="Standard"/>
      <text:p text:style-name="Standard">key_purple step=607664 length=11.50 ret=0.93: <text:s/>25%|▏| 180/732 [12:26&lt;36:45, <text:s/>3.9</text:p>
      <text:p text:style-name="Standard"/>
      <text:p text:style-name="Standard">key_blue step=594144 length=10.99 ret=0.11: <text:s/>25%|▏| 181/732 [12:30&lt;37:29, <text:s/>4.08s</text:p>
      <text:p text:style-name="Standard"/>
      <text:p text:style-name="Standard">key_blue step=598416 length=22.23 ret=0.12: <text:s/>25%|▏| 182/732 [12:33&lt;36:09, <text:s/>3.94s</text:p>
      <text:p text:style-name="Standard"/>
      <text:p text:style-name="Standard">key_blue step=601232 length=35.62 ret=0.23: <text:s/>25%|▎| 183/732 [12:37&lt;35:25, <text:s/>3.87s</text:p>
      <text:p text:style-name="Standard"/>
      <text:p text:style-name="Standard">key_blue step=602864 length=67.81 ret=0.51: <text:s/>25%|▎| 184/732 [12:41&lt;34:11, <text:s/>3.74s</text:p>
      <text:p text:style-name="Standard"/>
      <text:p text:style-name="Standard">key_blue step=606448 length=31.41 ret=0.83: <text:s/>25%|▎| 185/732 [12:44&lt;33:33, <text:s/>3.68s</text:p>
      <text:p text:style-name="Standard"/>
      <text:p text:style-name="Standard">key_blue step=610832 length=22.75 ret=0.86: <text:s/>25%|▎| 186/732 [12:48&lt;33:44, <text:s/>3.71s</text:p>
      <text:p text:style-name="Standard"/>
      <text:p text:style-name="Standard">key_blue step=615696 length=17.67 ret=0.86: <text:s/>26%|▎| 187/732 [12:52&lt;33:33, <text:s/>3.70s</text:p>
      <text:p text:style-name="Standard"/>
      <text:p text:style-name="Standard">key_blue step=621408 length=14.26 ret=0.90: <text:s/>26%|▎| 188/732 [12:55&lt;34:03, <text:s/>3.76s</text:p>
      <text:p text:style-name="Standard"/>
      <text:p text:style-name="Standard">key_blue step=627088 length=12.47 ret=0.90: <text:s/>26%|▎| 189/732 [12:59&lt;34:11, <text:s/>3.78s</text:p>
      <text:p text:style-name="Standard"/>
      <text:p text:style-name="Standard">key_blue step=634080 length=8.94 ret=0.85: <text:s/>26%|▎| 190/732 [13:03&lt;35:16, <text:s/>3.90s/</text:p>
      <text:p text:style-name="Standard"/>
      <text:p text:style-name="Standard">key_blue step=640992 length=9.25 ret=0.87: <text:s/>26%|▎| 191/732 [13:08&lt;36:06, <text:s/>4.01s/</text:p>
      <text:p text:style-name="Standard"/>
      <text:p text:style-name="Standard">key_blue step=647856 length=9.51 ret=0.89: <text:s/>26%|▎| 192/732 [13:12&lt;36:07, <text:s/>4.01s/</text:p>
      <text:p text:style-name="Standard"/>
      <text:p text:style-name="Standard">key_blue step=654704 length=9.46 ret=0.88: <text:s/>26%|▎| 193/732 [13:16&lt;36:03, <text:s/>4.01s/</text:p>
      <text:p text:style-name="Standard"/>
      <text:p text:style-name="Standard">key_blue step=661248 length=10.11 ret=0.90: <text:s/>27%|▎| 194/732 [13:20&lt;36:25, <text:s/>4.06s</text:p>
      <text:p text:style-name="Standard"/>
      <text:p text:style-name="Standard">key_blue step=667760 length=10.08 ret=0.91: <text:s/>27%|▎| 195/732 [13:24&lt;36:12, <text:s/>4.05s</text:p>
      <text:p text:style-name="Standard"/>
      <text:p text:style-name="Standard"><text:soft-page-break/>key_purple step=614160 length=10.69 ret=0.12: <text:s/>27%|▎| 196/732 [13:28&lt;36:16, <text:s/>4.0</text:p>
      <text:p text:style-name="Standard"/>
      <text:p text:style-name="Standard">key_purple step=620256 length=12.59 ret=0.27: <text:s/>27%|▎| 197/732 [13:32&lt;35:23, <text:s/>3.9</text:p>
      <text:p text:style-name="Standard"/>
      <text:p text:style-name="Standard">key_purple step=625872 length=15.27 ret=0.35: <text:s/>27%|▎| 198/732 [13:36&lt;34:56, <text:s/>3.9</text:p>
      <text:p text:style-name="Standard"/>
      <text:p text:style-name="Standard">key_purple step=631280 length=15.14 ret=0.49: <text:s/>27%|▎| 199/732 [13:39&lt;34:41, <text:s/>3.9</text:p>
      <text:p text:style-name="Standard"/>
      <text:p text:style-name="Standard">key_purple step=637104 length=12.81 ret=0.56: <text:s/>27%|▎| 200/732 [13:43&lt;34:41, <text:s/>3.9</text:p>
      <text:p text:style-name="Standard"/>
      <text:p text:style-name="Standard">key_purple step=642800 length=13.94 ret=0.58: <text:s/>27%|▎| 201/732 [13:47&lt;34:11, <text:s/>3.8</text:p>
      <text:p text:style-name="Standard"/>
      <text:p text:style-name="Standard">key_purple step=648576 length=13.54 ret=0.68: <text:s/>28%|▎| 202/732 [13:51&lt;34:36, <text:s/>3.9</text:p>
      <text:p text:style-name="Standard"/>
      <text:p text:style-name="Standard">key_purple step=654624 length=12.50 ret=0.76: <text:s/>28%|▎| 203/732 [13:55&lt;34:32, <text:s/>3.9</text:p>
      <text:p text:style-name="Standard"/>
      <text:p text:style-name="Standard">key_purple step=660752 length=11.93 ret=0.80: <text:s/>28%|▎| 204/732 [13:59&lt;34:23, <text:s/>3.9</text:p>
      <text:p text:style-name="Standard"/>
      <text:p text:style-name="Standard">key_purple step=666592 length=13.57 ret=0.83: <text:s/>28%|▎| 205/732 [14:03&lt;34:04, <text:s/>3.8</text:p>
      <text:p text:style-name="Standard"/>
      <text:p text:style-name="Standard">key_purple step=673088 length=12.40 ret=0.87: <text:s/>28%|▎| 206/732 [14:07&lt;34:27, <text:s/>3.9</text:p>
      <text:p text:style-name="Standard"/>
      <text:p text:style-name="Standard">key_purple step=679360 length=12.02 ret=0.87: <text:s/>28%|▎| 207/732 [14:11&lt;34:17, <text:s/>3.9</text:p>
      <text:p text:style-name="Standard"/>
      <text:p text:style-name="Standard">key_purple step=685024 length=13.90 ret=0.90: <text:s/>28%|▎| 208/732 [14:15&lt;34:06, <text:s/>3.9</text:p>
      <text:p text:style-name="Standard"/>
      <text:p text:style-name="Standard">key_purple step=691232 length=12.37 ret=0.93: <text:s/>29%|▎| 209/732 [14:19&lt;33:58, <text:s/>3.9</text:p>
      <text:p text:style-name="Standard"/>
      <text:p text:style-name="Standard">key_purple step=697856 length=10.33 ret=0.87: <text:s/>29%|▎| 210/732 [14:23&lt;34:06, <text:s/>3.9</text:p>
      <text:p text:style-name="Standard"/>
      <text:p text:style-name="Standard">key_blue step=674144 length=11.37 ret=0.09: <text:s/>29%|▎| 211/732 [14:26&lt;33:58, <text:s/>3.91s</text:p>
      <text:p text:style-name="Standard"/>
      <text:p text:style-name="Standard">key_blue step=676608 length=42.25 ret=0.43: <text:s/>29%|▎| 212/732 [14:30&lt;32:42, <text:s/>3.77s</text:p>
      <text:p text:style-name="Standard"/>
      <text:p text:style-name="Standard">key_blue step=679856 length=33.37 ret=0.71: <text:s/>29%|▎| 213/732 [14:34&lt;32:41, <text:s/>3.78s</text:p>
      <text:p text:style-name="Standard"/>
      <text:p text:style-name="Standard">key_blue step=685024 length=18.01 ret=0.89: <text:s/>29%|▎| 214/732 [14:38&lt;33:12, <text:s/>3.85s</text:p>
      <text:p text:style-name="Standard"/>
      <text:p text:style-name="Standard">key_blue step=690800 length=13.70 ret=0.92: <text:s/>29%|▎| 215/732 [14:42&lt;33:20, <text:s/>3.87s</text:p>
      <text:p text:style-name="Standard"/>
      <text:p text:style-name="Standard">key_blue step=696896 length=11.99 ret=0.93: <text:s/>30%|▎| 216/732 [14:46&lt;33:35, <text:s/>3.91s</text:p>
      <text:p text:style-name="Standard"/>
      <text:p text:style-name="Standard">key_blue step=703984 length=9.09 ret=0.90: <text:s/>30%|▎| 217/732 [14:50&lt;33:49, <text:s/>3.94s/</text:p>
      <text:p text:style-name="Standard"/>
      <text:p text:style-name="Standard">key_blue step=710704 length=9.34 ret=0.92: <text:s/>30%|▎| 218/732 [14:54&lt;34:21, <text:s/>4.01s/</text:p>
      <text:p text:style-name="Standard"/>
      <text:p text:style-name="Standard">key_blue step=717712 length=9.00 ret=0.89: <text:s/>30%|▎| 219/732 [14:58&lt;34:29, <text:s/>4.03s/</text:p>
      <text:p text:style-name="Standard"/>
      <text:p text:style-name="Standard">key_blue step=725008 length=8.23 ret=0.92: <text:s/>30%|▎| 220/732 [15:02&lt;34:47, <text:s/>4.08s/</text:p>
      <text:p text:style-name="Standard"><text:soft-page-break/></text:p>
      <text:p text:style-name="Standard">key_blue step=732112 length=8.83 ret=0.93: <text:s/>30%|▎| 221/732 [15:06&lt;35:06, <text:s/>4.12s/</text:p>
      <text:p text:style-name="Standard"/>
      <text:p text:style-name="Standard">key_blue step=739088 length=8.73 ret=0.94: <text:s/>30%|▎| 222/732 [15:10&lt;35:09, <text:s/>4.14s/</text:p>
      <text:p text:style-name="Standard"/>
      <text:p text:style-name="Standard">key_blue step=746192 length=8.55 ret=0.92: <text:s/>30%|▎| 223/732 [15:15&lt;34:59, <text:s/>4.12s/</text:p>
      <text:p text:style-name="Standard"/>
      <text:p text:style-name="Standard">key_blue step=753216 length=8.71 ret=0.93: <text:s/>31%|▎| 224/732 [15:19&lt;34:53, <text:s/>4.12s/</text:p>
      <text:p text:style-name="Standard"/>
      <text:p text:style-name="Standard">key_blue step=760544 length=7.67 ret=0.90: <text:s/>31%|▎| 225/732 [15:23&lt;35:15, <text:s/>4.17s/</text:p>
      <text:p text:style-name="Standard"/>
      <text:p text:style-name="Standard">key_purple step=705088 length=7.78 ret=0.10: <text:s/>31%|▎| 226/732 [15:27&lt;35:41, <text:s/>4.23</text:p>
      <text:p text:style-name="Standard"/>
      <text:p text:style-name="Standard">key_purple step=705824 length=120.49 ret=0.29: <text:s/>31%|▎| 227/732 [15:31&lt;34:46, <text:s/>4.</text:p>
      <text:p text:style-name="Standard"/>
      <text:p text:style-name="Standard">key_purple step=706864 length=134.51 ret=0.25: <text:s/>31%|▎| 228/732 [15:35&lt;32:52, <text:s/>3.</text:p>
      <text:p text:style-name="Standard"/>
      <text:p text:style-name="Standard">key_purple step=708080 length=95.53 ret=0.48: <text:s/>31%|▎| 229/732 [15:38&lt;31:33, <text:s/>3.7</text:p>
      <text:p text:style-name="Standard"/>
      <text:p text:style-name="Standard">key_purple step=709760 length=71.13 ret=0.62: <text:s/>31%|▎| 230/732 [15:41&lt;30:39, <text:s/>3.6</text:p>
      <text:p text:style-name="Standard"/>
      <text:p text:style-name="Standard">key_purple step=713008 length=34.65 ret=0.82: <text:s/>32%|▎| 231/732 [15:45&lt;30:13, <text:s/>3.6</text:p>
      <text:p text:style-name="Standard"/>
      <text:p text:style-name="Standard">key_purple step=717520 length=20.44 ret=0.88: <text:s/>32%|▎| 232/732 [15:49&lt;30:18, <text:s/>3.6</text:p>
      <text:p text:style-name="Standard"/>
      <text:p text:style-name="Standard">key_purple step=722416 length=18.43 ret=0.90: <text:s/>32%|▎| 233/732 [15:52&lt;30:11, <text:s/>3.6</text:p>
      <text:p text:style-name="Standard"/>
      <text:p text:style-name="Standard">key_purple step=728384 length=12.78 ret=0.92: <text:s/>32%|▎| 234/732 [15:56&lt;30:50, <text:s/>3.7</text:p>
      <text:p text:style-name="Standard"/>
      <text:p text:style-name="Standard">key_purple step=735248 length=10.27 ret=0.91: <text:s/>32%|▎| 235/732 [16:00&lt;31:23, <text:s/>3.7</text:p>
      <text:p text:style-name="Standard"/>
      <text:p text:style-name="Standard">key_purple step=741904 length=9.75 ret=0.92: <text:s/>32%|▎| 236/732 [16:04&lt;31:58, <text:s/>3.87</text:p>
      <text:p text:style-name="Standard"/>
      <text:p text:style-name="Standard">key_purple step=748784 length=9.94 ret=0.94: <text:s/>32%|▎| 237/732 [16:08&lt;32:47, <text:s/>3.98</text:p>
      <text:p text:style-name="Standard"/>
      <text:p text:style-name="Standard">key_purple step=755536 length=9.33 ret=0.90: <text:s/>33%|▎| 238/732 [16:12&lt;32:45, <text:s/>3.98</text:p>
      <text:p text:style-name="Standard"/>
      <text:p text:style-name="Standard">key_purple step=762416 length=9.31 ret=0.89: <text:s/>33%|▎| 239/732 [16:16&lt;32:52, <text:s/>4.00</text:p>
      <text:p text:style-name="Standard"/>
      <text:p text:style-name="Standard">key_purple step=769136 length=9.78 ret=0.93: <text:s/>33%|▎| 240/732 [16:20&lt;32:43, <text:s/>3.99</text:p>
      <text:p text:style-name="Standard"/>
      <text:p text:style-name="Standard">key_blue step=767440 length=9.04 ret=0.10: <text:s/>33%|▎| 241/732 [16:24&lt;32:42, <text:s/>4.00s/</text:p>
      <text:p text:style-name="Standard"/>
      <text:p text:style-name="Standard">key_blue step=770288 length=33.66 ret=0.13: <text:s/>33%|▎| 242/732 [16:28&lt;31:24, <text:s/>3.85s</text:p>
      <text:p text:style-name="Standard"/>
      <text:p text:style-name="Standard">key_blue step=772896 length=46.36 ret=0.19: <text:s/>33%|▎| 243/732 [16:31&lt;30:21, <text:s/>3.72s</text:p>
      <text:p text:style-name="Standard"/>
      <text:p text:style-name="Standard">key_blue step=775872 length=35.85 ret=0.46: <text:s/>33%|▎| 244/732 [16:35&lt;29:37, <text:s/>3.64s</text:p>
      <text:p text:style-name="Standard"/>
      <text:p text:style-name="Standard"><text:soft-page-break/>key_blue step=780064 length=23.48 ret=0.65: <text:s/>33%|▎| 245/732 [16:39&lt;29:49, <text:s/>3.67s</text:p>
      <text:p text:style-name="Standard"/>
      <text:p text:style-name="Standard">key_blue step=786032 length=13.39 ret=0.85: <text:s/>34%|▎| 246/732 [16:42&lt;30:10, <text:s/>3.73s</text:p>
      <text:p text:style-name="Standard"/>
      <text:p text:style-name="Standard">key_blue step=792080 length=11.29 ret=0.89: <text:s/>34%|▎| 247/732 [16:46&lt;30:37, <text:s/>3.79s</text:p>
      <text:p text:style-name="Standard"/>
      <text:p text:style-name="Standard">key_blue step=799200 length=9.36 ret=0.94: <text:s/>34%|▎| 248/732 [16:50&lt;31:02, <text:s/>3.85s/</text:p>
      <text:p text:style-name="Standard"/>
      <text:p text:style-name="Standard">key_blue step=806480 length=7.54 ret=0.82: <text:s/>34%|▎| 249/732 [16:54&lt;31:40, <text:s/>3.93s/</text:p>
      <text:p text:style-name="Standard"/>
      <text:p text:style-name="Standard">key_blue step=813696 length=7.81 ret=0.86: <text:s/>34%|▎| 250/732 [16:59&lt;32:16, <text:s/>4.02s/</text:p>
      <text:p text:style-name="Standard"/>
      <text:p text:style-name="Standard">key_blue step=820880 length=8.35 ret=0.91: <text:s/>34%|▎| 251/732 [17:03&lt;33:20, <text:s/>4.16s/</text:p>
      <text:p text:style-name="Standard"/>
      <text:p text:style-name="Standard">key_blue step=828192 length=8.21 ret=0.90: <text:s/>34%|▎| 252/732 [17:08&lt;33:53, <text:s/>4.24s/</text:p>
      <text:p text:style-name="Standard"/>
      <text:p text:style-name="Standard">key_blue step=835440 length=8.13 ret=0.92: <text:s/>35%|▎| 253/732 [17:12&lt;33:22, <text:s/>4.18s/</text:p>
      <text:p text:style-name="Standard"/>
      <text:p text:style-name="Standard">key_blue step=842592 length=8.20 ret=0.93: <text:s/>35%|▎| 254/732 [17:16&lt;33:03, <text:s/>4.15s/</text:p>
      <text:p text:style-name="Standard"/>
      <text:p text:style-name="Standard">key_blue step=849776 length=8.19 ret=0.93: <text:s/>35%|▎| 255/732 [17:20&lt;32:44, <text:s/>4.12s/</text:p>
      <text:p text:style-name="Standard"/>
      <text:p text:style-name="Standard">key_purple step=776400 length=7.72 ret=0.08: <text:s/>35%|▎| 256/732 [17:24&lt;33:01, <text:s/>4.16</text:p>
      <text:p text:style-name="Standard"/>
      <text:p text:style-name="Standard">key_purple step=778112 length=63.63 ret=0.21: <text:s/>35%|▎| 257/732 [17:27&lt;31:12, <text:s/>3.9</text:p>
      <text:p text:style-name="Standard"/>
      <text:p text:style-name="Standard">key_purple step=780656 length=45.91 ret=0.71: <text:s/>35%|▎| 258/732 [17:31&lt;29:55, <text:s/>3.7</text:p>
      <text:p text:style-name="Standard"/>
      <text:p text:style-name="Standard">key_purple step=783936 length=32.77 ret=0.81: <text:s/>35%|▎| 259/732 [17:34&lt;29:02, <text:s/>3.6</text:p>
      <text:p text:style-name="Standard"/>
      <text:p text:style-name="Standard">key_purple step=788032 length=24.57 ret=0.84: <text:s/>36%|▎| 260/732 [17:38&lt;28:55, <text:s/>3.6</text:p>
      <text:p text:style-name="Standard"/>
      <text:p text:style-name="Standard">key_purple step=793392 length=16.09 ret=0.91: <text:s/>36%|▎| 261/732 [17:42&lt;28:42, <text:s/>3.6</text:p>
      <text:p text:style-name="Standard"/>
      <text:p text:style-name="Standard">key_purple step=799024 length=12.81 ret=0.92: <text:s/>36%|▎| 262/732 [17:45&lt;29:12, <text:s/>3.7</text:p>
      <text:p text:style-name="Standard"/>
      <text:p text:style-name="Standard">key_purple step=805536 length=10.95 ret=0.94: <text:s/>36%|▎| 263/732 [17:49&lt;29:30, <text:s/>3.7</text:p>
      <text:p text:style-name="Standard"/>
      <text:p text:style-name="Standard">key_purple step=812432 length=9.22 ret=0.90: <text:s/>36%|▎| 264/732 [17:53&lt;29:53, <text:s/>3.83</text:p>
      <text:p text:style-name="Standard"/>
      <text:p text:style-name="Standard">key_purple step=819408 length=8.96 ret=0.93: <text:s/>36%|▎| 265/732 [17:57&lt;30:10, <text:s/>3.88</text:p>
      <text:p text:style-name="Standard"/>
      <text:p text:style-name="Standard">key_purple step=826208 length=9.31 ret=0.91: <text:s/>36%|▎| 266/732 [18:01&lt;30:19, <text:s/>3.90</text:p>
      <text:p text:style-name="Standard"/>
      <text:p text:style-name="Standard">key_purple step=833024 length=9.26 ret=0.94: <text:s/>36%|▎| 267/732 [18:06&lt;31:50, <text:s/>4.11</text:p>
      <text:p text:style-name="Standard"/>
      <text:p text:style-name="Standard">key_purple step=840032 length=9.31 ret=0.91: <text:s/>37%|▎| 268/732 [18:10&lt;31:39, <text:s/>4.09</text:p>
      <text:p text:style-name="Standard"/>
      <text:p text:style-name="Standard">key_purple step=847088 length=8.60 ret=0.87: <text:s/>37%|▎| 269/732 [18:14&lt;31:26, <text:s/>4.07</text:p>
      <text:p text:style-name="Standard"><text:soft-page-break/></text:p>
      <text:p text:style-name="Standard">key_purple step=853920 length=9.08 ret=0.92: <text:s/>37%|▎| 270/732 [18:18&lt;31:11, <text:s/>4.05</text:p>
      <text:p text:style-name="Standard"/>
      <text:p text:style-name="Standard">key_blue step=856880 length=8.84 ret=0.09: <text:s/>37%|▎| 271/732 [18:22&lt;31:59, <text:s/>4.16s/</text:p>
      <text:p text:style-name="Standard"/>
      <text:p text:style-name="Standard">key_blue step=861472 length=17.77 ret=0.18: <text:s/>37%|▎| 272/732 [18:27&lt;32:30, <text:s/>4.24s</text:p>
      <text:p text:style-name="Standard"/>
      <text:p text:style-name="Standard">key_blue step=866480 length=17.71 ret=0.42: <text:s/>37%|▎| 273/732 [18:32&lt;35:32, <text:s/>4.65s</text:p>
      <text:p text:style-name="Standard"/>
      <text:p text:style-name="Standard">key_blue step=873216 length=10.30 ret=0.92: <text:s/>37%|▎| 274/732 [18:37&lt;35:22, <text:s/>4.63s</text:p>
      <text:p text:style-name="Standard"/>
      <text:p text:style-name="Standard">key_blue step=880352 length=9.35 ret=0.93: <text:s/>38%|▍| 275/732 [18:41&lt;33:42, <text:s/>4.43s/</text:p>
      <text:p text:style-name="Standard"/>
      <text:p text:style-name="Standard">key_blue step=887504 length=8.04 ret=0.88: <text:s/>38%|▍| 276/732 [18:45&lt;32:44, <text:s/>4.31s/</text:p>
      <text:p text:style-name="Standard"/>
      <text:p text:style-name="Standard">key_blue step=894592 length=8.43 ret=0.89: <text:s/>38%|▍| 277/732 [18:49&lt;32:14, <text:s/>4.25s/</text:p>
      <text:p text:style-name="Standard"/>
      <text:p text:style-name="Standard">key_blue step=901728 length=8.08 ret=0.91: <text:s/>38%|▍| 278/732 [18:56&lt;38:45, <text:s/>5.12s/</text:p>
      <text:p text:style-name="Standard"/>
      <text:p text:style-name="Standard">key_blue step=908928 length=8.56 ret=0.93: <text:s/>38%|▍| 279/732 [19:03&lt;41:40, <text:s/>5.52s/</text:p>
      <text:p text:style-name="Standard"/>
      <text:p text:style-name="Standard">key_blue step=915904 length=8.36 ret=0.94: <text:s/>38%|▍| 280/732 [19:09&lt;43:21, <text:s/>5.75s/</text:p>
      <text:p text:style-name="Standard"/>
      <text:p text:style-name="Standard">key_blue step=922912 length=9.68 ret=0.94: <text:s/>38%|▍| 281/732 [19:15&lt;44:01, <text:s/>5.86s/</text:p>
      <text:p text:style-name="Standard"/>
      <text:p text:style-name="Standard">key_blue step=929968 length=8.39 ret=0.95: <text:s/>39%|▍| 282/732 [19:21&lt;44:56, <text:s/>5.99s/</text:p>
      <text:p text:style-name="Standard"/>
      <text:p text:style-name="Standard">key_blue step=937200 length=8.32 ret=0.93: <text:s/>39%|▍| 283/732 [19:27&lt;44:54, <text:s/>6.00s/</text:p>
      <text:p text:style-name="Standard"/>
      <text:p text:style-name="Standard">key_blue step=944640 length=7.66 ret=0.91: <text:s/>39%|▍| 284/732 [19:34&lt;46:05, <text:s/>6.17s/</text:p>
      <text:p text:style-name="Standard"/>
      <text:p text:style-name="Standard">key_blue step=952080 length=7.40 ret=0.92: <text:s/>39%|▍| 285/732 [19:40&lt;46:00, <text:s/>6.17s/</text:p>
      <text:p text:style-name="Standard"/>
      <text:p text:style-name="Standard">key_purple step=861280 length=7.67 ret=0.10: <text:s/>39%|▍| 286/732 [19:46&lt;45:48, <text:s/>6.16</text:p>
      <text:p text:style-name="Standard"/>
      <text:p text:style-name="Standard">key_purple step=866400 length=17.36 ret=0.14: <text:s/>39%|▍| 287/732 [19:52&lt;44:39, <text:s/>6.0</text:p>
      <text:p text:style-name="Standard"/>
      <text:p text:style-name="Standard">key_purple step=869856 length=28.52 ret=0.36: <text:s/>39%|▍| 288/732 [19:57&lt;43:19, <text:s/>5.8</text:p>
      <text:p text:style-name="Standard"/>
      <text:p text:style-name="Standard">key_purple step=872576 length=39.92 ret=0.35: <text:s/>39%|▍| 289/732 [20:03&lt;41:53, <text:s/>5.6</text:p>
      <text:p text:style-name="Standard"/>
      <text:p text:style-name="Standard">key_purple step=875328 length=41.38 ret=0.51: <text:s/>40%|▍| 290/732 [20:08&lt;40:25, <text:s/>5.4</text:p>
      <text:p text:style-name="Standard"/>
      <text:p text:style-name="Standard">key_purple step=880032 length=21.00 ret=0.88: <text:s/>40%|▍| 291/732 [20:13&lt;40:02, <text:s/>5.4</text:p>
      <text:p text:style-name="Standard"/>
      <text:p text:style-name="Standard">key_purple step=884800 length=19.76 ret=0.87: <text:s/>40%|▍| 292/732 [20:18&lt;39:33, <text:s/>5.3</text:p>
      <text:p text:style-name="Standard"/>
      <text:p text:style-name="Standard">key_purple step=889984 length=16.11 ret=0.91: <text:s/>40%|▍| 293/732 [20:24&lt;39:20, <text:s/>5.3</text:p>
      <text:p text:style-name="Standard"/>
      <text:p text:style-name="Standard"><text:soft-page-break/>key_purple step=895952 length=12.80 ret=0.89: <text:s/>40%|▍| 294/732 [20:29&lt;39:18, <text:s/>5.3</text:p>
      <text:p text:style-name="Standard"/>
      <text:p text:style-name="Standard">key_purple step=902176 length=11.08 ret=0.92: <text:s/>40%|▍| 295/732 [20:35&lt;39:32, <text:s/>5.4</text:p>
      <text:p text:style-name="Standard"/>
      <text:p text:style-name="Standard">key_purple step=908992 length=9.85 ret=0.93: <text:s/>40%|▍| 296/732 [20:40&lt;39:55, <text:s/>5.49</text:p>
      <text:p text:style-name="Standard"/>
      <text:p text:style-name="Standard">key_purple step=915888 length=9.24 ret=0.92: <text:s/>41%|▍| 297/732 [20:46&lt;40:34, <text:s/>5.60</text:p>
      <text:p text:style-name="Standard"/>
      <text:p text:style-name="Standard">key_purple step=922592 length=9.81 ret=0.93: <text:s/>41%|▍| 298/732 [20:52&lt;41:30, <text:s/>5.74</text:p>
      <text:p text:style-name="Standard"/>
      <text:p text:style-name="Standard">key_purple step=929376 length=9.44 ret=0.90: <text:s/>41%|▍| 299/732 [20:58&lt;40:40, <text:s/>5.64</text:p>
      <text:p text:style-name="Standard"/>
      <text:p text:style-name="Standard">key_purple step=936096 length=9.48 ret=0.94: <text:s/>41%|▍| 300/732 [21:03&lt;40:14, <text:s/>5.59</text:p>
      <text:p text:style-name="Standard"/>
      <text:p text:style-name="Standard">key_blue step=959232 length=8.89 ret=0.09: <text:s/>41%|▍| 301/732 [21:08&lt;39:33, <text:s/>5.51s/</text:p>
      <text:p text:style-name="Standard"/>
      <text:p text:style-name="Standard">key_blue step=965152 length=12.41 ret=0.10: <text:s/>41%|▍| 302/732 [21:13&lt;36:34, <text:s/>5.10s</text:p>
      <text:p text:style-name="Standard"/>
      <text:p text:style-name="Standard">key_blue step=968896 length=26.23 ret=0.15: <text:s/>41%|▍| 303/732 [21:16&lt;33:17, <text:s/>4.66s</text:p>
      <text:p text:style-name="Standard"/>
      <text:p text:style-name="Standard">key_blue step=972192 length=30.63 ret=0.36: <text:s/>42%|▍| 304/732 [21:20&lt;30:46, <text:s/>4.31s</text:p>
      <text:p text:style-name="Standard"/>
      <text:p text:style-name="Standard">key_blue step=976000 length=26.73 ret=0.55: <text:s/>42%|▍| 305/732 [21:24&lt;29:51, <text:s/>4.20s</text:p>
      <text:p text:style-name="Standard"/>
      <text:p text:style-name="Standard">key_blue step=980800 length=18.19 ret=0.80: <text:s/>42%|▍| 306/732 [21:27&lt;28:38, <text:s/>4.03s</text:p>
      <text:p text:style-name="Standard"/>
      <text:p text:style-name="Standard">key_blue step=986144 length=16.32 ret=0.79: <text:s/>42%|▍| 307/732 [21:31&lt;28:24, <text:s/>4.01s</text:p>
      <text:p text:style-name="Standard"/>
      <text:p text:style-name="Standard">key_blue step=991808 length=12.92 ret=0.87: <text:s/>42%|▍| 308/732 [21:35&lt;28:17, <text:s/>4.00s</text:p>
      <text:p text:style-name="Standard"/>
      <text:p text:style-name="Standard">key_blue step=998480 length=10.38 ret=0.90: <text:s/>42%|▍| 309/732 [21:39&lt;28:25, <text:s/>4.03s</text:p>
      <text:p text:style-name="Standard"/>
      <text:p text:style-name="Standard">key_blue step=1005264 length=9.23 ret=0.92: <text:s/>42%|▍| 310/732 [21:43&lt;28:27, <text:s/>4.05s</text:p>
      <text:p text:style-name="Standard"/>
      <text:p text:style-name="Standard">key_blue step=1012416 length=8.55 ret=0.93: <text:s/>42%|▍| 311/732 [21:48&lt;28:34, <text:s/>4.07s</text:p>
      <text:p text:style-name="Standard"/>
      <text:p text:style-name="Standard">key_blue step=1019424 length=8.38 ret=0.94: <text:s/>43%|▍| 312/732 [21:52&lt;29:03, <text:s/>4.15s</text:p>
      <text:p text:style-name="Standard"/>
      <text:p text:style-name="Standard">key_blue step=1026528 length=8.23 ret=0.94: <text:s/>43%|▍| 313/732 [21:55&lt;26:20, <text:s/>3.77s</text:p>
      <text:p text:style-name="Standard"/>
      <text:p text:style-name="Standard">key_blue step=1033952 length=7.88 ret=0.91: <text:s/>43%|▍| 314/732 [21:57&lt;23:30, <text:s/>3.37s</text:p>
      <text:p text:style-name="Standard"/>
      <text:p text:style-name="Standard">key_blue step=1041328 length=7.52 ret=0.92: <text:s/>43%|▍| 315/732 [22:00&lt;21:30, <text:s/>3.09s</text:p>
      <text:p text:style-name="Standard"/>
      <text:p text:style-name="Standard">key_purple step=943328 length=8.02 ret=0.09: <text:s/>43%|▍| 316/732 [22:02&lt;20:13, <text:s/>2.92</text:p>
      <text:p text:style-name="Standard"/>
      <text:p text:style-name="Standard">key_purple step=946720 length=29.92 ret=0.13: <text:s/>43%|▍| 317/732 [22:04&lt;18:30, <text:s/>2.6</text:p>
      <text:p text:style-name="Standard"/>
      <text:p text:style-name="Standard">key_purple step=949792 length=32.80 ret=0.18: <text:s/>43%|▍| 318/732 [22:06&lt;17:12, <text:s/>2.4</text:p>
      <text:p text:style-name="Standard"><text:soft-page-break/></text:p>
      <text:p text:style-name="Standard">key_purple step=953200 length=29.06 ret=0.35: <text:s/>44%|▍| 319/732 [22:09&lt;16:31, <text:s/>2.4</text:p>
      <text:p text:style-name="Standard"/>
      <text:p text:style-name="Standard">key_purple step=957168 length=25.01 ret=0.59: <text:s/>44%|▍| 320/732 [22:11&lt;15:50, <text:s/>2.3</text:p>
      <text:p text:style-name="Standard"/>
      <text:p text:style-name="Standard">key_purple step=960000 length=38.70 ret=0.69: <text:s/>44%|▍| 321/732 [22:13&lt;15:25, <text:s/>2.2</text:p>
      <text:p text:style-name="Standard"/>
      <text:p text:style-name="Standard">key_purple step=963824 length=26.56 ret=0.83: <text:s/>44%|▍| 322/732 [22:15&lt;15:01, <text:s/>2.2</text:p>
      <text:p text:style-name="Standard"/>
      <text:p text:style-name="Standard">key_purple step=969136 length=17.02 ret=0.89: <text:s/>44%|▍| 323/732 [22:17&lt;14:49, <text:s/>2.1</text:p>
      <text:p text:style-name="Standard"/>
      <text:p text:style-name="Standard">key_purple step=974960 length=13.37 ret=0.92: <text:s/>44%|▍| 324/732 [22:19&lt;14:57, <text:s/>2.2</text:p>
      <text:p text:style-name="Standard"/>
      <text:p text:style-name="Standard">key_purple step=981520 length=10.51 ret=0.94: <text:s/>44%|▍| 325/732 [22:22&lt;15:16, <text:s/>2.2</text:p>
      <text:p text:style-name="Standard"/>
      <text:p text:style-name="Standard">key_purple step=988400 length=9.01 ret=0.88: <text:s/>45%|▍| 326/732 [22:24&lt;15:35, <text:s/>2.30</text:p>
      <text:p text:style-name="Standard"/>
      <text:p text:style-name="Standard">key_purple step=995216 length=9.95 ret=0.90: <text:s/>45%|▍| 327/732 [22:26&lt;15:35, <text:s/>2.31</text:p>
      <text:p text:style-name="Standard"/>
      <text:p text:style-name="Standard">key_purple step=1002304 length=8.98 ret=0.91: <text:s/>45%|▍| 328/732 [22:29&lt;15:37, <text:s/>2.3</text:p>
      <text:p text:style-name="Standard"/>
      <text:p text:style-name="Standard">key_purple step=1008624 length=11.25 ret=0.93: <text:s/>45%|▍| 329/732 [22:31&lt;15:28, <text:s/>2.</text:p>
      <text:p text:style-name="Standard"/>
      <text:p text:style-name="Standard">key_purple step=1015392 length=9.28 ret=0.90: <text:s/>45%|▍| 330/732 [22:34&lt;16:29, <text:s/>2.4</text:p>
      <text:p text:style-name="Standard"/>
      <text:p text:style-name="Standard">key_blue step=1048208 length=9.20 ret=0.10: <text:s/>45%|▍| 331/732 [22:36&lt;16:36, <text:s/>2.49s</text:p>
      <text:p text:style-name="Standard"/>
      <text:p text:style-name="Standard">key_blue step=1054064 length=13.16 ret=0.14: <text:s/>45%|▍| 332/732 [22:39&lt;16:11, <text:s/>2.43</text:p>
      <text:p text:style-name="Standard"/>
      <text:p text:style-name="Standard">key_blue step=1059984 length=12.99 ret=0.23: <text:s/>45%|▍| 333/732 [22:41&lt;15:38, <text:s/>2.35</text:p>
      <text:p text:style-name="Standard"/>
      <text:p text:style-name="Standard">key_blue step=1066256 length=11.57 ret=0.25: <text:s/>46%|▍| 334/732 [22:43&lt;15:30, <text:s/>2.34</text:p>
      <text:p text:style-name="Standard"/>
      <text:p text:style-name="Standard">key_blue step=1072624 length=11.16 ret=0.34: <text:s/>46%|▍| 335/732 [22:45&lt;15:25, <text:s/>2.33</text:p>
      <text:p text:style-name="Standard"/>
      <text:p text:style-name="Standard">key_blue step=1079408 length=9.82 ret=0.40: <text:s/>46%|▍| 336/732 [22:48&lt;15:24, <text:s/>2.33s</text:p>
      <text:p text:style-name="Standard"/>
      <text:p text:style-name="Standard">key_blue step=1085984 length=9.74 ret=0.52: <text:s/>46%|▍| 337/732 [22:50&lt;15:21, <text:s/>2.33s</text:p>
      <text:p text:style-name="Standard"/>
      <text:p text:style-name="Standard">key_blue step=1093088 length=8.49 ret=0.78: <text:s/>46%|▍| 338/732 [22:52&lt;15:35, <text:s/>2.37s</text:p>
      <text:p text:style-name="Standard"/>
      <text:p text:style-name="Standard">key_blue step=1100224 length=8.09 ret=0.83: <text:s/>46%|▍| 339/732 [22:55&lt;15:32, <text:s/>2.37s</text:p>
      <text:p text:style-name="Standard"/>
      <text:p text:style-name="Standard">key_blue step=1107328 length=8.80 ret=0.80: <text:s/>46%|▍| 340/732 [22:57&lt;15:40, <text:s/>2.40s</text:p>
      <text:p text:style-name="Standard"/>
      <text:p text:style-name="Standard">key_blue step=1114192 length=8.95 ret=0.88: <text:s/>47%|▍| 341/732 [23:00&lt;15:44, <text:s/>2.42s</text:p>
      <text:p text:style-name="Standard"/>
      <text:p text:style-name="Standard">key_blue step=1121104 length=8.66 ret=0.90: <text:s/>47%|▍| 342/732 [23:02&lt;15:36, <text:s/>2.40s</text:p>
      <text:p text:style-name="Standard"/>
      <text:p text:style-name="Standard"><text:soft-page-break/>key_blue step=1127600 length=9.75 ret=0.94: <text:s/>47%|▍| 343/732 [23:04&lt;15:25, <text:s/>2.38s</text:p>
      <text:p text:style-name="Standard"/>
      <text:p text:style-name="Standard">key_blue step=1134608 length=9.20 ret=0.92: <text:s/>47%|▍| 344/732 [23:07&lt;15:21, <text:s/>2.38s</text:p>
      <text:p text:style-name="Standard"/>
      <text:p text:style-name="Standard">key_blue step=1141744 length=8.55 ret=0.92: <text:s/>47%|▍| 345/732 [23:09&lt;15:32, <text:s/>2.41s</text:p>
      <text:p text:style-name="Standard"/>
      <text:p text:style-name="Standard">key_purple step=1022528 length=8.25 ret=0.09: <text:s/>47%|▍| 346/732 [23:12&lt;15:38, <text:s/>2.4</text:p>
      <text:p text:style-name="Standard"/>
      <text:p text:style-name="Standard">key_purple step=1026672 length=23.77 ret=0.18: <text:s/>47%|▍| 347/732 [23:14&lt;14:55, <text:s/>2.</text:p>
      <text:p text:style-name="Standard"/>
      <text:p text:style-name="Standard">key_purple step=1029632 length=35.63 ret=0.33: <text:s/>48%|▍| 348/732 [23:16&lt;14:30, <text:s/>2.</text:p>
      <text:p text:style-name="Standard"/>
      <text:p text:style-name="Standard">key_purple step=1032192 length=43.32 ret=0.49: <text:s/>48%|▍| 349/732 [23:18&lt;14:01, <text:s/>2.</text:p>
      <text:p text:style-name="Standard"/>
      <text:p text:style-name="Standard">key_purple step=1035536 length=30.17 ret=0.78: <text:s/>48%|▍| 350/732 [23:20&lt;13:43, <text:s/>2.</text:p>
      <text:p text:style-name="Standard"/>
      <text:p text:style-name="Standard">key_purple step=1039648 length=22.57 ret=0.88: <text:s/>48%|▍| 351/732 [23:22&lt;13:49, <text:s/>2.</text:p>
      <text:p text:style-name="Standard"/>
      <text:p text:style-name="Standard">key_purple step=1044208 length=20.15 ret=0.88: <text:s/>48%|▍| 352/732 [23:24&lt;13:38, <text:s/>2.</text:p>
      <text:p text:style-name="Standard"/>
      <text:p text:style-name="Standard">key_purple step=1049120 length=18.30 ret=0.88: <text:s/>48%|▍| 353/732 [23:27&lt;13:54, <text:s/>2.</text:p>
      <text:p text:style-name="Standard"/>
      <text:p text:style-name="Standard">key_purple step=1054944 length=13.56 ret=0.92: <text:s/>48%|▍| 354/732 [23:29&lt;13:47, <text:s/>2.</text:p>
      <text:p text:style-name="Standard"/>
      <text:p text:style-name="Standard">key_purple step=1061408 length=10.79 ret=0.94: <text:s/>48%|▍| 355/732 [23:31&lt;14:06, <text:s/>2.</text:p>
      <text:p text:style-name="Standard"/>
      <text:p text:style-name="Standard">key_purple step=1067568 length=11.84 ret=0.92: <text:s/>49%|▍| 356/732 [23:34&lt;14:10, <text:s/>2.</text:p>
      <text:p text:style-name="Standard"/>
      <text:p text:style-name="Standard">key_purple step=1074128 length=10.73 ret=0.91: <text:s/>49%|▍| 357/732 [23:36&lt;14:14, <text:s/>2.</text:p>
      <text:p text:style-name="Standard"/>
      <text:p text:style-name="Standard">key_purple step=1080224 length=11.17 ret=0.93: <text:s/>49%|▍| 358/732 [23:38&lt;14:24, <text:s/>2.</text:p>
      <text:p text:style-name="Standard"/>
      <text:p text:style-name="Standard">key_purple step=1086992 length=9.84 ret=0.86: <text:s/>49%|▍| 359/732 [23:41&lt;14:25, <text:s/>2.3</text:p>
      <text:p text:style-name="Standard"/>
      <text:p text:style-name="Standard">key_purple step=1093648 length=9.58 ret=0.89: <text:s/>49%|▍| 360/732 [23:43&lt;14:32, <text:s/>2.3</text:p>
      <text:p text:style-name="Standard"/>
      <text:p text:style-name="Standard">key_blue step=1148832 length=9.42 ret=0.10: <text:s/>49%|▍| 361/732 [23:45&lt;14:30, <text:s/>2.35s</text:p>
      <text:p text:style-name="Standard"/>
      <text:p text:style-name="Standard">key_blue step=1154672 length=13.09 ret=0.36: <text:s/>49%|▍| 362/732 [23:48&lt;14:28, <text:s/>2.35</text:p>
      <text:p text:style-name="Standard"/>
      <text:p text:style-name="Standard">key_blue step=1159968 length=15.61 ret=0.39: <text:s/>50%|▍| 363/732 [23:50&lt;14:20, <text:s/>2.33</text:p>
      <text:p text:style-name="Standard"/>
      <text:p text:style-name="Standard">key_blue step=1165552 length=15.05 ret=0.34: <text:s/>50%|▍| 364/732 [23:52&lt;14:12, <text:s/>2.32</text:p>
      <text:p text:style-name="Standard"/>
      <text:p text:style-name="Standard">key_blue step=1171088 length=14.62 ret=0.50: <text:s/>50%|▍| 365/732 [23:55&lt;14:06, <text:s/>2.31</text:p>
      <text:p text:style-name="Standard"/>
      <text:p text:style-name="Standard">key_blue step=1176656 length=14.21 ret=0.53: <text:s/>50%|▌| 366/732 [23:57&lt;13:58, <text:s/>2.29</text:p>
      <text:p text:style-name="Standard"/>
      <text:p text:style-name="Standard">key_blue step=1182272 length=15.57 ret=0.69: <text:s/>50%|▌| 367/732 [23:59&lt;13:55, <text:s/>2.29</text:p>
      <text:p text:style-name="Standard"><text:soft-page-break/></text:p>
      <text:p text:style-name="Standard">key_blue step=1188848 length=11.07 ret=0.89: <text:s/>50%|▌| 368/732 [24:01&lt;13:56, <text:s/>2.30</text:p>
      <text:p text:style-name="Standard"/>
      <text:p text:style-name="Standard">key_blue step=1195296 length=10.89 ret=0.92: <text:s/>50%|▌| 369/732 [24:04&lt;13:46, <text:s/>2.28</text:p>
      <text:p text:style-name="Standard"/>
      <text:p text:style-name="Standard">key_blue step=1201968 length=9.89 ret=0.93: <text:s/>51%|▌| 370/732 [24:06&lt;14:02, <text:s/>2.33s</text:p>
      <text:p text:style-name="Standard"/>
      <text:p text:style-name="Standard">key_blue step=1209008 length=9.12 ret=0.91: <text:s/>51%|▌| 371/732 [24:09&lt;14:03, <text:s/>2.34s</text:p>
      <text:p text:style-name="Standard"/>
      <text:p text:style-name="Standard">key_blue step=1215568 length=9.54 ret=0.92: <text:s/>51%|▌| 372/732 [24:11&lt;14:03, <text:s/>2.34s</text:p>
      <text:p text:style-name="Standard"/>
      <text:p text:style-name="Standard">key_blue step=1222672 length=9.12 ret=0.92: <text:s/>51%|▌| 373/732 [24:13&lt;14:11, <text:s/>2.37s</text:p>
      <text:p text:style-name="Standard"/>
      <text:p text:style-name="Standard">key_blue step=1229344 length=9.79 ret=0.94: <text:s/>51%|▌| 374/732 [24:16&lt;14:05, <text:s/>2.36s</text:p>
      <text:p text:style-name="Standard"/>
      <text:p text:style-name="Standard">key_blue step=1236304 length=9.26 ret=0.93: <text:s/>51%|▌| 375/732 [24:18&lt;14:06, <text:s/>2.37s</text:p>
      <text:p text:style-name="Standard"/>
      <text:p text:style-name="Standard">key_purple step=1100848 length=8.35 ret=0.11: <text:s/>51%|▌| 376/732 [24:20&lt;14:07, <text:s/>2.3</text:p>
      <text:p text:style-name="Standard"/>
      <text:p text:style-name="Standard">key_purple step=1107056 length=12.01 ret=0.23: <text:s/>52%|▌| 377/732 [24:23&lt;13:55, <text:s/>2.</text:p>
      <text:p text:style-name="Standard"/>
      <text:p text:style-name="Standard">key_purple step=1113360 length=12.05 ret=0.34: <text:s/>52%|▌| 378/732 [24:25&lt;13:46, <text:s/>2.</text:p>
      <text:p text:style-name="Standard"/>
      <text:p text:style-name="Standard">key_purple step=1119760 length=11.30 ret=0.51: <text:s/>52%|▌| 379/732 [24:28&lt;14:32, <text:s/>2.</text:p>
      <text:p text:style-name="Standard"/>
      <text:p text:style-name="Standard">key_purple step=1126208 length=10.35 ret=0.72: <text:s/>52%|▌| 380/732 [24:30&lt;14:14, <text:s/>2.</text:p>
      <text:p text:style-name="Standard"/>
      <text:p text:style-name="Standard">key_purple step=1132848 length=10.21 ret=0.79: <text:s/>52%|▌| 381/732 [24:32&lt;14:01, <text:s/>2.</text:p>
      <text:p text:style-name="Standard"/>
      <text:p text:style-name="Standard">key_purple step=1139584 length=9.52 ret=0.81: <text:s/>52%|▌| 382/732 [24:35&lt;13:55, <text:s/>2.3</text:p>
      <text:p text:style-name="Standard"/>
      <text:p text:style-name="Standard">key_purple step=1146464 length=9.24 ret=0.82: <text:s/>52%|▌| 383/732 [24:37&lt;13:50, <text:s/>2.3</text:p>
      <text:p text:style-name="Standard"/>
      <text:p text:style-name="Standard">key_purple step=1153360 length=9.51 ret=0.89: <text:s/>52%|▌| 384/732 [24:40&lt;13:43, <text:s/>2.3</text:p>
      <text:p text:style-name="Standard"/>
      <text:p text:style-name="Standard">key_purple step=1160224 length=9.39 ret=0.87: <text:s/>53%|▌| 385/732 [24:42&lt;13:53, <text:s/>2.4</text:p>
      <text:p text:style-name="Standard"/>
      <text:p text:style-name="Standard">key_purple step=1166848 length=9.59 ret=0.91: <text:s/>53%|▌| 386/732 [24:44&lt;13:44, <text:s/>2.3</text:p>
      <text:p text:style-name="Standard"/>
      <text:p text:style-name="Standard">key_purple step=1173472 length=10.44 ret=0.92: <text:s/>53%|▌| 387/732 [24:47&lt;13:36, <text:s/>2.</text:p>
      <text:p text:style-name="Standard"/>
      <text:p text:style-name="Standard">key_purple step=1180464 length=9.22 ret=0.90: <text:s/>53%|▌| 388/732 [24:49&lt;13:35, <text:s/>2.3</text:p>
      <text:p text:style-name="Standard"/>
      <text:p text:style-name="Standard">key_purple step=1187344 length=9.60 ret=0.90: <text:s/>53%|▌| 389/732 [24:51&lt;13:30, <text:s/>2.3</text:p>
      <text:p text:style-name="Standard"/>
      <text:p text:style-name="Standard">key_purple step=1193824 length=10.36 ret=0.92: <text:s/>53%|▌| 390/732 [24:54&lt;13:26, <text:s/>2.</text:p>
      <text:p text:style-name="Standard"/>
      <text:p text:style-name="Standard">key_blue step=1243056 length=9.32 ret=0.10: <text:s/>53%|▌| 391/732 [24:56&lt;13:23, <text:s/>2.36s</text:p>
      <text:p text:style-name="Standard"/>
      <text:p text:style-name="Standard"><text:soft-page-break/>key_blue step=1246816 length=24.47 ret=0.22: <text:s/>54%|▌| 392/732 [24:58&lt;13:05, <text:s/>2.31</text:p>
      <text:p text:style-name="Standard"/>
      <text:p text:style-name="Standard">key_blue step=1250592 length=26.75 ret=0.46: <text:s/>54%|▌| 393/732 [25:00&lt;12:39, <text:s/>2.24</text:p>
      <text:p text:style-name="Standard"/>
      <text:p text:style-name="Standard">key_blue step=1254400 length=24.97 ret=0.50: <text:s/>54%|▌| 394/732 [25:03&lt;12:32, <text:s/>2.23</text:p>
      <text:p text:style-name="Standard"/>
      <text:p text:style-name="Standard">key_blue step=1258976 length=20.96 ret=0.70: <text:s/>54%|▌| 395/732 [25:05&lt;12:19, <text:s/>2.19</text:p>
      <text:p text:style-name="Standard"/>
      <text:p text:style-name="Standard">key_blue step=1264288 length=16.26 ret=0.87: <text:s/>54%|▌| 396/732 [25:07&lt;12:24, <text:s/>2.22</text:p>
      <text:p text:style-name="Standard"/>
      <text:p text:style-name="Standard">key_blue step=1270720 length=11.65 ret=0.93: <text:s/>54%|▌| 397/732 [25:09&lt;12:32, <text:s/>2.25</text:p>
      <text:p text:style-name="Standard"/>
      <text:p text:style-name="Standard">key_blue step=1277424 length=9.95 ret=0.93: <text:s/>54%|▌| 398/732 [25:12&lt;12:38, <text:s/>2.27s</text:p>
      <text:p text:style-name="Standard"/>
      <text:p text:style-name="Standard">key_blue step=1284064 length=9.09 ret=0.94: <text:s/>55%|▌| 399/732 [25:14&lt;12:47, <text:s/>2.30s</text:p>
      <text:p text:style-name="Standard"/>
      <text:p text:style-name="Standard">key_blue step=1291440 length=7.71 ret=0.90: <text:s/>55%|▌| 400/732 [25:16&lt;12:55, <text:s/>2.34s</text:p>
      <text:p text:style-name="Standard"/>
      <text:p text:style-name="Standard">key_blue step=1298768 length=7.95 ret=0.94: <text:s/>55%|▌| 401/732 [25:19&lt;13:10, <text:s/>2.39s</text:p>
      <text:p text:style-name="Standard"/>
      <text:p text:style-name="Standard">key_blue step=1306016 length=8.03 ret=0.95: <text:s/>55%|▌| 402/732 [25:21&lt;13:09, <text:s/>2.39s</text:p>
      <text:p text:style-name="Standard"/>
      <text:p text:style-name="Standard">key_blue step=1313280 length=8.10 ret=0.95: <text:s/>55%|▌| 403/732 [25:24&lt;13:07, <text:s/>2.39s</text:p>
      <text:p text:style-name="Standard"/>
      <text:p text:style-name="Standard">key_blue step=1320464 length=7.89 ret=0.94: <text:s/>55%|▌| 404/732 [25:26&lt;13:17, <text:s/>2.43s</text:p>
      <text:p text:style-name="Standard"/>
      <text:p text:style-name="Standard">key_blue step=1327568 length=8.08 ret=0.94: <text:s/>55%|▌| 405/732 [25:29&lt;13:11, <text:s/>2.42s</text:p>
      <text:p text:style-name="Standard"/>
      <text:p text:style-name="Standard">key_purple step=1201104 length=8.01 ret=0.10: <text:s/>55%|▌| 406/732 [25:31&lt;13:19, <text:s/>2.4</text:p>
      <text:p text:style-name="Standard"/>
      <text:p text:style-name="Standard">key_purple step=1205104 length=22.21 ret=0.15: <text:s/>56%|▌| 407/732 [25:33&lt;12:41, <text:s/>2.</text:p>
      <text:p text:style-name="Standard"/>
      <text:p text:style-name="Standard">key_purple step=1208720 length=25.93 ret=0.21: <text:s/>56%|▌| 408/732 [25:35&lt;12:21, <text:s/>2.</text:p>
      <text:p text:style-name="Standard"/>
      <text:p text:style-name="Standard">key_purple step=1212208 length=29.52 ret=0.29: <text:s/>56%|▌| 409/732 [25:37&lt;11:56, <text:s/>2.</text:p>
      <text:p text:style-name="Standard"/>
      <text:p text:style-name="Standard">key_purple step=1215504 length=32.09 ret=0.46: <text:s/>56%|▌| 410/732 [25:39&lt;11:37, <text:s/>2.</text:p>
      <text:p text:style-name="Standard"/>
      <text:p text:style-name="Standard">key_purple step=1219040 length=29.08 ret=0.57: <text:s/>56%|▌| 411/732 [25:42&lt;11:39, <text:s/>2.</text:p>
      <text:p text:style-name="Standard"/>
      <text:p text:style-name="Standard">key_purple step=1222832 length=25.52 ret=0.69: <text:s/>56%|▌| 412/732 [25:44&lt;11:27, <text:s/>2.</text:p>
      <text:p text:style-name="Standard"/>
      <text:p text:style-name="Standard">key_purple step=1226832 length=24.56 ret=0.71: <text:s/>56%|▌| 413/732 [25:46&lt;11:18, <text:s/>2.</text:p>
      <text:p text:style-name="Standard"/>
      <text:p text:style-name="Standard">key_purple step=1232448 length=15.79 ret=0.85: <text:s/>57%|▌| 414/732 [25:48&lt;11:34, <text:s/>2.</text:p>
      <text:p text:style-name="Standard"/>
      <text:p text:style-name="Standard">key_purple step=1238208 length=14.00 ret=0.89: <text:s/>57%|▌| 415/732 [25:50&lt;11:40, <text:s/>2.</text:p>
      <text:p text:style-name="Standard"/>
      <text:p text:style-name="Standard">key_purple step=1244240 length=13.10 ret=0.90: <text:s/>57%|▌| 416/732 [25:53&lt;11:43, <text:s/>2.</text:p>
      <text:p text:style-name="Standard"><text:soft-page-break/></text:p>
      <text:p text:style-name="Standard">key_purple step=1250576 length=10.62 ret=0.92: <text:s/>57%|▌| 417/732 [25:55&lt;11:40, <text:s/>2.</text:p>
      <text:p text:style-name="Standard"/>
      <text:p text:style-name="Standard">key_purple step=1256880 length=11.26 ret=0.93: <text:s/>57%|▌| 418/732 [25:57&lt;11:47, <text:s/>2.</text:p>
      <text:p text:style-name="Standard"/>
      <text:p text:style-name="Standard">key_purple step=1263456 length=10.20 ret=0.92: <text:s/>57%|▌| 419/732 [26:00&lt;12:07, <text:s/>2.</text:p>
      <text:p text:style-name="Standard"/>
      <text:p text:style-name="Standard">key_purple step=1270272 length=9.34 ret=0.91: <text:s/>57%|▌| 420/732 [26:02&lt;12:10, <text:s/>2.3</text:p>
      <text:p text:style-name="Standard"/>
      <text:p text:style-name="Standard">key_blue step=1334272 length=9.66 ret=0.08: <text:s/>58%|▌| 421/732 [26:04&lt;12:11, <text:s/>2.35s</text:p>
      <text:p text:style-name="Standard"/>
      <text:p text:style-name="Standard">key_blue step=1340752 length=10.85 ret=0.10: <text:s/>58%|▌| 422/732 [26:07&lt;12:06, <text:s/>2.34</text:p>
      <text:p text:style-name="Standard"/>
      <text:p text:style-name="Standard">key_blue step=1346896 length=12.05 ret=0.11: <text:s/>58%|▌| 423/732 [26:09&lt;11:57, <text:s/>2.32</text:p>
      <text:p text:style-name="Standard"/>
      <text:p text:style-name="Standard">key_blue step=1352512 length=15.02 ret=0.14: <text:s/>58%|▌| 424/732 [26:11&lt;11:51, <text:s/>2.31</text:p>
      <text:p text:style-name="Standard"/>
      <text:p text:style-name="Standard">key_blue step=1357408 length=16.30 ret=0.17: <text:s/>58%|▌| 425/732 [26:14&lt;11:42, <text:s/>2.29</text:p>
      <text:p text:style-name="Standard"/>
      <text:p text:style-name="Standard">key_blue step=1362784 length=15.93 ret=0.21: <text:s/>58%|▌| 426/732 [26:16&lt;11:27, <text:s/>2.25</text:p>
      <text:p text:style-name="Standard"/>
      <text:p text:style-name="Standard">key_blue step=1367872 length=16.88 ret=0.18: <text:s/>58%|▌| 427/732 [26:18&lt;11:36, <text:s/>2.28</text:p>
      <text:p text:style-name="Standard"/>
      <text:p text:style-name="Standard">key_blue step=1373600 length=14.77 ret=0.33: <text:s/>58%|▌| 428/732 [26:20&lt;11:31, <text:s/>2.27</text:p>
      <text:p text:style-name="Standard"/>
      <text:p text:style-name="Standard">key_blue step=1379376 length=13.68 ret=0.52: <text:s/>59%|▌| 429/732 [26:23&lt;11:28, <text:s/>2.27</text:p>
      <text:p text:style-name="Standard"/>
      <text:p text:style-name="Standard">key_blue step=1385408 length=12.16 ret=0.68: <text:s/>59%|▌| 430/732 [26:25&lt;11:33, <text:s/>2.30</text:p>
      <text:p text:style-name="Standard"/>
      <text:p text:style-name="Standard">key_blue step=1392160 length=10.75 ret=0.77: <text:s/>59%|▌| 431/732 [26:27&lt;11:35, <text:s/>2.31</text:p>
      <text:p text:style-name="Standard"/>
      <text:p text:style-name="Standard">key_blue step=1398592 length=11.25 ret=0.82: <text:s/>59%|▌| 432/732 [26:30&lt;11:33, <text:s/>2.31</text:p>
      <text:p text:style-name="Standard"/>
      <text:p text:style-name="Standard">key_blue step=1405312 length=9.89 ret=0.87: <text:s/>59%|▌| 433/732 [26:32&lt;11:34, <text:s/>2.32s</text:p>
      <text:p text:style-name="Standard"/>
      <text:p text:style-name="Standard">key_blue step=1411920 length=9.59 ret=0.89: <text:s/>59%|▌| 434/732 [26:35&lt;12:31, <text:s/>2.52s</text:p>
      <text:p text:style-name="Standard"/>
      <text:p text:style-name="Standard">key_blue step=1418704 length=9.45 ret=0.91: <text:s/>59%|▌| 435/732 [26:37&lt;12:14, <text:s/>2.47s</text:p>
      <text:p text:style-name="Standard"/>
      <text:p text:style-name="Standard">key_purple step=1277168 length=9.41 ret=0.12: <text:s/>60%|▌| 436/732 [26:40&lt;12:05, <text:s/>2.4</text:p>
      <text:p text:style-name="Standard"/>
      <text:p text:style-name="Standard">key_purple step=1284016 length=9.01 ret=0.21: <text:s/>60%|▌| 437/732 [26:42&lt;11:56, <text:s/>2.4</text:p>
      <text:p text:style-name="Standard"/>
      <text:p text:style-name="Standard">key_purple step=1291040 length=8.56 ret=0.35: <text:s/>60%|▌| 438/732 [26:45&lt;11:52, <text:s/>2.4</text:p>
      <text:p text:style-name="Standard"/>
      <text:p text:style-name="Standard">key_purple step=1298080 length=8.55 ret=0.34: <text:s/>60%|▌| 439/732 [26:47&lt;11:48, <text:s/>2.4</text:p>
      <text:p text:style-name="Standard"/>
      <text:p text:style-name="Standard">key_purple step=1305264 length=8.10 ret=0.43: <text:s/>60%|▌| 440/732 [26:49&lt;11:53, <text:s/>2.4</text:p>
      <text:p text:style-name="Standard"/>
      <text:p text:style-name="Standard"><text:soft-page-break/>key_purple step=1312448 length=8.33 ret=0.37: <text:s/>60%|▌| 441/732 [26:52&lt;11:47, <text:s/>2.4</text:p>
      <text:p text:style-name="Standard"/>
      <text:p text:style-name="Standard">key_purple step=1319424 length=8.18 ret=0.48: <text:s/>60%|▌| 442/732 [26:54&lt;11:50, <text:s/>2.4</text:p>
      <text:p text:style-name="Standard"/>
      <text:p text:style-name="Standard">key_purple step=1326752 length=7.53 ret=0.52: <text:s/>61%|▌| 443/732 [26:57&lt;11:46, <text:s/>2.4</text:p>
      <text:p text:style-name="Standard"/>
      <text:p text:style-name="Standard">key_purple step=1333968 length=7.96 ret=0.60: <text:s/>61%|▌| 444/732 [26:59&lt;11:53, <text:s/>2.4</text:p>
      <text:p text:style-name="Standard"/>
      <text:p text:style-name="Standard">key_purple step=1341248 length=7.84 ret=0.61: <text:s/>61%|▌| 445/732 [27:02&lt;11:46, <text:s/>2.4</text:p>
      <text:p text:style-name="Standard"/>
      <text:p text:style-name="Standard">key_purple step=1348192 length=8.15 ret=0.66: <text:s/>61%|▌| 446/732 [27:04&lt;11:47, <text:s/>2.4</text:p>
      <text:p text:style-name="Standard"/>
      <text:p text:style-name="Standard">key_purple step=1354816 length=9.87 ret=0.72: <text:s/>61%|▌| 447/732 [27:07&lt;11:34, <text:s/>2.4</text:p>
      <text:p text:style-name="Standard"/>
      <text:p text:style-name="Standard">key_purple step=1361776 length=9.11 ret=0.77: <text:s/>61%|▌| 448/732 [27:09&lt;11:26, <text:s/>2.4</text:p>
      <text:p text:style-name="Standard"/>
      <text:p text:style-name="Standard">key_purple step=1368592 length=9.49 ret=0.80: <text:s/>61%|▌| 449/732 [27:11&lt;11:17, <text:s/>2.4</text:p>
      <text:p text:style-name="Standard"/>
      <text:p text:style-name="Standard">key_purple step=1375488 length=9.50 ret=0.85: <text:s/>61%|▌| 450/732 [27:14&lt;11:11, <text:s/>2.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Seed 99</text:p>
      <text:p text:style-name="P2"/>
      <text:p text:style-name="P2">key_blue step=574400 length=13.58 ret=-0.70: <text:s text:c="2"/>0%| | 1/427 [00:02&lt;19:21, <text:s/>2.73s/</text:p>
      <text:p text:style-name="P2"/>
      <text:p text:style-name="P2">key_blue step=119040 length=12.29 ret=-0.69: <text:s text:c="2"/>0%| | 2/427 [00:05&lt;19:57, <text:s/>2.82s/</text:p>
      <text:p text:style-name="P2"/>
      <text:p text:style-name="P2">key_blue step=186560 length=10.24 ret=-0.61: <text:s text:c="2"/>1%| | 3/427 [00:07&lt;18:26, <text:s/>2.61s/</text:p>
      <text:p text:style-name="P2"/>
      <text:p text:style-name="P2">key_blue step=248000 length=11.31 ret=-0.38: <text:s text:c="2"/>1%| | 4/427 [00:10&lt;17:45, <text:s/>2.52s/</text:p>
      <text:p text:style-name="P2"/>
      <text:p text:style-name="P2">key_blue step=309120 length=12.55 ret=-0.19: <text:s text:c="2"/>1%| | 5/427 [00:13&lt;18:49, <text:s/>2.68s/</text:p>
      <text:p text:style-name="P2"/>
      <text:p text:style-name="P2">key_blue step=370400 length=11.49 ret=-0.01: <text:s text:c="2"/>1%| | 6/427 [00:16&lt;19:32, <text:s/>2.78s/</text:p>
      <text:p text:style-name="P2"/>
      <text:p text:style-name="P2">key_blue step=432960 length=11.06 ret=0.10: <text:s text:c="2"/>2%| | 7/427 [00:18&lt;18:44, <text:s/>2.68s/i</text:p>
      <text:p text:style-name="P2"/>
      <text:p text:style-name="P2">key_blue step=500000 length=9.67 ret=0.22: <text:s text:c="2"/>2%| | 8/427 [00:21&lt;18:35, <text:s/>2.66s/it</text:p>
      <text:p text:style-name="P2"/>
      <text:p text:style-name="P2">key_blue step=569760 length=8.72 ret=0.28: <text:s text:c="2"/>2%| | 9/427 [00:23&lt;18:23, <text:s/>2.64s/it</text:p>
      <text:p text:style-name="P2"/>
      <text:p text:style-name="P2">key_blue step=641920 length=8.44 ret=0.32: <text:s text:c="2"/>2%| | 10/427 [00:26&lt;18:14, <text:s/>2.62s/i</text:p>
      <text:p text:style-name="P2"/>
      <text:p text:style-name="P2">key_blue step=715200 length=7.63 ret=0.38: <text:s text:c="2"/>3%| | 11/427 [00:29&lt;17:59, <text:s/>2.60s/i</text:p>
      <text:p text:style-name="P2"/>
      <text:p text:style-name="P2">key_blue step=788160 length=7.80 ret=0.38: <text:s text:c="2"/>3%| | 12/427 [00:31&lt;17:53, <text:s/>2.59s/i</text:p>
      <text:p text:style-name="P2"/>
      <text:p text:style-name="P2">key_blue step=863680 length=7.44 ret=0.39: <text:s text:c="2"/>3%| | 13/427 [00:34&lt;17:50, <text:s/>2.59s/i</text:p>
      <text:p text:style-name="P2"/>
      <text:p text:style-name="P2">key_blue step=939040 length=7.04 ret=0.39: <text:s text:c="2"/>3%| | 14/427 [00:36&lt;17:56, <text:s/>2.61s/i</text:p>
      <text:p text:style-name="P2"/>
      <text:p text:style-name="P2">key_blue step=101376 length=6.84 ret=0.38: <text:s text:c="2"/>4%| | 15/427 [00:39&lt;17:49, <text:s/>2.60s/i</text:p>
      <text:p text:style-name="P2"/>
      <text:p text:style-name="P2">key_purple step=761600 length=6.31 ret=0.36: <text:s text:c="2"/>4%| | 16/427 [00:42&lt;18:08, <text:s/>2.65s</text:p>
      <text:p text:style-name="P2"/>
      <text:p text:style-name="P2">key_purple step=152960 length=6.40 ret=0.36: <text:s text:c="2"/>4%| | 17/427 [00:44&lt;18:14, <text:s/>2.67s</text:p>
      <text:p text:style-name="P2"/>
      <text:p text:style-name="P2">key_purple step=230560 length=6.17 ret=0.36: <text:s text:c="2"/>4%| | 18/427 [00:47&lt;18:40, <text:s/>2.74s</text:p>
      <text:p text:style-name="P2"/>
      <text:p text:style-name="P2">key_purple step=306720 length=6.42 ret=0.38: <text:s text:c="2"/>4%| | 19/427 [00:50&lt;19:05, <text:s/>2.81s</text:p>
      <text:p text:style-name="P2"/>
      <text:p text:style-name="P2">key_purple step=383200 length=6.14 ret=0.36: <text:s text:c="2"/>5%| | 20/427 [00:53&lt;19:17, <text:s/>2.84s</text:p>
      <text:p text:style-name="P2"/>
      <text:p text:style-name="P2">key_purple step=459520 length=6.30 ret=0.39: <text:s text:c="2"/>5%| | 21/427 [00:56&lt;19:27, <text:s/>2.88s</text:p>
      <text:p text:style-name="P2"/>
      <text:p text:style-name="P2">key_purple step=536800 length=6.36 ret=0.38: <text:s text:c="2"/>5%| | 22/427 [00:59&lt;19:08, <text:s/>2.84s</text:p>
      <text:p text:style-name="P2"/>
      <text:p text:style-name="P2">key_purple step=612480 length=6.17 ret=0.38: <text:s text:c="2"/>5%| | 23/427 [01:02&lt;18:54, <text:s/>2.81s</text:p>
      <text:p text:style-name="P2"/>
      <text:p text:style-name="P2">key_purple step=690240 length=6.28 ret=0.42: <text:s text:c="2"/>6%| | 24/427 [01:04&lt;18:38, <text:s/>2.77s</text:p>
      <text:p text:style-name="P2"><text:soft-page-break/></text:p>
      <text:p text:style-name="P2">key_purple step=767840 length=6.36 ret=0.39: <text:s text:c="2"/>6%| | 25/427 [01:07&lt;18:28, <text:s/>2.76s</text:p>
      <text:p text:style-name="P2"/>
      <text:p text:style-name="P2">key_purple step=845440 length=6.05 ret=0.38: <text:s text:c="2"/>6%| | 26/427 [01:10&lt;18:28, <text:s/>2.77s</text:p>
      <text:p text:style-name="P2"/>
      <text:p text:style-name="P2">key_purple step=923200 length=6.02 ret=0.38: <text:s text:c="2"/>6%| | 27/427 [01:13&lt;18:15, <text:s/>2.74s</text:p>
      <text:p text:style-name="P2"/>
      <text:p text:style-name="P2">key_purple step=100144 length=6.16 ret=0.39: <text:s text:c="2"/>7%| | 28/427 [01:15&lt;18:20, <text:s/>2.76s</text:p>
      <text:p text:style-name="P2"/>
      <text:p text:style-name="P2">key_purple step=107856 length=6.29 ret=0.39: <text:s text:c="2"/>7%| | 29/427 [01:18&lt;18:19, <text:s/>2.76s</text:p>
      <text:p text:style-name="P2"/>
      <text:p text:style-name="P2">key_purple step=115568 length=6.27 ret=0.39: <text:s text:c="2"/>7%| | 30/427 [01:21&lt;18:20, <text:s/>2.77s</text:p>
      <text:p text:style-name="P2"/>
      <text:p text:style-name="P2">key_blue step=109056 length=6.43 ret=0.41: <text:s text:c="2"/>7%| | 31/427 [01:24&lt;18:05, <text:s/>2.74s/i</text:p>
      <text:p text:style-name="P2"/>
      <text:p text:style-name="P2">key_blue step=116672 length=6.55 ret=0.39: <text:s text:c="2"/>7%| | 32/427 [01:26&lt;17:55, <text:s/>2.72s/i</text:p>
      <text:p text:style-name="P2"/>
      <text:p text:style-name="P2">key_blue step=124304 length=6.66 ret=0.40: <text:s text:c="2"/>8%| | 33/427 [01:29&lt;17:54, <text:s/>2.73s/i</text:p>
      <text:p text:style-name="P2"/>
      <text:p text:style-name="P2">key_blue step=131936 length=6.46 ret=0.37: <text:s text:c="2"/>8%| | 34/427 [01:32&lt;17:44, <text:s/>2.71s/i</text:p>
      <text:p text:style-name="P2"/>
      <text:p text:style-name="P2">key_blue step=139664 length=6.09 ret=0.40: <text:s text:c="2"/>8%| | 35/427 [01:34&lt;17:43, <text:s/>2.71s/i</text:p>
      <text:p text:style-name="P2"/>
      <text:p text:style-name="P2">key_blue step=147264 length=6.32 ret=0.40: <text:s text:c="2"/>8%| | 36/427 [01:37&lt;17:34, <text:s/>2.70s/i</text:p>
      <text:p text:style-name="P2"/>
      <text:p text:style-name="P2">key_blue step=155056 length=6.46 ret=0.43: <text:s text:c="2"/>9%| | 37/427 [01:40&lt;17:30, <text:s/>2.69s/i</text:p>
      <text:p text:style-name="P2"/>
      <text:p text:style-name="P2">key_blue step=162608 length=6.57 ret=0.40: <text:s text:c="2"/>9%| | 38/427 [01:42&lt;17:17, <text:s/>2.67s/i</text:p>
      <text:p text:style-name="P2"/>
      <text:p text:style-name="P2">key_blue step=170288 length=6.37 ret=0.45: <text:s text:c="2"/>9%| | 39/427 [01:45&lt;17:18, <text:s/>2.68s/i</text:p>
      <text:p text:style-name="P2"/>
      <text:p text:style-name="P2">key_blue step=178080 length=5.93 ret=0.42: <text:s text:c="2"/>9%| | 40/427 [01:48&lt;17:12, <text:s/>2.67s/i</text:p>
      <text:p text:style-name="P2"/>
      <text:p text:style-name="P2">key_blue step=185728 length=6.33 ret=0.44: <text:s/>10%| | 41/427 [01:50&lt;17:16, <text:s/>2.68s/i</text:p>
      <text:p text:style-name="P2"/>
      <text:p text:style-name="P2">key_blue step=193296 length=6.92 ret=0.46: <text:s/>10%| | 42/427 [01:53&lt;17:03, <text:s/>2.66s/i</text:p>
      <text:p text:style-name="P2"/>
      <text:p text:style-name="P2">key_blue step=200816 length=6.88 ret=0.46: <text:s/>10%| | 43/427 [01:56&lt;17:03, <text:s/>2.67s/i</text:p>
      <text:p text:style-name="P2"/>
      <text:p text:style-name="P2">key_blue step=208608 length=6.12 ret=0.48: <text:s/>10%| | 44/427 [01:58&lt;16:57, <text:s/>2.66s/i</text:p>
      <text:p text:style-name="P2"/>
      <text:p text:style-name="P2">key_blue step=216112 length=7.13 ret=0.47: <text:s/>11%| | 45/427 [02:01&lt;17:11, <text:s/>2.70s/i</text:p>
      <text:p text:style-name="P2"/>
      <text:p text:style-name="P2">key_purple step=123040 length=6.98 ret=0.42: <text:s/>11%| | 46/427 [02:04&lt;17:07, <text:s/>2.70s</text:p>
      <text:p text:style-name="P2"/>
      <text:p text:style-name="P2">key_purple step=130224 length=8.40 ret=0.43: <text:s/>11%| | 47/427 [02:06&lt;16:37, <text:s/>2.63s</text:p>
      <text:p text:style-name="P2"/>
      <text:p text:style-name="P2">key_purple step=137520 length=7.43 ret=0.44: <text:s/>11%| | 48/427 [02:09&lt;16:08, <text:s/>2.56s</text:p>
      <text:p text:style-name="P2"/>
      <text:p text:style-name="P2"><text:soft-page-break/>key_purple step=145136 length=7.18 ret=0.47: <text:s/>11%| | 49/427 [02:11&lt;15:59, <text:s/>2.54s</text:p>
      <text:p text:style-name="P2"/>
      <text:p text:style-name="P2">key_purple step=152624 length=7.75 ret=0.48: <text:s/>12%| | 50/427 [02:14&lt;15:41, <text:s/>2.50s</text:p>
      <text:p text:style-name="P2"/>
      <text:p text:style-name="P2">key_purple step=160192 length=7.47 ret=0.51: <text:s/>12%| | 51/427 [02:16&lt;16:00, <text:s/>2.56s</text:p>
      <text:p text:style-name="P2"/>
      <text:p text:style-name="P2">key_purple step=167024 length=9.34 ret=0.55: <text:s/>12%| | 52/427 [02:19&lt;15:32, <text:s/>2.49s</text:p>
      <text:p text:style-name="P2"/>
      <text:p text:style-name="P2">key_purple step=173920 length=9.21 ret=0.54: <text:s/>12%| | 53/427 [02:21&lt;15:11, <text:s/>2.44s</text:p>
      <text:p text:style-name="P2"/>
      <text:p text:style-name="P2">key_purple step=180864 length=8.65 ret=0.60: <text:s/>13%|▏| 54/427 [02:23&lt;14:56, <text:s/>2.40s</text:p>
      <text:p text:style-name="P2"/>
      <text:p text:style-name="P2">key_purple step=187808 length=9.39 ret=0.60: <text:s/>13%|▏| 55/427 [02:26&lt;14:44, <text:s/>2.38s</text:p>
      <text:p text:style-name="P2"/>
      <text:p text:style-name="P2">key_purple step=194544 length=9.64 ret=0.65: <text:s/>13%|▏| 56/427 [02:28&lt;14:42, <text:s/>2.38s</text:p>
      <text:p text:style-name="P2"/>
      <text:p text:style-name="P2">key_purple step=201024 length=11.35 ret=0.73: <text:s/>13%|▏| 57/427 [02:30&lt;14:50, <text:s/>2.41</text:p>
      <text:p text:style-name="P2"/>
      <text:p text:style-name="P2">key_purple step=207456 length=10.84 ret=0.71: <text:s/>14%|▏| 58/427 [02:33&lt;14:52, <text:s/>2.42</text:p>
      <text:p text:style-name="P2"/>
      <text:p text:style-name="P2">key_purple step=214192 length=9.78 ret=0.69: <text:s/>14%|▏| 59/427 [02:35&lt;14:38, <text:s/>2.39s</text:p>
      <text:p text:style-name="P2"/>
      <text:p text:style-name="P2">key_purple step=221120 length=8.71 ret=0.67: <text:s/>14%|▏| 60/427 [02:38&lt;14:33, <text:s/>2.38s</text:p>
      <text:p text:style-name="P2"/>
      <text:p text:style-name="P2">key_blue step=222704 length=10.46 ret=0.26: <text:s/>14%|▏| 61/427 [02:40&lt;14:24, <text:s/>2.36s/</text:p>
      <text:p text:style-name="P2"/>
      <text:p text:style-name="P2">key_blue step=229424 length=9.98 ret=0.25: <text:s/>15%|▏| 62/427 [02:42&lt;14:16, <text:s/>2.35s/i</text:p>
      <text:p text:style-name="P2"/>
      <text:p text:style-name="P2">key_blue step=235728 length=11.07 ret=0.32: <text:s/>15%|▏| 63/427 [02:45&lt;14:12, <text:s/>2.34s/</text:p>
      <text:p text:style-name="P2"/>
      <text:p text:style-name="P2">key_blue step=242000 length=10.86 ret=0.33: <text:s/>15%|▏| 64/427 [02:47&lt;14:07, <text:s/>2.33s/</text:p>
      <text:p text:style-name="P2"/>
      <text:p text:style-name="P2">key_blue step=248832 length=9.62 ret=0.39: <text:s/>15%|▏| 65/427 [02:49&lt;14:04, <text:s/>2.33s/i</text:p>
      <text:p text:style-name="P2"/>
      <text:p text:style-name="P2">key_blue step=255600 length=9.60 ret=0.46: <text:s/>15%|▏| 66/427 [02:51&lt;14:02, <text:s/>2.33s/i</text:p>
      <text:p text:style-name="P2"/>
      <text:p text:style-name="P2">key_blue step=262496 length=9.46 ret=0.48: <text:s/>16%|▏| 67/427 [02:54&lt;13:59, <text:s/>2.33s/i</text:p>
      <text:p text:style-name="P2"/>
      <text:p text:style-name="P2">key_blue step=269440 length=9.50 ret=0.52: <text:s/>16%|▏| 68/427 [02:56&lt;14:07, <text:s/>2.36s/i</text:p>
      <text:p text:style-name="P2"/>
      <text:p text:style-name="P2">key_blue step=276128 length=10.11 ret=0.54: <text:s/>16%|▏| 69/427 [02:59&lt;13:58, <text:s/>2.34s/</text:p>
      <text:p text:style-name="P2"/>
      <text:p text:style-name="P2">key_blue step=282848 length=9.97 ret=0.59: <text:s/>16%|▏| 70/427 [03:01&lt;14:00, <text:s/>2.35s/i</text:p>
      <text:p text:style-name="P2"/>
      <text:p text:style-name="P2">key_blue step=289296 length=10.93 ret=0.57: <text:s/>17%|▏| 71/427 [03:03&lt;13:53, <text:s/>2.34s/</text:p>
      <text:p text:style-name="P2"/>
      <text:p text:style-name="P2">key_blue step=295504 length=11.51 ret=0.60: <text:s/>17%|▏| 72/427 [03:06&lt;13:43, <text:s/>2.32s/</text:p>
      <text:p text:style-name="P2"/>
      <text:p text:style-name="P2">key_blue step=302000 length=10.79 ret=0.62: <text:s/>17%|▏| 73/427 [03:08&lt;13:45, <text:s/>2.33s/</text:p>
      <text:p text:style-name="P2"><text:soft-page-break/></text:p>
      <text:p text:style-name="P2">key_blue step=308768 length=9.72 ret=0.62: <text:s/>17%|▏| 74/427 [03:10&lt;13:41, <text:s/>2.33s/i</text:p>
      <text:p text:style-name="P2"/>
      <text:p text:style-name="P2">key_blue step=315568 length=9.06 ret=0.64: <text:s/>18%|▏| 75/427 [03:13&lt;13:51, <text:s/>2.36s/i</text:p>
      <text:p text:style-name="P2"/>
      <text:p text:style-name="P2">key_purple step=228112 length=9.03 ret=0.35: <text:s/>18%|▏| 76/427 [03:15&lt;13:58, <text:s/>2.39s</text:p>
      <text:p text:style-name="P2"/>
      <text:p text:style-name="P2">key_purple step=235472 length=8.17 ret=0.41: <text:s/>18%|▏| 77/427 [03:17&lt;13:53, <text:s/>2.38s</text:p>
      <text:p text:style-name="P2"/>
      <text:p text:style-name="P2">key_purple step=242816 length=7.36 ret=0.49: <text:s/>18%|▏| 78/427 [03:20&lt;14:16, <text:s/>2.45s</text:p>
      <text:p text:style-name="P2"/>
      <text:p text:style-name="P2">key_purple step=250256 length=7.20 ret=0.47: <text:s/>19%|▏| 79/427 [03:22&lt;14:10, <text:s/>2.44s</text:p>
      <text:p text:style-name="P2"/>
      <text:p text:style-name="P2">key_purple step=257600 length=7.69 ret=0.51: <text:s/>19%|▏| 80/427 [03:25&lt;14:08, <text:s/>2.44s</text:p>
      <text:p text:style-name="P2"/>
      <text:p text:style-name="P2">key_purple step=264880 length=7.61 ret=0.58: <text:s/>19%|▏| 81/427 [03:27&lt;13:58, <text:s/>2.42s</text:p>
      <text:p text:style-name="P2"/>
      <text:p text:style-name="P2">key_purple step=271856 length=8.68 ret=0.63: <text:s/>19%|▏| 82/427 [03:30&lt;13:46, <text:s/>2.40s</text:p>
      <text:p text:style-name="P2"/>
      <text:p text:style-name="P2">key_purple step=278656 length=9.28 ret=0.73: <text:s/>19%|▏| 83/427 [03:32&lt;13:45, <text:s/>2.40s</text:p>
      <text:p text:style-name="P2"/>
      <text:p text:style-name="P2">key_purple step=284864 length=11.49 ret=0.80: <text:s/>20%|▏| 84/427 [03:34&lt;13:35, <text:s/>2.38</text:p>
      <text:p text:style-name="P2"/>
      <text:p text:style-name="P2">key_purple step=291328 length=11.43 ret=0.82: <text:s/>20%|▏| 85/427 [03:37&lt;13:25, <text:s/>2.35</text:p>
      <text:p text:style-name="P2"/>
      <text:p text:style-name="P2">key_purple step=297648 length=11.52 ret=0.83: <text:s/>20%|▏| 86/427 [03:39&lt;13:12, <text:s/>2.33</text:p>
      <text:p text:style-name="P2"/>
      <text:p text:style-name="P2">key_purple step=303744 length=11.80 ret=0.84: <text:s/>20%|▏| 87/427 [03:42&lt;13:46, <text:s/>2.43</text:p>
      <text:p text:style-name="P2"/>
      <text:p text:style-name="P2">key_purple step=310064 length=12.09 ret=0.85: <text:s/>21%|▏| 88/427 [03:44&lt;13:19, <text:s/>2.36</text:p>
      <text:p text:style-name="P2"/>
      <text:p text:style-name="P2">key_purple step=316288 length=11.97 ret=0.85: <text:s/>21%|▏| 89/427 [03:46&lt;13:07, <text:s/>2.33</text:p>
      <text:p text:style-name="P2"/>
      <text:p text:style-name="P2">key_purple step=322416 length=11.65 ret=0.88: <text:s/>21%|▏| 90/427 [03:48&lt;13:06, <text:s/>2.33</text:p>
      <text:p text:style-name="P2"/>
      <text:p text:style-name="P2">key_blue step=321856 length=11.36 ret=0.10: <text:s/>21%|▏| 91/427 [03:51&lt;12:50, <text:s/>2.29s/</text:p>
      <text:p text:style-name="P2"/>
      <text:p text:style-name="P2">key_blue step=327696 length=13.10 ret=0.10: <text:s/>22%|▏| 92/427 [03:53&lt;12:44, <text:s/>2.28s/</text:p>
      <text:p text:style-name="P2"/>
      <text:p text:style-name="P2">key_blue step=332240 length=19.27 ret=0.11: <text:s/>22%|▏| 93/427 [03:55&lt;12:31, <text:s/>2.25s/</text:p>
      <text:p text:style-name="P2"/>
      <text:p text:style-name="P2">key_blue step=336208 length=24.60 ret=0.11: <text:s/>22%|▏| 94/427 [03:57&lt;12:12, <text:s/>2.20s/</text:p>
      <text:p text:style-name="P2"/>
      <text:p text:style-name="P2">key_blue step=340768 length=20.83 ret=0.18: <text:s/>22%|▏| 95/427 [03:59&lt;12:10, <text:s/>2.20s/</text:p>
      <text:p text:style-name="P2"/>
      <text:p text:style-name="P2">key_blue step=344320 length=27.99 ret=0.22: <text:s/>22%|▏| 96/427 [04:01&lt;11:52, <text:s/>2.15s/</text:p>
      <text:p text:style-name="P2"/>
      <text:p text:style-name="P2">key_blue step=347104 length=38.02 ret=0.18: <text:s/>23%|▏| 97/427 [04:04&lt;11:57, <text:s/>2.17s/</text:p>
      <text:p text:style-name="P2"/>
      <text:p text:style-name="P2"><text:soft-page-break/>key_blue step=350048 length=34.45 ret=0.32: <text:s/>23%|▏| 98/427 [04:06&lt;11:43, <text:s/>2.14s/</text:p>
      <text:p text:style-name="P2"/>
      <text:p text:style-name="P2">key_blue step=353536 length=29.80 ret=0.42: <text:s/>23%|▏| 99/427 [04:08&lt;11:33, <text:s/>2.11s/</text:p>
      <text:p text:style-name="P2"/>
      <text:p text:style-name="P2">key_blue step=357152 length=27.87 ret=0.37: <text:s/>23%|▏| 100/427 [04:10&lt;11:26, <text:s/>2.10s</text:p>
      <text:p text:style-name="P2"/>
      <text:p text:style-name="P2">key_blue step=361056 length=24.51 ret=0.55: <text:s/>24%|▏| 101/427 [04:12&lt;11:43, <text:s/>2.16s</text:p>
      <text:p text:style-name="P2"/>
      <text:p text:style-name="P2">key_blue step=365216 length=23.06 ret=0.63: <text:s/>24%|▏| 102/427 [04:14&lt;11:34, <text:s/>2.14s</text:p>
      <text:p text:style-name="P2"/>
      <text:p text:style-name="P2">key_blue step=369632 length=20.12 ret=0.67: <text:s/>24%|▏| 103/427 [04:16&lt;11:36, <text:s/>2.15s</text:p>
      <text:p text:style-name="P2"/>
      <text:p text:style-name="P2">key_blue step=374784 length=16.33 ret=0.77: <text:s/>24%|▏| 104/427 [04:19&lt;11:40, <text:s/>2.17s</text:p>
      <text:p text:style-name="P2"/>
      <text:p text:style-name="P2">key_blue step=380256 length=14.88 ret=0.77: <text:s/>25%|▏| 105/427 [04:21&lt;11:37, <text:s/>2.17s</text:p>
      <text:p text:style-name="P2"/>
      <text:p text:style-name="P2">key_purple step=328448 length=14.25 ret=0.21: <text:s/>25%|▏| 106/427 [04:23&lt;11:34, <text:s/>2.1</text:p>
      <text:p text:style-name="P2"/>
      <text:p text:style-name="P2">key_purple step=334016 length=14.92 ret=0.28: <text:s/>25%|▎| 107/427 [04:25&lt;12:04, <text:s/>2.2</text:p>
      <text:p text:style-name="P2"/>
      <text:p text:style-name="P2">key_purple step=340304 length=11.75 ret=0.36: <text:s/>25%|▎| 108/427 [04:28&lt;12:05, <text:s/>2.2</text:p>
      <text:p text:style-name="P2"/>
      <text:p text:style-name="P2">key_purple step=346592 length=12.04 ret=0.50: <text:s/>26%|▎| 109/427 [04:30&lt;12:05, <text:s/>2.2</text:p>
      <text:p text:style-name="P2"/>
      <text:p text:style-name="P2">key_purple step=352704 length=12.23 ret=0.47: <text:s/>26%|▎| 110/427 [04:32&lt;11:55, <text:s/>2.2</text:p>
      <text:p text:style-name="P2"/>
      <text:p text:style-name="P2">key_purple step=359008 length=10.83 ret=0.55: <text:s/>26%|▎| 111/427 [04:35&lt;12:06, <text:s/>2.3</text:p>
      <text:p text:style-name="P2"/>
      <text:p text:style-name="P2">key_purple step=365136 length=12.51 ret=0.59: <text:s/>26%|▎| 112/427 [04:37&lt;12:00, <text:s/>2.2</text:p>
      <text:p text:style-name="P2"/>
      <text:p text:style-name="P2">key_purple step=371616 length=10.83 ret=0.73: <text:s/>26%|▎| 113/427 [04:39&lt;11:51, <text:s/>2.2</text:p>
      <text:p text:style-name="P2"/>
      <text:p text:style-name="P2">key_purple step=377712 length=12.09 ret=0.73: <text:s/>27%|▎| 114/427 [04:41&lt;11:56, <text:s/>2.2</text:p>
      <text:p text:style-name="P2"/>
      <text:p text:style-name="P2">key_purple step=383920 length=11.79 ret=0.68: <text:s/>27%|▎| 115/427 [04:44&lt;11:55, <text:s/>2.2</text:p>
      <text:p text:style-name="P2"/>
      <text:p text:style-name="P2">key_purple step=390208 length=11.74 ret=0.70: <text:s/>27%|▎| 116/427 [04:46&lt;12:06, <text:s/>2.3</text:p>
      <text:p text:style-name="P2"/>
      <text:p text:style-name="P2">key_purple step=396080 length=12.87 ret=0.76: <text:s/>27%|▎| 117/427 [04:48&lt;11:58, <text:s/>2.3</text:p>
      <text:p text:style-name="P2"/>
      <text:p text:style-name="P2">key_purple step=402320 length=12.30 ret=0.81: <text:s/>28%|▎| 118/427 [04:51&lt;11:55, <text:s/>2.3</text:p>
      <text:p text:style-name="P2"/>
      <text:p text:style-name="P2">key_purple step=408480 length=12.08 ret=0.85: <text:s/>28%|▎| 119/427 [04:53&lt;11:42, <text:s/>2.2</text:p>
      <text:p text:style-name="P2"/>
      <text:p text:style-name="P2">key_purple step=414000 length=14.61 ret=0.87: <text:s/>28%|▎| 120/427 [04:55&lt;11:49, <text:s/>2.3</text:p>
      <text:p text:style-name="P2"/>
      <text:p text:style-name="P2">key_blue step=386336 length=12.57 ret=0.13: <text:s/>28%|▎| 121/427 [04:58&lt;11:44, <text:s/>2.30s</text:p>
      <text:p text:style-name="P2"/>
      <text:p text:style-name="P2">key_blue step=392784 length=11.16 ret=0.17: <text:s/>29%|▎| 122/427 [05:00&lt;11:45, <text:s/>2.31s</text:p>
      <text:p text:style-name="P2"><text:soft-page-break/></text:p>
      <text:p text:style-name="P2">key_blue step=398864 length=12.86 ret=0.27: <text:s/>29%|▎| 123/427 [05:02&lt;11:57, <text:s/>2.36s</text:p>
      <text:p text:style-name="P2"/>
      <text:p text:style-name="P2">key_blue step=405216 length=11.03 ret=0.40: <text:s/>29%|▎| 124/427 [05:05&lt;11:51, <text:s/>2.35s</text:p>
      <text:p text:style-name="P2"/>
      <text:p text:style-name="P2">key_blue step=412032 length=9.30 ret=0.52: <text:s/>29%|▎| 125/427 [05:07&lt;11:48, <text:s/>2.35s/</text:p>
      <text:p text:style-name="P2"/>
      <text:p text:style-name="P2">key_blue step=418496 length=10.03 ret=0.54: <text:s/>30%|▎| 126/427 [05:09&lt;11:43, <text:s/>2.34s</text:p>
      <text:p text:style-name="P2"/>
      <text:p text:style-name="P2">key_blue step=424944 length=9.86 ret=0.63: <text:s/>30%|▎| 127/427 [05:12&lt;11:40, <text:s/>2.34s/</text:p>
      <text:p text:style-name="P2"/>
      <text:p text:style-name="P2">key_blue step=431760 length=9.30 ret=0.63: <text:s/>30%|▎| 128/427 [05:14&lt;11:42, <text:s/>2.35s/</text:p>
      <text:p text:style-name="P2"/>
      <text:p text:style-name="P2">key_blue step=438336 length=10.40 ret=0.66: <text:s/>30%|▎| 129/427 [05:16&lt;11:37, <text:s/>2.34s</text:p>
      <text:p text:style-name="P2"/>
      <text:p text:style-name="P2">key_blue step=444944 length=10.45 ret=0.71: <text:s/>30%|▎| 130/427 [05:19&lt;11:33, <text:s/>2.34s</text:p>
      <text:p text:style-name="P2"/>
      <text:p text:style-name="P2">key_blue step=451616 length=10.14 ret=0.75: <text:s/>31%|▎| 131/427 [05:21&lt;11:30, <text:s/>2.33s</text:p>
      <text:p text:style-name="P2"/>
      <text:p text:style-name="P2">key_blue step=458096 length=10.53 ret=0.78: <text:s/>31%|▎| 132/427 [05:23&lt;11:27, <text:s/>2.33s</text:p>
      <text:p text:style-name="P2"/>
      <text:p text:style-name="P2">key_blue step=464592 length=10.88 ret=0.84: <text:s/>31%|▎| 133/427 [05:26&lt;11:42, <text:s/>2.39s</text:p>
      <text:p text:style-name="P2"/>
      <text:p text:style-name="P2">key_blue step=470944 length=10.68 ret=0.86: <text:s/>31%|▎| 134/427 [05:28&lt;11:39, <text:s/>2.39s</text:p>
      <text:p text:style-name="P2"/>
      <text:p text:style-name="P2">key_blue step=477424 length=10.43 ret=0.89: <text:s/>32%|▎| 135/427 [05:31&lt;11:31, <text:s/>2.37s</text:p>
      <text:p text:style-name="P2"/>
      <text:p text:style-name="P2">key_purple step=420560 length=10.86 ret=0.11: <text:s/>32%|▎| 136/427 [05:33&lt;11:31, <text:s/>2.3</text:p>
      <text:p text:style-name="P2"/>
      <text:p text:style-name="P2">key_purple step=426032 length=14.21 ret=0.12: <text:s/>32%|▎| 137/427 [05:35&lt;11:15, <text:s/>2.3</text:p>
      <text:p text:style-name="P2"/>
      <text:p text:style-name="P2">key_purple step=430992 length=18.10 ret=0.17: <text:s/>32%|▎| 138/427 [05:37&lt;11:02, <text:s/>2.2</text:p>
      <text:p text:style-name="P2"/>
      <text:p text:style-name="P2">key_purple step=435616 length=19.91 ret=0.29: <text:s/>33%|▎| 139/427 [05:40&lt;10:45, <text:s/>2.2</text:p>
      <text:p text:style-name="P2"/>
      <text:p text:style-name="P2">key_purple step=440368 length=18.75 ret=0.40: <text:s/>33%|▎| 140/427 [05:42&lt;10:38, <text:s/>2.2</text:p>
      <text:p text:style-name="P2"/>
      <text:p text:style-name="P2">key_purple step=445360 length=17.57 ret=0.46: <text:s/>33%|▎| 141/427 [05:44&lt;10:28, <text:s/>2.2</text:p>
      <text:p text:style-name="P2"/>
      <text:p text:style-name="P2">key_purple step=450560 length=16.69 ret=0.61: <text:s/>33%|▎| 142/427 [05:46&lt;10:27, <text:s/>2.2</text:p>
      <text:p text:style-name="P2"/>
      <text:p text:style-name="P2">key_purple step=455952 length=16.10 ret=0.72: <text:s/>33%|▎| 143/427 [05:48&lt;10:29, <text:s/>2.2</text:p>
      <text:p text:style-name="P2"/>
      <text:p text:style-name="P2">key_purple step=461024 length=16.55 ret=0.80: <text:s/>34%|▎| 144/427 [05:50&lt;10:19, <text:s/>2.1</text:p>
      <text:p text:style-name="P2"/>
      <text:p text:style-name="P2">key_purple step=466240 length=15.26 ret=0.84: <text:s/>34%|▎| 145/427 [05:53&lt;10:24, <text:s/>2.2</text:p>
      <text:p text:style-name="P2"/>
      <text:p text:style-name="P2">key_purple step=471504 length=16.09 ret=0.85: <text:s/>34%|▎| 146/427 [05:55&lt;10:25, <text:s/>2.2</text:p>
      <text:p text:style-name="P2"/>
      <text:p text:style-name="P2"><text:soft-page-break/>key_purple step=477184 length=13.98 ret=0.87: <text:s/>34%|▎| 147/427 [05:57&lt;10:26, <text:s/>2.2</text:p>
      <text:p text:style-name="P2"/>
      <text:p text:style-name="P2">key_purple step=482816 length=13.56 ret=0.89: <text:s/>35%|▎| 148/427 [05:59&lt;10:25, <text:s/>2.2</text:p>
      <text:p text:style-name="P2"/>
      <text:p text:style-name="P2">key_purple step=488864 length=12.94 ret=0.91: <text:s/>35%|▎| 149/427 [06:02&lt;10:26, <text:s/>2.2</text:p>
      <text:p text:style-name="P2"/>
      <text:p text:style-name="P2">key_purple step=494640 length=13.49 ret=0.91: <text:s/>35%|▎| 150/427 [06:04&lt;10:17, <text:s/>2.2</text:p>
      <text:p text:style-name="P2"/>
      <text:p text:style-name="P2">key_blue step=483616 length=11.60 ret=0.11: <text:s/>35%|▎| 151/427 [06:06&lt;10:19, <text:s/>2.24s</text:p>
      <text:p text:style-name="P2"/>
      <text:p text:style-name="P2">key_blue step=489472 length=13.28 ret=0.12: <text:s/>36%|▎| 152/427 [06:09&lt;10:22, <text:s/>2.26s</text:p>
      <text:p text:style-name="P2"/>
      <text:p text:style-name="P2">key_blue step=494288 length=17.23 ret=0.14: <text:s/>36%|▎| 153/427 [06:11&lt;10:11, <text:s/>2.23s</text:p>
      <text:p text:style-name="P2"/>
      <text:p text:style-name="P2">key_blue step=499072 length=18.64 ret=0.21: <text:s/>36%|▎| 154/427 [06:13&lt;10:08, <text:s/>2.23s</text:p>
      <text:p text:style-name="P2"/>
      <text:p text:style-name="P2">key_blue step=503376 length=22.59 ret=0.32: <text:s/>36%|▎| 155/427 [06:15&lt;10:05, <text:s/>2.23s</text:p>
      <text:p text:style-name="P2"/>
      <text:p text:style-name="P2">key_blue step=508112 length=21.14 ret=0.40: <text:s/>37%|▎| 156/427 [06:17&lt;09:54, <text:s/>2.20s</text:p>
      <text:p text:style-name="P2"/>
      <text:p text:style-name="P2">key_blue step=513072 length=18.73 ret=0.50: <text:s/>37%|▎| 157/427 [06:20&lt;09:59, <text:s/>2.22s</text:p>
      <text:p text:style-name="P2"/>
      <text:p text:style-name="P2">key_blue step=517360 length=22.58 ret=0.58: <text:s/>37%|▎| 158/427 [06:22&lt;09:52, <text:s/>2.20s</text:p>
      <text:p text:style-name="P2"/>
      <text:p text:style-name="P2">key_blue step=522000 length=20.24 ret=0.67: <text:s/>37%|▎| 159/427 [06:24&lt;09:52, <text:s/>2.21s</text:p>
      <text:p text:style-name="P2"/>
      <text:p text:style-name="P2">key_blue step=527472 length=15.14 ret=0.75: <text:s/>37%|▎| 160/427 [06:26&lt;09:49, <text:s/>2.21s</text:p>
      <text:p text:style-name="P2"/>
      <text:p text:style-name="P2">key_blue step=532480 length=17.73 ret=0.82: <text:s/>38%|▍| 161/427 [06:28&lt;09:58, <text:s/>2.25s</text:p>
      <text:p text:style-name="P2"/>
      <text:p text:style-name="P2">key_blue step=537552 length=17.17 ret=0.84: <text:s/>38%|▍| 162/427 [06:31&lt;09:54, <text:s/>2.24s</text:p>
      <text:p text:style-name="P2"/>
      <text:p text:style-name="P2">key_blue step=542768 length=16.39 ret=0.86: <text:s/>38%|▍| 163/427 [06:33&lt;09:53, <text:s/>2.25s</text:p>
      <text:p text:style-name="P2"/>
      <text:p text:style-name="P2">key_blue step=548848 length=12.91 ret=0.89: <text:s/>38%|▍| 164/427 [06:36&lt;10:14, <text:s/>2.34s</text:p>
      <text:p text:style-name="P2"/>
      <text:p text:style-name="P2">key_blue step=554816 length=12.01 ret=0.91: <text:s/>39%|▍| 165/427 [06:38&lt;10:15, <text:s/>2.35s</text:p>
      <text:p text:style-name="P2"/>
      <text:p text:style-name="P2">key_purple step=500688 length=12.56 ret=0.10: <text:s/>39%|▍| 166/427 [06:40&lt;10:09, <text:s/>2.3</text:p>
      <text:p text:style-name="P2"/>
      <text:p text:style-name="P2">key_purple step=506464 length=13.73 ret=0.16: <text:s/>39%|▍| 167/427 [06:43&lt;10:05, <text:s/>2.3</text:p>
      <text:p text:style-name="P2"/>
      <text:p text:style-name="P2">key_purple step=512352 length=13.88 ret=0.21: <text:s/>39%|▍| 168/427 [06:45&lt;09:58, <text:s/>2.3</text:p>
      <text:p text:style-name="P2"/>
      <text:p text:style-name="P2">key_purple step=517824 length=15.51 ret=0.31: <text:s/>40%|▍| 169/427 [06:47&lt;09:50, <text:s/>2.2</text:p>
      <text:p text:style-name="P2"/>
      <text:p text:style-name="P2">key_purple step=523920 length=12.29 ret=0.56: <text:s/>40%|▍| 170/427 [06:49&lt;09:49, <text:s/>2.2</text:p>
      <text:p text:style-name="P2"/>
      <text:p text:style-name="P2">key_purple step=529888 length=12.51 ret=0.62: <text:s/>40%|▍| 171/427 [06:52&lt;09:44, <text:s/>2.2</text:p>
      <text:p text:style-name="P2"><text:soft-page-break/></text:p>
      <text:p text:style-name="P2">key_purple step=535856 length=12.57 ret=0.75: <text:s/>40%|▍| 172/427 [06:54&lt;09:34, <text:s/>2.2</text:p>
      <text:p text:style-name="P2"/>
      <text:p text:style-name="P2">key_purple step=542272 length=10.64 ret=0.82: <text:s/>41%|▍| 173/427 [06:56&lt;09:39, <text:s/>2.2</text:p>
      <text:p text:style-name="P2"/>
      <text:p text:style-name="P2">key_purple step=548560 length=11.46 ret=0.87: <text:s/>41%|▍| 174/427 [06:58&lt;09:40, <text:s/>2.2</text:p>
      <text:p text:style-name="P2"/>
      <text:p text:style-name="P2">key_purple step=554560 length=12.68 ret=0.90: <text:s/>41%|▍| 175/427 [07:01&lt;09:38, <text:s/>2.3</text:p>
      <text:p text:style-name="P2"/>
      <text:p text:style-name="P2">key_purple step=561008 length=11.18 ret=0.84: <text:s/>41%|▍| 176/427 [07:03&lt;09:39, <text:s/>2.3</text:p>
      <text:p text:style-name="P2"/>
      <text:p text:style-name="P2">key_purple step=567360 length=10.77 ret=0.85: <text:s/>41%|▍| 177/427 [07:05&lt;09:36, <text:s/>2.3</text:p>
      <text:p text:style-name="P2"/>
      <text:p text:style-name="P2">key_purple step=573680 length=10.99 ret=0.90: <text:s/>42%|▍| 178/427 [07:08&lt;09:35, <text:s/>2.3</text:p>
      <text:p text:style-name="P2"/>
      <text:p text:style-name="P2">key_purple step=579760 length=11.67 ret=0.89: <text:s/>42%|▍| 179/427 [07:10&lt;09:33, <text:s/>2.3</text:p>
      <text:p text:style-name="P2"/>
      <text:p text:style-name="P2">key_purple step=586416 length=10.59 ret=0.92: <text:s/>42%|▍| 180/427 [07:12&lt;09:31, <text:s/>2.3</text:p>
      <text:p text:style-name="P2"/>
      <text:p text:style-name="P2">key_blue step=561120 length=11.23 ret=0.12: <text:s/>42%|▍| 181/427 [07:15&lt;09:39, <text:s/>2.36s</text:p>
      <text:p text:style-name="P2"/>
      <text:p text:style-name="P2">key_blue step=566704 length=13.37 ret=0.21: <text:s/>43%|▍| 182/427 [07:17&lt;09:31, <text:s/>2.33s</text:p>
      <text:p text:style-name="P2"/>
      <text:p text:style-name="P2">key_blue step=571920 length=15.96 ret=0.32: <text:s/>43%|▍| 183/427 [07:19&lt;09:16, <text:s/>2.28s</text:p>
      <text:p text:style-name="P2"/>
      <text:p text:style-name="P2">key_blue step=577664 length=13.82 ret=0.40: <text:s/>43%|▍| 184/427 [07:21&lt;09:14, <text:s/>2.28s</text:p>
      <text:p text:style-name="P2"/>
      <text:p text:style-name="P2">key_blue step=583936 length=12.21 ret=0.68: <text:s/>43%|▍| 185/427 [07:24&lt;09:15, <text:s/>2.30s</text:p>
      <text:p text:style-name="P2"/>
      <text:p text:style-name="P2">key_blue step=589776 length=14.05 ret=0.67: <text:s/>44%|▍| 186/427 [07:26&lt;09:12, <text:s/>2.29s</text:p>
      <text:p text:style-name="P2"/>
      <text:p text:style-name="P2">key_blue step=595920 length=11.98 ret=0.82: <text:s/>44%|▍| 187/427 [07:28&lt;09:02, <text:s/>2.26s</text:p>
      <text:p text:style-name="P2"/>
      <text:p text:style-name="P2">key_blue step=601936 length=13.65 ret=0.90: <text:s/>44%|▍| 188/427 [07:31&lt;09:04, <text:s/>2.28s</text:p>
      <text:p text:style-name="P2"/>
      <text:p text:style-name="P2">key_blue step=608240 length=11.93 ret=0.90: <text:s/>44%|▍| 189/427 [07:33&lt;09:04, <text:s/>2.29s</text:p>
      <text:p text:style-name="P2"/>
      <text:p text:style-name="P2">key_blue step=614288 length=12.02 ret=0.92: <text:s/>44%|▍| 190/427 [07:35&lt;09:03, <text:s/>2.29s</text:p>
      <text:p text:style-name="P2"/>
      <text:p text:style-name="P2">key_blue step=620288 length=12.27 ret=0.93: <text:s/>45%|▍| 191/427 [07:38&lt;09:01, <text:s/>2.29s</text:p>
      <text:p text:style-name="P2"/>
      <text:p text:style-name="P2">key_blue step=626864 length=10.84 ret=0.93: <text:s/>45%|▍| 192/427 [07:40&lt;08:59, <text:s/>2.30s</text:p>
      <text:p text:style-name="P2"/>
      <text:p text:style-name="P2">key_blue step=633152 length=11.29 ret=0.92: <text:s/>45%|▍| 193/427 [07:42&lt;08:57, <text:s/>2.30s</text:p>
      <text:p text:style-name="P2"/>
      <text:p text:style-name="P2">key_blue step=639632 length=10.51 ret=0.92: <text:s/>45%|▍| 194/427 [07:45&lt;09:05, <text:s/>2.34s</text:p>
      <text:p text:style-name="P2"/>
      <text:p text:style-name="P2">key_blue step=646400 length=9.92 ret=0.90: <text:s/>46%|▍| 195/427 [07:47&lt;09:11, <text:s/>2.38s/</text:p>
      <text:p text:style-name="P2"/>
      <text:p text:style-name="P2"><text:soft-page-break/>key_purple step=593040 length=9.96 ret=0.11: <text:s/>46%|▍| 196/427 [07:50&lt;09:26, <text:s/>2.45</text:p>
      <text:p text:style-name="P2"/>
      <text:p text:style-name="P2">key_purple step=599968 length=9.61 ret=0.16: <text:s/>46%|▍| 197/427 [07:52&lt;09:18, <text:s/>2.43</text:p>
      <text:p text:style-name="P2"/>
      <text:p text:style-name="P2">key_purple step=606400 length=10.08 ret=0.23: <text:s/>46%|▍| 198/427 [07:54&lt;09:12, <text:s/>2.4</text:p>
      <text:p text:style-name="P2"/>
      <text:p text:style-name="P2">key_purple step=613280 length=9.17 ret=0.32: <text:s/>47%|▍| 199/427 [07:57&lt;09:05, <text:s/>2.39</text:p>
      <text:p text:style-name="P2"/>
      <text:p text:style-name="P2">key_purple step=620064 length=9.01 ret=0.39: <text:s/>47%|▍| 200/427 [07:59&lt;09:00, <text:s/>2.38</text:p>
      <text:p text:style-name="P2"/>
      <text:p text:style-name="P2">key_purple step=627216 length=8.76 ret=0.55: <text:s/>47%|▍| 201/427 [08:01&lt;08:56, <text:s/>2.37</text:p>
      <text:p text:style-name="P2"/>
      <text:p text:style-name="P2">key_purple step=633728 length=10.27 ret=0.71: <text:s/>47%|▍| 202/427 [08:04&lt;08:51, <text:s/>2.3</text:p>
      <text:p text:style-name="P2"/>
      <text:p text:style-name="P2">key_purple step=640368 length=10.22 ret=0.75: <text:s/>48%|▍| 203/427 [08:06&lt;08:46, <text:s/>2.3</text:p>
      <text:p text:style-name="P2"/>
      <text:p text:style-name="P2">key_purple step=646848 length=9.95 ret=0.80: <text:s/>48%|▍| 204/427 [08:08&lt;08:42, <text:s/>2.34</text:p>
      <text:p text:style-name="P2"/>
      <text:p text:style-name="P2">key_purple step=653216 length=10.86 ret=0.83: <text:s/>48%|▍| 205/427 [08:11&lt;08:38, <text:s/>2.3</text:p>
      <text:p text:style-name="P2"/>
      <text:p text:style-name="P2">key_purple step=659552 length=11.33 ret=0.88: <text:s/>48%|▍| 206/427 [08:13&lt;08:34, <text:s/>2.3</text:p>
      <text:p text:style-name="P2"/>
      <text:p text:style-name="P2">key_purple step=665744 length=10.91 ret=0.92: <text:s/>48%|▍| 207/427 [08:15&lt;08:33, <text:s/>2.3</text:p>
      <text:p text:style-name="P2"/>
      <text:p text:style-name="P2">key_purple step=672064 length=11.52 ret=0.89: <text:s/>49%|▍| 208/427 [08:18&lt;08:28, <text:s/>2.3</text:p>
      <text:p text:style-name="P2"/>
      <text:p text:style-name="P2">key_purple step=678704 length=11.17 ret=0.91: <text:s/>49%|▍| 209/427 [08:20&lt;08:26, <text:s/>2.3</text:p>
      <text:p text:style-name="P2"/>
      <text:p text:style-name="P2">key_purple step=685056 length=11.06 ret=0.89: <text:s/>49%|▍| 210/427 [08:22&lt;08:26, <text:s/>2.3</text:p>
      <text:p text:style-name="P2"/>
      <text:p text:style-name="P2">key_blue step=652656 length=11.37 ret=0.09: <text:s/>49%|▍| 211/427 [08:25&lt;08:24, <text:s/>2.34s</text:p>
      <text:p text:style-name="P2"/>
      <text:p text:style-name="P2">key_blue step=658304 length=14.32 ret=0.16: <text:s/>50%|▍| 212/427 [08:27&lt;08:11, <text:s/>2.29s</text:p>
      <text:p text:style-name="P2"/>
      <text:p text:style-name="P2">key_blue step=663232 length=17.01 ret=0.30: <text:s/>50%|▍| 213/427 [08:29&lt;08:07, <text:s/>2.28s</text:p>
      <text:p text:style-name="P2"/>
      <text:p text:style-name="P2">key_blue step=667088 length=24.89 ret=0.52: <text:s/>50%|▌| 214/427 [08:31&lt;07:53, <text:s/>2.22s</text:p>
      <text:p text:style-name="P2"/>
      <text:p text:style-name="P2">key_blue step=671760 length=20.30 ret=0.68: <text:s/>50%|▌| 215/427 [08:33&lt;07:51, <text:s/>2.22s</text:p>
      <text:p text:style-name="P2"/>
      <text:p text:style-name="P2">key_blue step=676272 length=19.65 ret=0.75: <text:s/>51%|▌| 216/427 [08:36&lt;07:48, <text:s/>2.22s</text:p>
      <text:p text:style-name="P2"/>
      <text:p text:style-name="P2">key_blue step=681760 length=15.56 ret=0.86: <text:s/>51%|▌| 217/427 [08:38&lt;07:43, <text:s/>2.21s</text:p>
      <text:p text:style-name="P2"/>
      <text:p text:style-name="P2">key_blue step=687904 length=12.46 ret=0.93: <text:s/>51%|▌| 218/427 [08:40&lt;07:47, <text:s/>2.24s</text:p>
      <text:p text:style-name="P2"/>
      <text:p text:style-name="P2">key_blue step=694096 length=12.25 ret=0.81: <text:s/>51%|▌| 219/427 [08:42&lt;07:49, <text:s/>2.26s</text:p>
      <text:p text:style-name="P2"/>
      <text:p text:style-name="P2">key_blue step=700000 length=12.82 ret=0.88: <text:s/>52%|▌| 220/427 [08:45&lt;07:50, <text:s/>2.27s</text:p>
      <text:p text:style-name="P2"><text:soft-page-break/></text:p>
      <text:p text:style-name="P2">key_blue step=705904 length=13.15 ret=0.89: <text:s/>52%|▌| 221/427 [08:47&lt;07:50, <text:s/>2.28s</text:p>
      <text:p text:style-name="P2"/>
      <text:p text:style-name="P2">key_blue step=712352 length=11.16 ret=0.91: <text:s/>52%|▌| 222/427 [08:49&lt;07:53, <text:s/>2.31s</text:p>
      <text:p text:style-name="P2"/>
      <text:p text:style-name="P2">key_blue step=718848 length=11.37 ret=0.89: <text:s/>52%|▌| 223/427 [08:52&lt;07:50, <text:s/>2.31s</text:p>
      <text:p text:style-name="P2"/>
      <text:p text:style-name="P2">key_blue step=724896 length=12.88 ret=0.87: <text:s/>52%|▌| 224/427 [08:54&lt;07:45, <text:s/>2.30s</text:p>
      <text:p text:style-name="P2"/>
      <text:p text:style-name="P2">key_blue step=730784 length=12.73 ret=0.88: <text:s/>53%|▌| 225/427 [08:56&lt;07:42, <text:s/>2.29s</text:p>
      <text:p text:style-name="P2"/>
      <text:p text:style-name="P2">key_purple step=690784 length=13.80 ret=0.11: <text:s/>53%|▌| 226/427 [08:59&lt;07:38, <text:s/>2.2</text:p>
      <text:p text:style-name="P2"/>
      <text:p text:style-name="P2">key_purple step=695312 length=19.59 ret=0.15: <text:s/>53%|▌| 227/427 [09:01&lt;07:25, <text:s/>2.2</text:p>
      <text:p text:style-name="P2"/>
      <text:p text:style-name="P2">key_purple step=700336 length=17.55 ret=0.20: <text:s/>53%|▌| 228/427 [09:03&lt;07:21, <text:s/>2.2</text:p>
      <text:p text:style-name="P2"/>
      <text:p text:style-name="P2">key_purple step=706800 length=11.39 ret=0.35: <text:s/>54%|▌| 229/427 [09:05&lt;07:25, <text:s/>2.2</text:p>
      <text:p text:style-name="P2"/>
      <text:p text:style-name="P2">key_purple step=712992 length=11.53 ret=0.48: <text:s/>54%|▌| 230/427 [09:08&lt;07:51, <text:s/>2.3</text:p>
      <text:p text:style-name="P2"/>
      <text:p text:style-name="P2">key_purple step=719376 length=10.74 ret=0.58: <text:s/>54%|▌| 231/427 [09:10&lt;07:46, <text:s/>2.3</text:p>
      <text:p text:style-name="P2"/>
      <text:p text:style-name="P2">key_purple step=725616 length=11.60 ret=0.61: <text:s/>54%|▌| 232/427 [09:12&lt;07:33, <text:s/>2.3</text:p>
      <text:p text:style-name="P2"/>
      <text:p text:style-name="P2">key_purple step=731552 length=13.20 ret=0.65: <text:s/>55%|▌| 233/427 [09:15&lt;07:33, <text:s/>2.3</text:p>
      <text:p text:style-name="P2"/>
      <text:p text:style-name="P2">key_purple step=737360 length=12.90 ret=0.67: <text:s/>55%|▌| 234/427 [09:17&lt;07:22, <text:s/>2.2</text:p>
      <text:p text:style-name="P2"/>
      <text:p text:style-name="P2">key_purple step=743776 length=11.52 ret=0.65: <text:s/>55%|▌| 235/427 [09:19&lt;07:20, <text:s/>2.2</text:p>
      <text:p text:style-name="P2"/>
      <text:p text:style-name="P2">key_purple step=749056 length=15.32 ret=0.77: <text:s/>55%|▌| 236/427 [09:22&lt;07:20, <text:s/>2.3</text:p>
      <text:p text:style-name="P2"/>
      <text:p text:style-name="P2">key_purple step=754272 length=15.94 ret=0.80: <text:s/>56%|▌| 237/427 [09:24&lt;07:16, <text:s/>2.3</text:p>
      <text:p text:style-name="P2"/>
      <text:p text:style-name="P2">key_purple step=760192 length=12.66 ret=0.83: <text:s/>56%|▌| 238/427 [09:26&lt;07:13, <text:s/>2.3</text:p>
      <text:p text:style-name="P2"/>
      <text:p text:style-name="P2">key_purple step=765712 length=14.81 ret=0.84: <text:s/>56%|▌| 239/427 [09:28&lt;07:10, <text:s/>2.2</text:p>
      <text:p text:style-name="P2"/>
      <text:p text:style-name="P2">key_purple step=771408 length=13.73 ret=0.85: <text:s/>56%|▌| 240/427 [09:31&lt;07:06, <text:s/>2.2</text:p>
      <text:p text:style-name="P2"/>
      <text:p text:style-name="P2">key_blue step=736608 length=12.87 ret=0.15: <text:s/>56%|▌| 241/427 [09:33&lt;07:03, <text:s/>2.28s</text:p>
      <text:p text:style-name="P2"/>
      <text:p text:style-name="P2">key_blue step=741792 length=15.69 ret=0.25: <text:s/>57%|▌| 242/427 [09:35&lt;06:54, <text:s/>2.24s</text:p>
      <text:p text:style-name="P2"/>
      <text:p text:style-name="P2">key_blue step=747920 length=13.51 ret=0.47: <text:s/>57%|▌| 243/427 [09:37&lt;06:55, <text:s/>2.26s</text:p>
      <text:p text:style-name="P2"/>
      <text:p text:style-name="P2">key_blue step=754192 length=12.28 ret=0.51: <text:s/>57%|▌| 244/427 [09:40&lt;06:54, <text:s/>2.27s</text:p>
      <text:p text:style-name="P2"/>
      <text:p text:style-name="P2"><text:soft-page-break/>key_blue step=760624 length=11.26 ret=0.50: <text:s/>57%|▌| 245/427 [09:42&lt;06:56, <text:s/>2.29s</text:p>
      <text:p text:style-name="P2"/>
      <text:p text:style-name="P2">key_blue step=766912 length=10.98 ret=0.61: <text:s/>58%|▌| 246/427 [09:44&lt;07:00, <text:s/>2.32s</text:p>
      <text:p text:style-name="P2"/>
      <text:p text:style-name="P2">key_blue step=773328 length=11.17 ret=0.66: <text:s/>58%|▌| 247/427 [09:47&lt;06:57, <text:s/>2.32s</text:p>
      <text:p text:style-name="P2"/>
      <text:p text:style-name="P2">key_blue step=779808 length=11.07 ret=0.74: <text:s/>58%|▌| 248/427 [09:49&lt;06:55, <text:s/>2.32s</text:p>
      <text:p text:style-name="P2"/>
      <text:p text:style-name="P2">key_blue step=786192 length=10.95 ret=0.81: <text:s/>58%|▌| 249/427 [09:51&lt;06:48, <text:s/>2.29s</text:p>
      <text:p text:style-name="P2"/>
      <text:p text:style-name="P2">key_blue step=792864 length=10.36 ret=0.91: <text:s/>59%|▌| 250/427 [09:54&lt;06:53, <text:s/>2.33s</text:p>
      <text:p text:style-name="P2"/>
      <text:p text:style-name="P2">key_blue step=799600 length=11.02 ret=0.90: <text:s/>59%|▌| 251/427 [09:56&lt;06:50, <text:s/>2.33s</text:p>
      <text:p text:style-name="P2"/>
      <text:p text:style-name="P2">key_blue step=806080 length=10.30 ret=0.92: <text:s/>59%|▌| 252/427 [09:58&lt;06:42, <text:s/>2.30s</text:p>
      <text:p text:style-name="P2"/>
      <text:p text:style-name="P2">key_blue step=812608 length=10.09 ret=0.92: <text:s/>59%|▌| 253/427 [10:01&lt;06:47, <text:s/>2.34s</text:p>
      <text:p text:style-name="P2"/>
      <text:p text:style-name="P2">key_blue step=819360 length=9.94 ret=0.93: <text:s/>59%|▌| 254/427 [10:03&lt;06:45, <text:s/>2.34s/</text:p>
      <text:p text:style-name="P2"/>
      <text:p text:style-name="P2">key_blue step=825840 length=9.74 ret=0.93: <text:s/>60%|▌| 255/427 [10:06&lt;06:46, <text:s/>2.36s/</text:p>
      <text:p text:style-name="P2"/>
      <text:p text:style-name="P2">key_purple step=778320 length=9.48 ret=0.10: <text:s/>60%|▌| 256/427 [10:08&lt;06:44, <text:s/>2.36</text:p>
      <text:p text:style-name="P2"/>
      <text:p text:style-name="P2">key_purple step=784224 length=12.93 ret=0.10: <text:s/>60%|▌| 257/427 [10:10&lt;06:37, <text:s/>2.3</text:p>
      <text:p text:style-name="P2"/>
      <text:p text:style-name="P2">key_purple step=789920 length=13.37 ret=0.13: <text:s/>60%|▌| 258/427 [10:13&lt;06:34, <text:s/>2.3</text:p>
      <text:p text:style-name="P2"/>
      <text:p text:style-name="P2">key_purple step=795440 length=14.93 ret=0.17: <text:s/>61%|▌| 259/427 [10:15&lt;06:28, <text:s/>2.3</text:p>
      <text:p text:style-name="P2"/>
      <text:p text:style-name="P2">key_purple step=800688 length=16.20 ret=0.22: <text:s/>61%|▌| 260/427 [10:17&lt;06:28, <text:s/>2.3</text:p>
      <text:p text:style-name="P2"/>
      <text:p text:style-name="P2">key_purple step=805680 length=17.60 ret=0.24: <text:s/>61%|▌| 261/427 [10:19&lt;06:16, <text:s/>2.2</text:p>
      <text:p text:style-name="P2"/>
      <text:p text:style-name="P2">key_purple step=810224 length=20.83 ret=0.35: <text:s/>61%|▌| 262/427 [10:21&lt;06:10, <text:s/>2.2</text:p>
      <text:p text:style-name="P2"/>
      <text:p text:style-name="P2">key_purple step=814432 length=21.78 ret=0.43: <text:s/>62%|▌| 263/427 [10:24&lt;06:07, <text:s/>2.2</text:p>
      <text:p text:style-name="P2"/>
      <text:p text:style-name="P2">key_purple step=819104 length=20.86 ret=0.64: <text:s/>62%|▌| 264/427 [10:26&lt;05:59, <text:s/>2.2</text:p>
      <text:p text:style-name="P2"/>
      <text:p text:style-name="P2">key_purple step=824048 length=17.32 ret=0.80: <text:s/>62%|▌| 265/427 [10:28&lt;06:00, <text:s/>2.2</text:p>
      <text:p text:style-name="P2"/>
      <text:p text:style-name="P2">key_purple step=829312 length=15.69 ret=0.86: <text:s/>62%|▌| 266/427 [10:30&lt;05:54, <text:s/>2.2</text:p>
      <text:p text:style-name="P2"/>
      <text:p text:style-name="P2">key_purple step=835136 length=13.98 ret=0.88: <text:s/>63%|▋| 267/427 [10:33&lt;05:57, <text:s/>2.2</text:p>
      <text:p text:style-name="P2"/>
      <text:p text:style-name="P2">key_purple step=841184 length=12.18 ret=0.92: <text:s/>63%|▋| 268/427 [10:35&lt;06:15, <text:s/>2.3</text:p>
      <text:p text:style-name="P2"/>
      <text:p text:style-name="P2">key_purple step=847728 length=11.12 ret=0.85: <text:s/>63%|▋| 269/427 [10:38&lt;06:10, <text:s/>2.3</text:p>
      <text:p text:style-name="P2"><text:soft-page-break/></text:p>
      <text:p text:style-name="P2">key_purple step=853888 length=11.63 ret=0.87: <text:s/>63%|▋| 270/427 [10:40&lt;06:06, <text:s/>2.3</text:p>
      <text:p text:style-name="P2"/>
      <text:p text:style-name="P2">key_blue step=832304 length=10.63 ret=0.10: <text:s/>63%|▋| 271/427 [10:42&lt;06:03, <text:s/>2.33s</text:p>
      <text:p text:style-name="P2"/>
      <text:p text:style-name="P2">key_blue step=838400 length=11.43 ret=0.11: <text:s/>64%|▋| 272/427 [10:44&lt;06:00, <text:s/>2.32s</text:p>
      <text:p text:style-name="P2"/>
      <text:p text:style-name="P2">key_blue step=844080 length=13.63 ret=0.15: <text:s/>64%|▋| 273/427 [10:47&lt;05:55, <text:s/>2.31s</text:p>
      <text:p text:style-name="P2"/>
      <text:p text:style-name="P2">key_blue step=849456 length=15.23 ret=0.25: <text:s/>64%|▋| 274/427 [10:49&lt;05:46, <text:s/>2.26s</text:p>
      <text:p text:style-name="P2"/>
      <text:p text:style-name="P2">key_blue step=854720 length=16.87 ret=0.34: <text:s/>64%|▋| 275/427 [10:51&lt;05:44, <text:s/>2.26s</text:p>
      <text:p text:style-name="P2"/>
      <text:p text:style-name="P2">key_blue step=860128 length=15.64 ret=0.44: <text:s/>65%|▋| 276/427 [10:53&lt;05:41, <text:s/>2.26s</text:p>
      <text:p text:style-name="P2"/>
      <text:p text:style-name="P2">key_blue step=864976 length=17.67 ret=0.53: <text:s/>65%|▋| 277/427 [10:56&lt;05:34, <text:s/>2.23s</text:p>
      <text:p text:style-name="P2"/>
      <text:p text:style-name="P2">key_blue step=870128 length=16.93 ret=0.52: <text:s/>65%|▋| 278/427 [10:58&lt;05:33, <text:s/>2.24s</text:p>
      <text:p text:style-name="P2"/>
      <text:p text:style-name="P2">key_blue step=875648 length=14.81 ret=0.63: <text:s/>65%|▋| 279/427 [11:00&lt;05:31, <text:s/>2.24s</text:p>
      <text:p text:style-name="P2"/>
      <text:p text:style-name="P2">key_blue step=881424 length=13.88 ret=0.73: <text:s/>66%|▋| 280/427 [11:02&lt;05:27, <text:s/>2.23s</text:p>
      <text:p text:style-name="P2"/>
      <text:p text:style-name="P2">key_blue step=887344 length=13.18 ret=0.82: <text:s/>66%|▋| 281/427 [11:05&lt;05:30, <text:s/>2.26s</text:p>
      <text:p text:style-name="P2"/>
      <text:p text:style-name="P2">key_blue step=893456 length=12.36 ret=0.84: <text:s/>66%|▋| 282/427 [11:07&lt;05:29, <text:s/>2.27s</text:p>
      <text:p text:style-name="P2"/>
      <text:p text:style-name="P2">key_blue step=900064 length=9.90 ret=0.91: <text:s/>66%|▋| 283/427 [11:09&lt;05:30, <text:s/>2.29s/</text:p>
      <text:p text:style-name="P2"/>
      <text:p text:style-name="P2">key_blue step=906464 length=10.11 ret=0.91: <text:s/>67%|▋| 284/427 [11:12&lt;05:30, <text:s/>2.31s</text:p>
      <text:p text:style-name="P2"/>
      <text:p text:style-name="P2">key_blue step=913168 length=10.04 ret=0.93: <text:s/>67%|▋| 285/427 [11:14&lt;05:30, <text:s/>2.33s</text:p>
      <text:p text:style-name="P2"/>
      <text:p text:style-name="P2">key_purple step=860784 length=9.57 ret=0.11: <text:s/>67%|▋| 286/427 [11:16&lt;05:30, <text:s/>2.34</text:p>
      <text:p text:style-name="P2"/>
      <text:p text:style-name="P2">key_purple step=867232 length=11.15 ret=0.16: <text:s/>67%|▋| 287/427 [11:19&lt;05:26, <text:s/>2.3</text:p>
      <text:p text:style-name="P2"/>
      <text:p text:style-name="P2">key_purple step=873856 length=10.09 ret=0.25: <text:s/>67%|▋| 288/427 [11:21&lt;05:25, <text:s/>2.3</text:p>
      <text:p text:style-name="P2"/>
      <text:p text:style-name="P2">key_purple step=880336 length=10.49 ret=0.35: <text:s/>68%|▋| 289/427 [11:23&lt;05:22, <text:s/>2.3</text:p>
      <text:p text:style-name="P2"/>
      <text:p text:style-name="P2">key_purple step=886816 length=11.18 ret=0.36: <text:s/>68%|▋| 290/427 [11:26&lt;05:22, <text:s/>2.3</text:p>
      <text:p text:style-name="P2"/>
      <text:p text:style-name="P2">key_purple step=893392 length=10.31 ret=0.53: <text:s/>68%|▋| 291/427 [11:28&lt;05:21, <text:s/>2.3</text:p>
      <text:p text:style-name="P2"/>
      <text:p text:style-name="P2">key_purple step=900320 length=9.85 ret=0.66: <text:s/>68%|▋| 292/427 [11:30&lt;05:18, <text:s/>2.36</text:p>
      <text:p text:style-name="P2"/>
      <text:p text:style-name="P2">key_purple step=906912 length=11.17 ret=0.80: <text:s/>69%|▋| 293/427 [11:33&lt;05:13, <text:s/>2.3</text:p>
      <text:p text:style-name="P2"/>
      <text:p text:style-name="P2"><text:soft-page-break/>key_purple step=913312 length=11.49 ret=0.86: <text:s/>69%|▋| 294/427 [11:35&lt;05:10, <text:s/>2.3</text:p>
      <text:p text:style-name="P2"/>
      <text:p text:style-name="P2">key_purple step=919632 length=11.75 ret=0.87: <text:s/>69%|▋| 295/427 [11:37&lt;05:05, <text:s/>2.3</text:p>
      <text:p text:style-name="P2"/>
      <text:p text:style-name="P2">key_purple step=926384 length=9.72 ret=0.82: <text:s/>69%|▋| 296/427 [11:40&lt;05:04, <text:s/>2.32</text:p>
      <text:p text:style-name="P2"/>
      <text:p text:style-name="P2">key_purple step=932928 length=10.14 ret=0.84: <text:s/>70%|▋| 297/427 [11:42&lt;05:04, <text:s/>2.3</text:p>
      <text:p text:style-name="P2"/>
      <text:p text:style-name="P2">key_purple step=939488 length=10.08 ret=0.91: <text:s/>70%|▋| 298/427 [11:44&lt;05:04, <text:s/>2.3</text:p>
      <text:p text:style-name="P2"/>
      <text:p text:style-name="P2">key_purple step=945984 length=10.36 ret=0.92: <text:s/>70%|▋| 299/427 [11:47&lt;04:57, <text:s/>2.3</text:p>
      <text:p text:style-name="P2"/>
      <text:p text:style-name="P2">key_purple step=952896 length=9.29 ret=0.89: <text:s/>70%|▋| 300/427 [11:49&lt;05:01, <text:s/>2.38</text:p>
      <text:p text:style-name="P2"/>
      <text:p text:style-name="P2">key_blue step=920048 length=9.96 ret=0.10: <text:s/>70%|▋| 301/427 [11:52&lt;04:57, <text:s/>2.36s/</text:p>
      <text:p text:style-name="P2"/>
      <text:p text:style-name="P2">key_blue step=925760 length=13.39 ret=0.11: <text:s/>71%|▋| 302/427 [11:54&lt;04:51, <text:s/>2.33s</text:p>
      <text:p text:style-name="P2"/>
      <text:p text:style-name="P2">key_blue step=929680 length=21.18 ret=0.16: <text:s/>71%|▋| 303/427 [11:56&lt;04:44, <text:s/>2.30s</text:p>
      <text:p text:style-name="P2"/>
      <text:p text:style-name="P2">key_blue step=933712 length=23.57 ret=0.23: <text:s/>71%|▋| 304/427 [11:58&lt;04:35, <text:s/>2.24s</text:p>
      <text:p text:style-name="P2"/>
      <text:p text:style-name="P2">key_blue step=938384 length=18.85 ret=0.38: <text:s/>71%|▋| 305/427 [12:00&lt;04:37, <text:s/>2.28s</text:p>
      <text:p text:style-name="P2"/>
      <text:p text:style-name="P2">key_blue step=943904 length=14.76 ret=0.68: <text:s/>72%|▋| 306/427 [12:03&lt;04:30, <text:s/>2.24s</text:p>
      <text:p text:style-name="P2"/>
      <text:p text:style-name="P2">key_blue step=949184 length=15.81 ret=0.64: <text:s/>72%|▋| 307/427 [12:05&lt;04:28, <text:s/>2.24s</text:p>
      <text:p text:style-name="P2"/>
      <text:p text:style-name="P2">key_blue step=955232 length=12.68 ret=0.79: <text:s/>72%|▋| 308/427 [12:07&lt;04:28, <text:s/>2.26s</text:p>
      <text:p text:style-name="P2"/>
      <text:p text:style-name="P2">key_blue step=961424 length=11.43 ret=0.91: <text:s/>72%|▋| 309/427 [12:10&lt;04:43, <text:s/>2.40s</text:p>
      <text:p text:style-name="P2"/>
      <text:p text:style-name="P2">key_blue step=968032 length=9.94 ret=0.92: <text:s/>73%|▋| 310/427 [12:12&lt;04:40, <text:s/>2.40s/</text:p>
      <text:p text:style-name="P2"/>
      <text:p text:style-name="P2">key_blue step=974992 length=9.28 ret=0.94: <text:s/>73%|▋| 311/427 [12:15&lt;04:37, <text:s/>2.39s/</text:p>
      <text:p text:style-name="P2"/>
      <text:p text:style-name="P2">key_blue step=981888 length=9.34 ret=0.94: <text:s/>73%|▋| 312/427 [12:17&lt;04:35, <text:s/>2.39s/</text:p>
      <text:p text:style-name="P2"/>
      <text:p text:style-name="P2">key_blue step=988976 length=8.45 ret=0.93: <text:s/>73%|▋| 313/427 [12:19&lt;04:33, <text:s/>2.40s/</text:p>
      <text:p text:style-name="P2"/>
      <text:p text:style-name="P2">key_blue step=996016 length=8.61 ret=0.94: <text:s/>74%|▋| 314/427 [12:22&lt;04:34, <text:s/>2.43s/</text:p>
      <text:p text:style-name="P2"/>
      <text:p text:style-name="P2">key_blue step=1002896 length=8.94 ret=0.94: <text:s/>74%|▋| 315/427 [12:24&lt;04:30, <text:s/>2.42s</text:p>
      <text:p text:style-name="P2"/>
      <text:p text:style-name="P2">key_purple step=959968 length=8.29 ret=0.10: <text:s/>74%|▋| 316/427 [12:27&lt;04:28, <text:s/>2.42</text:p>
      <text:p text:style-name="P2"/>
      <text:p text:style-name="P2">key_purple step=966752 length=9.72 ret=0.10: <text:s/>74%|▋| 317/427 [12:29&lt;04:24, <text:s/>2.41</text:p>
      <text:p text:style-name="P2"/>
      <text:p text:style-name="P2">key_purple step=971936 length=16.89 ret=0.11: <text:s/>74%|▋| 318/427 [12:31&lt;04:17, <text:s/>2.3</text:p>
      <text:p text:style-name="P2"><text:soft-page-break/></text:p>
      <text:p text:style-name="P2">key_purple step=975984 length=23.79 ret=0.20: <text:s/>75%|▋| 319/427 [12:34&lt;04:05, <text:s/>2.2</text:p>
      <text:p text:style-name="P2"/>
      <text:p text:style-name="P2">key_purple step=980048 length=24.29 ret=0.33: <text:s/>75%|▋| 320/427 [12:36&lt;03:57, <text:s/>2.2</text:p>
      <text:p text:style-name="P2"/>
      <text:p text:style-name="P2">key_purple step=983872 length=25.21 ret=0.46: <text:s/>75%|▊| 321/427 [12:38&lt;03:55, <text:s/>2.2</text:p>
      <text:p text:style-name="P2"/>
      <text:p text:style-name="P2">key_purple step=988528 length=19.62 ret=0.55: <text:s/>75%|▊| 322/427 [12:40&lt;03:53, <text:s/>2.2</text:p>
      <text:p text:style-name="P2"/>
      <text:p text:style-name="P2">key_purple step=993136 length=19.31 ret=0.66: <text:s/>76%|▊| 323/427 [12:42&lt;03:48, <text:s/>2.1</text:p>
      <text:p text:style-name="P2"/>
      <text:p text:style-name="P2">key_purple step=998624 length=14.17 ret=0.84: <text:s/>76%|▊| 324/427 [12:44&lt;03:49, <text:s/>2.2</text:p>
      <text:p text:style-name="P2"/>
      <text:p text:style-name="P2">key_purple step=1004880 length=11.68 ret=0.86: <text:s/>76%|▊| 325/427 [12:47&lt;03:46, <text:s/>2.</text:p>
      <text:p text:style-name="P2"/>
      <text:p text:style-name="P2">key_purple step=1011264 length=11.15 ret=0.91: <text:s/>76%|▊| 326/427 [12:49&lt;03:51, <text:s/>2.</text:p>
      <text:p text:style-name="P2"/>
      <text:p text:style-name="P2">key_purple step=1017568 length=11.08 ret=0.91: <text:s/>77%|▊| 327/427 [12:51&lt;03:49, <text:s/>2.</text:p>
      <text:p text:style-name="P2"/>
      <text:p text:style-name="P2">key_purple step=1024288 length=10.33 ret=0.93: <text:s/>77%|▊| 328/427 [12:54&lt;03:49, <text:s/>2.</text:p>
      <text:p text:style-name="P2"/>
      <text:p text:style-name="P2">key_purple step=1031008 length=10.71 ret=0.92: <text:s/>77%|▊| 329/427 [12:56&lt;03:49, <text:s/>2.</text:p>
      <text:p text:style-name="P2"/>
      <text:p text:style-name="P2">key_purple step=1037424 length=10.14 ret=0.94: <text:s/>77%|▊| 330/427 [12:59&lt;03:46, <text:s/>2.</text:p>
      <text:p text:style-name="P2"/>
      <text:p text:style-name="P2">key_blue step=1009712 length=9.96 ret=0.10: <text:s/>78%|▊| 331/427 [13:01&lt;03:44, <text:s/>2.33s</text:p>
      <text:p text:style-name="P2"/>
      <text:p text:style-name="P2">key_blue step=1013504 length=26.38 ret=0.19: <text:s/>78%|▊| 332/427 [13:03&lt;03:34, <text:s/>2.26</text:p>
      <text:p text:style-name="P2"/>
      <text:p text:style-name="P2">key_blue step=1017056 length=29.24 ret=0.34: <text:s/>78%|▊| 333/427 [13:05&lt;03:26, <text:s/>2.20</text:p>
      <text:p text:style-name="P2"/>
      <text:p text:style-name="P2">key_blue step=1020880 length=25.14 ret=0.62: <text:s/>78%|▊| 334/427 [13:07&lt;03:25, <text:s/>2.21</text:p>
      <text:p text:style-name="P2"/>
      <text:p text:style-name="P2">key_blue step=1026544 length=13.98 ret=0.86: <text:s/>78%|▊| 335/427 [13:10&lt;03:25, <text:s/>2.24</text:p>
      <text:p text:style-name="P2"/>
      <text:p text:style-name="P2">key_blue step=1032496 length=12.80 ret=0.88: <text:s/>79%|▊| 336/427 [13:12&lt;03:21, <text:s/>2.22</text:p>
      <text:p text:style-name="P2"/>
      <text:p text:style-name="P2">key_blue step=1039168 length=10.32 ret=0.92: <text:s/>79%|▊| 337/427 [13:14&lt;03:25, <text:s/>2.29</text:p>
      <text:p text:style-name="P2"/>
      <text:p text:style-name="P2">key_blue step=1046112 length=9.58 ret=0.92: <text:s/>79%|▊| 338/427 [13:17&lt;03:25, <text:s/>2.31s</text:p>
      <text:p text:style-name="P2"/>
      <text:p text:style-name="P2">key_blue step=1053024 length=8.91 ret=0.94: <text:s/>79%|▊| 339/427 [13:19&lt;03:25, <text:s/>2.33s</text:p>
      <text:p text:style-name="P2"/>
      <text:p text:style-name="P2">key_blue step=1060384 length=7.87 ret=0.75: <text:s/>80%|▊| 340/427 [13:21&lt;03:27, <text:s/>2.38s</text:p>
      <text:p text:style-name="P2"/>
      <text:p text:style-name="P2">key_blue step=1067728 length=7.57 ret=0.83: <text:s/>80%|▊| 341/427 [13:24&lt;03:26, <text:s/>2.40s</text:p>
      <text:p text:style-name="P2"/>
      <text:p text:style-name="P2">key_blue step=1074912 length=7.96 ret=0.86: <text:s/>80%|▊| 342/427 [13:26&lt;03:24, <text:s/>2.40s</text:p>
      <text:p text:style-name="P2"/>
      <text:p text:style-name="P2"><text:soft-page-break/>key_blue step=1082112 length=8.17 ret=0.89: <text:s/>80%|▊| 343/427 [13:29&lt;03:21, <text:s/>2.40s</text:p>
      <text:p text:style-name="P2"/>
      <text:p text:style-name="P2">key_blue step=1089552 length=8.05 ret=0.89: <text:s/>81%|▊| 344/427 [13:31&lt;03:22, <text:s/>2.44s</text:p>
      <text:p text:style-name="P2"/>
      <text:p text:style-name="P2">key_blue step=1096608 length=8.42 ret=0.95: <text:s/>81%|▊| 345/427 [13:34&lt;03:19, <text:s/>2.43s</text:p>
      <text:p text:style-name="P2"/>
      <text:p text:style-name="P2">key_purple step=1044480 length=8.56 ret=0.09: <text:s/>81%|▊| 346/427 [13:36&lt;03:16, <text:s/>2.4</text:p>
      <text:p text:style-name="P2"/>
      <text:p text:style-name="P2">key_purple step=1048512 length=22.71 ret=0.14: <text:s/>81%|▊| 347/427 [13:38&lt;03:06, <text:s/>2.</text:p>
      <text:p text:style-name="P2"/>
      <text:p text:style-name="P2">key_purple step=1051632 length=34.96 ret=0.23: <text:s/>81%|▊| 348/427 [13:40&lt;03:01, <text:s/>2.</text:p>
      <text:p text:style-name="P2"/>
      <text:p text:style-name="P2">key_purple step=1054704 length=35.67 ret=0.33: <text:s/>82%|▊| 349/427 [13:42&lt;02:53, <text:s/>2.</text:p>
      <text:p text:style-name="P2"/>
      <text:p text:style-name="P2">key_purple step=1058320 length=26.87 ret=0.65: <text:s/>82%|▊| 350/427 [13:44&lt;02:47, <text:s/>2.</text:p>
      <text:p text:style-name="P2"/>
      <text:p text:style-name="P2">key_purple step=1062992 length=20.57 ret=0.81: <text:s/>82%|▊| 351/427 [13:47&lt;02:46, <text:s/>2.</text:p>
      <text:p text:style-name="P2"/>
      <text:p text:style-name="P2">key_purple step=1068496 length=14.40 ret=0.88: <text:s/>82%|▊| 352/427 [13:49&lt;02:46, <text:s/>2.</text:p>
      <text:p text:style-name="P2"/>
      <text:p text:style-name="P2">key_purple step=1074224 length=13.56 ret=0.90: <text:s/>83%|▊| 353/427 [13:51&lt;02:45, <text:s/>2.</text:p>
      <text:p text:style-name="P2"/>
      <text:p text:style-name="P2">key_purple step=1080400 length=11.75 ret=0.94: <text:s/>83%|▊| 354/427 [13:54&lt;02:45, <text:s/>2.</text:p>
      <text:p text:style-name="P2"/>
      <text:p text:style-name="P2">key_purple step=1087088 length=10.03 ret=0.91: <text:s/>83%|▊| 355/427 [13:56&lt;02:54, <text:s/>2.</text:p>
      <text:p text:style-name="P2"/>
      <text:p text:style-name="P2">key_purple step=1093920 length=9.55 ret=0.92: <text:s/>83%|▊| 356/427 [13:59&lt;02:50, <text:s/>2.4</text:p>
      <text:p text:style-name="P2"/>
      <text:p text:style-name="P2">key_purple step=1100624 length=9.80 ret=0.91: <text:s/>84%|▊| 357/427 [14:01&lt;02:47, <text:s/>2.3</text:p>
      <text:p text:style-name="P2"/>
      <text:p text:style-name="P2">key_purple step=1107328 length=9.67 ret=0.91: <text:s/>84%|▊| 358/427 [14:03&lt;02:44, <text:s/>2.3</text:p>
      <text:p text:style-name="P2"/>
      <text:p text:style-name="P2">key_purple step=1114112 length=9.90 ret=0.94: <text:s/>84%|▊| 359/427 [14:06&lt;02:42, <text:s/>2.3</text:p>
      <text:p text:style-name="P2"/>
      <text:p text:style-name="P2">key_purple step=1120704 length=9.90 ret=0.92: <text:s/>84%|▊| 360/427 [14:08&lt;02:39, <text:s/>2.3</text:p>
      <text:p text:style-name="P2"/>
      <text:p text:style-name="P2">key_blue step=1103584 length=9.26 ret=0.10: <text:s/>85%|▊| 361/427 [14:11&lt;02:38, <text:s/>2.41s</text:p>
      <text:p text:style-name="P2"/>
      <text:p text:style-name="P2">key_blue step=1104320 length=134.32 ret=0.13: <text:s/>85%|▊| 362/427 [14:13&lt;02:29, <text:s/>2.2</text:p>
      <text:p text:style-name="P2"/>
      <text:p text:style-name="P2">key_blue step=1105472 length=103.88 ret=0.40: <text:s/>85%|▊| 363/427 [14:15&lt;02:21, <text:s/>2.2</text:p>
      <text:p text:style-name="P2"/>
      <text:p text:style-name="P2">key_blue step=1107552 length=63.50 ret=0.65: <text:s/>85%|▊| 364/427 [14:17&lt;02:15, <text:s/>2.15</text:p>
      <text:p text:style-name="P2"/>
      <text:p text:style-name="P2">key_blue step=1110768 length=32.59 ret=0.82: <text:s/>85%|▊| 365/427 [14:19&lt;02:11, <text:s/>2.12</text:p>
      <text:p text:style-name="P2"/>
      <text:p text:style-name="P2">key_blue step=1115216 length=21.17 ret=0.88: <text:s/>86%|▊| 366/427 [14:21&lt;02:11, <text:s/>2.15</text:p>
      <text:p text:style-name="P2"/>
      <text:p text:style-name="P2">key_blue step=1120576 length=15.41 ret=0.91: <text:s/>86%|▊| 367/427 [14:23&lt;02:11, <text:s/>2.18</text:p>
      <text:p text:style-name="P2"><text:soft-page-break/></text:p>
      <text:p text:style-name="P2">key_blue step=1126720 length=11.60 ret=0.93: <text:s/>86%|▊| 368/427 [14:26&lt;02:11, <text:s/>2.23</text:p>
      <text:p text:style-name="P2"/>
      <text:p text:style-name="P2">key_blue step=1133504 length=9.37 ret=0.77: <text:s/>86%|▊| 369/427 [14:28&lt;02:11, <text:s/>2.28s</text:p>
      <text:p text:style-name="P2"/>
      <text:p text:style-name="P2">key_blue step=1140512 length=8.95 ret=0.89: <text:s/>87%|▊| 370/427 [14:30&lt;02:11, <text:s/>2.31s</text:p>
      <text:p text:style-name="P2"/>
      <text:p text:style-name="P2">key_blue step=1147664 length=8.14 ret=0.91: <text:s/>87%|▊| 371/427 [14:33&lt;02:10, <text:s/>2.33s</text:p>
      <text:p text:style-name="P2"/>
      <text:p text:style-name="P2">key_blue step=1154688 length=8.21 ret=0.90: <text:s/>87%|▊| 372/427 [14:35&lt;02:11, <text:s/>2.39s</text:p>
      <text:p text:style-name="P2"/>
      <text:p text:style-name="P2">key_blue step=1161888 length=7.88 ret=0.93: <text:s/>87%|▊| 373/427 [14:38&lt;02:09, <text:s/>2.40s</text:p>
      <text:p text:style-name="P2"/>
      <text:p text:style-name="P2">key_blue step=1169232 length=8.18 ret=0.92: <text:s/>88%|▉| 374/427 [14:40&lt;02:09, <text:s/>2.44s</text:p>
      <text:p text:style-name="P2"/>
      <text:p text:style-name="P2">key_blue step=1176560 length=8.09 ret=0.93: <text:s/>88%|▉| 375/427 [14:43&lt;02:06, <text:s/>2.43s</text:p>
      <text:p text:style-name="P2"/>
      <text:p text:style-name="P2">key_purple step=1128064 length=7.97 ret=0.10: <text:s/>88%|▉| 376/427 [14:45&lt;02:05, <text:s/>2.4</text:p>
      <text:p text:style-name="P2"/>
      <text:p text:style-name="P2">key_purple step=1135136 length=8.37 ret=0.15: <text:s/>88%|▉| 377/427 [14:48&lt;02:02, <text:s/>2.4</text:p>
      <text:p text:style-name="P2"/>
      <text:p text:style-name="P2">key_purple step=1141920 length=9.38 ret=0.35: <text:s/>89%|▉| 378/427 [14:50&lt;01:59, <text:s/>2.4</text:p>
      <text:p text:style-name="P2"/>
      <text:p text:style-name="P2">key_purple step=1148848 length=8.91 ret=0.52: <text:s/>89%|▉| 379/427 [14:53&lt;01:57, <text:s/>2.4</text:p>
      <text:p text:style-name="P2"/>
      <text:p text:style-name="P2">key_purple step=1155728 length=9.08 ret=0.71: <text:s/>89%|▉| 380/427 [14:55&lt;01:54, <text:s/>2.4</text:p>
      <text:p text:style-name="P2"/>
      <text:p text:style-name="P2">key_purple step=1162480 length=9.72 ret=0.81: <text:s/>89%|▉| 381/427 [14:57&lt;01:50, <text:s/>2.4</text:p>
      <text:p text:style-name="P2"/>
      <text:p text:style-name="P2">key_purple step=1169216 length=10.10 ret=0.80: <text:s/>89%|▉| 382/427 [15:00&lt;01:47, <text:s/>2.</text:p>
      <text:p text:style-name="P2"/>
      <text:p text:style-name="P2">key_purple step=1176128 length=9.49 ret=0.89: <text:s/>90%|▉| 383/427 [15:02&lt;01:44, <text:s/>2.3</text:p>
      <text:p text:style-name="P2"/>
      <text:p text:style-name="P2">key_purple step=1182928 length=9.60 ret=0.90: <text:s/>90%|▉| 384/427 [15:04&lt;01:42, <text:s/>2.3</text:p>
      <text:p text:style-name="P2"/>
      <text:p text:style-name="P2">key_purple step=1189808 length=9.43 ret=0.89: <text:s/>90%|▉| 385/427 [15:07&lt;01:40, <text:s/>2.4</text:p>
      <text:p text:style-name="P2"/>
      <text:p text:style-name="P2">key_purple step=1196720 length=9.53 ret=0.93: <text:s/>90%|▉| 386/427 [15:09&lt;01:38, <text:s/>2.4</text:p>
      <text:p text:style-name="P2"/>
      <text:p text:style-name="P2">key_purple step=1203840 length=9.16 ret=0.91: <text:s/>91%|▉| 387/427 [15:12&lt;01:35, <text:s/>2.3</text:p>
      <text:p text:style-name="P2"/>
      <text:p text:style-name="P2">key_purple step=1211040 length=8.65 ret=0.84: <text:s/>91%|▉| 388/427 [15:14&lt;01:33, <text:s/>2.3</text:p>
      <text:p text:style-name="P2"/>
      <text:p text:style-name="P2">key_purple step=1217968 length=9.06 ret=0.92: <text:s/>91%|▉| 389/427 [15:16&lt;01:31, <text:s/>2.4</text:p>
      <text:p text:style-name="P2"/>
      <text:p text:style-name="P2">key_purple step=1224848 length=9.35 ret=0.93: <text:s/>91%|▉| 390/427 [15:19&lt;01:29, <text:s/>2.4</text:p>
      <text:p text:style-name="P2"/>
      <text:p text:style-name="P2">key_blue step=1183600 length=9.18 ret=0.10: <text:s/>92%|▉| 391/427 [15:21&lt;01:29, <text:s/>2.48s</text:p>
      <text:p text:style-name="P2"/>
      <text:p text:style-name="P2"><text:soft-page-break/>key_blue step=1190400 length=9.47 ret=0.11: <text:s/>92%|▉| 392/427 [15:24&lt;01:25, <text:s/>2.45s</text:p>
      <text:p text:style-name="P2"/>
      <text:p text:style-name="P2">key_blue step=1195360 length=15.95 ret=0.30: <text:s/>92%|▉| 393/427 [15:26&lt;01:21, <text:s/>2.40</text:p>
      <text:p text:style-name="P2"/>
      <text:p text:style-name="P2">key_blue step=1200992 length=13.22 ret=0.34: <text:s/>92%|▉| 394/427 [15:28&lt;01:16, <text:s/>2.33</text:p>
      <text:p text:style-name="P2"/>
      <text:p text:style-name="P2">key_blue step=1206736 length=13.22 ret=0.53: <text:s/>93%|▉| 395/427 [15:31&lt;01:14, <text:s/>2.32</text:p>
      <text:p text:style-name="P2"/>
      <text:p text:style-name="P2">key_blue step=1212608 length=13.15 ret=0.63: <text:s/>93%|▉| 396/427 [15:33&lt;01:11, <text:s/>2.31</text:p>
      <text:p text:style-name="P2"/>
      <text:p text:style-name="P2">key_blue step=1219120 length=10.64 ret=0.76: <text:s/>93%|▉| 397/427 [15:35&lt;01:09, <text:s/>2.33</text:p>
      <text:p text:style-name="P2"/>
      <text:p text:style-name="P2">key_blue step=1225760 length=9.98 ret=0.87: <text:s/>93%|▉| 398/427 [15:38&lt;01:07, <text:s/>2.34s</text:p>
      <text:p text:style-name="P2"/>
      <text:p text:style-name="P2">key_blue step=1232880 length=8.44 ret=0.89: <text:s/>93%|▉| 399/427 [15:40&lt;01:06, <text:s/>2.37s</text:p>
      <text:p text:style-name="P2"/>
      <text:p text:style-name="P2">key_blue step=1239920 length=8.25 ret=0.92: <text:s/>94%|▉| 400/427 [15:43&lt;01:05, <text:s/>2.41s</text:p>
      <text:p text:style-name="P2"/>
      <text:p text:style-name="P2">key_blue step=1247024 length=8.04 ret=0.92: <text:s/>94%|▉| 401/427 [15:45&lt;01:02, <text:s/>2.41s</text:p>
      <text:p text:style-name="P2"/>
      <text:p text:style-name="P2">key_blue step=1254272 length=7.95 ret=0.94: <text:s/>94%|▉| 402/427 [15:47&lt;01:01, <text:s/>2.44s</text:p>
      <text:p text:style-name="P2"/>
      <text:p text:style-name="P2">key_blue step=1261504 length=7.97 ret=0.93: <text:s/>94%|▉| 403/427 [15:50&lt;01:01, <text:s/>2.58s</text:p>
      <text:p text:style-name="P2"/>
      <text:p text:style-name="P2">key_blue step=1268880 length=7.60 ret=0.91: <text:s/>95%|▉| 404/427 [15:53&lt;00:58, <text:s/>2.55s</text:p>
      <text:p text:style-name="P2"/>
      <text:p text:style-name="P2">key_blue step=1276304 length=7.51 ret=0.94: <text:s/>95%|▉| 405/427 [15:55&lt;00:56, <text:s/>2.55s</text:p>
      <text:p text:style-name="P2"/>
      <text:p text:style-name="P2">key_purple step=1232016 length=8.21 ret=0.10: <text:s/>95%|▉| 406/427 [15:58&lt;00:52, <text:s/>2.5</text:p>
      <text:p text:style-name="P2"/>
      <text:p text:style-name="P2">key_purple step=1237136 length=17.52 ret=0.11: <text:s/>95%|▉| 407/427 [16:00&lt;00:48, <text:s/>2.</text:p>
      <text:p text:style-name="P2"/>
      <text:p text:style-name="P2">key_purple step=1239360 length=48.37 ret=0.18: <text:s/>96%|▉| 408/427 [16:02&lt;00:44, <text:s/>2.</text:p>
      <text:p text:style-name="P2"/>
      <text:p text:style-name="P2">key_purple step=1241552 length=51.34 ret=0.33: <text:s/>96%|▉| 409/427 [16:04&lt;00:40, <text:s/>2.</text:p>
      <text:p text:style-name="P2"/>
      <text:p text:style-name="P2">key_purple step=1244560 length=34.26 ret=0.68: <text:s/>96%|▉| 410/427 [16:06&lt;00:36, <text:s/>2.</text:p>
      <text:p text:style-name="P2"/>
      <text:p text:style-name="P2">key_purple step=1248336 length=25.75 ret=0.78: <text:s/>96%|▉| 411/427 [16:08&lt;00:34, <text:s/>2.</text:p>
      <text:p text:style-name="P2"/>
      <text:p text:style-name="P2">key_purple step=1253296 length=19.05 ret=0.84: <text:s/>96%|▉| 412/427 [16:11&lt;00:32, <text:s/>2.</text:p>
      <text:p text:style-name="P2"/>
      <text:p text:style-name="P2">key_purple step=1259104 length=13.26 ret=0.91: <text:s/>97%|▉| 413/427 [16:13&lt;00:31, <text:s/>2.</text:p>
      <text:p text:style-name="P2"/>
      <text:p text:style-name="P2">key_purple step=1265408 length=11.27 ret=0.92: <text:s/>97%|▉| 414/427 [16:15&lt;00:29, <text:s/>2.</text:p>
      <text:p text:style-name="P2"/>
      <text:p text:style-name="P2">key_purple step=1272288 length=9.35 ret=0.86: <text:s/>97%|▉| 415/427 [16:18&lt;00:27, <text:s/>2.3</text:p>
      <text:p text:style-name="P2"/>
      <text:p text:style-name="P2">key_purple step=1279216 length=9.34 ret=0.91: <text:s/>97%|▉| 416/427 [16:20&lt;00:25, <text:s/>2.3</text:p>
      <text:p text:style-name="P2"><text:soft-page-break/></text:p>
      <text:p text:style-name="P2">key_purple step=1285968 length=9.07 ret=0.91: <text:s/>98%|▉| 417/427 [16:22&lt;00:23, <text:s/>2.3</text:p>
      <text:p text:style-name="P2"/>
      <text:p text:style-name="P2">key_purple step=1292880 length=9.16 ret=0.91: <text:s/>98%|▉| 418/427 [16:25&lt;00:21, <text:s/>2.3</text:p>
      <text:p text:style-name="P2"/>
      <text:p text:style-name="P2">key_purple step=1299616 length=9.66 ret=0.93: <text:s/>98%|▉| 419/427 [16:27&lt;00:18, <text:s/>2.3</text:p>
      <text:p text:style-name="P2"/>
      <text:p text:style-name="P2">key_purple step=1306496 length=9.17 ret=0.93: <text:s/>98%|▉| 420/427 [16:30&lt;00:16, <text:s/>2.4</text:p>
      <text:p text:style-name="P2"/>
      <text:p text:style-name="P2">key_blue step=1283136 length=9.40 ret=0.10: <text:s/>99%|▉| 421/427 [16:32&lt;00:14, <text:s/>2.39s</text:p>
      <text:p text:style-name="P2"/>
      <text:p text:style-name="P2">key_blue step=1288464 length=15.62 ret=0.13: <text:s/>99%|▉| 422/427 [16:34&lt;00:11, <text:s/>2.32</text:p>
      <text:p text:style-name="P2"/>
      <text:p text:style-name="P2">key_blue step=1292672 length=20.70 ret=0.16: <text:s/>99%|▉| 423/427 [16:36&lt;00:09, <text:s/>2.29</text:p>
      <text:p text:style-name="P2"/>
      <text:p text:style-name="P2">key_blue step=1296544 length=23.93 ret=0.21: <text:s/>99%|▉| 424/427 [16:39&lt;00:06, <text:s/>2.28</text:p>
      <text:p text:style-name="P2"/>
      <text:p text:style-name="P2">key_blue step=1300400 length=24.24 ret=0.44: 100%|▉| 425/427 [16:41&lt;00:04, <text:s/>2.22</text:p>
      <text:p text:style-name="P2"/>
      <text:p text:style-name="P2">key_blue step=1304880 length=20.69 ret=0.74: 100%|▉| 426/427 [16:43&lt;00:02, <text:s/>2.25</text:p>
      <text:p text:style-name="P2"/>
      <text:p text:style-name="P2">key_blue step=1311248 length=11.26 ret=0.88: 100%|█| 427/427 [16:45&lt;00:00, <text:s/>2.36</text:p>
      <text:p text:style-name="P2"/>
      <text:p text:style-name="P3">Seed 98</text:p>
      <text:p text:style-name="P3"/>
      <text:p text:style-name="P3">key_blue step=520000 length=14.75 ret=-0.72: <text:s text:c="2"/>0%|▍ <text:s text:c="190"/>| 1/427 [00:02&lt;19:49, <text:s/>2.79s/it]</text:p>
      <text:p text:style-name="P3"/>
      <text:p text:style-name="P3">key_blue step=966400 length=20.17 ret=-0.64: <text:s text:c="2"/>0%|▉ <text:s text:c="190"/>| 2/427 [00:05&lt;18:23, <text:s/>2.60s/it]</text:p>
      <text:p text:style-name="P3"/>
      <text:p text:style-name="P3">key_blue step=132000 length=28.27 ret=-0.41: <text:s text:c="2"/>1%|█▎ <text:s text:c="189"/>| 3/427 [00:07&lt;17:27, <text:s/>2.47s/it]</text:p>
      <text:p text:style-name="P3"/>
      <text:p text:style-name="P3">key_blue step=165600 length=31.44 ret=-0.17: <text:s text:c="2"/>1%|█▊ <text:s text:c="189"/>| 4/427 [00:09&lt;17:04, <text:s/>2.42s/it]</text:p>
      <text:p text:style-name="P3"/>
      <text:p text:style-name="P3">key_blue step=199680 length=30.69 ret=0.00: <text:s text:c="2"/>1%|██▎ <text:s text:c="189"/>| 5/427 [00:12&lt;16:12, <text:s/>2.30s/it]</text:p>
      <text:p text:style-name="P3"/>
      <text:p text:style-name="P3">key_blue step=240000 length=24.96 ret=0.11: <text:s text:c="2"/>1%|██▋ <text:s text:c="189"/>| 6/427 [00:14&lt;16:01, <text:s/>2.28s/it]</text:p>
      <text:p text:style-name="P3"/>
      <text:p text:style-name="P3">key_blue step=287360 length=19.48 ret=0.21: <text:s text:c="2"/>2%|███▏ <text:s text:c="188"/>| 7/427 [00:16&lt;15:43, <text:s/>2.25s/it]</text:p>
      <text:p text:style-name="P3"/>
      <text:p text:style-name="P3">key_blue step=339840 length=16.29 ret=0.26: <text:s text:c="2"/>2%|███▌ <text:s text:c="188"/>| 8/427 [00:18&lt;15:39, <text:s/>2.24s/it]</text:p>
      <text:p text:style-name="P3"/>
      <text:p text:style-name="P3"><text:soft-page-break/>key_blue step=391680 length=15.61 ret=0.28: <text:s text:c="2"/>2%|████ <text:s text:c="188"/>| 9/427 [00:20&lt;15:29, <text:s/>2.22s/it]</text:p>
      <text:p text:style-name="P3"/>
      <text:p text:style-name="P3">key_blue step=448640 length=14.07 ret=0.34: <text:s text:c="2"/>2%|████▍ <text:s text:c="186"/>| 10/427 [00:23&lt;15:34, <text:s/>2.24s/it]</text:p>
      <text:p text:style-name="P3"/>
      <text:p text:style-name="P3">key_blue step=509760 length=11.93 ret=0.33: <text:s text:c="2"/>3%|████▉ <text:s text:c="186"/>| 11/427 [00:25&lt;15:37, <text:s/>2.25s/it]</text:p>
      <text:p text:style-name="P3"/>
      <text:p text:style-name="P3">key_blue step=572960 length=11.33 ret=0.35: <text:s text:c="2"/>3%|█████▍ <text:s text:c="185"/>| 12/427 [00:27&lt;15:44, <text:s/>2.28s/it]</text:p>
      <text:p text:style-name="P3"/>
      <text:p text:style-name="P3">key_blue step=641600 length=9.81 ret=0.36: <text:s text:c="2"/>3%|█████▉ <text:s text:c="186"/>| 13/427 [00:30&lt;15:52, <text:s/>2.30s/it]</text:p>
      <text:p text:style-name="P3"/>
      <text:p text:style-name="P3">key_blue step=708160 length=9.87 ret=0.35: <text:s text:c="2"/>3%|██████▎ <text:s text:c="185"/>| 14/427 [00:32&lt;15:52, <text:s/>2.31s/it]</text:p>
      <text:p text:style-name="P3"/>
      <text:p text:style-name="P3">key_blue step=776320 length=9.53 ret=0.36: <text:s text:c="2"/>4%|██████▊ <text:s text:c="185"/>| 15/427 [00:34&lt;15:55, <text:s/>2.32s/it]</text:p>
      <text:p text:style-name="P3"/>
      <text:p text:style-name="P3">key_purple step=724800 length=8.35 ret=0.37: <text:s text:c="2"/>4%|███████▏ <text:s text:c="182"/>| 16/427 [00:37&lt;16:19, <text:s/>2.38s/it]</text:p>
      <text:p text:style-name="P3"/>
      <text:p text:style-name="P3">key_purple step=144640 length=8.41 ret=0.38: <text:s text:c="2"/>4%|███████▌ <text:s text:c="182"/>| 17/427 [00:39&lt;16:15, <text:s/>2.38s/it]</text:p>
      <text:p text:style-name="P3"/>
      <text:p text:style-name="P3">key_purple step=215840 length=8.45 ret=0.38: <text:s text:c="2"/>4%|████████ <text:s text:c="182"/>| 18/427 [00:42&lt;16:10, <text:s/>2.37s/it]</text:p>
      <text:p text:style-name="P3"/>
      <text:p text:style-name="P3">key_purple step=287040 length=8.06 ret=0.34: <text:s text:c="2"/>4%|████████▍ <text:s text:c="181"/>| 19/427 [00:44&lt;16:20, <text:s/>2.40s/it]</text:p>
      <text:p text:style-name="P3"/>
      <text:p text:style-name="P3">key_purple step=361280 length=8.04 ret=0.38: <text:s text:c="2"/>5%|████████▉ <text:s text:c="181"/>| 20/427 [00:46&lt;16:16, <text:s/>2.40s/it]</text:p>
      <text:p text:style-name="P3"/>
      <text:p text:style-name="P3">key_purple step=434240 length=7.78 ret=0.37: <text:s text:c="2"/>5%|█████████▍ <text:s text:c="180"/>| 21/427 [00:49&lt;16:12, <text:s/>2.39s/it]</text:p>
      <text:p text:style-name="P3"/>
      <text:p text:style-name="P3">key_purple step=506400 length=7.63 ret=0.38: <text:s text:c="2"/>5%|█████████▊ <text:s text:c="180"/>| 22/427 [00:51&lt;16:22, <text:s/>2.43s/it]</text:p>
      <text:p text:style-name="P3"/>
      <text:p text:style-name="P3">key_purple step=580480 length=7.39 ret=0.39: <text:s text:c="2"/>5%|██████████▎ <text:s text:c="179"/>| 23/427 [00:54&lt;16:19, <text:s/>2.42s/it]</text:p>
      <text:p text:style-name="P3"/>
      <text:p text:style-name="P3">key_purple step=654080 length=7.00 ret=0.39: <text:s text:c="2"/>6%|██████████▋ <text:s text:c="179"/>| 24/427 [00:56&lt;16:20, <text:s/>2.43s/it]</text:p>
      <text:p text:style-name="P3"/>
      <text:p text:style-name="P3"><text:soft-page-break/>key_purple step=727200 length=7.37 ret=0.39: <text:s text:c="2"/>6%|███████████▏ <text:s text:c="178"/>| 25/427 [00:59&lt;16:26, <text:s/>2.45s/it]</text:p>
      <text:p text:style-name="P3"/>
      <text:p text:style-name="P3">key_purple step=802720 length=7.20 ret=0.39: <text:s text:c="2"/>6%|███████████▋ <text:s text:c="178"/>| 26/427 [01:01&lt;16:22, <text:s/>2.45s/it]</text:p>
      <text:p text:style-name="P3"/>
      <text:p text:style-name="P3">key_purple step=877440 length=6.95 ret=0.38: <text:s text:c="2"/>6%|████████████ <text:s text:c="178"/>| 27/427 [01:04&lt;16:30, <text:s/>2.48s/it]</text:p>
      <text:p text:style-name="P3"/>
      <text:p text:style-name="P3">key_purple step=953920 length=6.56 ret=0.40: <text:s text:c="2"/>7%|████████████▌ <text:s text:c="177"/>| 28/427 [01:06&lt;16:27, <text:s/>2.48s/it]</text:p>
      <text:p text:style-name="P3"/>
      <text:p text:style-name="P3">key_purple step=103072 length=6.53 ret=0.39: <text:s text:c="2"/>7%|████████████▉ <text:s text:c="177"/>| 29/427 [01:09&lt;16:30, <text:s/>2.49s/it]</text:p>
      <text:p text:style-name="P3"/>
      <text:p text:style-name="P3">key_purple step=110656 length=6.33 ret=0.38: <text:s text:c="2"/>7%|█████████████▍ <text:s text:c="176"/>| 30/427 [01:11&lt;16:59, <text:s/>2.57s/it]</text:p>
      <text:p text:style-name="P3"/>
      <text:p text:style-name="P3">key_blue step=854240 length=6.07 ret=0.40: <text:s text:c="2"/>7%|██████████████ <text:s text:c="178"/>| 31/427 [01:14&lt;17:10, <text:s/>2.60s/it]</text:p>
      <text:p text:style-name="P3"/>
      <text:p text:style-name="P3">key_blue step=932160 length=6.08 ret=0.39: <text:s text:c="2"/>7%|██████████████▍ <text:s text:c="177"/>| 32/427 [01:17&lt;17:01, <text:s/>2.59s/it]</text:p>
      <text:p text:style-name="P3"/>
      <text:p text:style-name="P3">key_blue step=101008 length=5.77 ret=0.39: <text:s text:c="2"/>8%|██████████████▉ <text:s text:c="177"/>| 33/427 [01:19&lt;17:00, <text:s/>2.59s/it]</text:p>
      <text:p text:style-name="P3"/>
      <text:p text:style-name="P3">key_blue step=108752 length=5.73 ret=0.41: <text:s text:c="2"/>8%|███████████████▎ <text:s text:c="176"/>| 34/427 [01:22&lt;16:59, <text:s/>2.59s/it]</text:p>
      <text:p text:style-name="P3"/>
      <text:p text:style-name="P3">key_blue step=116672 length=5.64 ret=0.40: <text:s text:c="2"/>8%|███████████████▊ <text:s text:c="176"/>| 35/427 [01:24&lt;16:50, <text:s/>2.58s/it]</text:p>
      <text:p text:style-name="P3"/>
      <text:p text:style-name="P3">key_blue step=124416 length=5.70 ret=0.40: <text:s text:c="2"/>8%|████████████████▎ <text:s text:c="175"/>| 36/427 [01:27&lt;16:48, <text:s/>2.58s/it]</text:p>
      <text:p text:style-name="P3"/>
      <text:p text:style-name="P3">key_blue step=132240 length=5.53 ret=0.43: <text:s text:c="2"/>9%|████████████████▋ <text:s text:c="175"/>| 37/427 [01:30&lt;16:59, <text:s/>2.61s/it]</text:p>
      <text:p text:style-name="P3"/>
      <text:p text:style-name="P3">key_blue step=140192 length=5.21 ret=0.43: <text:s text:c="2"/>9%|█████████████████▏ <text:s text:c="174"/>| 38/427 [01:32&lt;17:05, <text:s/>2.64s/it]</text:p>
      <text:p text:style-name="P3"/>
      <text:p text:style-name="P3">key_blue step=148144 length=5.28 ret=0.42: <text:s text:c="2"/>9%|█████████████████▋ <text:s text:c="174"/>| 39/427 [01:35&lt;17:00, <text:s/>2.63s/it]</text:p>
      <text:p text:style-name="P3"/>
      <text:p text:style-name="P3">key_blue step=155968 length=5.72 ret=0.42: <text:s text:c="2"/>9%|██████████████████ <text:s text:c="174"/>| 40/427 [01:38&lt;16:55, <text:s/>2.62s/it]</text:p>
      <text:p text:style-name="P3"/>
      <text:p text:style-name="P3"><text:soft-page-break/>key_blue step=163760 length=5.65 ret=0.43: <text:s/>10%|██████████████████▌ <text:s text:c="173"/>| 41/427 [01:40&lt;16:48, <text:s/>2.61s/it]</text:p>
      <text:p text:style-name="P3"/>
      <text:p text:style-name="P3">key_blue step=171680 length=5.57 ret=0.44: <text:s/>10%|██████████████████▉ <text:s text:c="173"/>| 42/427 [01:43&lt;16:42, <text:s/>2.60s/it]</text:p>
      <text:p text:style-name="P3"/>
      <text:p text:style-name="P3">key_blue step=179536 length=5.52 ret=0.46: <text:s/>10%|███████████████████▍ <text:s text:c="172"/>| 43/427 [01:45&lt;16:38, <text:s/>2.60s/it]</text:p>
      <text:p text:style-name="P3"/>
      <text:p text:style-name="P3">key_blue step=187472 length=5.38 ret=0.44: <text:s/>10%|███████████████████▉ <text:s text:c="172"/>| 44/427 [01:48&lt;16:55, <text:s/>2.65s/it]</text:p>
      <text:p text:style-name="P3"/>
      <text:p text:style-name="P3">key_blue step=195376 length=5.49 ret=0.46: <text:s/>11%|████████████████████▎ <text:s text:c="171"/>| 45/427 [01:51&lt;17:02, <text:s/>2.68s/it]</text:p>
      <text:p text:style-name="P3"/>
      <text:p text:style-name="P3">key_purple step=118576 length=5.53 ret=0.45: <text:s/>11%|████████████████████▌ <text:s text:c="169"/>| 46/427 [01:53&lt;16:50, <text:s/>2.65s/it]</text:p>
      <text:p text:style-name="P3"/>
      <text:p text:style-name="P3">key_purple step=126336 length=5.80 ret=0.48: <text:s/>11%|█████████████████████ <text:s text:c="169"/>| 47/427 [01:56&lt;16:39, <text:s/>2.63s/it]</text:p>
      <text:p text:style-name="P3"/>
      <text:p text:style-name="P3">key_purple step=134096 length=6.44 ret=0.51: <text:s/>11%|█████████████████████▍ <text:s text:c="168"/>| 48/427 [01:58&lt;16:18, <text:s/>2.58s/it]</text:p>
      <text:p text:style-name="P3"/>
      <text:p text:style-name="P3">key_purple step=141664 length=6.61 ret=0.49: <text:s/>11%|█████████████████████▉ <text:s text:c="168"/>| 49/427 [02:01&lt;16:00, <text:s/>2.54s/it]</text:p>
      <text:p text:style-name="P3"/>
      <text:p text:style-name="P3">key_purple step=149168 length=6.57 ret=0.53: <text:s/>12%|██████████████████████▎ <text:s text:c="167"/>| 50/427 [02:04&lt;16:17, <text:s/>2.59s/it]</text:p>
      <text:p text:style-name="P3"/>
      <text:p text:style-name="P3">key_purple step=156464 length=7.27 ret=0.55: <text:s/>12%|██████████████████████▊ <text:s text:c="167"/>| 51/427 [02:06&lt;15:56, <text:s/>2.54s/it]</text:p>
      <text:p text:style-name="P3"/>
      <text:p text:style-name="P3">key_purple step=163792 length=7.16 ret=0.55: <text:s/>12%|███████████████████████▎ <text:s text:c="166"/>| 52/427 [02:09&lt;15:48, <text:s/>2.53s/it]</text:p>
      <text:p text:style-name="P3"/>
      <text:p text:style-name="P3">key_purple step=171088 length=7.85 ret=0.62: <text:s/>12%|███████████████████████▋ <text:s text:c="166"/>| 53/427 [02:11&lt;15:30, <text:s/>2.49s/it]</text:p>
      <text:p text:style-name="P3"/>
      <text:p text:style-name="P3">key_purple step=178032 length=9.07 ret=0.64: <text:s/>13%|████████████████████████▏ <text:s text:c="165"/>| 54/427 [02:13&lt;15:24, <text:s/>2.48s/it]</text:p>
      <text:p text:style-name="P3"/>
      <text:p text:style-name="P3">key_purple step=185120 length=9.37 ret=0.66: <text:s/>13%|████████████████████████▌ <text:s text:c="165"/>| 55/427 [02:16&lt;15:08, <text:s/>2.44s/it]</text:p>
      <text:p text:style-name="P3"/>
      <text:p text:style-name="P3">key_purple step=191952 length=9.07 ret=0.68: <text:s/>13%|█████████████████████████ <text:s text:c="165"/>| 56/427 [02:18&lt;15:21, <text:s/>2.48s/it]</text:p>
      <text:p text:style-name="P3"/>
      <text:p text:style-name="P3"><text:soft-page-break/>key_purple step=198832 length=9.87 ret=0.72: <text:s/>13%|█████████████████████████▍ <text:s text:c="164"/>| 57/427 [02:21&lt;15:17, <text:s/>2.48s/it]</text:p>
      <text:p text:style-name="P3"/>
      <text:p text:style-name="P3">key_purple step=205824 length=9.12 ret=0.71: <text:s/>14%|█████████████████████████▉ <text:s text:c="164"/>| 58/427 [02:23&lt;15:20, <text:s/>2.49s/it]</text:p>
      <text:p text:style-name="P3"/>
      <text:p text:style-name="P3">key_purple step=212656 length=9.17 ret=0.73: <text:s/>14%|██████████████████████████▍ <text:s text:c="163"/>| 59/427 [02:26&lt;15:09, <text:s/>2.47s/it]</text:p>
      <text:p text:style-name="P3"/>
      <text:p text:style-name="P3">key_purple step=219600 length=9.24 ret=0.73: <text:s/>14%|██████████████████████████▊ <text:s text:c="163"/>| 60/427 [02:28&lt;14:55, <text:s/>2.44s/it]</text:p>
      <text:p text:style-name="P3"/>
      <text:p text:style-name="P3">key_blue step=202416 length=8.77 ret=0.13: <text:s/>14%|███████████████████████████▌ <text:s text:c="164"/>| 61/427 [02:31&lt;15:08, <text:s/>2.48s/it]</text:p>
      <text:p text:style-name="P3"/>
      <text:p text:style-name="P3">key_blue step=209456 length=8.38 ret=0.19: <text:s/>15%|████████████████████████████ <text:s text:c="164"/>| 62/427 [02:33&lt;14:55, <text:s/>2.45s/it]</text:p>
      <text:p text:style-name="P3"/>
      <text:p text:style-name="P3">key_blue step=217008 length=6.96 ret=0.38: <text:s/>15%|████████████████████████████▍ <text:s text:c="163"/>| 63/427 [02:36&lt;14:58, <text:s/>2.47s/it]</text:p>
      <text:p text:style-name="P3"/>
      <text:p text:style-name="P3">key_blue step=224624 length=6.39 ret=0.40: <text:s/>15%|████████████████████████████▉ <text:s text:c="163"/>| 64/427 [02:38&lt;14:59, <text:s/>2.48s/it]</text:p>
      <text:p text:style-name="P3"/>
      <text:p text:style-name="P3">key_blue step=232464 length=5.99 ret=0.47: <text:s/>15%|█████████████████████████████▍ <text:s text:c="162"/>| 65/427 [02:41&lt;15:05, <text:s/>2.50s/it]</text:p>
      <text:p text:style-name="P3"/>
      <text:p text:style-name="P3">key_blue step=240304 length=5.90 ret=0.47: <text:s/>15%|█████████████████████████████▊ <text:s text:c="162"/>| 66/427 [02:43&lt;15:04, <text:s/>2.51s/it]</text:p>
      <text:p text:style-name="P3"/>
      <text:p text:style-name="P3">key_blue step=248144 length=5.86 ret=0.50: <text:s/>16%|██████████████████████████████▎ <text:s text:c="161"/>| 67/427 [02:46&lt;15:12, <text:s/>2.54s/it]</text:p>
      <text:p text:style-name="P3"/>
      <text:p text:style-name="P3">key_blue step=255888 length=5.81 ret=0.50: <text:s/>16%|██████████████████████████████▋ <text:s text:c="161"/>| 68/427 [02:48&lt;15:13, <text:s/>2.54s/it]</text:p>
      <text:p text:style-name="P3"/>
      <text:p text:style-name="P3">key_blue step=263776 length=5.61 ret=0.51: <text:s/>16%|███████████████████████████████▏ <text:s text:c="160"/>| 69/427 [02:51&lt;15:20, <text:s/>2.57s/it]</text:p>
      <text:p text:style-name="P3"/>
      <text:p text:style-name="P3">key_blue step=271488 length=5.87 ret=0.53: <text:s/>16%|███████████████████████████████▋ <text:s text:c="160"/>| 70/427 [02:53&lt;15:16, <text:s/>2.57s/it]</text:p>
      <text:p text:style-name="P3"/>
      <text:p text:style-name="P3"><text:soft-page-break/>key_blue step=279296 length=6.01 ret=0.54: <text:s/>17%|████████████████████████████████ <text:s text:c="160"/>| 71/427 [02:56&lt;15:13, <text:s/>2.57s/it]</text:p>
      <text:p text:style-name="P3"/>
      <text:p text:style-name="P3">key_blue step=287024 length=5.99 ret=0.54: <text:s/>17%|████████████████████████████████▌ <text:s text:c="159"/>| 72/427 [02:59&lt;15:02, <text:s/>2.54s/it]</text:p>
      <text:p text:style-name="P3"/>
      <text:p text:style-name="P3">key_blue step=294896 length=5.96 ret=0.54: <text:s/>17%|████████████████████████████████▉ <text:s text:c="159"/>| 73/427 [03:01&lt;15:04, <text:s/>2.56s/it]</text:p>
      <text:p text:style-name="P3"/>
      <text:p text:style-name="P3">key_blue step=302848 length=5.65 ret=0.56: <text:s/>17%|█████████████████████████████████▍ <text:s text:c="158"/>| 74/427 [03:04&lt;15:05, <text:s/>2.56s/it]</text:p>
      <text:p text:style-name="P3"/>
      <text:p text:style-name="P3">key_blue step=310672 length=6.23 ret=0.58: <text:s/>18%|█████████████████████████████████▉ <text:s text:c="158"/>| 75/427 [03:06&lt;15:03, <text:s/>2.57s/it]</text:p>
      <text:p text:style-name="P3"/>
      <text:p text:style-name="P3">key_purple step=227408 length=6.09 ret=0.43: <text:s/>18%|█████████████████████████████████▉ <text:s text:c="156"/>| 76/427 [03:09&lt;15:02, <text:s/>2.57s/it]</text:p>
      <text:p text:style-name="P3"/>
      <text:p text:style-name="P3">key_purple step=235056 length=6.59 ret=0.51: <text:s/>18%|██████████████████████████████████▍ <text:s text:c="155"/>| 77/427 [03:11&lt;14:55, <text:s/>2.56s/it]</text:p>
      <text:p text:style-name="P3"/>
      <text:p text:style-name="P3">key_purple step=242480 length=7.06 ret=0.58: <text:s/>18%|██████████████████████████████████▉ <text:s text:c="155"/>| 78/427 [03:14&lt;14:48, <text:s/>2.55s/it]</text:p>
      <text:p text:style-name="P3"/>
      <text:p text:style-name="P3">key_purple step=249456 length=8.50 ret=0.71: <text:s/>19%|███████████████████████████████████▎ <text:s text:c="154"/>| 79/427 [03:16&lt;14:39, <text:s/>2.53s/it]</text:p>
      <text:p text:style-name="P3"/>
      <text:p text:style-name="P3">key_purple step=256688 length=8.50 ret=0.73: <text:s/>19%|███████████████████████████████████▊ <text:s text:c="154"/>| 80/427 [03:19&lt;14:35, <text:s/>2.52s/it]</text:p>
      <text:p text:style-name="P3"/>
      <text:p text:style-name="P3">key_purple step=263520 length=9.15 ret=0.77: <text:s/>19%|████████████████████████████████████▏ <text:s text:c="153"/>| 81/427 [03:21&lt;14:08, <text:s/>2.45s/it]</text:p>
      <text:p text:style-name="P3"/>
      <text:p text:style-name="P3">key_purple step=270512 length=9.00 ret=0.81: <text:s/>19%|████████████████████████████████████▋ <text:s text:c="153"/>| 82/427 [03:24&lt;14:02, <text:s/>2.44s/it]</text:p>
      <text:p text:style-name="P3"/>
      <text:p text:style-name="P3"><text:soft-page-break/>key_purple step=277312 length=9.32 ret=0.80: <text:s/>19%|█████████████████████████████████████▏ <text:s text:c="152"/>| 83/427 [03:26&lt;13:49, <text:s/>2.41s/it]</text:p>
      <text:p text:style-name="P3"/>
      <text:p text:style-name="P3">key_purple step=284304 length=9.48 ret=0.81: <text:s/>20%|█████████████████████████████████████▌ <text:s text:c="152"/>| 84/427 [03:28&lt;13:46, <text:s/>2.41s/it]</text:p>
      <text:p text:style-name="P3"/>
      <text:p text:style-name="P3">key_purple step=291088 length=9.35 ret=0.82: <text:s/>20%|██████████████████████████████████████ <text:s text:c="152"/>| 85/427 [03:31&lt;13:38, <text:s/>2.39s/it]</text:p>
      <text:p text:style-name="P3"/>
      <text:p text:style-name="P3">key_purple step=297760 length=10.03 ret=0.85: <text:s/>20%|██████████████████████████████████████▎ <text:s text:c="150"/>| 86/427 [03:33&lt;13:28, <text:s/>2.37s/it]</text:p>
      <text:p text:style-name="P3"/>
      <text:p text:style-name="P3">key_purple step=304416 length=9.64 ret=0.83: <text:s/>20%|██████████████████████████████████████▉ <text:s text:c="151"/>| 87/427 [03:35&lt;13:22, <text:s/>2.36s/it]</text:p>
      <text:p text:style-name="P3"/>
      <text:p text:style-name="P3">key_purple step=311552 length=8.92 ret=0.86: <text:s/>21%|███████████████████████████████████████▎ <text:s text:c="150"/>| 88/427 [03:38&lt;13:20, <text:s/>2.36s/it]</text:p>
      <text:p text:style-name="P3"/>
      <text:p text:style-name="P3">key_purple step=318512 length=9.23 ret=0.81: <text:s/>21%|███████████████████████████████████████▊ <text:s text:c="150"/>| 89/427 [03:40&lt;13:18, <text:s/>2.36s/it]</text:p>
      <text:p text:style-name="P3"/>
      <text:p text:style-name="P3">key_purple step=325200 length=9.92 ret=0.86: <text:s/>21%|████████████████████████████████████████▎ <text:s text:c="149"/>| 90/427 [03:42&lt;13:15, <text:s/>2.36s/it]</text:p>
      <text:p text:style-name="P3"/>
      <text:p text:style-name="P3">key_blue step=317712 length=9.76 ret=0.11: <text:s/>21%|█████████████████████████████████████████▏ <text:s text:c="150"/>| 91/427 [03:45&lt;13:11, <text:s/>2.36s/it]</text:p>
      <text:p text:style-name="P3"/>
      <text:p text:style-name="P3">key_blue step=322304 length=19.07 ret=0.21: <text:s/>22%|█████████████████████████████████████████▎ <text:s text:c="149"/>| 92/427 [03:47&lt;12:53, <text:s/>2.31s/it]</text:p>
      <text:p text:style-name="P3"/>
      <text:p text:style-name="P3">key_blue step=327008 length=18.77 ret=0.30: <text:s/>22%|█████████████████████████████████████████▊ <text:s text:c="149"/>| 93/427 [03:49&lt;12:33, <text:s/>2.26s/it]</text:p>
      <text:p text:style-name="P3"/>
      <text:p text:style-name="P3">key_blue step=331680 length=20.10 ret=0.36: <text:s/>22%|██████████████████████████████████████████▎ <text:s text:c="148"/>| 94/427 [03:51&lt;12:29, <text:s/>2.25s/it]</text:p>
      <text:p text:style-name="P3"/>
      <text:p text:style-name="P3"><text:soft-page-break/>key_blue step=337120 length=15.18 ret=0.52: <text:s/>22%|██████████████████████████████████████████▋ <text:s text:c="148"/>| 95/427 [03:54&lt;12:28, <text:s/>2.26s/it]</text:p>
      <text:p text:style-name="P3"/>
      <text:p text:style-name="P3">key_blue step=342752 length=14.01 ret=0.64: <text:s/>22%|███████████████████████████████████████████▏ <text:s text:c="147"/>| 96/427 [03:56&lt;12:19, <text:s/>2.23s/it]</text:p>
      <text:p text:style-name="P3"/>
      <text:p text:style-name="P3">key_blue step=348672 length=12.57 ret=0.71: <text:s/>23%|███████████████████████████████████████████▌ <text:s text:c="147"/>| 97/427 [03:58&lt;12:22, <text:s/>2.25s/it]</text:p>
      <text:p text:style-name="P3"/>
      <text:p text:style-name="P3">key_blue step=354432 length=13.01 ret=0.74: <text:s/>23%|████████████████████████████████████████████ <text:s text:c="147"/>| 98/427 [04:00&lt;12:21, <text:s/>2.25s/it]</text:p>
      <text:p text:style-name="P3"/>
      <text:p text:style-name="P3">key_blue step=360048 length=14.40 ret=0.80: <text:s/>23%|████████████████████████████████████████████▌ <text:s text:c="146"/>| 99/427 [04:03&lt;12:11, <text:s/>2.23s/it]</text:p>
      <text:p text:style-name="P3"/>
      <text:p text:style-name="P3">key_blue step=365536 length=15.77 ret=0.79: <text:s/>23%|████████████████████████████████████████████▋ <text:s text:c="145"/>| 100/427 [04:05&lt;12:11, <text:s/>2.24s/it]</text:p>
      <text:p text:style-name="P3"/>
      <text:p text:style-name="P3">key_blue step=370464 length=17.83 ret=0.85: <text:s/>24%|█████████████████████████████████████████████▏ <text:s text:c="144"/>| 101/427 [04:07&lt;12:08, <text:s/>2.23s/it]</text:p>
      <text:p text:style-name="P3"/>
      <text:p text:style-name="P3">key_blue step=377008 length=10.78 ret=0.80: <text:s/>24%|█████████████████████████████████████████████▋ <text:s text:c="144"/>| 102/427 [04:09&lt;12:17, <text:s/>2.27s/it]</text:p>
      <text:p text:style-name="P3"/>
      <text:p text:style-name="P3">key_blue step=383008 length=12.20 ret=0.82: <text:s/>24%|██████████████████████████████████████████████ <text:s text:c="144"/>| 103/427 [04:12&lt;12:36, <text:s/>2.33s/it]</text:p>
      <text:p text:style-name="P3"/>
      <text:p text:style-name="P3">key_blue step=389296 length=10.46 ret=0.84: <text:s/>24%|██████████████████████████████████████████████▌ <text:s text:c="143"/>| 104/427 [04:14&lt;12:40, <text:s/>2.36s/it]</text:p>
      <text:p text:style-name="P3"/>
      <text:p text:style-name="P3">key_blue step=395584 length=12.03 ret=0.86: <text:s/>25%|██████████████████████████████████████████████▉ <text:s text:c="143"/>| 105/427 [04:17&lt;12:37, <text:s/>2.35s/it]</text:p>
      <text:p text:style-name="P3"/>
      <text:p text:style-name="P3">key_purple step=331952 length=10.10 ret=0.13: <text:s/>25%|██████████████████████████████████████████████▉ <text:s text:c="141"/>| 106/427 [04:19&lt;12:36, <text:s/>2.36s/it]</text:p>
      <text:p text:style-name="P3"/>
      <text:p text:style-name="P3"><text:soft-page-break/>key_purple step=337760 length=12.83 ret=0.17: <text:s/>25%|███████████████████████████████████████████████▎ <text:s text:c="140"/>| 107/427 [04:21&lt;12:28, <text:s/>2.34s/it]</text:p>
      <text:p text:style-name="P3"/>
      <text:p text:style-name="P3">key_purple step=342576 length=18.05 ret=0.20: <text:s/>25%|███████████████████████████████████████████████▊ <text:s text:c="140"/>| 108/427 [04:23&lt;12:08, <text:s/>2.28s/it]</text:p>
      <text:p text:style-name="P3"/>
      <text:p text:style-name="P3">key_purple step=347648 length=16.98 ret=0.29: <text:s/>26%|████████████████████████████████████████████████▏ <text:s text:c="139"/>| 109/427 [04:26&lt;12:02, <text:s/>2.27s/it]</text:p>
      <text:p text:style-name="P3"/>
      <text:p text:style-name="P3">key_purple step=353248 length=15.48 ret=0.38: <text:s/>26%|████████████████████████████████████████████████▋ <text:s text:c="139"/>| 110/427 [04:28&lt;11:58, <text:s/>2.27s/it]</text:p>
      <text:p text:style-name="P3"/>
      <text:p text:style-name="P3">key_purple step=359040 length=13.33 ret=0.50: <text:s/>26%|█████████████████████████████████████████████████▏ <text:s text:c="138"/>| 111/427 [04:30&lt;11:50, <text:s/>2.25s/it]</text:p>
      <text:p text:style-name="P3"/>
      <text:p text:style-name="P3">key_purple step=364672 length=14.13 ret=0.39: <text:s/>26%|█████████████████████████████████████████████████▌ <text:s text:c="138"/>| 112/427 [04:32&lt;11:48, <text:s/>2.25s/it]</text:p>
      <text:p text:style-name="P3"/>
      <text:p text:style-name="P3">key_purple step=370416 length=13.78 ret=0.47: <text:s/>26%|██████████████████████████████████████████████████ <text:s text:c="138"/>| 113/427 [04:35&lt;11:53, <text:s/>2.27s/it]</text:p>
      <text:p text:style-name="P3"/>
      <text:p text:style-name="P3">key_purple step=376208 length=14.63 ret=0.44: <text:s/>27%|██████████████████████████████████████████████████▍ <text:s text:c="137"/>| 114/427 [04:37&lt;11:49, <text:s/>2.27s/it]</text:p>
      <text:p text:style-name="P3"/>
      <text:p text:style-name="P3">key_purple step=382096 length=14.55 ret=0.52: <text:s/>27%|██████████████████████████████████████████████████▉ <text:s text:c="137"/>| 115/427 [04:39&lt;11:39, <text:s/>2.24s/it]</text:p>
      <text:p text:style-name="P3"/>
      <text:p text:style-name="P3">key_purple step=388160 length=12.92 ret=0.55: <text:s/>27%|███████████████████████████████████████████████████▎ <text:s text:c="136"/>| 116/427 [04:41&lt;11:42, <text:s/>2.26s/it]</text:p>
      <text:p text:style-name="P3"/>
      <text:p text:style-name="P3">key_purple step=393904 length=13.01 ret=0.59: <text:s/>27%|███████████████████████████████████████████████████▊ <text:s text:c="136"/>| 117/427 [04:44&lt;11:44, <text:s/>2.27s/it]</text:p>
      <text:p text:style-name="P3"/>
      <text:p text:style-name="P3">key_purple step=399424 length=14.24 ret=0.67: <text:s/>28%|████████████████████████████████████████████████████▏ <text:s text:c="135"/>| 118/427 [04:46&lt;11:33, <text:s/>2.24s/it]</text:p>
      <text:p text:style-name="P3"/>
      <text:p text:style-name="P3"><text:soft-page-break/>key_purple step=404992 length=13.62 ret=0.73: <text:s/>28%|████████████████████████████████████████████████████▋ <text:s text:c="135"/>| 119/427 [04:48&lt;11:36, <text:s/>2.26s/it]</text:p>
      <text:p text:style-name="P3"/>
      <text:p text:style-name="P3">key_purple step=410096 length=15.54 ret=0.76: <text:s/>28%|█████████████████████████████████████████████████████ <text:s text:c="135"/>| 120/427 [04:50&lt;11:32, <text:s/>2.26s/it]</text:p>
      <text:p text:style-name="P3"/>
      <text:p text:style-name="P3">key_blue step=401200 length=14.23 ret=0.17: <text:s/>28%|██████████████████████████████████████████████████████ <text:s text:c="136"/>| 121/427 [04:53&lt;11:29, <text:s/>2.25s/it]</text:p>
      <text:p text:style-name="P3"/>
      <text:p text:style-name="P3">key_blue step=406736 length=14.85 ret=0.27: <text:s/>29%|██████████████████████████████████████████████████████▌ <text:s text:c="135"/>| 122/427 [04:55&lt;11:19, <text:s/>2.23s/it]</text:p>
      <text:p text:style-name="P3"/>
      <text:p text:style-name="P3">key_blue step=412736 length=12.33 ret=0.46: <text:s/>29%|███████████████████████████████████████████████████████ <text:s text:c="135"/>| 123/427 [04:57&lt;11:23, <text:s/>2.25s/it]</text:p>
      <text:p text:style-name="P3"/>
      <text:p text:style-name="P3">key_blue step=419088 length=11.65 ret=0.50: <text:s/>29%|███████████████████████████████████████████████████████▍ <text:s text:c="134"/>| 124/427 [04:59&lt;11:26, <text:s/>2.27s/it]</text:p>
      <text:p text:style-name="P3"/>
      <text:p text:style-name="P3">key_blue step=425696 length=10.30 ret=0.58: <text:s/>29%|███████████████████████████████████████████████████████▉ <text:s text:c="134"/>| 125/427 [05:02&lt;11:32, <text:s/>2.29s/it]</text:p>
      <text:p text:style-name="P3"/>
      <text:p text:style-name="P3">key_blue step=432416 length=9.96 ret=0.64: <text:s/>30%|████████████████████████████████████████████████████████▋ <text:s text:c="134"/>| 126/427 [05:04&lt;11:35, <text:s/>2.31s/it]</text:p>
      <text:p text:style-name="P3"/>
      <text:p text:style-name="P3">key_blue step=438848 length=11.15 ret=0.71: <text:s/>30%|████████████████████████████████████████████████████████▊ <text:s text:c="133"/>| 127/427 [05:07&lt;11:34, <text:s/>2.32s/it]</text:p>
      <text:p text:style-name="P3"/>
      <text:p text:style-name="P3">key_blue step=445312 length=11.57 ret=0.68: <text:s/>30%|█████████████████████████████████████████████████████████▎ <text:s text:c="132"/>| 128/427 [05:09&lt;11:40, <text:s/>2.34s/it]</text:p>
      <text:p text:style-name="P3"/>
      <text:p text:style-name="P3">key_blue step=451712 length=10.37 ret=0.73: <text:s/>30%|█████████████████████████████████████████████████████████▋ <text:s text:c="132"/>| 129/427 [05:12&lt;12:03, <text:s/>2.43s/it]</text:p>
      <text:p text:style-name="P3"/>
      <text:p text:style-name="P3">key_blue step=457776 length=12.10 ret=0.75: <text:s/>30%|██████████████████████████████████████████████████████████▏ <text:s text:c="131"/>| 130/427 [05:14&lt;11:43, <text:s/>2.37s/it]</text:p>
      <text:p text:style-name="P3"/>
      <text:p text:style-name="P3"><text:soft-page-break/>key_blue step=464336 length=10.16 ret=0.80: <text:s/>31%|██████████████████████████████████████████████████████████▌ <text:s text:c="131"/>| 131/427 [05:16&lt;11:45, <text:s/>2.38s/it]</text:p>
      <text:p text:style-name="P3"/>
      <text:p text:style-name="P3">key_blue step=470400 length=11.78 ret=0.83: <text:s/>31%|███████████████████████████████████████████████████████████ <text:s text:c="131"/>| 132/427 [05:19&lt;11:37, <text:s/>2.36s/it]</text:p>
      <text:p text:style-name="P3"/>
      <text:p text:style-name="P3">key_blue step=477008 length=10.30 ret=0.83: <text:s/>31%|███████████████████████████████████████████████████████████▍ <text:s text:c="130"/>| 133/427 [05:21&lt;11:33, <text:s/>2.36s/it]</text:p>
      <text:p text:style-name="P3"/>
      <text:p text:style-name="P3">key_blue step=483856 length=10.25 ret=0.88: <text:s/>31%|███████████████████████████████████████████████████████████▉ <text:s text:c="130"/>| 134/427 [05:23&lt;11:39, <text:s/>2.39s/it]</text:p>
      <text:p text:style-name="P3"/>
      <text:p text:style-name="P3">key_blue step=490864 length=9.22 ret=0.87: <text:s/>32%|████████████████████████████████████████████████████████████▋ <text:s text:c="130"/>| 135/427 [05:26&lt;11:43, <text:s/>2.41s/it]</text:p>
      <text:p text:style-name="P3"/>
      <text:p text:style-name="P3">key_purple step=416864 length=10.73 ret=0.13: <text:s/>32%|████████████████████████████████████████████████████████████▏ <text:s text:c="127"/>| 136/427 [05:28&lt;11:38, <text:s/>2.40s/it]</text:p>
      <text:p text:style-name="P3"/>
      <text:p text:style-name="P3">key_purple step=422992 length=12.24 ret=0.23: <text:s/>32%|████████████████████████████████████████████████████████████▋ <text:s text:c="127"/>| 137/427 [05:30&lt;11:27, <text:s/>2.37s/it]</text:p>
      <text:p text:style-name="P3"/>
      <text:p text:style-name="P3">key_purple step=429328 length=11.77 ret=0.26: <text:s/>32%|█████████████████████████████████████████████████████████████ <text:s text:c="127"/>| 138/427 [05:33&lt;11:13, <text:s/>2.33s/it]</text:p>
      <text:p text:style-name="P3"/>
      <text:p text:style-name="P3">key_purple step=435696 length=10.52 ret=0.33: <text:s/>33%|█████████████████████████████████████████████████████████████▌ <text:s text:c="126"/>| 139/427 [05:35&lt;11:15, <text:s/>2.35s/it]</text:p>
      <text:p text:style-name="P3"/>
      <text:p text:style-name="P3">key_purple step=442272 length=11.06 ret=0.41: <text:s/>33%|█████████████████████████████████████████████████████████████▉ <text:s text:c="126"/>| 140/427 [05:37&lt;11:10, <text:s/>2.34s/it]</text:p>
      <text:p text:style-name="P3"><text:soft-page-break/></text:p>
      <text:p text:style-name="P3">key_purple step=448912 length=10.05 ret=0.43: <text:s/>33%|██████████████████████████████████████████████████████████████▍ <text:s text:c="125"/>| 141/427 [05:40&lt;11:10, <text:s/>2.35s/it]</text:p>
      <text:p text:style-name="P3"/>
      <text:p text:style-name="P3">key_purple step=455680 length=9.83 ret=0.60: <text:s/>33%|███████████████████████████████████████████████████████████████▏ <text:s text:c="125"/>| 142/427 [05:42&lt;11:15, <text:s/>2.37s/it]</text:p>
      <text:p text:style-name="P3"/>
      <text:p text:style-name="P3">key_purple step=462416 length=10.47 ret=0.71: <text:s/>33%|███████████████████████████████████████████████████████████████▎ <text:s text:c="124"/>| 143/427 [05:45&lt;11:10, <text:s/>2.36s/it]</text:p>
      <text:p text:style-name="P3"/>
      <text:p text:style-name="P3">key_purple step=468544 length=11.14 ret=0.77: <text:s/>34%|███████████████████████████████████████████████████████████████▋ <text:s text:c="124"/>| 144/427 [05:47&lt;11:07, <text:s/>2.36s/it]</text:p>
      <text:p text:style-name="P3"/>
      <text:p text:style-name="P3">key_purple step=474736 length=11.85 ret=0.83: <text:s/>34%|████████████████████████████████████████████████████████████████▏ <text:s text:c="123"/>| 145/427 [05:49&lt;10:54, <text:s/>2.32s/it]</text:p>
      <text:p text:style-name="P3"/>
      <text:p text:style-name="P3">key_purple step=481024 length=11.67 ret=0.86: <text:s/>34%|████████████████████████████████████████████████████████████████▌ <text:s text:c="123"/>| 146/427 [05:51&lt;10:51, <text:s/>2.32s/it]</text:p>
      <text:p text:style-name="P3"/>
      <text:p text:style-name="P3">key_purple step=487296 length=11.51 ret=0.89: <text:s/>34%|█████████████████████████████████████████████████████████████████ <text:s text:c="123"/>| 147/427 [05:54&lt;11:00, <text:s/>2.36s/it]</text:p>
      <text:p text:style-name="P3"/>
      <text:p text:style-name="P3">key_purple step=493616 length=10.97 ret=0.90: <text:s/>35%|█████████████████████████████████████████████████████████████████▌ <text:s text:c="122"/>| 148/427 [05:56&lt;10:47, <text:s/>2.32s/it]</text:p>
      <text:p text:style-name="P3"/>
      <text:p text:style-name="P3">key_purple step=499856 length=10.89 ret=0.91: <text:s/>35%|█████████████████████████████████████████████████████████████████▉ <text:s text:c="122"/>| 149/427 [05:59&lt;10:53, <text:s/>2.35s/it]</text:p>
      <text:p text:style-name="P3"/>
      <text:p text:style-name="P3">key_purple step=506496 length=10.21 ret=0.92: <text:s/>35%|██████████████████████████████████████████████████████████<text:soft-page-break/>████████▍ <text:s text:c="121"/>| 150/427 [06:01&lt;10:49, <text:s/>2.35s/it]</text:p>
      <text:p text:style-name="P3"/>
      <text:p text:style-name="P3">key_blue step=497616 length=9.78 ret=0.18: <text:s/>35%|███████████████████████████████████████████████████████████████████▉ <text:s text:c="123"/>| 151/427 [06:03&lt;10:52, <text:s/>2.36s/it]</text:p>
      <text:p text:style-name="P3"/>
      <text:p text:style-name="P3">key_blue step=504304 length=10.10 ret=0.29: <text:s/>36%|███████████████████████████████████████████████████████████████████▉ <text:s text:c="122"/>| 152/427 [06:06&lt;10:50, <text:s/>2.36s/it]</text:p>
      <text:p text:style-name="P3"/>
      <text:p text:style-name="P3">key_blue step=510912 length=10.32 ret=0.43: <text:s/>36%|████████████████████████████████████████████████████████████████████▍ <text:s text:c="121"/>| 153/427 [06:08&lt;10:45, <text:s/>2.35s/it]</text:p>
      <text:p text:style-name="P3"/>
      <text:p text:style-name="P3">key_blue step=517600 length=9.71 ret=0.70: <text:s/>36%|█████████████████████████████████████████████████████████████████████▏ <text:s text:c="121"/>| 154/427 [06:10&lt;10:43, <text:s/>2.36s/it]</text:p>
      <text:p text:style-name="P3"/>
      <text:p text:style-name="P3">key_blue step=524704 length=8.73 ret=0.69: <text:s/>36%|█████████████████████████████████████████████████████████████████████▋ <text:s text:c="121"/>| 155/427 [06:13&lt;10:44, <text:s/>2.37s/it]</text:p>
      <text:p text:style-name="P3"/>
      <text:p text:style-name="P3">key_blue step=531680 length=8.83 ret=0.74: <text:s/>37%|██████████████████████████████████████████████████████████████████████▏ <text:s text:c="120"/>| 156/427 [06:15&lt;11:04, <text:s/>2.45s/it]</text:p>
      <text:p text:style-name="P3"/>
      <text:p text:style-name="P3">key_blue step=538640 length=8.58 ret=0.78: <text:s/>37%|██████████████████████████████████████████████████████████████████████▌ <text:s text:c="120"/>| 157/427 [06:18&lt;11:01, <text:s/>2.45s/it]</text:p>
      <text:p text:style-name="P3"/>
      <text:p text:style-name="P3">key_blue step=545664 length=8.56 ret=0.84: <text:s/>37%|███████████████████████████████████████████████████████████████████████ <text:s text:c="120"/>| 158/427 [06:20&lt;11:04, <text:s/>2.47s/it]</text:p>
      <text:p text:style-name="P3"/>
      <text:p text:style-name="P3">key_blue step=552528 length=9.43 ret=0.89: <text:s/>37%|███████████████████████████████████████████████████████████████████████▍ <text:s text:c="119"/>| 159/427 [06:23&lt;10:53, <text:s/>2.44s/it]</text:p>
      <text:p text:style-name="P3"/>
      <text:p text:style-name="P3"><text:soft-page-break/>key_blue step=559168 length=9.65 ret=0.88: <text:s/>37%|███████████████████████████████████████████████████████████████████████▉ <text:s text:c="119"/>| 160/427 [06:25&lt;10:45, <text:s/>2.42s/it]</text:p>
      <text:p text:style-name="P3"/>
      <text:p text:style-name="P3">key_blue step=566048 length=9.09 ret=0.90: <text:s/>38%|████████████████████████████████████████████████████████████████████████▍ <text:s text:c="118"/>| 161/427 [06:27&lt;10:40, <text:s/>2.41s/it]</text:p>
      <text:p text:style-name="P3"/>
      <text:p text:style-name="P3">key_blue step=572736 length=9.55 ret=0.92: <text:s/>38%|████████████████████████████████████████████████████████████████████████▊ <text:s text:c="118"/>| 162/427 [06:30&lt;10:34, <text:s/>2.39s/it]</text:p>
      <text:p text:style-name="P3"/>
      <text:p text:style-name="P3">key_blue step=579008 length=10.53 ret=0.93: <text:s/>38%|████████████████████████████████████████████████████████████████████████▉ <text:s text:c="117"/>| 163/427 [06:32&lt;10:27, <text:s/>2.38s/it]</text:p>
      <text:p text:style-name="P3"/>
      <text:p text:style-name="P3">key_blue step=585728 length=9.57 ret=0.94: <text:s/>38%|█████████████████████████████████████████████████████████████████████████▋ <text:s text:c="117"/>| 164/427 [06:35&lt;10:29, <text:s/>2.40s/it]</text:p>
      <text:p text:style-name="P3"/>
      <text:p text:style-name="P3">key_blue step=592816 length=9.15 ret=0.94: <text:s/>39%|██████████████████████████████████████████████████████████████████████████▏ <text:s text:c="116"/>| 165/427 [06:37&lt;10:25, <text:s/>2.39s/it]</text:p>
      <text:p text:style-name="P3"/>
      <text:p text:style-name="P3">key_purple step=513408 length=9.33 ret=0.11: <text:s/>39%|█████████████████████████████████████████████████████████████████████████▊ <text:s text:c="115"/>| 166/427 [06:39&lt;10:22, <text:s/>2.38s/it]</text:p>
      <text:p text:style-name="P3"/>
      <text:p text:style-name="P3">key_purple step=517152 length=25.87 ret=0.33: <text:s/>39%|█████████████████████████████████████████████████████████████████████████▉ <text:s text:c="114"/>| 167/427 [06:41&lt;09:57, <text:s/>2.30s/it]</text:p>
      <text:p text:style-name="P3"/>
      <text:p text:style-name="P3">key_purple step=519744 length=38.40 ret=0.75: <text:s/>39%|██████████████████████████████████████████████████████████████████████████▎ <text:s text:c="113"/>| 168/427 [06:44&lt;09:50, <text:s/>2.28s/it]</text:p>
      <text:p text:style-name="P3"/>
      <text:p text:style-name="P3">key_purple step=523840 length=24.17 ret=0.87: <text:s/>40%|██████████████████████████████████████████████████████████████████████████▊ <text:s text:c="113"/>| 169/427 [06:46&lt;09:36, <text:s/>2.23s/it]</text:p>
      <text:p text:style-name="P3"><text:soft-page-break/></text:p>
      <text:p text:style-name="P3">key_purple step=528832 length=18.16 ret=0.91: <text:s/>40%|███████████████████████████████████████████████████████████████████████████▏ <text:s text:c="112"/>| 170/427 [06:48&lt;09:34, <text:s/>2.24s/it]</text:p>
      <text:p text:style-name="P3"/>
      <text:p text:style-name="P3">key_purple step=534736 length=14.04 ret=0.92: <text:s/>40%|███████████████████████████████████████████████████████████████████████████▋ <text:s text:c="112"/>| 171/427 [06:50&lt;09:41, <text:s/>2.27s/it]</text:p>
      <text:p text:style-name="P3"/>
      <text:p text:style-name="P3">key_purple step=541120 length=11.41 ret=0.93: <text:s/>40%|████████████████████████████████████████████████████████████████████████████▏ <text:s text:c="111"/>| 172/427 [06:53&lt;09:46, <text:s/>2.30s/it]</text:p>
      <text:p text:style-name="P3"/>
      <text:p text:style-name="P3">key_purple step=547856 length=9.31 ret=0.90: <text:s/>41%|████████████████████████████████████████████████████████████████████████████▉ <text:s text:c="112"/>| 173/427 [06:55&lt;09:49, <text:s/>2.32s/it]</text:p>
      <text:p text:style-name="P3"/>
      <text:p text:style-name="P3">key_purple step=554304 length=11.06 ret=0.91: <text:s/>41%|█████████████████████████████████████████████████████████████████████████████ <text:s text:c="111"/>| 174/427 [06:57&lt;09:47, <text:s/>2.32s/it]</text:p>
      <text:p text:style-name="P3"/>
      <text:p text:style-name="P3">key_purple step=560512 length=11.97 ret=0.91: <text:s/>41%|█████████████████████████████████████████████████████████████████████████████▍ <text:s text:c="110"/>| 175/427 [07:00&lt;09:42, <text:s/>2.31s/it]</text:p>
      <text:p text:style-name="P3"/>
      <text:p text:style-name="P3">key_purple step=567008 length=11.04 ret=0.92: <text:s/>41%|█████████████████████████████████████████████████████████████████████████████▉ <text:s text:c="110"/>| 176/427 [07:02&lt;09:40, <text:s/>2.31s/it]</text:p>
      <text:p text:style-name="P3"/>
      <text:p text:style-name="P3">key_purple step=573568 length=10.06 ret=0.93: <text:s/>41%|██████████████████████████████████████████████████████████████████████████████▎ <text:s text:c="109"/>| 177/427 [07:04&lt;09:40, <text:s/>2.32s/it]</text:p>
      <text:p text:style-name="P3"/>
      <text:p text:style-name="P3">key_purple step=579760 length=11.91 ret=0.93: <text:s/>42%|██████████████████████████████████████████████████████████████████████████████▊ <text:s text:c="109"/>| 178/427 [07:07&lt;09:37, <text:s/>2.32s/it]</text:p>
      <text:p text:style-name="P3"/>
      <text:p text:style-name="P3">key_purple step=586704 length=9.45 ret=0.93: <text:s/>42%|██████████████████████████████████████████████████████████<text:soft-page-break/>█████████████████████▋ <text:s text:c="109"/>| 179/427 [07:09&lt;09:38, <text:s/>2.33s/it]</text:p>
      <text:p text:style-name="P3"/>
      <text:p text:style-name="P3">key_purple step=593440 length=10.00 ret=0.93: <text:s/>42%|███████████████████████████████████████████████████████████████████████████████▋ <text:s text:c="108"/>| 180/427 [07:11&lt;09:36, <text:s/>2.34s/it]</text:p>
      <text:p text:style-name="P3"/>
      <text:p text:style-name="P3">key_blue step=599200 length=10.67 ret=0.12: <text:s/>42%|████████████████████████████████████████████████████████████████████████████████▉ <text:s text:c="109"/>| 181/427 [07:14&lt;09:37, <text:s/>2.35s/it]</text:p>
      <text:p text:style-name="P3"/>
      <text:p text:style-name="P3">key_blue step=605536 length=11.59 ret=0.20: <text:s/>43%|█████████████████████████████████████████████████████████████████████████████████▍ <text:s text:c="108"/>| 182/427 [07:16&lt;09:25, <text:s/>2.31s/it]</text:p>
      <text:p text:style-name="P3"/>
      <text:p text:style-name="P3">key_blue step=612080 length=10.31 ret=0.32: <text:s/>43%|█████████████████████████████████████████████████████████████████████████████████▊ <text:s text:c="108"/>| 183/427 [07:18&lt;09:26, <text:s/>2.32s/it]</text:p>
      <text:p text:style-name="P3"/>
      <text:p text:style-name="P3">key_blue step=618896 length=9.55 ret=0.37: <text:s/>43%|██████████████████████████████████████████████████████████████████████████████████▋ <text:s text:c="108"/>| 184/427 [07:21&lt;09:35, <text:s/>2.37s/it]</text:p>
      <text:p text:style-name="P3"/>
      <text:p text:style-name="P3">key_blue step=625472 length=10.04 ret=0.59: <text:s/>43%|██████████████████████████████████████████████████████████████████████████████████▊ <text:s text:c="107"/>| 185/427 [07:23&lt;09:53, <text:s/>2.45s/it]</text:p>
      <text:p text:style-name="P3"/>
      <text:p text:style-name="P3">key_blue step=632336 length=9.43 ret=0.64: <text:s/>44%|███████████████████████████████████████████████████████████████████████████████████▋ <text:s text:c="107"/>| 186/427 [07:26&lt;09:44, <text:s/>2.43s/it]</text:p>
      <text:p text:style-name="P3"/>
      <text:p text:style-name="P3">key_blue step=639152 length=9.38 ret=0.71: <text:s/>44%|████████████████████████████████████████████████████████████████████████████████████ <text:s text:c="107"/>| 187/427 [07:28&lt;09:38, <text:s/>2.41s/it]</text:p>
      <text:p text:style-name="P3"/>
      <text:p text:style-name="P3">key_blue step=646048 length=9.36 ret=0.77: <text:s/>44%|████████████████████████████████████████████████████████████████████████████████████▌ <text:s text:c="106"/>| 188/427 [07:31&lt;09:40, <text:s/>2.43s/it]</text:p>
      <text:p text:style-name="P3"/>
      <text:p text:style-name="P3"><text:soft-page-break/>key_blue step=653216 length=8.84 ret=0.82: <text:s/>44%|████████████████████████████████████████████████████████████████████████████████████▉ <text:s text:c="106"/>| 189/427 [07:33&lt;09:36, <text:s/>2.42s/it]</text:p>
      <text:p text:style-name="P3"/>
      <text:p text:style-name="P3">key_blue step=660448 length=8.70 ret=0.83: <text:s/>44%|█████████████████████████████████████████████████████████████████████████████████████▍ <text:s text:c="105"/>| 190/427 [07:35&lt;09:31, <text:s/>2.41s/it]</text:p>
      <text:p text:style-name="P3"/>
      <text:p text:style-name="P3">key_blue step=667600 length=8.48 ret=0.91: <text:s/>45%|█████████████████████████████████████████████████████████████████████████████████████▉ <text:s text:c="105"/>| 191/427 [07:38&lt;09:29, <text:s/>2.41s/it]</text:p>
      <text:p text:style-name="P3"/>
      <text:p text:style-name="P3">key_blue step=674688 length=8.12 ret=0.93: <text:s/>45%|██████████████████████████████████████████████████████████████████████████████████████▎ <text:s text:c="104"/>| 192/427 [07:40&lt;09:26, <text:s/>2.41s/it]</text:p>
      <text:p text:style-name="P3"/>
      <text:p text:style-name="P3">key_blue step=681712 length=8.14 ret=0.94: <text:s/>45%|██████████████████████████████████████████████████████████████████████████████████████▊ <text:s text:c="104"/>| 193/427 [07:43&lt;09:30, <text:s/>2.44s/it]</text:p>
      <text:p text:style-name="P3"/>
      <text:p text:style-name="P3">key_blue step=688768 length=8.52 ret=0.94: <text:s/>45%|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103"/>| 194/427 [07:45&lt;09:27, <text:s/>2.43s/it]</text:p>
      <text:p text:style-name="P3"/>
      <text:p text:style-name="P3">key_blue step=695856 length=8.13 ret=0.93: <text:s/>46%|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103"/>| 195/427 [07:48&lt;09:30, <text:s/>2.46s/it]</text:p>
      <text:p text:style-name="P3"/>
      <text:p text:style-name="P3">key_purple step=600608 length=7.99 ret=0.09: <text:s/>46%|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101"/>| 196/427 [07:50&lt;09:35, <text:s/>2.49s/it]</text:p>
      <text:p text:style-name="P3"/>
      <text:p text:style-name="P3">key_purple step=607728 length=8.56 ret=0.12: <text:s/>46%|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101"/>| 197/427 [07:53&lt;10:08, <text:s/>2.64s/it]</text:p>
      <text:p text:style-name="P3"/>
      <text:p text:style-name="P3">key_purple step=612400 length=19.16 ret=0.15: <text:s/>46%|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100"/>| 198/427 [07:56&lt;09:37, <text:s/>2.52s/it]</text:p>
      <text:p text:style-name="P3"><text:soft-page-break/></text:p>
      <text:p text:style-name="P3">key_purple step=616512 length=23.59 ret=0.30: <text:s/>47%|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100"/>| 199/427 [07:58&lt;09:31, <text:s/>2.50s/it]</text:p>
      <text:p text:style-name="P3"/>
      <text:p text:style-name="P3">key_purple step=620352 length=24.98 ret=0.40: <text:s/>47%|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99"/>| 200/427 [08:01&lt;09:48, <text:s/>2.59s/it]</text:p>
      <text:p text:style-name="P3"/>
      <text:p text:style-name="P3">key_purple step=624704 length=22.86 ret=0.49: <text:s/>47%|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99"/>| 201/427 [08:03&lt;09:37, <text:s/>2.55s/it]</text:p>
      <text:p text:style-name="P3"/>
      <text:p text:style-name="P3">key_purple step=629008 length=21.93 ret=0.66: <text:s/>47%|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98"/>| 202/427 [08:06&lt;09:31, <text:s/>2.54s/it]</text:p>
      <text:p text:style-name="P3"/>
      <text:p text:style-name="P3">key_purple step=633680 length=19.12 ret=0.71: <text:s/>48%|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98"/>| 203/427 [08:08&lt;09:21, <text:s/>2.51s/it]</text:p>
      <text:p text:style-name="P3"/>
      <text:p text:style-name="P3">key_purple step=638592 length=18.41 ret=0.80: <text:s/>48%|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97"/>| 204/427 [08:11&lt;09:24, <text:s/>2.53s/it]</text:p>
      <text:p text:style-name="P3"/>
      <text:p text:style-name="P3">key_purple step=643872 length=15.92 ret=0.88: <text:s/>48%|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97"/>| 205/427 [08:13&lt;09:31, <text:s/>2.58s/it]</text:p>
      <text:p text:style-name="P3"/>
      <text:p text:style-name="P3">key_purple step=649296 length=13.95 ret=0.89: <text:s/>48%|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96"/>| 206/427 [08:16&lt;09:20, <text:s/>2.53s/it]</text:p>
      <text:p text:style-name="P3"/>
      <text:p text:style-name="P3">key_purple step=655296 length=12.66 ret=0.91: <text:s/>48%|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96"/>| 207/427 [08:19&lt;09:25, <text:s/>2.57s/it]</text:p>
      <text:p text:style-name="P3"/>
      <text:p text:style-name="P3">key_purple step=661904 length=10.64 ret=0.91: <text:s/>49%|██████████████████████████████████████████████████████████<text:soft-page-break/>██████████████████████████████████ <text:s text:c="96"/>| 208/427 [08:21&lt;09:28, <text:s/>2.60s/it]</text:p>
      <text:p text:style-name="P3"/>
      <text:p text:style-name="P3">key_purple step=668432 length=10.82 ret=0.92: <text:s/>4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95"/>| 209/427 [08:24&lt;09:40, <text:s/>2.66s/it]</text:p>
      <text:p text:style-name="P3"/>
      <text:p text:style-name="P3">key_purple step=674768 length=10.98 ret=0.93: <text:s/>4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95"/>| 210/427 [08:27&lt;09:38, <text:s/>2.67s/it]</text:p>
      <text:p text:style-name="P3"/>
      <text:p text:style-name="P3">key_blue step=702032 length=10.74 ret=0.11: <text:s/>4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95"/>| 211/427 [08:29&lt;09:29, <text:s/>2.64s/it]</text:p>
      <text:p text:style-name="P3"/>
      <text:p text:style-name="P3">key_blue step=703936 length=57.36 ret=0.13: <text:s/>5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95"/>| 212/427 [08:32&lt;09:03, <text:s/>2.53s/it]</text:p>
      <text:p text:style-name="P3"/>
      <text:p text:style-name="P3">key_blue step=705488 length=74.52 ret=0.24: <text:s/>5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94"/>| 213/427 [08:34&lt;08:53, <text:s/>2.49s/it]</text:p>
      <text:p text:style-name="P3"/>
      <text:p text:style-name="P3">key_blue step=707600 length=55.90 ret=0.59: <text:s/>5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94"/>| 214/427 [08:36&lt;08:40, <text:s/>2.44s/it]</text:p>
      <text:p text:style-name="P3"/>
      <text:p text:style-name="P3">key_blue step=711568 length=24.71 ret=0.84: <text:s/>5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93"/>| 215/427 [08:39&lt;08:34, <text:s/>2.43s/it]</text:p>
      <text:p text:style-name="P3"/>
      <text:p text:style-name="P3">key_blue step=716528 length=18.24 ret=0.89: <text:s/>5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93"/>| 216/427 [08:41&lt;08:46, <text:s/>2.50s/it]</text:p>
      <text:p text:style-name="P3"/>
      <text:p text:style-name="P3">key_blue step=722640 length=12.61 ret=0.92: <text:s/>5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93"/>| 217/427 [08:44&lt;08:53, <text:s/>2.54s/it]</text:p>
      <text:p text:style-name="P3"/>
      <text:p text:style-name="P3"><text:soft-page-break/>key_blue step=729120 length=11.35 ret=0.93: <text:s/>5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92"/>| 218/427 [08:47&lt;09:21, <text:s/>2.68s/it]</text:p>
      <text:p text:style-name="P3"/>
      <text:p text:style-name="P3">key_blue step=735968 length=9.31 ret=0.93: <text:s/>5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92"/>| 219/427 [08:50&lt;09:25, <text:s/>2.72s/it]</text:p>
      <text:p text:style-name="P3"/>
      <text:p text:style-name="P3">key_blue step=742880 length=8.93 ret=0.94: <text:s/>5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92"/>| 220/427 [08:53&lt;09:21, <text:s/>2.71s/it]</text:p>
      <text:p text:style-name="P3"/>
      <text:p text:style-name="P3">key_blue step=750112 length=8.30 ret=0.89: <text:s/>5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91"/>| 221/427 [08:55&lt;09:24, <text:s/>2.74s/it]</text:p>
      <text:p text:style-name="P3"/>
      <text:p text:style-name="P3">key_blue step=757104 length=8.46 ret=0.92: <text:s/>5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91"/>| 222/427 [08:58&lt;09:32, <text:s/>2.79s/it]</text:p>
      <text:p text:style-name="P3"/>
      <text:p text:style-name="P3">key_blue step=764208 length=8.25 ret=0.93: <text:s/>5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90"/>| 223/427 [09:01&lt;09:25, <text:s/>2.77s/it]</text:p>
      <text:p text:style-name="P3"/>
      <text:p text:style-name="P3">key_blue step=771168 length=8.63 ret=0.94: <text:s/>5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90"/>| 224/427 [09:04&lt;09:21, <text:s/>2.76s/it]</text:p>
      <text:p text:style-name="P3"/>
      <text:p text:style-name="P3">key_blue step=778288 length=8.19 ret=0.92: <text:s/>5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89"/>| 225/427 [09:07&lt;09:25, <text:s/>2.80s/it]</text:p>
      <text:p text:style-name="P3"/>
      <text:p text:style-name="P3">key_purple step=681968 length=8.08 ret=0.10: <text:s/>5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88"/>| 226/427 [09:10&lt;09:32, <text:s/>2.85s/it]</text:p>
      <text:p text:style-name="P3"/>
      <text:p text:style-name="P3">key_purple step=688736 length=10.01 ret=0.18: <text:s/>5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87"/>| 227/427 [09:12&lt;09:14, <text:s/>2.77s/it]</text:p>
      <text:p text:style-name="P3"><text:soft-page-break/></text:p>
      <text:p text:style-name="P3">key_purple step=694976 length=11.24 ret=0.22: <text:s/>5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87"/>| 228/427 [09:15&lt;09:03, <text:s/>2.73s/it]</text:p>
      <text:p text:style-name="P3"/>
      <text:p text:style-name="P3">key_purple step=701104 length=12.02 ret=0.58: <text:s/>5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86"/>| 229/427 [09:17&lt;08:45, <text:s/>2.66s/it]</text:p>
      <text:p text:style-name="P3"/>
      <text:p text:style-name="P3">key_purple step=707600 length=10.73 ret=0.69: <text:s/>5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86"/>| 230/427 [09:20&lt;08:53, <text:s/>2.71s/it]</text:p>
      <text:p text:style-name="P3"/>
      <text:p text:style-name="P3">key_purple step=714288 length=9.73 ret=0.66: <text:s/>5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86"/>| 231/427 [09:23&lt;08:53, <text:s/>2.72s/it]</text:p>
      <text:p text:style-name="P3"/>
      <text:p text:style-name="P3">key_purple step=720576 length=11.63 ret=0.75: <text:s/>5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85"/>| 232/427 [09:26&lt;08:54, <text:s/>2.74s/it]</text:p>
      <text:p text:style-name="P3"/>
      <text:p text:style-name="P3">key_purple step=726848 length=11.56 ret=0.79: <text:s/>5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84"/>| 233/427 [09:28&lt;08:48, <text:s/>2.73s/it]</text:p>
      <text:p text:style-name="P3"/>
      <text:p text:style-name="P3">key_purple step=733456 length=10.32 ret=0.87: <text:s/>5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84"/>| 234/427 [09:31&lt;08:49, <text:s/>2.74s/it]</text:p>
      <text:p text:style-name="P3"/>
      <text:p text:style-name="P3">key_purple step=740032 length=10.57 ret=0.87: <text:s/>5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84"/>| 235/427 [09:34&lt;08:42, <text:s/>2.72s/it]</text:p>
      <text:p text:style-name="P3"/>
      <text:p text:style-name="P3">key_purple step=746256 length=12.07 ret=0.90: <text:s/>5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83"/>| 236/427 [09:36&lt;08:34, <text:s/>2.69s/it]</text:p>
      <text:p text:style-name="P3"/>
      <text:p text:style-name="P3">key_purple step=752880 length=10.22 ret=0.92: <text:s/>56%|██████████████████████████████████████████████████████████<text:soft-page-break/>██████████████████████████████████████████████▉ <text:s text:c="83"/>| 237/427 [09:39&lt;08:31, <text:s/>2.69s/it]</text:p>
      <text:p text:style-name="P3"/>
      <text:p text:style-name="P3">key_purple step=759008 length=11.81 ret=0.93: <text:s/>5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82"/>| 238/427 [09:42&lt;08:26, <text:s/>2.68s/it]</text:p>
      <text:p text:style-name="P3"/>
      <text:p text:style-name="P3">key_purple step=765712 length=10.05 ret=0.92: <text:s/>5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82"/>| 239/427 [09:44&lt;08:23, <text:s/>2.68s/it]</text:p>
      <text:p text:style-name="P3"/>
      <text:p text:style-name="P3">key_purple step=772480 length=9.51 ret=0.93: <text:s/>5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82"/>| 240/427 [09:47&lt;08:23, <text:s/>2.69s/it]</text:p>
      <text:p text:style-name="P3"/>
      <text:p text:style-name="P3">key_blue step=785008 length=9.67 ret=0.11: <text:s/>5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82"/>| 241/427 [09:50&lt;08:27, <text:s/>2.73s/it]</text:p>
      <text:p text:style-name="P3"/>
      <text:p text:style-name="P3">key_blue step=790224 length=17.90 ret=0.20: <text:s/>5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81"/>| 242/427 [09:52&lt;08:09, <text:s/>2.64s/it]</text:p>
      <text:p text:style-name="P3"/>
      <text:p text:style-name="P3">key_blue step=794816 length=21.03 ret=0.21: <text:s/>5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81"/>| 243/427 [09:55&lt;08:07, <text:s/>2.65s/it]</text:p>
      <text:p text:style-name="P3"/>
      <text:p text:style-name="P3">key_blue step=799888 length=17.39 ret=0.48: <text:s/>5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80"/>| 244/427 [09:57&lt;07:52, <text:s/>2.58s/it]</text:p>
      <text:p text:style-name="P3"/>
      <text:p text:style-name="P3">key_blue step=804752 length=17.64 ret=0.78: <text:s/>5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80"/>| 245/427 [10:00&lt;07:54, <text:s/>2.61s/it]</text:p>
      <text:p text:style-name="P3"/>
      <text:p text:style-name="P3">key_blue step=810256 length=14.52 ret=0.82: <text:s/>5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80"/>| 246/427 [10:03&lt;07:56, <text:s/>2.63s/it]</text:p>
      <text:p text:style-name="P3"/>
      <text:p text:style-name="P3"><text:soft-page-break/>key_blue step=816304 length=12.14 ret=0.84: <text:s/>5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79"/>| 247/427 [10:06&lt;07:59, <text:s/>2.66s/it]</text:p>
      <text:p text:style-name="P3"/>
      <text:p text:style-name="P3">key_blue step=822848 length=10.26 ret=0.90: <text:s/>5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79"/>| 248/427 [10:08&lt;07:57, <text:s/>2.67s/it]</text:p>
      <text:p text:style-name="P3"/>
      <text:p text:style-name="P3">key_blue step=829904 length=8.71 ret=0.92: <text:s/>5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79"/>| 249/427 [10:11&lt;08:02, <text:s/>2.71s/it]</text:p>
      <text:p text:style-name="P3"/>
      <text:p text:style-name="P3">key_blue step=837248 length=7.82 ret=0.93: <text:s/>5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78"/>| 250/427 [10:14&lt;08:16, <text:s/>2.80s/it]</text:p>
      <text:p text:style-name="P3"/>
      <text:p text:style-name="P3">key_blue step=844240 length=8.45 ret=0.93: <text:s/>5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78"/>| 251/427 [10:17&lt;08:12, <text:s/>2.80s/it]</text:p>
      <text:p text:style-name="P3"/>
      <text:p text:style-name="P3">key_blue step=851552 length=8.05 ret=0.94: <text:s/>5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77"/>| 252/427 [10:20&lt;08:07, <text:s/>2.79s/it]</text:p>
      <text:p text:style-name="P3"/>
      <text:p text:style-name="P3">key_blue step=858656 length=8.40 ret=0.94: <text:s/>5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77"/>| 253/427 [10:23&lt;08:30, <text:s/>2.93s/it]</text:p>
      <text:p text:style-name="P3"/>
      <text:p text:style-name="P3">key_blue step=866032 length=7.46 ret=0.91: <text:s/>5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76"/>| 254/427 [10:26&lt;08:21, <text:s/>2.90s/it]</text:p>
      <text:p text:style-name="P3"/>
      <text:p text:style-name="P3">key_blue step=873328 length=7.83 ret=0.90: <text:s/>6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76"/>| 255/427 [10:28&lt;08:11, <text:s/>2.86s/it]</text:p>
      <text:p text:style-name="P3"/>
      <text:p text:style-name="P3">key_purple step=779600 length=8.06 ret=0.10: <text:s/>6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75"/>| 256/427 [10:31&lt;08:02, <text:s/>2.82s/it]</text:p>
      <text:p text:style-name="P3"><text:soft-page-break/></text:p>
      <text:p text:style-name="P3">key_purple step=784624 length=17.51 ret=0.09: <text:s/>6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74"/>| 257/427 [10:34&lt;07:50, <text:s/>2.77s/it]</text:p>
      <text:p text:style-name="P3"/>
      <text:p text:style-name="P3">key_purple step=788544 length=23.76 ret=0.10: <text:s/>6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73"/>| 258/427 [10:36&lt;07:28, <text:s/>2.65s/it]</text:p>
      <text:p text:style-name="P3"/>
      <text:p text:style-name="P3">key_purple step=791264 length=39.42 ret=0.10: <text:s/>6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73"/>| 259/427 [10:39&lt;07:21, <text:s/>2.63s/it]</text:p>
      <text:p text:style-name="P3"/>
      <text:p text:style-name="P3">key_purple step=792624 length=84.46 ret=0.08: <text:s/>6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73"/>| 260/427 [10:41&lt;07:00, <text:s/>2.52s/it]</text:p>
      <text:p text:style-name="P3"/>
      <text:p text:style-name="P3">key_purple step=793280 length=174.26 ret=-0.04: <text:s/>6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71"/>| 261/427 [10:43&lt;06:46, <text:s/>2.45s/it]</text:p>
      <text:p text:style-name="P3"/>
      <text:p text:style-name="P3">key_purple step=794000 length=168.48 ret=0.01: <text:s/>6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71"/>| 262/427 [10:46&lt;06:33, <text:s/>2.38s/it]</text:p>
      <text:p text:style-name="P3"/>
      <text:p text:style-name="P3">key_purple step=794784 length=169.76 ret=-0.01: <text:s/>6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70"/>| 263/427 [10:48&lt;06:31, <text:s/>2.39s/it]</text:p>
      <text:p text:style-name="P3"/>
      <text:p text:style-name="P3">key_purple step=795696 length=136.26 ret=0.05: <text:s/>6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70"/>| 264/427 [10:50&lt;06:21, <text:s/>2.34s/it]</text:p>
      <text:p text:style-name="P3"/>
      <text:p text:style-name="P3">key_purple step=797488 length=67.50 ret=0.11: <text:s/>6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70"/>| 265/427 [10:53&lt;06:15, <text:s/>2.32s/it]</text:p>
      <text:p text:style-name="P3"/>
      <text:p text:style-name="P3">key_purple step=800336 length=38.08 ret=0.17: <text:s/>62%|██████████████████████████████████████████████████████████<text:soft-page-break/>███████████████████████████████████████████████████████████▋ <text:s text:c="70"/>| 266/427 [10:55&lt;06:14, <text:s/>2.33s/it]</text:p>
      <text:p text:style-name="P3"/>
      <text:p text:style-name="P3">key_purple step=803792 length=27.78 ret=0.26: <text:s/>6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69"/>| 267/427 [10:57&lt;06:26, <text:s/>2.42s/it]</text:p>
      <text:p text:style-name="P3"/>
      <text:p text:style-name="P3">key_purple step=807184 length=32.28 ret=0.33: <text:s/>6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69"/>| 268/427 [11:00&lt;06:22, <text:s/>2.41s/it]</text:p>
      <text:p text:style-name="P3"/>
      <text:p text:style-name="P3">key_purple step=811120 length=26.06 ret=0.49: <text:s/>6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69"/>| 269/427 [11:02&lt;06:24, <text:s/>2.43s/it]</text:p>
      <text:p text:style-name="P3"/>
      <text:p text:style-name="P3">key_purple step=815648 length=21.32 ret=0.66: <text:s/>6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68"/>| 270/427 [11:05&lt;06:21, <text:s/>2.43s/it]</text:p>
      <text:p text:style-name="P3"/>
      <text:p text:style-name="P3">key_blue step=877520 length=20.95 ret=0.14: <text:s/>6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68"/>| 271/427 [11:07&lt;06:24, <text:s/>2.46s/it]</text:p>
      <text:p text:style-name="P3"/>
      <text:p text:style-name="P3">key_blue step=882432 length=18.04 ret=0.22: <text:s/>6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68"/>| 272/427 [11:10&lt;06:19, <text:s/>2.45s/it]</text:p>
      <text:p text:style-name="P3"/>
      <text:p text:style-name="P3">key_blue step=887552 length=17.36 ret=0.42: <text:s/>6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68"/>| 273/427 [11:12&lt;06:25, <text:s/>2.51s/it]</text:p>
      <text:p text:style-name="P3"/>
      <text:p text:style-name="P3">key_blue step=893168 length=14.45 ret=0.53: <text:s/>6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67"/>| 274/427 [11:15&lt;06:28, <text:s/>2.54s/it]</text:p>
      <text:p text:style-name="P3"/>
      <text:p text:style-name="P3">key_blue step=899008 length=13.74 ret=0.62: <text:s/>6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67"/>| 275/427 [11:18&lt;06:24, <text:s/>2.53s/it]</text:p>
      <text:p text:style-name="P3"/>
      <text:p text:style-name="P3"><text:soft-page-break/>key_blue step=904928 length=12.67 ret=0.78: <text:s/>6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66"/>| 276/427 [11:20&lt;06:30, <text:s/>2.59s/it]</text:p>
      <text:p text:style-name="P3"/>
      <text:p text:style-name="P3">key_blue step=911152 length=11.95 ret=0.87: <text:s/>6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66"/>| 277/427 [11:23&lt;06:31, <text:s/>2.61s/it]</text:p>
      <text:p text:style-name="P3"/>
      <text:p text:style-name="P3">key_blue step=917648 length=10.70 ret=0.91: <text:s/>6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65"/>| 278/427 [11:26&lt;06:36, <text:s/>2.66s/it]</text:p>
      <text:p text:style-name="P3"/>
      <text:p text:style-name="P3">key_blue step=924256 length=10.19 ret=0.92: <text:s/>6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65"/>| 279/427 [11:28&lt;06:37, <text:s/>2.69s/it]</text:p>
      <text:p text:style-name="P3"/>
      <text:p text:style-name="P3">key_blue step=931120 length=9.30 ret=0.85: <text:s/>6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65"/>| 280/427 [11:31&lt;06:39, <text:s/>2.71s/it]</text:p>
      <text:p text:style-name="P3"/>
      <text:p text:style-name="P3">key_blue step=937760 length=9.90 ret=0.90: <text:s/>6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64"/>| 281/427 [11:34&lt;06:36, <text:s/>2.72s/it]</text:p>
      <text:p text:style-name="P3"/>
      <text:p text:style-name="P3">key_blue step=944544 length=9.11 ret=0.94: <text:s/>6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64"/>| 282/427 [11:37&lt;06:33, <text:s/>2.71s/it]</text:p>
      <text:p text:style-name="P3"/>
      <text:p text:style-name="P3">key_blue step=951632 length=8.60 ret=0.89: <text:s/>6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63"/>| 283/427 [11:39&lt;06:30, <text:s/>2.71s/it]</text:p>
      <text:p text:style-name="P3"/>
      <text:p text:style-name="P3">key_blue step=958784 length=8.31 ret=0.91: <text:s/>6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63"/>| 284/427 [11:42&lt;06:35, <text:s/>2.77s/it]</text:p>
      <text:p text:style-name="P3"/>
      <text:p text:style-name="P3">key_blue step=966016 length=8.21 ret=0.90: <text:s/>6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62"/>| 285/427 [11:45&lt;06:33, <text:s/>2.77s/it]</text:p>
      <text:p text:style-name="P3"><text:soft-page-break/></text:p>
      <text:p text:style-name="P3">key_purple step=822784 length=9.02 ret=0.10: <text:s/>6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61"/>| 286/427 [11:48&lt;06:27, <text:s/>2.75s/it]</text:p>
      <text:p text:style-name="P3"/>
      <text:p text:style-name="P3">key_purple step=828144 length=15.20 ret=0.12: <text:s/>6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61"/>| 287/427 [11:50&lt;06:18, <text:s/>2.71s/it]</text:p>
      <text:p text:style-name="P3"/>
      <text:p text:style-name="P3">key_purple step=831328 length=30.80 ret=0.19: <text:s/>6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60"/>| 288/427 [11:53&lt;06:14, <text:s/>2.69s/it]</text:p>
      <text:p text:style-name="P3"/>
      <text:p text:style-name="P3">key_purple step=834592 length=32.57 ret=0.43: <text:s/>6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60"/>| 289/427 [11:55&lt;05:57, <text:s/>2.59s/it]</text:p>
      <text:p text:style-name="P3"/>
      <text:p text:style-name="P3">key_purple step=838112 length=29.51 ret=0.55: <text:s/>6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59"/>| 290/427 [11:58&lt;05:45, <text:s/>2.52s/it]</text:p>
      <text:p text:style-name="P3"/>
      <text:p text:style-name="P3">key_purple step=842656 length=21.03 ret=0.75: <text:s/>6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59"/>| 291/427 [12:00&lt;05:37, <text:s/>2.48s/it]</text:p>
      <text:p text:style-name="P3"/>
      <text:p text:style-name="P3">key_purple step=846912 length=20.79 ret=0.68: <text:s/>6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58"/>| 292/427 [12:03&lt;05:36, <text:s/>2.49s/it]</text:p>
      <text:p text:style-name="P3"/>
      <text:p text:style-name="P3">key_purple step=851584 length=17.82 ret=0.72: <text:s/>6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58"/>| 293/427 [12:05&lt;05:38, <text:s/>2.53s/it]</text:p>
      <text:p text:style-name="P3"/>
      <text:p text:style-name="P3">key_purple step=857184 length=14.87 ret=0.85: <text:s/>6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57"/>| 294/427 [12:08&lt;05:33, <text:s/>2.51s/it]</text:p>
      <text:p text:style-name="P3"/>
      <text:p text:style-name="P3">key_purple step=863136 length=12.90 ret=0.86: <text:s/>69%|██████████████████████████████████████████████████████████<text:soft-page-break/>████████████████████████████████████████████████████████████████████████▌ <text:s text:c="57"/>| 295/427 [12:10&lt;05:40, <text:s/>2.58s/it]</text:p>
      <text:p text:style-name="P3"/>
      <text:p text:style-name="P3">key_purple step=869440 length=11.44 ret=0.88: <text:s/>6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57"/>| 296/427 [12:13&lt;05:56, <text:s/>2.72s/it]</text:p>
      <text:p text:style-name="P3"/>
      <text:p text:style-name="P3">key_purple step=875984 length=11.22 ret=0.84: <text:s/>7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56"/>| 297/427 [12:16&lt;05:51, <text:s/>2.71s/it]</text:p>
      <text:p text:style-name="P3"/>
      <text:p text:style-name="P3">key_purple step=882464 length=10.37 ret=0.91: <text:s/>7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56"/>| 298/427 [12:19&lt;05:55, <text:s/>2.76s/it]</text:p>
      <text:p text:style-name="P3"/>
      <text:p text:style-name="P3">key_purple step=889056 length=10.04 ret=0.93: <text:s/>7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55"/>| 299/427 [12:22&lt;05:52, <text:s/>2.75s/it]</text:p>
      <text:p text:style-name="P3"/>
      <text:p text:style-name="P3">key_purple step=895808 length=9.78 ret=0.94: <text:s/>7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55"/>| 300/427 [12:25&lt;05:50, <text:s/>2.76s/it]</text:p>
      <text:p text:style-name="P3"/>
      <text:p text:style-name="P3">key_blue step=973024 length=9.52 ret=0.08: <text:s/>7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55"/>| 301/427 [12:27&lt;05:48, <text:s/>2.77s/it]</text:p>
      <text:p text:style-name="P3"/>
      <text:p text:style-name="P3">key_blue step=977616 length=18.55 ret=0.15: <text:s/>7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55"/>| 302/427 [12:30&lt;05:37, <text:s/>2.70s/it]</text:p>
      <text:p text:style-name="P3"/>
      <text:p text:style-name="P3">key_blue step=981440 length=26.64 ret=0.40: <text:s/>7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54"/>| 303/427 [12:32&lt;05:22, <text:s/>2.60s/it]</text:p>
      <text:p text:style-name="P3"/>
      <text:p text:style-name="P3">key_blue step=985776 length=21.04 ret=0.64: <text:s/>7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54"/>| 304/427 [12:35&lt;05:11, <text:s/>2.53s/it]</text:p>
      <text:p text:style-name="P3"/>
      <text:p text:style-name="P3"><text:soft-page-break/>key_blue step=991168 length=16.03 ret=0.84: <text:s/>7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53"/>| 305/427 [12:37&lt;05:11, <text:s/>2.56s/it]</text:p>
      <text:p text:style-name="P3"/>
      <text:p text:style-name="P3">key_blue step=996720 length=14.76 ret=0.87: <text:s/>7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53"/>| 306/427 [12:40&lt;05:13, <text:s/>2.59s/it]</text:p>
      <text:p text:style-name="P3"/>
      <text:p text:style-name="P3">key_blue step=1002880 length=11.56 ret=0.94: <text:s/>7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52"/>| 307/427 [12:43&lt;05:20, <text:s/>2.67s/it]</text:p>
      <text:p text:style-name="P3"/>
      <text:p text:style-name="P3">key_blue step=1009664 length=9.92 ret=0.91: <text:s/>7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52"/>| 308/427 [12:45&lt;05:19, <text:s/>2.68s/it]</text:p>
      <text:p text:style-name="P3"/>
      <text:p text:style-name="P3">key_blue step=1016288 length=10.18 ret=0.92: <text:s/>7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51"/>| 309/427 [12:48&lt;05:19, <text:s/>2.71s/it]</text:p>
      <text:p text:style-name="P3"/>
      <text:p text:style-name="P3">key_blue step=1023376 length=9.07 ret=0.94: <text:s/>7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51"/>| 310/427 [12:51&lt;05:19, <text:s/>2.73s/it]</text:p>
      <text:p text:style-name="P3"/>
      <text:p text:style-name="P3">key_blue step=1030384 length=8.53 ret=0.94: <text:s/>7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51"/>| 311/427 [12:54&lt;05:17, <text:s/>2.74s/it]</text:p>
      <text:p text:style-name="P3"/>
      <text:p text:style-name="P3">key_blue step=1037264 length=8.57 ret=0.94: <text:s/>7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50"/>| 312/427 [12:57&lt;05:20, <text:s/>2.79s/it]</text:p>
      <text:p text:style-name="P3"/>
      <text:p text:style-name="P3"><text:soft-page-break/>key_blue step=1044208 length=8.57 ret=0.92: <text:s/>7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50"/>| 313/427 [13:00&lt;05:22, <text:s/>2.83s/it]</text:p>
      <text:p text:style-name="P3"/>
      <text:p text:style-name="P3">key_blue step=1051456 length=7.96 ret=0.93: <text:s/>7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49"/>| 314/427 [13:02&lt;05:18, <text:s/>2.81s/it]</text:p>
      <text:p text:style-name="P3"/>
      <text:p text:style-name="P3">key_blue step=1059088 length=7.36 ret=0.93: <text:s/>7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49"/>| 315/427 [13:05&lt;05:20, <text:s/>2.86s/it]</text:p>
      <text:p text:style-name="P3"/>
      <text:p text:style-name="P3">key_purple step=903104 length=7.67 ret=0.09: <text:s/>7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48"/>| 316/427 [13:08&lt;05:18, <text:s/>2.87s/it]</text:p>
      <text:p text:style-name="P3"/>
      <text:p text:style-name="P3">key_purple step=908864 length=13.77 ret=0.12: <text:s/>7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47"/>| 317/427 [13:11&lt;05:07, <text:s/>2.80s/it]</text:p>
      <text:p text:style-name="P3"/>
      <text:p text:style-name="P3">key_purple step=913488 length=19.90 ret=0.22: <text:s/>7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47"/>| 318/427 [13:13&lt;04:59, <text:s/>2.75s/it]</text:p>
      <text:p text:style-name="P3"/>
      <text:p text:style-name="P3">key_purple step=917616 length=23.80 ret=0.41: <text:s/>7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46"/>| 319/427 [13:16&lt;04:47, <text:s/>2.66s/it]</text:p>
      <text:p text:style-name="P3"/>
      <text:p text:style-name="P3">key_purple step=921872 length=23.65 ret=0.62: <text:s/>7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46"/>| 320/427 [13:19&lt;04:44, <text:s/>2.66s/it]</text:p>
      <text:p text:style-name="P3"/>
      <text:p text:style-name="P3"><text:soft-page-break/>key_purple step=926016 length=23.74 ret=0.67: <text:s/>7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46"/>| 321/427 [13:21&lt;04:35, <text:s/>2.60s/it]</text:p>
      <text:p text:style-name="P3"/>
      <text:p text:style-name="P3">key_purple step=930880 length=18.83 ret=0.79: <text:s/>7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45"/>| 322/427 [13:24&lt;04:34, <text:s/>2.61s/it]</text:p>
      <text:p text:style-name="P3"/>
      <text:p text:style-name="P3">key_purple step=935744 length=18.74 ret=0.82: <text:s/>7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45"/>| 323/427 [13:26&lt;04:27, <text:s/>2.57s/it]</text:p>
      <text:p text:style-name="P3"/>
      <text:p text:style-name="P3">key_purple step=941120 length=15.67 ret=0.85: <text:s/>7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44"/>| 324/427 [13:29&lt;04:24, <text:s/>2.57s/it]</text:p>
      <text:p text:style-name="P3"/>
      <text:p text:style-name="P3">key_purple step=947584 length=11.75 ret=0.91: <text:s/>7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44"/>| 325/427 [13:31&lt;04:24, <text:s/>2.59s/it]</text:p>
      <text:p text:style-name="P3"/>
      <text:p text:style-name="P3">key_purple step=953920 length=10.87 ret=0.93: <text:s/>7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43"/>| 326/427 [13:34&lt;04:23, <text:s/>2.61s/it]</text:p>
      <text:p text:style-name="P3"/>
      <text:p text:style-name="P3">key_purple step=960560 length=10.29 ret=0.92: <text:s/>7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43"/>| 327/427 [13:37&lt;04:23, <text:s/>2.64s/it]</text:p>
      <text:p text:style-name="P3"/>
      <text:p text:style-name="P3">key_purple step=967312 length=9.34 ret=0.93: <text:s/>7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43"/>| 328/427 [13:39&lt;04:23, <text:s/>2.66s/it]</text:p>
      <text:p text:style-name="P3"/>
      <text:p text:style-name="P3"><text:soft-page-break/>key_purple step=974096 length=9.37 ret=0.93: <text:s/>7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42"/>| 329/427 [13:42&lt;04:25, <text:s/>2.71s/it]</text:p>
      <text:p text:style-name="P3"/>
      <text:p text:style-name="P3">key_purple step=981040 length=8.69 ret=0.94: <text:s/>7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42"/>| 330/427 [13:45&lt;04:27, <text:s/>2.76s/it]</text:p>
      <text:p text:style-name="P3"/>
      <text:p text:style-name="P3">key_blue step=1065920 length=9.75 ret=0.10: <text:s/>7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42"/>| 331/427 [13:48&lt;04:24, <text:s/>2.75s/it]</text:p>
      <text:p text:style-name="P3"/>
      <text:p text:style-name="P3">key_blue step=1072224 length=11.60 ret=0.11: <text:s/>7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41"/>| 332/427 [13:51&lt;04:22, <text:s/>2.76s/it]</text:p>
      <text:p text:style-name="P3"/>
      <text:p text:style-name="P3">key_blue step=1078016 length=14.03 ret=0.19: <text:s/>7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40"/>| 333/427 [13:53&lt;04:18, <text:s/>2.75s/it]</text:p>
      <text:p text:style-name="P3"/>
      <text:p text:style-name="P3">key_blue step=1083952 length=13.35 ret=0.46: <text:s/>7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40"/>| 334/427 [13:56&lt;04:13, <text:s/>2.72s/it]</text:p>
      <text:p text:style-name="P3"/>
      <text:p text:style-name="P3">key_blue step=1090272 length=10.94 ret=0.79: <text:s/>7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40"/>| 335/427 [13:59&lt;04:10, <text:s/>2.72s/it]</text:p>
      <text:p text:style-name="P3"/>
      <text:p text:style-name="P3">key_blue step=1097008 length=9.63 ret=0.85: <text:s/>7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39"/>| 336/427 [14:02&lt;04:08, <text:s/>2.73s/it]</text:p>
      <text:p text:style-name="P3"/>
      <text:p text:style-name="P3"><text:soft-page-break/>key_blue step=1103984 length=8.92 ret=0.90: <text:s/>7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39"/>| 337/427 [14:04&lt;04:07, <text:s/>2.75s/it]</text:p>
      <text:p text:style-name="P3"/>
      <text:p text:style-name="P3">key_blue step=1110832 length=8.86 ret=0.93: <text:s/>7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38"/>| 338/427 [14:07&lt;04:10, <text:s/>2.81s/it]</text:p>
      <text:p text:style-name="P3"/>
      <text:p text:style-name="P3">key_blue step=1118128 length=8.11 ret=0.92: <text:s/>7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38"/>| 339/427 [14:10&lt;04:07, <text:s/>2.81s/it]</text:p>
      <text:p text:style-name="P3"/>
      <text:p text:style-name="P3">key_blue step=1125392 length=8.32 ret=0.94: <text:s/>8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38"/>| 340/427 [14:14&lt;04:23, <text:s/>3.03s/it]</text:p>
      <text:p text:style-name="P3"/>
      <text:p text:style-name="P3">key_blue step=1132528 length=7.95 ret=0.89: <text:s/>8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37"/>| 341/427 [14:16&lt;04:11, <text:s/>2.93s/it]</text:p>
      <text:p text:style-name="P3"/>
      <text:p text:style-name="P3">key_blue step=1139792 length=7.58 ret=0.93: <text:s/>8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37"/>| 342/427 [14:19&lt;03:58, <text:s/>2.81s/it]</text:p>
      <text:p text:style-name="P3"/>
      <text:p text:style-name="P3">key_blue step=1147104 length=7.77 ret=0.93: <text:s/>8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36"/>| 343/427 [14:21&lt;03:50, <text:s/>2.75s/it]</text:p>
      <text:p text:style-name="P3"/>
      <text:p text:style-name="P3">key_blue step=1154592 length=7.14 ret=0.94: <text:s/>8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36"/>| 344/427 [14:24&lt;03:46, <text:s/>2.73s/it]</text:p>
      <text:p text:style-name="P3"/>
      <text:p text:style-name="P3"><text:soft-page-break/>key_blue step=1162080 length=7.32 ret=0.94: <text:s/>8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35"/>| 345/427 [14:27&lt;03:39, <text:s/>2.67s/it]</text:p>
      <text:p text:style-name="P3"/>
      <text:p text:style-name="P3">key_purple step=988224 length=8.32 ret=0.10: <text:s/>8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35"/>| 346/427 [14:29&lt;03:32, <text:s/>2.63s/it]</text:p>
      <text:p text:style-name="P3"/>
      <text:p text:style-name="P3">key_purple step=990704 length=42.30 ret=0.09: <text:s/>8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34"/>| 347/427 [14:32&lt;03:26, <text:s/>2.58s/it]</text:p>
      <text:p text:style-name="P3"/>
      <text:p text:style-name="P3">key_purple step=992080 length=84.24 ret=0.08: <text:s/>8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34"/>| 348/427 [14:34&lt;03:12, <text:s/>2.44s/it]</text:p>
      <text:p text:style-name="P3"/>
      <text:p text:style-name="P3">key_purple step=993072 length=113.52 ret=0.06: <text:s/>8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33"/>| 349/427 [14:36&lt;03:06, <text:s/>2.39s/it]</text:p>
      <text:p text:style-name="P3"/>
      <text:p text:style-name="P3">key_purple step=993984 length=140.93 ret=0.04: <text:s/>8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33"/>| 350/427 [14:38&lt;02:58, <text:s/>2.31s/it]</text:p>
      <text:p text:style-name="P3"/>
      <text:p text:style-name="P3">key_purple step=994688 length=170.85 ret=-0.01: <text:s/>8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32"/>| 351/427 [14:40&lt;02:54, <text:s/>2.30s/it]</text:p>
      <text:p text:style-name="P3"/>
      <text:p text:style-name="P3">key_purple step=995392 length=177.13 ret=-0.04: <text:s/>8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31"/>| 352/427 [14:43&lt;02:47, <text:s/>2.23s/it]</text:p>
      <text:p text:style-name="P3"/>
      <text:p text:style-name="P3"><text:soft-page-break/>key_purple step=996080 length=173.37 ret=0.01: <text:s/>8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31"/>| 353/427 [14:45&lt;02:44, <text:s/>2.22s/it]</text:p>
      <text:p text:style-name="P3"/>
      <text:p text:style-name="P3">key_purple step=996816 length=164.24 ret=-0.01: <text:s/>8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31"/>| 354/427 [14:47&lt;02:37, <text:s/>2.16s/it]</text:p>
      <text:p text:style-name="P3"/>
      <text:p text:style-name="P3">key_purple step=997648 length=156.60 ret=0.02: <text:s/>8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30"/>| 355/427 [14:49&lt;02:36, <text:s/>2.17s/it]</text:p>
      <text:p text:style-name="P3"/>
      <text:p text:style-name="P3">key_purple step=998592 length=139.82 ret=0.05: <text:s/>8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30"/>| 356/427 [14:51&lt;02:36, <text:s/>2.21s/it]</text:p>
      <text:p text:style-name="P3"/>
      <text:p text:style-name="P3">key_purple step=999840 length=93.06 ret=0.07: <text:s/>8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30"/>| 357/427 [14:54&lt;02:36, <text:s/>2.23s/it]</text:p>
      <text:p text:style-name="P3"/>
      <text:p text:style-name="P3">key_purple step=1001536 length=74.75 ret=0.08: <text:s/>8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29"/>| 358/427 [14:56&lt;02:34, <text:s/>2.24s/it]</text:p>
      <text:p text:style-name="P3"/>
      <text:p text:style-name="P3">key_purple step=1004464 length=36.99 ret=0.10: <text:s/>8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9"/>| 359/427 [14:58&lt;02:35, <text:s/>2.29s/it]</text:p>
      <text:p text:style-name="P3"/>
      <text:p text:style-name="P3">key_purple step=1008352 length=25.62 ret=0.12: <text:s/>8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28"/>| 360/427 [15:00&lt;02:31, <text:s/>2.27s/it]</text:p>
      <text:p text:style-name="P3"/>
      <text:p text:style-name="P3"><text:soft-page-break/>key_blue step=1166480 length=20.87 ret=0.79: <text:s/>8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28"/>| 361/427 [15:03&lt;02:29, <text:s/>2.26s/it]</text:p>
      <text:p text:style-name="P3"/>
      <text:p text:style-name="P3">key_blue step=1171696 length=16.93 ret=0.84: <text:s/>8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8"/>| 362/427 [15:05&lt;02:26, <text:s/>2.25s/it]</text:p>
      <text:p text:style-name="P3"/>
      <text:p text:style-name="P3">key_blue step=1177296 length=14.54 ret=0.88: <text:s/>8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27"/>| 363/427 [15:07&lt;02:27, <text:s/>2.30s/it]</text:p>
      <text:p text:style-name="P3"/>
      <text:p text:style-name="P3">key_blue step=1183872 length=11.44 ret=0.90: <text:s/>8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27"/>| 364/427 [15:10&lt;02:26, <text:s/>2.33s/it]</text:p>
      <text:p text:style-name="P3"/>
      <text:p text:style-name="P3">key_blue step=1190112 length=11.54 ret=0.92: <text:s/>8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26"/>| 365/427 [15:12&lt;02:25, <text:s/>2.34s/it]</text:p>
      <text:p text:style-name="P3"/>
      <text:p text:style-name="P3">key_blue step=1196736 length=9.62 ret=0.92: <text:s/>8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26"/>| 366/427 [15:15&lt;02:25, <text:s/>2.38s/it]</text:p>
      <text:p text:style-name="P3"/>
      <text:p text:style-name="P3">key_blue step=1203728 length=8.95 ret=0.93: <text:s/>8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25"/>| 367/427 [15:17&lt;02:26, <text:s/>2.45s/it]</text:p>
      <text:p text:style-name="P3"/>
      <text:p text:style-name="P3">key_blue step=1210688 length=9.29 ret=0.90: <text:s/>8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25"/>| 368/427 [15:20&lt;02:24, <text:s/>2.45s/it]</text:p>
      <text:p text:style-name="P3"/>
      <text:p text:style-name="P3"><text:soft-page-break/>key_blue step=1217600 length=8.85 ret=0.92: <text:s/>8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25"/>| 369/427 [15:22&lt;02:22, <text:s/>2.46s/it]</text:p>
      <text:p text:style-name="P3"/>
      <text:p text:style-name="P3">key_blue step=1224672 length=9.28 ret=0.94: <text:s/>8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24"/>| 370/427 [15:25&lt;02:19, <text:s/>2.45s/it]</text:p>
      <text:p text:style-name="P3"/>
      <text:p text:style-name="P3">key_blue step=1231792 length=8.76 ret=0.90: <text:s/>8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24"/>| 371/427 [15:27&lt;02:19, <text:s/>2.50s/it]</text:p>
      <text:p text:style-name="P3"/>
      <text:p text:style-name="P3">key_blue step=1238720 length=8.70 ret=0.93: <text:s/>8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23"/>| 372/427 [15:30&lt;02:16, <text:s/>2.49s/it]</text:p>
      <text:p text:style-name="P3"/>
      <text:p text:style-name="P3">key_blue step=1245760 length=8.61 ret=0.95: <text:s/>8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23"/>| 373/427 [15:32&lt;02:13, <text:s/>2.48s/it]</text:p>
      <text:p text:style-name="P3"/>
      <text:p text:style-name="P3">key_blue step=1252800 length=8.48 ret=0.94: <text:s/>8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22"/>| 374/427 [15:34&lt;02:11, <text:s/>2.48s/it]</text:p>
      <text:p text:style-name="P3"/>
      <text:p text:style-name="P3">key_blue step=1259872 length=8.66 ret=0.94: <text:s/>8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22"/>| 375/427 [15:37&lt;02:11, <text:s/>2.53s/it]</text:p>
      <text:p text:style-name="P3"/>
      <text:p text:style-name="P3">key_purple step=1015456 length=8.38 ret=0.10: <text:s/>8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21"/>| 376/427 [15:40&lt;02:10, <text:s/>2.55s/it]</text:p>
      <text:p text:style-name="P3"/>
      <text:p text:style-name="P3"><text:soft-page-break/>key_purple step=1021152 length=13.80 ret=0.11: <text:s/>8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21"/>| 377/427 [15:42&lt;02:02, <text:s/>2.45s/it]</text:p>
      <text:p text:style-name="P3"/>
      <text:p text:style-name="P3">key_purple step=1025616 length=21.17 ret=0.13: <text:s/>8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20"/>| 378/427 [15:44&lt;01:57, <text:s/>2.39s/it]</text:p>
      <text:p text:style-name="P3"/>
      <text:p text:style-name="P3">key_purple step=1028960 length=32.30 ret=0.27: <text:s/>8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20"/>| 379/427 [15:46&lt;01:50, <text:s/>2.31s/it]</text:p>
      <text:p text:style-name="P3"/>
      <text:p text:style-name="P3">key_purple step=1032592 length=28.02 ret=0.37: <text:s/>8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19"/>| 380/427 [15:48&lt;01:45, <text:s/>2.25s/it]</text:p>
      <text:p text:style-name="P3"/>
      <text:p text:style-name="P3">key_purple step=1036272 length=28.15 ret=0.46: <text:s/>8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19"/>| 381/427 [15:51&lt;01:43, <text:s/>2.25s/it]</text:p>
      <text:p text:style-name="P3"/>
      <text:p text:style-name="P3">key_purple step=1040432 length=22.85 ret=0.65: <text:s/>8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18"/>| 382/427 [15:53&lt;01:39, <text:s/>2.21s/it]</text:p>
      <text:p text:style-name="P3"/>
      <text:p text:style-name="P3">key_purple step=1045728 length=15.79 ret=0.77: <text:s/>9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18"/>| 383/427 [15:55&lt;01:38, <text:s/>2.24s/it]</text:p>
      <text:p text:style-name="P3"/>
      <text:p text:style-name="P3">key_purple step=1051008 length=15.43 ret=0.80: <text:s/>9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18"/>| 384/427 [15:57&lt;01:36, <text:s/>2.25s/it]</text:p>
      <text:p text:style-name="P3"/>
      <text:p text:style-name="P3"><text:soft-page-break/>key_purple step=1057008 length=12.25 ret=0.82: <text:s/>9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17"/>| 385/427 [16:00&lt;01:34, <text:s/>2.24s/it]</text:p>
      <text:p text:style-name="P3"/>
      <text:p text:style-name="P3">key_purple step=1062944 length=12.59 ret=0.85: <text:s/>9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17"/>| 386/427 [16:02&lt;01:33, <text:s/>2.27s/it]</text:p>
      <text:p text:style-name="P3"/>
      <text:p text:style-name="P3">key_purple step=1069456 length=11.07 ret=0.88: <text:s/>9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16"/>| 387/427 [16:04&lt;01:32, <text:s/>2.30s/it]</text:p>
      <text:p text:style-name="P3"/>
      <text:p text:style-name="P3">key_purple step=1075984 length=10.97 ret=0.85: <text:s/>9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16"/>| 388/427 [16:07&lt;01:30, <text:s/>2.32s/it]</text:p>
      <text:p text:style-name="P3"/>
      <text:p text:style-name="P3">key_purple step=1082336 length=10.98 ret=0.89: <text:s/>9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15"/>| 389/427 [16:09&lt;01:29, <text:s/>2.35s/it]</text:p>
      <text:p text:style-name="P3"/>
      <text:p text:style-name="P3">key_purple step=1088656 length=11.07 ret=0.90: <text:s/>91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15"/>| 390/427 [16:12&lt;01:32, <text:s/>2.51s/it]</text:p>
      <text:p text:style-name="P3"/>
      <text:p text:style-name="P3">key_blue step=1266528 length=9.86 ret=0.12: <text:s/>9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15"/>| 391/427 [16:14&lt;01:29, <text:s/>2.48s/it]</text:p>
      <text:p text:style-name="P3"/>
      <text:p text:style-name="P3">key_blue step=1271680 length=15.78 ret=0.38: <text:s/>9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14"/>| 392/427 [16:17&lt;01:24, <text:s/>2.42s/it]</text:p>
      <text:p text:style-name="P3"/>
      <text:p text:style-name="P3"><text:soft-page-break/>key_blue step=1277888 length=12.13 ret=0.36: <text:s/>9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14"/>| 393/427 [16:19&lt;01:21, <text:s/>2.40s/it]</text:p>
      <text:p text:style-name="P3"/>
      <text:p text:style-name="P3">key_blue step=1284256 length=11.52 ret=0.49: <text:s/>92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13"/>| 394/427 [16:21&lt;01:19, <text:s/>2.40s/it]</text:p>
      <text:p text:style-name="P3"/>
      <text:p text:style-name="P3">key_blue step=1290080 length=12.23 ret=0.68: <text:s/>9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13"/>| 395/427 [16:24&lt;01:15, <text:s/>2.35s/it]</text:p>
      <text:p text:style-name="P3"/>
      <text:p text:style-name="P3">key_blue step=1296256 length=12.16 ret=0.71: <text:s/>9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12"/>| 396/427 [16:26&lt;01:13, <text:s/>2.36s/it]</text:p>
      <text:p text:style-name="P3"/>
      <text:p text:style-name="P3">key_blue step=1302608 length=10.81 ret=0.75: <text:s/>9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12"/>| 397/427 [16:28&lt;01:10, <text:s/>2.37s/it]</text:p>
      <text:p text:style-name="P3"/>
      <text:p text:style-name="P3">key_blue step=1309360 length=9.58 ret=0.83: <text:s/>9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12"/>| 398/427 [16:31&lt;01:09, <text:s/>2.41s/it]</text:p>
      <text:p text:style-name="P3"/>
      <text:p text:style-name="P3">key_blue step=1316288 length=9.53 ret=0.88: <text:s/>93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11"/>| 399/427 [16:34&lt;01:08, <text:s/>2.46s/it]</text:p>
      <text:p text:style-name="P3"/>
      <text:p text:style-name="P3">key_blue step=1323104 length=8.85 ret=0.93: <text:s/>9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11"/>| 400/427 [16:36&lt;01:06, <text:s/>2.46s/it]</text:p>
      <text:p text:style-name="P3"/>
      <text:p text:style-name="P3"><text:soft-page-break/>key_blue step=1329952 length=9.10 ret=0.92: <text:s/>9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10"/>| 401/427 [16:38&lt;01:03, <text:s/>2.46s/it]</text:p>
      <text:p text:style-name="P3"/>
      <text:p text:style-name="P3">key_blue step=1336800 length=8.69 ret=0.94: <text:s/>9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10"/>| 402/427 [16:41&lt;01:02, <text:s/>2.49s/it]</text:p>
      <text:p text:style-name="P3"/>
      <text:p text:style-name="P3">key_blue step=1343744 length=8.58 ret=0.94: <text:s/>94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9"/>| 403/427 [16:43&lt;00:59, <text:s/>2.48s/it]</text:p>
      <text:p text:style-name="P3"/>
      <text:p text:style-name="P3">key_blue step=1350800 length=8.71 ret=0.94: <text:s/>9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9"/>| 404/427 [16:46&lt;00:56, <text:s/>2.47s/it]</text:p>
      <text:p text:style-name="P3"/>
      <text:p text:style-name="P3">key_blue step=1357680 length=8.73 ret=0.95: <text:s/>9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8"/>| 405/427 [16:48&lt;00:54, <text:s/>2.46s/it]</text:p>
      <text:p text:style-name="P3"/>
      <text:p text:style-name="P3">key_purple step=1096128 length=7.30 ret=0.15: <text:s/>9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8"/>| 406/427 [16:51&lt;00:53, <text:s/>2.53s/it]</text:p>
      <text:p text:style-name="P3"/>
      <text:p text:style-name="P3">key_purple step=1103136 length=9.06 ret=0.29: <text:s/>95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7"/>| 407/427 [16:54&lt;00:50, <text:s/>2.51s/it]</text:p>
      <text:p text:style-name="P3"/>
      <text:p text:style-name="P3">key_purple step=1109936 length=9.56 ret=0.50: <text:s/>9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7"/>| 408/427 [16:56&lt;00:48, <text:s/>2.53s/it]</text:p>
      <text:p text:style-name="P3"/>
      <text:p text:style-name="P3"><text:soft-page-break/>key_purple step=1116736 length=9.72 ret=0.75: <text:s/>9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7"/>| 409/427 [16:59&lt;00:44, <text:s/>2.50s/it]</text:p>
      <text:p text:style-name="P3"/>
      <text:p text:style-name="P3">key_purple step=1123440 length=10.42 ret=0.83: <text:s/>9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6"/>| 410/427 [17:01&lt;00:41, <text:s/>2.47s/it]</text:p>
      <text:p text:style-name="P3"/>
      <text:p text:style-name="P3">key_purple step=1130304 length=8.89 ret=0.88: <text:s/>9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6"/>| 411/427 [17:03&lt;00:39, <text:s/>2.46s/it]</text:p>
      <text:p text:style-name="P3"/>
      <text:p text:style-name="P3">key_purple step=1137056 length=9.77 ret=0.93: <text:s/>96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5"/>| 412/427 [17:06&lt;00:37, <text:s/>2.50s/it]</text:p>
      <text:p text:style-name="P3"/>
      <text:p text:style-name="P3">key_purple step=1143728 length=9.66 ret=0.92: <text:s/>9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5"/>| 413/427 [17:08&lt;00:34, <text:s/>2.43s/it]</text:p>
      <text:p text:style-name="P3"/>
      <text:p text:style-name="P3">key_purple step=1150592 length=9.15 ret=0.91: <text:s/>9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4"/>| 414/427 [17:11&lt;00:32, <text:s/>2.46s/it]</text:p>
      <text:p text:style-name="P3"/>
      <text:p text:style-name="P3">key_purple step=1157296 length=9.88 ret=0.93: <text:s/>9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<text:s text:c="4"/>| 415/427 [17:13&lt;00:29, <text:s/>2.45s/it]</text:p>
      <text:p text:style-name="P3"/>
      <text:p text:style-name="P3">key_purple step=1164176 length=9.00 ret=0.94: <text:s/>97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<text:s text:c="3"/>| 416/427 [17:16&lt;00:26, <text:s/>2.45s/it]</text:p>
      <text:p text:style-name="P3"/>
      <text:p text:style-name="P3"><text:soft-page-break/>key_purple step=1171168 length=8.74 ret=0.94: <text:s/>9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 <text:s text:c="3"/>| 417/427 [17:18&lt;00:24, <text:s/>2.45s/it]</text:p>
      <text:p text:style-name="P3"/>
      <text:p text:style-name="P3">key_purple step=1177984 length=9.11 ret=0.94: <text:s/>9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s text:c="3"/>| 418/427 [17:20&lt;00:21, <text:s/>2.44s/it]</text:p>
      <text:p text:style-name="P3"/>
      <text:p text:style-name="P3">key_purple step=1185248 length=8.51 ret=0.95: <text:s/>9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▍ <text:s text:c="2"/>| 419/427 [17:23&lt;00:19, <text:s/>2.49s/it]</text:p>
      <text:p text:style-name="P3"/>
      <text:p text:style-name="P3">key_purple step=1192112 length=9.22 ret=0.94: <text:s/>98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▉ <text:s text:c="2"/>| 420/427 [17:25&lt;00:17, <text:s/>2.46s/it]</text:p>
      <text:p text:style-name="P3"/>
      <text:p text:style-name="P3">key_blue step=1364496 length=9.48 ret=0.09: <text:s/>9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/>| 421/427 [17:29&lt;00:17, <text:s/>2.86s/it]</text:p>
      <text:p text:style-name="P3"/>
      <text:p text:style-name="P3">key_blue step=1366336 length=53.14 ret=0.22: <text:s/>9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▊ <text:s/>| 422/427 [17:33&lt;00:15, <text:s/>3.10s/it]</text:p>
      <text:p text:style-name="P3"/>
      <text:p text:style-name="P3">key_blue step=1368480 length=54.59 ret=0.60: <text:s/>9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▏ | 423/427 [17:37&lt;00:13, <text:s/>3.46s/it]</text:p>
      <text:p text:style-name="P3"/>
      <text:p text:style-name="P3">key_blue step=1371744 length=32.86 ret=0.83: <text:s/>99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▋ | 424/427 [17:42&lt;00:11, <text:s/>3.92s/it]</text:p>
      <text:p text:style-name="P3"/>
      <text:p text:style-name="P3"><text:soft-page-break/>key_blue step=1376016 length=23.83 ret=0.88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| 425/427 [17:48&lt;00:08, <text:s/>4.46s/it]</text:p>
      <text:p text:style-name="P3"/>
      <text:p text:style-name="P3">key_blue step=1381504 length=14.54 ret=0.93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| 426/427 [17:53&lt;00:04, <text:s/>4.77s/it]</text:p>
      <text:p text:style-name="P3"/>
      <text:p text:style-name="P3">key_blue step=1387584 length=12.67 ret=0.94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27/427 [17:59&lt;00:00, <text:s/>2.53s/it]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2 Envs – Seed 99</text:p>
      <text:p text:style-name="P5"/>
      <text:p text:style-name="P5">key_blue step=145600 length=13.94 ret=-0.70: <text:s text:c="2"/>0%| | 1/366 [00:04&lt;27:43, <text:s/>4.56s/</text:p>
      <text:p text:style-name="P5"/>
      <text:p text:style-name="P5">key_blue step=301120 length=11.77 ret=-0.72: <text:s text:c="2"/>1%| | 2/366 [00:09&lt;27:20, <text:s/>4.51s/</text:p>
      <text:p text:style-name="P5"/>
      <text:p text:style-name="P5">key_blue step=463040 length=8.23 ret=-0.70: <text:s text:c="2"/>1%| | 3/366 [00:14&lt;28:52, <text:s/>4.77s/i</text:p>
      <text:p text:style-name="P5"/>
      <text:p text:style-name="P5">key_blue step=622080 length=9.59 ret=-0.55: <text:s text:c="2"/>1%| | 4/366 [00:18&lt;28:49, <text:s/>4.78s/i</text:p>
      <text:p text:style-name="P5"/>
      <text:p text:style-name="P5">key_blue step=780160 length=9.89 ret=-0.32: <text:s text:c="2"/>1%| | 5/366 [00:23&lt;29:07, <text:s/>4.84s/i</text:p>
      <text:p text:style-name="P5"/>
      <text:p text:style-name="P5">key_blue step=937280 length=9.63 ret=-0.10: <text:s text:c="2"/>2%| | 6/366 [00:28&lt;29:17, <text:s/>4.88s/i</text:p>
      <text:p text:style-name="P5"/>
      <text:p text:style-name="P5">key_blue step=109632 length=9.09 ret=0.04: <text:s text:c="2"/>2%| | 7/366 [00:33&lt;29:00, <text:s/>4.85s/it</text:p>
      <text:p text:style-name="P5"/>
      <text:p text:style-name="P5">key_blue step=125632 length=8.64 ret=0.20: <text:s text:c="2"/>2%| | 8/366 [00:38&lt;29:12, <text:s/>4.89s/it</text:p>
      <text:p text:style-name="P5"/>
      <text:p text:style-name="P5">key_blue step=141664 length=7.94 ret=0.27: <text:s text:c="2"/>2%| | 9/366 [00:43&lt;29:50, <text:s/>5.02s/it</text:p>
      <text:p text:style-name="P5"/>
      <text:p text:style-name="P5">key_blue step=157920 length=7.23 ret=0.33: <text:s text:c="2"/>3%| | 10/366 [00:49&lt;30:11, <text:s/>5.09s/i</text:p>
      <text:p text:style-name="P5"/>
      <text:p text:style-name="P5">key_blue step=174048 length=7.50 ret=0.33: <text:s text:c="2"/>3%| | 11/366 [00:54&lt;29:56, <text:s/>5.06s/i</text:p>
      <text:p text:style-name="P5"/>
      <text:p text:style-name="P5">key_blue step=190304 length=6.73 ret=0.37: <text:s text:c="2"/>3%| | 12/366 [00:59&lt;30:20, <text:s/>5.14s/i</text:p>
      <text:p text:style-name="P5"/>
      <text:p text:style-name="P5">key_blue step=206624 length=6.40 ret=0.40: <text:s text:c="2"/>4%| | 13/366 [01:04&lt;30:14, <text:s/>5.14s/i</text:p>
      <text:p text:style-name="P5"/>
      <text:p text:style-name="P5">key_blue step=222912 length=6.50 ret=0.39: <text:s text:c="2"/>4%| | 14/366 [01:09&lt;30:15, <text:s/>5.16s/i</text:p>
      <text:p text:style-name="P5"/>
      <text:p text:style-name="P5">key_blue step=239168 length=6.46 ret=0.39: <text:s text:c="2"/>4%| | 15/366 [01:15&lt;30:17, <text:s/>5.18s/i</text:p>
      <text:p text:style-name="P5"/>
      <text:p text:style-name="P5">key_purple step=163520 length=6.23 ret=0.37: <text:s text:c="2"/>4%| | 16/366 [01:20&lt;30:23, <text:s/>5.21s</text:p>
      <text:p text:style-name="P5"/>
      <text:p text:style-name="P5">key_purple step=326400 length=6.28 ret=0.38: <text:s text:c="2"/>5%| | 17/366 [01:25&lt;30:25, <text:s/>5.23s</text:p>
      <text:p text:style-name="P5"/>
      <text:p text:style-name="P5">key_purple step=489920 length=6.24 ret=0.37: <text:s text:c="2"/>5%| | 18/366 [01:30&lt;30:40, <text:s/>5.29s</text:p>
      <text:p text:style-name="P5"/>
      <text:p text:style-name="P5">key_purple step=652800 length=6.48 ret=0.37: <text:s text:c="2"/>5%| | 19/366 [01:36&lt;31:01, <text:s/>5.36s</text:p>
      <text:p text:style-name="P5"/>
      <text:p text:style-name="P5">key_purple step=815680 length=6.53 ret=0.37: <text:s text:c="2"/>5%| | 20/366 [01:41&lt;30:58, <text:s/>5.37s</text:p>
      <text:p text:style-name="P5"/>
      <text:p text:style-name="P5">key_purple step=978560 length=6.82 ret=0.39: <text:s text:c="2"/>6%| | 21/366 [01:47&lt;30:33, <text:s/>5.31s</text:p>
      <text:p text:style-name="P5"/>
      <text:p text:style-name="P5">key_purple step=114208 length=6.90 ret=0.38: <text:s text:c="2"/>6%| | 22/366 [01:51&lt;29:43, <text:s/>5.18s</text:p>
      <text:p text:style-name="P5"/>
      <text:p text:style-name="P5">key_purple step=130528 length=7.25 ret=0.39: <text:s text:c="2"/>6%| | 23/366 [01:56&lt;29:15, <text:s/>5.12s</text:p>
      <text:p text:style-name="P5"/>
      <text:p text:style-name="P5">key_purple step=146848 length=6.84 ret=0.39: <text:s text:c="2"/>7%| | 24/366 [02:01&lt;28:49, <text:s/>5.06s</text:p>
      <text:p text:style-name="P5"><text:soft-page-break/></text:p>
      <text:p text:style-name="P5">key_purple step=163200 length=6.81 ret=0.40: <text:s text:c="2"/>7%| | 25/366 [02:06&lt;28:40, <text:s/>5.05s</text:p>
      <text:p text:style-name="P5"/>
      <text:p text:style-name="P5">key_purple step=179520 length=6.59 ret=0.41: <text:s text:c="2"/>7%| | 26/366 [02:11&lt;28:17, <text:s/>4.99s</text:p>
      <text:p text:style-name="P5"/>
      <text:p text:style-name="P5">key_purple step=195776 length=6.59 ret=0.44: <text:s text:c="2"/>7%| | 27/366 [02:16&lt;28:20, <text:s/>5.02s</text:p>
      <text:p text:style-name="P5"/>
      <text:p text:style-name="P5">key_purple step=212032 length=6.90 ret=0.42: <text:s text:c="2"/>8%| | 28/366 [02:21&lt;27:54, <text:s/>4.95s</text:p>
      <text:p text:style-name="P5"/>
      <text:p text:style-name="P5">key_purple step=228288 length=6.93 ret=0.44: <text:s text:c="2"/>8%| | 29/366 [02:26&lt;27:47, <text:s/>4.95s</text:p>
      <text:p text:style-name="P5"/>
      <text:p text:style-name="P5">key_purple step=244576 length=7.43 ret=0.47: <text:s text:c="2"/>8%| | 30/366 [02:31&lt;27:23, <text:s/>4.89s</text:p>
      <text:p text:style-name="P5"/>
      <text:p text:style-name="P5">key_blue step=255200 length=7.73 ret=0.41: <text:s text:c="2"/>8%| | 31/366 [02:36&lt;27:12, <text:s/>4.87s/i</text:p>
      <text:p text:style-name="P5"/>
      <text:p text:style-name="P5">key_blue step=271456 length=7.43 ret=0.41: <text:s text:c="2"/>9%| | 32/366 [02:41&lt;27:21, <text:s/>4.91s/i</text:p>
      <text:p text:style-name="P5"/>
      <text:p text:style-name="P5">key_blue step=287648 length=7.12 ret=0.45: <text:s text:c="2"/>9%| | 33/366 [02:45&lt;27:06, <text:s/>4.89s/i</text:p>
      <text:p text:style-name="P5"/>
      <text:p text:style-name="P5">key_blue step=303936 length=6.88 ret=0.46: <text:s text:c="2"/>9%| | 34/366 [02:51&lt;27:27, <text:s/>4.96s/i</text:p>
      <text:p text:style-name="P5"/>
      <text:p text:style-name="P5">key_blue step=320224 length=6.75 ret=0.47: <text:s/>10%| | 35/366 [02:56&lt;27:48, <text:s/>5.04s/i</text:p>
      <text:p text:style-name="P5"/>
      <text:p text:style-name="P5">key_blue step=336416 length=6.53 ret=0.48: <text:s/>10%| | 36/366 [03:02&lt;28:49, <text:s/>5.24s/i</text:p>
      <text:p text:style-name="P5"/>
      <text:p text:style-name="P5">key_blue step=352640 length=6.76 ret=0.48: <text:s/>10%| | 37/366 [03:07&lt;28:47, <text:s/>5.25s/i</text:p>
      <text:p text:style-name="P5"/>
      <text:p text:style-name="P5">key_blue step=368896 length=6.25 ret=0.50: <text:s/>10%| | 38/366 [03:14&lt;31:59, <text:s/>5.85s/i</text:p>
      <text:p text:style-name="P5"/>
      <text:p text:style-name="P5">key_blue step=385280 length=6.16 ret=0.48: <text:s/>11%| | 39/366 [03:19&lt;30:43, <text:s/>5.64s/i</text:p>
      <text:p text:style-name="P5"/>
      <text:p text:style-name="P5">key_blue step=401600 length=6.29 ret=0.49: <text:s/>11%| | 40/366 [03:25&lt;30:38, <text:s/>5.64s/i</text:p>
      <text:p text:style-name="P5"/>
      <text:p text:style-name="P5">key_blue step=417920 length=6.27 ret=0.51: <text:s/>11%| | 41/366 [03:30&lt;29:47, <text:s/>5.50s/i</text:p>
      <text:p text:style-name="P5"/>
      <text:p text:style-name="P5">key_blue step=434272 length=6.30 ret=0.53: <text:s/>11%| | 42/366 [03:35&lt;29:32, <text:s/>5.47s/i</text:p>
      <text:p text:style-name="P5"/>
      <text:p text:style-name="P5">key_blue step=450528 length=6.13 ret=0.52: <text:s/>12%| | 43/366 [03:41&lt;28:59, <text:s/>5.39s/i</text:p>
      <text:p text:style-name="P5"/>
      <text:p text:style-name="P5">key_blue step=466816 length=6.89 ret=0.56: <text:s/>12%| | 44/366 [03:46&lt;28:16, <text:s/>5.27s/i</text:p>
      <text:p text:style-name="P5"/>
      <text:p text:style-name="P5">key_blue step=483136 length=7.08 ret=0.59: <text:s/>12%| | 45/366 [03:51&lt;27:57, <text:s/>5.23s/i</text:p>
      <text:p text:style-name="P5"/>
      <text:p text:style-name="P5">key_purple step=260736 length=7.26 ret=0.38: <text:s/>13%|▏| 46/366 [03:56&lt;27:53, <text:s/>5.23s</text:p>
      <text:p text:style-name="P5"/>
      <text:p text:style-name="P5">key_purple step=276800 length=7.84 ret=0.43: <text:s/>13%|▏| 47/366 [04:01&lt;27:24, <text:s/>5.15s</text:p>
      <text:p text:style-name="P5"/>
      <text:p text:style-name="P5">key_purple step=293088 length=7.02 ret=0.47: <text:s/>13%|▏| 48/366 [04:06&lt;27:48, <text:s/>5.25s</text:p>
      <text:p text:style-name="P5"/>
      <text:p text:style-name="P5"><text:soft-page-break/>key_purple step=309440 length=6.38 ret=0.50: <text:s/>13%|▏| 49/366 [04:12&lt;27:59, <text:s/>5.30s</text:p>
      <text:p text:style-name="P5"/>
      <text:p text:style-name="P5">key_purple step=325728 length=6.95 ret=0.59: <text:s/>14%|▏| 50/366 [04:17&lt;28:03, <text:s/>5.33s</text:p>
      <text:p text:style-name="P5"/>
      <text:p text:style-name="P5">key_purple step=341984 length=7.50 ret=0.61: <text:s/>14%|▏| 51/366 [04:23&lt;27:58, <text:s/>5.33s</text:p>
      <text:p text:style-name="P5"/>
      <text:p text:style-name="P5">key_purple step=358080 length=8.01 ret=0.67: <text:s/>14%|▏| 52/366 [04:28&lt;27:49, <text:s/>5.32s</text:p>
      <text:p text:style-name="P5"/>
      <text:p text:style-name="P5">key_purple step=374048 length=8.60 ret=0.68: <text:s/>14%|▏| 53/366 [04:33&lt;26:57, <text:s/>5.17s</text:p>
      <text:p text:style-name="P5"/>
      <text:p text:style-name="P5">key_purple step=390144 length=8.99 ret=0.73: <text:s/>15%|▏| 54/366 [04:38&lt;27:19, <text:s/>5.26s</text:p>
      <text:p text:style-name="P5"/>
      <text:p text:style-name="P5">key_purple step=405888 length=10.30 ret=0.77: <text:s/>15%|▏| 55/366 [04:43&lt;26:32, <text:s/>5.12</text:p>
      <text:p text:style-name="P5"/>
      <text:p text:style-name="P5">key_purple step=421536 length=10.32 ret=0.82: <text:s/>15%|▏| 56/366 [04:48&lt;25:43, <text:s/>4.98</text:p>
      <text:p text:style-name="P5"/>
      <text:p text:style-name="P5">key_purple step=437344 length=10.43 ret=0.84: <text:s/>16%|▏| 57/366 [04:52&lt;25:22, <text:s/>4.93</text:p>
      <text:p text:style-name="P5"/>
      <text:p text:style-name="P5">key_purple step=452896 length=10.10 ret=0.86: <text:s/>16%|▏| 58/366 [04:57&lt;25:19, <text:s/>4.93</text:p>
      <text:p text:style-name="P5"/>
      <text:p text:style-name="P5">key_purple step=468768 length=10.48 ret=0.85: <text:s/>16%|▏| 59/366 [05:02&lt;25:02, <text:s/>4.90</text:p>
      <text:p text:style-name="P5"/>
      <text:p text:style-name="P5">key_purple step=484544 length=10.21 ret=0.87: <text:s/>16%|▏| 60/366 [05:07&lt;24:56, <text:s/>4.89</text:p>
      <text:p text:style-name="P5"/>
      <text:p text:style-name="P5">key_blue step=498688 length=10.47 ret=0.13: <text:s/>17%|▏| 61/366 [05:12&lt;24:48, <text:s/>4.88s/</text:p>
      <text:p text:style-name="P5"/>
      <text:p text:style-name="P5">key_blue step=514272 length=10.74 ret=0.19: <text:s/>17%|▏| 62/366 [05:17&lt;24:38, <text:s/>4.86s/</text:p>
      <text:p text:style-name="P5"/>
      <text:p text:style-name="P5">key_blue step=530144 length=9.01 ret=0.44: <text:s/>17%|▏| 63/366 [05:22&lt;24:41, <text:s/>4.89s/i</text:p>
      <text:p text:style-name="P5"/>
      <text:p text:style-name="P5">key_blue step=546336 length=7.59 ret=0.60: <text:s/>17%|▏| 64/366 [05:27&lt;25:07, <text:s/>4.99s/i</text:p>
      <text:p text:style-name="P5"/>
      <text:p text:style-name="P5">key_blue step=562528 length=7.36 ret=0.66: <text:s/>18%|▏| 65/366 [05:32&lt;25:11, <text:s/>5.02s/i</text:p>
      <text:p text:style-name="P5"/>
      <text:p text:style-name="P5">key_blue step=578720 length=7.70 ret=0.69: <text:s/>18%|▏| 66/366 [05:37&lt;24:55, <text:s/>4.99s/i</text:p>
      <text:p text:style-name="P5"/>
      <text:p text:style-name="P5">key_blue step=594624 length=8.57 ret=0.72: <text:s/>18%|▏| 67/366 [05:42&lt;24:56, <text:s/>5.01s/i</text:p>
      <text:p text:style-name="P5"/>
      <text:p text:style-name="P5">key_blue step=610496 length=9.56 ret=0.75: <text:s/>19%|▏| 68/366 [05:47&lt;24:54, <text:s/>5.01s/i</text:p>
      <text:p text:style-name="P5"/>
      <text:p text:style-name="P5">key_blue step=626272 length=10.68 ret=0.79: <text:s/>19%|▏| 69/366 [05:52&lt;24:24, <text:s/>4.93s/</text:p>
      <text:p text:style-name="P5"/>
      <text:p text:style-name="P5">key_blue step=641248 length=12.45 ret=0.82: <text:s/>19%|▏| 70/366 [05:57&lt;24:42, <text:s/>5.01s/</text:p>
      <text:p text:style-name="P5"/>
      <text:p text:style-name="P5">key_blue step=656320 length=13.06 ret=0.80: <text:s/>19%|▏| 71/366 [06:01&lt;23:48, <text:s/>4.84s/</text:p>
      <text:p text:style-name="P5"/>
      <text:p text:style-name="P5">key_blue step=671904 length=11.27 ret=0.81: <text:s/>20%|▏| 72/366 [06:06&lt;23:07, <text:s/>4.72s/</text:p>
      <text:p text:style-name="P5"/>
      <text:p text:style-name="P5">key_blue step=687168 length=11.96 ret=0.84: <text:s/>20%|▏| 73/366 [06:11&lt;23:03, <text:s/>4.72s/</text:p>
      <text:p text:style-name="P5"><text:soft-page-break/></text:p>
      <text:p text:style-name="P5">key_blue step=702400 length=12.85 ret=0.85: <text:s/>20%|▏| 74/366 [06:15&lt;23:03, <text:s/>4.74s/</text:p>
      <text:p text:style-name="P5"/>
      <text:p text:style-name="P5">key_blue step=717792 length=11.74 ret=0.89: <text:s/>20%|▏| 75/366 [06:20&lt;23:17, <text:s/>4.80s/</text:p>
      <text:p text:style-name="P5"/>
      <text:p text:style-name="P5">key_purple step=499872 length=12.54 ret=0.11: <text:s/>21%|▏| 76/366 [06:25&lt;22:53, <text:s/>4.74</text:p>
      <text:p text:style-name="P5"/>
      <text:p text:style-name="P5">key_purple step=513824 length=15.72 ret=0.20: <text:s/>21%|▏| 77/366 [06:30&lt;22:50, <text:s/>4.74</text:p>
      <text:p text:style-name="P5"/>
      <text:p text:style-name="P5">key_purple step=527776 length=18.37 ret=0.27: <text:s/>21%|▏| 78/366 [06:34&lt;22:19, <text:s/>4.65</text:p>
      <text:p text:style-name="P5"/>
      <text:p text:style-name="P5">key_purple step=541312 length=18.56 ret=0.37: <text:s/>22%|▏| 79/366 [06:38&lt;21:51, <text:s/>4.57</text:p>
      <text:p text:style-name="P5"/>
      <text:p text:style-name="P5">key_purple step=554816 length=20.52 ret=0.44: <text:s/>22%|▏| 80/366 [06:43&lt;21:31, <text:s/>4.51</text:p>
      <text:p text:style-name="P5"/>
      <text:p text:style-name="P5">key_purple step=568736 length=17.50 ret=0.62: <text:s/>22%|▏| 81/366 [06:47&lt;21:30, <text:s/>4.53</text:p>
      <text:p text:style-name="P5"/>
      <text:p text:style-name="P5">key_purple step=582176 length=18.66 ret=0.67: <text:s/>22%|▏| 82/366 [06:52&lt;21:28, <text:s/>4.54</text:p>
      <text:p text:style-name="P5"/>
      <text:p text:style-name="P5">key_purple step=596288 length=16.93 ret=0.74: <text:s/>23%|▏| 83/366 [06:56&lt;21:24, <text:s/>4.54</text:p>
      <text:p text:style-name="P5"/>
      <text:p text:style-name="P5">key_purple step=610304 length=16.59 ret=0.81: <text:s/>23%|▏| 84/366 [07:01&lt;21:26, <text:s/>4.56</text:p>
      <text:p text:style-name="P5"/>
      <text:p text:style-name="P5">key_purple step=624832 length=15.56 ret=0.84: <text:s/>23%|▏| 85/366 [07:06&lt;21:29, <text:s/>4.59</text:p>
      <text:p text:style-name="P5"/>
      <text:p text:style-name="P5">key_purple step=639328 length=14.76 ret=0.86: <text:s/>23%|▏| 86/366 [07:10&lt;21:27, <text:s/>4.60</text:p>
      <text:p text:style-name="P5"/>
      <text:p text:style-name="P5">key_purple step=654496 length=13.83 ret=0.89: <text:s/>24%|▏| 87/366 [07:15&lt;21:38, <text:s/>4.65</text:p>
      <text:p text:style-name="P5"/>
      <text:p text:style-name="P5">key_purple step=669856 length=12.14 ret=0.87: <text:s/>24%|▏| 88/366 [07:20&lt;21:49, <text:s/>4.71</text:p>
      <text:p text:style-name="P5"/>
      <text:p text:style-name="P5">key_purple step=685344 length=12.34 ret=0.90: <text:s/>24%|▏| 89/366 [07:25&lt;21:52, <text:s/>4.74</text:p>
      <text:p text:style-name="P5"/>
      <text:p text:style-name="P5">key_purple step=700672 length=11.79 ret=0.90: <text:s/>25%|▏| 90/366 [07:29&lt;21:32, <text:s/>4.68</text:p>
      <text:p text:style-name="P5"/>
      <text:p text:style-name="P5">key_blue step=733568 length=11.03 ret=0.10: <text:s/>25%|▏| 91/366 [07:34&lt;21:20, <text:s/>4.66s/</text:p>
      <text:p text:style-name="P5"/>
      <text:p text:style-name="P5">key_blue step=746368 length=20.80 ret=0.20: <text:s/>25%|▎| 92/366 [07:38&lt;20:21, <text:s/>4.46s/</text:p>
      <text:p text:style-name="P5"/>
      <text:p text:style-name="P5">key_blue step=758208 length=24.20 ret=0.26: <text:s/>25%|▎| 93/366 [07:42&lt;19:59, <text:s/>4.39s/</text:p>
      <text:p text:style-name="P5"/>
      <text:p text:style-name="P5">key_blue step=771104 length=23.26 ret=0.35: <text:s/>26%|▎| 94/366 [07:47&lt;19:58, <text:s/>4.41s/</text:p>
      <text:p text:style-name="P5"/>
      <text:p text:style-name="P5">key_blue step=783456 length=23.74 ret=0.45: <text:s/>26%|▎| 95/366 [07:51&lt;20:27, <text:s/>4.53s/</text:p>
      <text:p text:style-name="P5"/>
      <text:p text:style-name="P5">key_blue step=796096 length=22.70 ret=0.55: <text:s/>26%|▎| 96/366 [07:56&lt;20:11, <text:s/>4.49s/</text:p>
      <text:p text:style-name="P5"/>
      <text:p text:style-name="P5">key_blue step=810400 length=16.00 ret=0.71: <text:s/>27%|▎| 97/366 [08:01&lt;20:30, <text:s/>4.57s/</text:p>
      <text:p text:style-name="P5"/>
      <text:p text:style-name="P5"><text:soft-page-break/>key_blue step=824736 length=15.58 ret=0.75: <text:s/>27%|▎| 98/366 [08:05&lt;20:13, <text:s/>4.53s/</text:p>
      <text:p text:style-name="P5"/>
      <text:p text:style-name="P5">key_blue step=839488 length=14.14 ret=0.86: <text:s/>27%|▎| 99/366 [08:10&lt;20:35, <text:s/>4.63s/</text:p>
      <text:p text:style-name="P5"/>
      <text:p text:style-name="P5">key_blue step=854432 length=13.39 ret=0.88: <text:s/>27%|▎| 100/366 [08:15&lt;20:37, <text:s/>4.65s</text:p>
      <text:p text:style-name="P5"/>
      <text:p text:style-name="P5">key_blue step=869504 length=12.50 ret=0.89: <text:s/>28%|▎| 101/366 [08:19&lt;20:44, <text:s/>4.70s</text:p>
      <text:p text:style-name="P5"/>
      <text:p text:style-name="P5">key_blue step=885184 length=11.11 ret=0.91: <text:s/>28%|▎| 102/366 [08:24&lt;20:50, <text:s/>4.74s</text:p>
      <text:p text:style-name="P5"/>
      <text:p text:style-name="P5">key_blue step=900768 length=10.79 ret=0.91: <text:s/>28%|▎| 103/366 [08:29&lt;21:10, <text:s/>4.83s</text:p>
      <text:p text:style-name="P5"/>
      <text:p text:style-name="P5">key_blue step=916640 length=9.68 ret=0.93: <text:s/>28%|▎| 104/366 [08:34&lt;21:20, <text:s/>4.89s/</text:p>
      <text:p text:style-name="P5"/>
      <text:p text:style-name="P5">key_blue step=932288 length=10.04 ret=0.94: <text:s/>29%|▎| 105/366 [08:39&lt;21:16, <text:s/>4.89s</text:p>
      <text:p text:style-name="P5"/>
      <text:p text:style-name="P5">key_purple step=716704 length=9.68 ret=0.10: <text:s/>29%|▎| 106/366 [08:44&lt;21:27, <text:s/>4.95</text:p>
      <text:p text:style-name="P5"/>
      <text:p text:style-name="P5">key_purple step=731936 length=13.17 ret=0.11: <text:s/>29%|▎| 107/366 [08:49&lt;21:02, <text:s/>4.8</text:p>
      <text:p text:style-name="P5"/>
      <text:p text:style-name="P5">key_purple step=745024 length=19.81 ret=0.19: <text:s/>30%|▎| 108/366 [08:54&lt;20:36, <text:s/>4.7</text:p>
      <text:p text:style-name="P5"/>
      <text:p text:style-name="P5">key_purple step=756512 length=25.25 ret=0.30: <text:s/>30%|▎| 109/366 [08:58&lt;19:43, <text:s/>4.6</text:p>
      <text:p text:style-name="P5"/>
      <text:p text:style-name="P5">key_purple step=768288 length=25.64 ret=0.43: <text:s/>30%|▎| 110/366 [09:02&lt;19:08, <text:s/>4.4</text:p>
      <text:p text:style-name="P5"/>
      <text:p text:style-name="P5">key_purple step=780576 length=24.44 ret=0.53: <text:s/>30%|▎| 111/366 [09:06&lt;18:32, <text:s/>4.3</text:p>
      <text:p text:style-name="P5"/>
      <text:p text:style-name="P5">key_purple step=793760 length=20.44 ret=0.71: <text:s/>31%|▎| 112/366 [09:10&lt;18:21, <text:s/>4.3</text:p>
      <text:p text:style-name="P5"/>
      <text:p text:style-name="P5">key_purple step=808256 length=17.18 ret=0.79: <text:s/>31%|▎| 113/366 [09:15&lt;18:46, <text:s/>4.4</text:p>
      <text:p text:style-name="P5"/>
      <text:p text:style-name="P5">key_purple step=821888 length=16.76 ret=0.87: <text:s/>31%|▎| 114/366 [09:20&lt;19:38, <text:s/>4.6</text:p>
      <text:p text:style-name="P5"/>
      <text:p text:style-name="P5">key_purple step=836928 length=13.84 ret=0.90: <text:s/>31%|▎| 115/366 [09:25&lt;19:34, <text:s/>4.6</text:p>
      <text:p text:style-name="P5"/>
      <text:p text:style-name="P5">key_purple step=852160 length=12.40 ret=0.92: <text:s/>32%|▎| 116/366 [09:30&lt;19:34, <text:s/>4.7</text:p>
      <text:p text:style-name="P5"/>
      <text:p text:style-name="P5">key_purple step=867520 length=11.90 ret=0.92: <text:s/>32%|▎| 117/366 [09:34&lt;19:36, <text:s/>4.7</text:p>
      <text:p text:style-name="P5"/>
      <text:p text:style-name="P5">key_purple step=882976 length=11.81 ret=0.93: <text:s/>32%|▎| 118/366 [09:39&lt;19:39, <text:s/>4.7</text:p>
      <text:p text:style-name="P5"/>
      <text:p text:style-name="P5">key_purple step=898560 length=11.47 ret=0.92: <text:s/>33%|▎| 119/366 [09:44&lt;19:43, <text:s/>4.7</text:p>
      <text:p text:style-name="P5"/>
      <text:p text:style-name="P5">key_purple step=914336 length=10.77 ret=0.93: <text:s/>33%|▎| 120/366 [09:49&lt;19:41, <text:s/>4.8</text:p>
      <text:p text:style-name="P5"/>
      <text:p text:style-name="P5">key_blue step=947936 length=11.06 ret=0.11: <text:s/>33%|▎| 121/366 [09:54&lt;19:26, <text:s/>4.76s</text:p>
      <text:p text:style-name="P5"/>
      <text:p text:style-name="P5">key_blue step=962752 length=13.63 ret=0.11: <text:s/>33%|▎| 122/366 [09:58&lt;19:01, <text:s/>4.68s</text:p>
      <text:p text:style-name="P5"><text:soft-page-break/></text:p>
      <text:p text:style-name="P5">key_blue step=976096 length=20.29 ret=0.16: <text:s/>34%|▎| 123/366 [10:03&lt;18:47, <text:s/>4.64s</text:p>
      <text:p text:style-name="P5"/>
      <text:p text:style-name="P5">key_blue step=989280 length=19.51 ret=0.21: <text:s/>34%|▎| 124/366 [10:07&lt;18:26, <text:s/>4.57s</text:p>
      <text:p text:style-name="P5"/>
      <text:p text:style-name="P5">key_blue step=1002720 length=19.17 ret=0.60: <text:s/>34%|▎| 125/366 [10:12&lt;18:23, <text:s/>4.58</text:p>
      <text:p text:style-name="P5"/>
      <text:p text:style-name="P5">key_blue step=1017536 length=14.19 ret=0.81: <text:s/>34%|▎| 126/366 [10:16&lt;18:25, <text:s/>4.61</text:p>
      <text:p text:style-name="P5"/>
      <text:p text:style-name="P5">key_blue step=1033216 length=10.93 ret=0.88: <text:s/>35%|▎| 127/366 [10:21&lt;18:18, <text:s/>4.59</text:p>
      <text:p text:style-name="P5"/>
      <text:p text:style-name="P5">key_blue step=1048992 length=10.00 ret=0.91: <text:s/>35%|▎| 128/366 [10:25&lt;17:53, <text:s/>4.51</text:p>
      <text:p text:style-name="P5"/>
      <text:p text:style-name="P5">key_blue step=1065120 length=9.24 ret=0.92: <text:s/>35%|▎| 129/366 [10:30&lt;17:46, <text:s/>4.50s</text:p>
      <text:p text:style-name="P5"/>
      <text:p text:style-name="P5">key_blue step=1081056 length=9.30 ret=0.94: <text:s/>36%|▎| 130/366 [10:34&lt;17:45, <text:s/>4.52s</text:p>
      <text:p text:style-name="P5"/>
      <text:p text:style-name="P5">key_blue step=1097248 length=9.00 ret=0.93: <text:s/>36%|▎| 131/366 [10:39&lt;17:35, <text:s/>4.49s</text:p>
      <text:p text:style-name="P5"/>
      <text:p text:style-name="P5">key_blue step=1113152 length=8.70 ret=0.94: <text:s/>36%|▎| 132/366 [10:43&lt;17:28, <text:s/>4.48s</text:p>
      <text:p text:style-name="P5"/>
      <text:p text:style-name="P5">key_blue step=1129248 length=8.60 ret=0.95: <text:s/>36%|▎| 133/366 [10:48&lt;17:30, <text:s/>4.51s</text:p>
      <text:p text:style-name="P5"/>
      <text:p text:style-name="P5">key_blue step=1145120 length=8.49 ret=0.95: <text:s/>37%|▎| 134/366 [10:52&lt;17:21, <text:s/>4.49s</text:p>
      <text:p text:style-name="P5"/>
      <text:p text:style-name="P5">key_blue step=1161216 length=8.56 ret=0.94: <text:s/>37%|▎| 135/366 [10:57&lt;17:14, <text:s/>4.48s</text:p>
      <text:p text:style-name="P5"/>
      <text:p text:style-name="P5">key_purple step=930368 length=8.45 ret=0.10: <text:s/>37%|▎| 136/366 [11:01&lt;17:06, <text:s/>4.47</text:p>
      <text:p text:style-name="P5"/>
      <text:p text:style-name="P5">key_purple step=933312 length=128.69 ret=0.22: <text:s/>37%|▎| 137/366 [11:05&lt;16:38, <text:s/>4.</text:p>
      <text:p text:style-name="P5"/>
      <text:p text:style-name="P5">key_purple step=937536 length=108.53 ret=0.42: <text:s/>38%|▍| 138/366 [11:09&lt;16:17, <text:s/>4.</text:p>
      <text:p text:style-name="P5"/>
      <text:p text:style-name="P5">key_purple step=946784 length=41.26 ret=0.78: <text:s/>38%|▍| 139/366 [11:13&lt;15:56, <text:s/>4.2</text:p>
      <text:p text:style-name="P5"/>
      <text:p text:style-name="P5">key_purple step=960640 length=19.43 ret=0.90: <text:s/>38%|▍| 140/366 [11:17&lt;15:35, <text:s/>4.1</text:p>
      <text:p text:style-name="P5"/>
      <text:p text:style-name="P5">key_purple step=975136 length=15.28 ret=0.92: <text:s/>39%|▍| 141/366 [11:21&lt;15:33, <text:s/>4.1</text:p>
      <text:p text:style-name="P5"/>
      <text:p text:style-name="P5">key_purple step=990912 length=10.23 ret=0.77: <text:s/>39%|▍| 142/366 [11:26&lt;16:00, <text:s/>4.2</text:p>
      <text:p text:style-name="P5"/>
      <text:p text:style-name="P5">key_purple step=1006688 length=10.40 ret=0.91: <text:s/>39%|▍| 143/366 [11:31&lt;16:21, <text:s/>4.</text:p>
      <text:p text:style-name="P5"/>
      <text:p text:style-name="P5">key_purple step=1022464 length=9.89 ret=0.92: <text:s/>39%|▍| 144/366 [11:36&lt;16:52, <text:s/>4.5</text:p>
      <text:p text:style-name="P5"/>
      <text:p text:style-name="P5">key_purple step=1038240 length=10.83 ret=0.93: <text:s/>40%|▍| 145/366 [11:40&lt;16:57, <text:s/>4.</text:p>
      <text:p text:style-name="P5"/>
      <text:p text:style-name="P5">key_purple step=1053792 length=10.71 ret=0.93: <text:s/>40%|▍| 146/366 [11:45&lt;17:00, <text:s/>4.</text:p>
      <text:p text:style-name="P5"/>
      <text:p text:style-name="P5"><text:soft-page-break/>key_purple step=1069568 length=10.41 ret=0.94: <text:s/>40%|▍| 147/366 [11:49&lt;16:35, <text:s/>4.</text:p>
      <text:p text:style-name="P5"/>
      <text:p text:style-name="P5">key_purple step=1085568 length=9.94 ret=0.92: <text:s/>40%|▍| 148/366 [11:54&lt;16:20, <text:s/>4.5</text:p>
      <text:p text:style-name="P5"/>
      <text:p text:style-name="P5">key_purple step=1101568 length=9.48 ret=0.95: <text:s/>41%|▍| 149/366 [11:58&lt;16:16, <text:s/>4.5</text:p>
      <text:p text:style-name="P5"/>
      <text:p text:style-name="P5">key_purple step=1117376 length=9.25 ret=0.93: <text:s/>41%|▍| 150/366 [12:03&lt;16:06, <text:s/>4.4</text:p>
      <text:p text:style-name="P5"/>
      <text:p text:style-name="P5">key_blue step=1176992 length=9.83 ret=0.11: <text:s/>41%|▍| 151/366 [12:07&lt;15:55, <text:s/>4.45s</text:p>
      <text:p text:style-name="P5"/>
      <text:p text:style-name="P5">key_blue step=1190464 length=18.57 ret=0.17: <text:s/>42%|▍| 152/366 [12:11&lt;15:28, <text:s/>4.34</text:p>
      <text:p text:style-name="P5"/>
      <text:p text:style-name="P5">key_blue step=1203776 length=20.81 ret=0.45: <text:s/>42%|▍| 153/366 [12:15&lt;14:55, <text:s/>4.20</text:p>
      <text:p text:style-name="P5"/>
      <text:p text:style-name="P5">key_blue step=1217408 length=18.50 ret=0.30: <text:s/>42%|▍| 154/366 [12:19&lt;14:46, <text:s/>4.18</text:p>
      <text:p text:style-name="P5"/>
      <text:p text:style-name="P5">key_blue step=1230400 length=19.98 ret=0.54: <text:s/>42%|▍| 155/366 [12:23&lt;14:45, <text:s/>4.20</text:p>
      <text:p text:style-name="P5"/>
      <text:p text:style-name="P5">key_blue step=1243904 length=20.07 ret=0.73: <text:s/>43%|▍| 156/366 [12:28&lt;14:58, <text:s/>4.28</text:p>
      <text:p text:style-name="P5"/>
      <text:p text:style-name="P5">key_blue step=1258304 length=15.18 ret=0.84: <text:s/>43%|▍| 157/366 [12:32&lt;15:10, <text:s/>4.35</text:p>
      <text:p text:style-name="P5"/>
      <text:p text:style-name="P5">key_blue step=1273984 length=10.61 ret=0.91: <text:s/>43%|▍| 158/366 [12:38&lt;16:10, <text:s/>4.66</text:p>
      <text:p text:style-name="P5"/>
      <text:p text:style-name="P5">key_blue step=1290080 length=9.08 ret=0.95: <text:s/>43%|▍| 159/366 [12:43&lt;16:27, <text:s/>4.77s</text:p>
      <text:p text:style-name="P5"/>
      <text:p text:style-name="P5">key_blue step=1306112 length=8.51 ret=0.93: <text:s/>44%|▍| 160/366 [12:48&lt;16:29, <text:s/>4.80s</text:p>
      <text:p text:style-name="P5"/>
      <text:p text:style-name="P5">key_blue step=1322336 length=8.17 ret=0.93: <text:s/>44%|▍| 161/366 [12:53&lt;16:49, <text:s/>4.92s</text:p>
      <text:p text:style-name="P5"/>
      <text:p text:style-name="P5">key_blue step=1338464 length=8.60 ret=0.94: <text:s/>44%|▍| 162/366 [12:58&lt;17:06, <text:s/>5.03s</text:p>
      <text:p text:style-name="P5"/>
      <text:p text:style-name="P5">key_blue step=1354624 length=8.41 ret=0.95: <text:s/>45%|▍| 163/366 [13:03&lt;16:58, <text:s/>5.02s</text:p>
      <text:p text:style-name="P5"/>
      <text:p text:style-name="P5">key_blue step=1370720 length=8.10 ret=0.94: <text:s/>45%|▍| 164/366 [13:08&lt;16:55, <text:s/>5.03s</text:p>
      <text:p text:style-name="P5"/>
      <text:p text:style-name="P5">key_blue step=1386816 length=8.21 ret=0.94: <text:s/>45%|▍| 165/366 [13:13&lt;16:40, <text:s/>4.98s</text:p>
      <text:p text:style-name="P5"/>
      <text:p text:style-name="P5">key_purple step=1133568 length=8.34 ret=0.10: <text:s/>45%|▍| 166/366 [13:18&lt;16:45, <text:s/>5.0</text:p>
      <text:p text:style-name="P5"/>
      <text:p text:style-name="P5">key_purple step=1136992 length=129.02 ret=0.28: <text:s/>46%|▍| 167/366 [13:22&lt;15:47, <text:s/>4</text:p>
      <text:p text:style-name="P5"/>
      <text:p text:style-name="P5">key_purple step=1143264 length=65.22 ret=0.65: <text:s/>46%|▍| 168/366 [13:27&lt;15:10, <text:s/>4.</text:p>
      <text:p text:style-name="P5"/>
      <text:p text:style-name="P5">key_purple step=1155200 length=27.81 ret=0.85: <text:s/>46%|▍| 169/366 [13:31&lt;14:59, <text:s/>4.</text:p>
      <text:p text:style-name="P5"/>
      <text:p text:style-name="P5">key_purple step=1169664 length=15.49 ret=0.92: <text:s/>46%|▍| 170/366 [13:36&lt;15:03, <text:s/>4.</text:p>
      <text:p text:style-name="P5"/>
      <text:p text:style-name="P5">key_purple step=1184928 length=11.39 ret=0.94: <text:s/>47%|▍| 171/366 [13:41&lt;15:26, <text:s/>4.</text:p>
      <text:p text:style-name="P5"><text:soft-page-break/></text:p>
      <text:p text:style-name="P5">key_purple step=1201024 length=8.75 ret=0.85: <text:s/>47%|▍| 172/366 [13:46&lt;15:43, <text:s/>4.8</text:p>
      <text:p text:style-name="P5"/>
      <text:p text:style-name="P5">key_purple step=1216800 length=10.35 ret=0.92: <text:s/>47%|▍| 173/366 [13:51&lt;15:20, <text:s/>4.</text:p>
      <text:p text:style-name="P5"/>
      <text:p text:style-name="P5">key_purple step=1232416 length=10.22 ret=0.92: <text:s/>48%|▍| 174/366 [13:55&lt;14:57, <text:s/>4.</text:p>
      <text:p text:style-name="P5"/>
      <text:p text:style-name="P5">key_purple step=1248192 length=10.18 ret=0.93: <text:s/>48%|▍| 175/366 [14:00&lt;15:05, <text:s/>4.</text:p>
      <text:p text:style-name="P5"/>
      <text:p text:style-name="P5">key_purple step=1264096 length=9.52 ret=0.94: <text:s/>48%|▍| 176/366 [14:05&lt;15:00, <text:s/>4.7</text:p>
      <text:p text:style-name="P5"/>
      <text:p text:style-name="P5">key_purple step=1280064 length=9.69 ret=0.93: <text:s/>48%|▍| 177/366 [14:09&lt;14:46, <text:s/>4.6</text:p>
      <text:p text:style-name="P5"/>
      <text:p text:style-name="P5">key_purple step=1295712 length=10.38 ret=0.91: <text:s/>49%|▍| 178/366 [14:14&lt;14:20, <text:s/>4.</text:p>
      <text:p text:style-name="P5"/>
      <text:p text:style-name="P5">key_purple step=1311360 length=10.35 ret=0.91: <text:s/>49%|▍| 179/366 [14:18&lt;14:07, <text:s/>4.</text:p>
      <text:p text:style-name="P5"/>
      <text:p text:style-name="P5">key_purple step=1327168 length=10.56 ret=0.92: <text:s/>49%|▍| 180/366 [14:22&lt;13:56, <text:s/>4.</text:p>
      <text:p text:style-name="P5"/>
      <text:p text:style-name="P5">key_blue step=1402304 length=11.59 ret=0.10: <text:s/>49%|▍| 181/366 [14:27&lt;13:40, <text:s/>4.44</text:p>
      <text:p text:style-name="P5"/>
      <text:p text:style-name="P5">key_blue step=1414208 length=23.98 ret=0.20: <text:s/>50%|▍| 182/366 [14:31&lt;13:04, <text:s/>4.27</text:p>
      <text:p text:style-name="P5"/>
      <text:p text:style-name="P5">key_blue step=1427008 length=21.79 ret=0.21: <text:s/>50%|▌| 183/366 [14:35&lt;12:47, <text:s/>4.20</text:p>
      <text:p text:style-name="P5"/>
      <text:p text:style-name="P5">key_blue step=1439232 length=24.18 ret=0.52: <text:s/>50%|▌| 184/366 [14:38&lt;12:25, <text:s/>4.09</text:p>
      <text:p text:style-name="P5"/>
      <text:p text:style-name="P5">key_blue step=1450688 length=25.39 ret=0.71: <text:s/>51%|▌| 185/366 [14:42&lt;12:06, <text:s/>4.02</text:p>
      <text:p text:style-name="P5"/>
      <text:p text:style-name="P5">key_blue step=1463936 length=18.76 ret=0.78: <text:s/>51%|▌| 186/366 [14:46&lt;12:06, <text:s/>4.04</text:p>
      <text:p text:style-name="P5"/>
      <text:p text:style-name="P5">key_blue step=1477888 length=18.36 ret=0.84: <text:s/>51%|▌| 187/366 [14:50&lt;12:04, <text:s/>4.05</text:p>
      <text:p text:style-name="P5"/>
      <text:p text:style-name="P5">key_blue step=1492544 length=15.00 ret=0.87: <text:s/>51%|▌| 188/366 [14:55&lt;12:12, <text:s/>4.12</text:p>
      <text:p text:style-name="P5"/>
      <text:p text:style-name="P5">key_blue step=1507104 length=13.67 ret=0.91: <text:s/>52%|▌| 189/366 [14:59&lt;12:43, <text:s/>4.31</text:p>
      <text:p text:style-name="P5"/>
      <text:p text:style-name="P5">key_blue step=1522336 length=12.90 ret=0.92: <text:s/>52%|▌| 190/366 [15:04&lt;13:01, <text:s/>4.44</text:p>
      <text:p text:style-name="P5"/>
      <text:p text:style-name="P5">key_blue step=1537824 length=11.81 ret=0.93: <text:s/>52%|▌| 191/366 [15:10&lt;13:47, <text:s/>4.73</text:p>
      <text:p text:style-name="P5"/>
      <text:p text:style-name="P5">key_blue step=1553472 length=9.99 ret=0.94: <text:s/>52%|▌| 192/366 [15:15&lt;13:55, <text:s/>4.80s</text:p>
      <text:p text:style-name="P5"/>
      <text:p text:style-name="P5">key_blue step=1569344 length=10.60 ret=0.92: <text:s/>53%|▌| 193/366 [15:20&lt;13:57, <text:s/>4.84</text:p>
      <text:p text:style-name="P5"/>
      <text:p text:style-name="P5">key_blue step=1585440 length=8.86 ret=0.94: <text:s/>53%|▌| 194/366 [15:25&lt;14:09, <text:s/>4.94s</text:p>
      <text:p text:style-name="P5"/>
      <text:p text:style-name="P5">key_blue step=1601344 length=8.99 ret=0.94: <text:s/>53%|▌| 195/366 [15:30&lt;13:59, <text:s/>4.91s</text:p>
      <text:p text:style-name="P5"/>
      <text:p text:style-name="P5"><text:soft-page-break/>key_purple step=1343168 length=8.70 ret=0.10: <text:s/>54%|▌| 196/366 [15:35&lt;14:10, <text:s/>5.0</text:p>
      <text:p text:style-name="P5"/>
      <text:p text:style-name="P5">key_purple step=1358464 length=13.62 ret=0.14: <text:s/>54%|▌| 197/366 [15:39&lt;13:45, <text:s/>4.</text:p>
      <text:p text:style-name="P5"/>
      <text:p text:style-name="P5">key_purple step=1373120 length=15.18 ret=0.16: <text:s/>54%|▌| 198/366 [15:44&lt;13:31, <text:s/>4.</text:p>
      <text:p text:style-name="P5"/>
      <text:p text:style-name="P5">key_purple step=1387616 length=15.07 ret=0.25: <text:s/>54%|▌| 199/366 [15:49&lt;13:20, <text:s/>4.</text:p>
      <text:p text:style-name="P5"/>
      <text:p text:style-name="P5">key_purple step=1401568 length=16.99 ret=0.26: <text:s/>55%|▌| 200/366 [15:53&lt;13:03, <text:s/>4.</text:p>
      <text:p text:style-name="P5"/>
      <text:p text:style-name="P5">key_purple step=1415648 length=16.87 ret=0.38: <text:s/>55%|▌| 201/366 [15:58&lt;13:03, <text:s/>4.</text:p>
      <text:p text:style-name="P5"/>
      <text:p text:style-name="P5">key_purple step=1430112 length=16.32 ret=0.46: <text:s/>55%|▌| 202/366 [16:03&lt;12:44, <text:s/>4.</text:p>
      <text:p text:style-name="P5"/>
      <text:p text:style-name="P5">key_purple step=1444288 length=16.08 ret=0.52: <text:s/>55%|▌| 203/366 [16:07&lt;12:48, <text:s/>4.</text:p>
      <text:p text:style-name="P5"/>
      <text:p text:style-name="P5">key_purple step=1458976 length=14.59 ret=0.62: <text:s/>56%|▌| 204/366 [16:13&lt;13:01, <text:s/>4.</text:p>
      <text:p text:style-name="P5"/>
      <text:p text:style-name="P5">key_purple step=1473408 length=15.99 ret=0.69: <text:s/>56%|▌| 205/366 [16:17&lt;12:51, <text:s/>4.</text:p>
      <text:p text:style-name="P5"/>
      <text:p text:style-name="P5">key_purple step=1487904 length=15.68 ret=0.75: <text:s/>56%|▌| 206/366 [16:21&lt;12:19, <text:s/>4.</text:p>
      <text:p text:style-name="P5"/>
      <text:p text:style-name="P5">key_purple step=1502720 length=13.23 ret=0.82: <text:s/>57%|▌| 207/366 [16:26&lt;11:55, <text:s/>4.</text:p>
      <text:p text:style-name="P5"/>
      <text:p text:style-name="P5">key_purple step=1517440 length=14.40 ret=0.86: <text:s/>57%|▌| 208/366 [16:30&lt;11:35, <text:s/>4.</text:p>
      <text:p text:style-name="P5"/>
      <text:p text:style-name="P5">key_purple step=1532384 length=14.00 ret=0.89: <text:s/>57%|▌| 209/366 [16:34&lt;11:25, <text:s/>4.</text:p>
      <text:p text:style-name="P5"/>
      <text:p text:style-name="P5">key_purple step=1547424 length=12.46 ret=0.91: <text:s/>57%|▌| 210/366 [16:39&lt;11:37, <text:s/>4.</text:p>
      <text:p text:style-name="P5"/>
      <text:p text:style-name="P5">key_blue step=1617120 length=10.71 ret=0.10: <text:s/>58%|▌| 211/366 [16:44&lt;12:22, <text:s/>4.79</text:p>
      <text:p text:style-name="P5"/>
      <text:p text:style-name="P5">key_blue step=1632128 length=13.27 ret=0.18: <text:s/>58%|▌| 212/366 [16:49&lt;12:03, <text:s/>4.70</text:p>
      <text:p text:style-name="P5"/>
      <text:p text:style-name="P5">key_blue step=1647168 length=14.20 ret=0.19: <text:s/>58%|▌| 213/366 [16:54&lt;12:08, <text:s/>4.76</text:p>
      <text:p text:style-name="P5"/>
      <text:p text:style-name="P5">key_blue step=1662208 length=13.62 ret=0.26: <text:s/>58%|▌| 214/366 [16:59&lt;12:06, <text:s/>4.78</text:p>
      <text:p text:style-name="P5"/>
      <text:p text:style-name="P5">key_blue step=1677152 length=13.28 ret=0.42: <text:s/>59%|▌| 215/366 [17:03&lt;11:46, <text:s/>4.68</text:p>
      <text:p text:style-name="P5"/>
      <text:p text:style-name="P5">key_blue step=1692032 length=13.27 ret=0.30: <text:s/>59%|▌| 216/366 [17:08&lt;11:41, <text:s/>4.67</text:p>
      <text:p text:style-name="P5"/>
      <text:p text:style-name="P5">key_blue step=1707008 length=13.87 ret=0.43: <text:s/>59%|▌| 217/366 [17:12&lt;11:35, <text:s/>4.67</text:p>
      <text:p text:style-name="P5"/>
      <text:p text:style-name="P5">key_blue step=1721728 length=14.55 ret=0.59: <text:s/>60%|▌| 218/366 [17:17&lt;11:28, <text:s/>4.65</text:p>
      <text:p text:style-name="P5"/>
      <text:p text:style-name="P5">key_blue step=1737216 length=12.24 ret=0.78: <text:s/>60%|▌| 219/366 [17:22&lt;11:22, <text:s/>4.64</text:p>
      <text:p text:style-name="P5"/>
      <text:p text:style-name="P5">key_blue step=1752544 length=12.06 ret=0.83: <text:s/>60%|▌| 220/366 [17:26&lt;11:23, <text:s/>4.68</text:p>
      <text:p text:style-name="P5"><text:soft-page-break/></text:p>
      <text:p text:style-name="P5">key_blue step=1768256 length=11.08 ret=0.88: <text:s/>60%|▌| 221/366 [17:31&lt;11:25, <text:s/>4.73</text:p>
      <text:p text:style-name="P5"/>
      <text:p text:style-name="P5">key_blue step=1783456 length=10.92 ret=0.90: <text:s/>61%|▌| 222/366 [17:37&lt;12:04, <text:s/>5.03</text:p>
      <text:p text:style-name="P5"/>
      <text:p text:style-name="P5">key_blue step=1799520 length=9.98 ret=0.92: <text:s/>61%|▌| 223/366 [17:42&lt;11:56, <text:s/>5.01s</text:p>
      <text:p text:style-name="P5"/>
      <text:p text:style-name="P5">key_blue step=1815424 length=9.79 ret=0.94: <text:s/>61%|▌| 224/366 [17:47&lt;11:43, <text:s/>4.95s</text:p>
      <text:p text:style-name="P5"/>
      <text:p text:style-name="P5">key_blue step=1831424 length=8.83 ret=0.85: <text:s/>61%|▌| 225/366 [17:51&lt;11:22, <text:s/>4.84s</text:p>
      <text:p text:style-name="P5"/>
      <text:p text:style-name="P5">key_purple step=1563616 length=8.57 ret=0.07: <text:s/>62%|▌| 226/366 [17:56&lt;11:32, <text:s/>4.9</text:p>
      <text:p text:style-name="P5"/>
      <text:p text:style-name="P5">key_purple step=1579776 length=8.95 ret=0.15: <text:s/>62%|▌| 227/366 [18:01&lt;11:27, <text:s/>4.9</text:p>
      <text:p text:style-name="P5"/>
      <text:p text:style-name="P5">key_purple step=1595872 length=8.91 ret=0.25: <text:s/>62%|▌| 228/366 [18:07&lt;11:33, <text:s/>5.0</text:p>
      <text:p text:style-name="P5"/>
      <text:p text:style-name="P5">key_purple step=1612032 length=8.58 ret=0.35: <text:s/>63%|▋| 229/366 [18:12&lt;11:37, <text:s/>5.0</text:p>
      <text:p text:style-name="P5"/>
      <text:p text:style-name="P5">key_purple step=1628064 length=8.51 ret=0.61: <text:s/>63%|▋| 230/366 [18:17&lt;11:32, <text:s/>5.0</text:p>
      <text:p text:style-name="P5"/>
      <text:p text:style-name="P5">key_purple step=1644224 length=8.25 ret=0.59: <text:s/>63%|▋| 231/366 [18:22&lt;11:39, <text:s/>5.1</text:p>
      <text:p text:style-name="P5"/>
      <text:p text:style-name="P5">key_purple step=1660288 length=9.04 ret=0.71: <text:s/>63%|▋| 232/366 [18:27&lt;11:22, <text:s/>5.1</text:p>
      <text:p text:style-name="P5"/>
      <text:p text:style-name="P5">key_purple step=1676096 length=9.19 ret=0.76: <text:s/>64%|▋| 233/366 [18:32&lt;11:12, <text:s/>5.0</text:p>
      <text:p text:style-name="P5"/>
      <text:p text:style-name="P5">key_purple step=1692096 length=9.28 ret=0.78: <text:s/>64%|▋| 234/366 [18:37&lt;11:04, <text:s/>5.0</text:p>
      <text:p text:style-name="P5"/>
      <text:p text:style-name="P5">key_purple step=1707968 length=10.40 ret=0.87: <text:s/>64%|▋| 235/366 [18:42&lt;10:54, <text:s/>5.</text:p>
      <text:p text:style-name="P5"/>
      <text:p text:style-name="P5">key_purple step=1723552 length=10.97 ret=0.90: <text:s/>64%|▋| 236/366 [18:47&lt;10:43, <text:s/>4.</text:p>
      <text:p text:style-name="P5"/>
      <text:p text:style-name="P5">key_purple step=1739264 length=10.85 ret=0.90: <text:s/>65%|▋| 237/366 [18:52&lt;10:37, <text:s/>4.</text:p>
      <text:p text:style-name="P5"/>
      <text:p text:style-name="P5">key_purple step=1755264 length=10.29 ret=0.93: <text:s/>65%|▋| 238/366 [18:57&lt;10:26, <text:s/>4.</text:p>
      <text:p text:style-name="P5"/>
      <text:p text:style-name="P5">key_purple step=1771200 length=10.74 ret=0.93: <text:s/>65%|▋| 239/366 [19:02&lt;10:19, <text:s/>4.</text:p>
      <text:p text:style-name="P5"/>
      <text:p text:style-name="P5">key_purple step=1786816 length=10.95 ret=0.93: <text:s/>66%|▋| 240/366 [19:06&lt;10:10, <text:s/>4.</text:p>
      <text:p text:style-name="P5"/>
      <text:p text:style-name="P5">key_blue step=1847200 length=10.11 ret=0.11: <text:s/>66%|▋| 241/366 [19:11&lt;10:13, <text:s/>4.91</text:p>
      <text:p text:style-name="P5"/>
      <text:p text:style-name="P5">key_blue step=1862336 length=13.73 ret=0.18: <text:s/>66%|▋| 242/366 [19:16&lt;10:12, <text:s/>4.94</text:p>
      <text:p text:style-name="P5"/>
      <text:p text:style-name="P5">key_blue step=1876192 length=17.27 ret=0.31: <text:s/>66%|▋| 243/366 [19:21&lt;09:50, <text:s/>4.80</text:p>
      <text:p text:style-name="P5"/>
      <text:p text:style-name="P5">key_blue step=1890592 length=16.00 ret=0.25: <text:s/>67%|▋| 244/366 [19:25&lt;09:24, <text:s/>4.63</text:p>
      <text:p text:style-name="P5"/>
      <text:p text:style-name="P5"><text:soft-page-break/>key_blue step=1904896 length=16.59 ret=0.48: <text:s/>67%|▋| 245/366 [19:29&lt;09:06, <text:s/>4.52</text:p>
      <text:p text:style-name="P5"/>
      <text:p text:style-name="P5">key_blue step=1919264 length=15.75 ret=0.63: <text:s/>67%|▋| 246/366 [19:34&lt;08:51, <text:s/>4.43</text:p>
      <text:p text:style-name="P5"/>
      <text:p text:style-name="P5">key_blue step=1934208 length=14.20 ret=0.70: <text:s/>67%|▋| 247/366 [19:38&lt;08:35, <text:s/>4.33</text:p>
      <text:p text:style-name="P5"/>
      <text:p text:style-name="P5">key_blue step=1947968 length=16.87 ret=0.88: <text:s/>68%|▋| 248/366 [19:42&lt;08:28, <text:s/>4.31</text:p>
      <text:p text:style-name="P5"/>
      <text:p text:style-name="P5">key_blue step=1963328 length=12.90 ret=0.93: <text:s/>68%|▋| 249/366 [19:46&lt;08:23, <text:s/>4.30</text:p>
      <text:p text:style-name="P5"/>
      <text:p text:style-name="P5">key_blue step=1979104 length=10.17 ret=0.94: <text:s/>68%|▋| 250/366 [19:51&lt;08:23, <text:s/>4.34</text:p>
      <text:p text:style-name="P5"/>
      <text:p text:style-name="P5">key_blue step=1994848 length=9.33 ret=0.94: <text:s/>69%|▋| 251/366 [19:55&lt;08:28, <text:s/>4.42s</text:p>
      <text:p text:style-name="P5"/>
      <text:p text:style-name="P5">key_blue step=2010848 length=8.50 ret=0.95: <text:s/>69%|▋| 252/366 [20:00&lt;08:49, <text:s/>4.64s</text:p>
      <text:p text:style-name="P5"/>
      <text:p text:style-name="P5">key_blue step=2027168 length=8.13 ret=0.95: <text:s/>69%|▋| 253/366 [20:05&lt;08:45, <text:s/>4.65s</text:p>
      <text:p text:style-name="P5"/>
      <text:p text:style-name="P5">key_blue step=2043328 length=8.01 ret=0.94: <text:s/>69%|▋| 254/366 [20:10&lt;08:56, <text:s/>4.79s</text:p>
      <text:p text:style-name="P5"/>
      <text:p text:style-name="P5">key_blue step=2059392 length=7.98 ret=0.95: <text:s/>70%|▋| 255/366 [20:15&lt;08:52, <text:s/>4.80s</text:p>
      <text:p text:style-name="P5"/>
      <text:p text:style-name="P5">key_purple step=1803040 length=8.09 ret=0.10: <text:s/>70%|▋| 256/366 [20:20&lt;08:54, <text:s/>4.8</text:p>
      <text:p text:style-name="P5"/>
      <text:p text:style-name="P5">key_purple step=1816384 length=19.58 ret=0.14: <text:s/>70%|▋| 257/366 [20:24&lt;08:25, <text:s/>4.</text:p>
      <text:p text:style-name="P5"/>
      <text:p text:style-name="P5">key_purple step=1828640 length=24.04 ret=0.38: <text:s/>70%|▋| 258/366 [20:29&lt;08:18, <text:s/>4.</text:p>
      <text:p text:style-name="P5"/>
      <text:p text:style-name="P5">key_purple step=1841344 length=21.32 ret=0.65: <text:s/>71%|▋| 259/366 [20:33&lt;08:03, <text:s/>4.</text:p>
      <text:p text:style-name="P5"/>
      <text:p text:style-name="P5">key_purple step=1856384 length=14.66 ret=0.89: <text:s/>71%|▋| 260/366 [20:38&lt;08:02, <text:s/>4.</text:p>
      <text:p text:style-name="P5"/>
      <text:p text:style-name="P5">key_purple step=1871840 length=12.90 ret=0.89: <text:s/>71%|▋| 261/366 [20:42&lt;08:08, <text:s/>4.</text:p>
      <text:p text:style-name="P5"/>
      <text:p text:style-name="P5">key_purple step=1886976 length=11.95 ret=0.93: <text:s/>72%|▋| 262/366 [20:47&lt;08:06, <text:s/>4.</text:p>
      <text:p text:style-name="P5"/>
      <text:p text:style-name="P5">key_purple step=1902656 length=10.90 ret=0.92: <text:s/>72%|▋| 263/366 [20:52&lt;07:58, <text:s/>4.</text:p>
      <text:p text:style-name="P5"/>
      <text:p text:style-name="P5">key_purple step=1918336 length=10.46 ret=0.92: <text:s/>72%|▋| 264/366 [20:56&lt;07:47, <text:s/>4.</text:p>
      <text:p text:style-name="P5"/>
      <text:p text:style-name="P5">key_purple step=1934176 length=10.49 ret=0.93: <text:s/>72%|▋| 265/366 [21:01&lt;07:38, <text:s/>4.</text:p>
      <text:p text:style-name="P5"/>
      <text:p text:style-name="P5">key_purple step=1949952 length=10.17 ret=0.93: <text:s/>73%|▋| 266/366 [21:05&lt;07:32, <text:s/>4.</text:p>
      <text:p text:style-name="P5"/>
      <text:p text:style-name="P5">key_purple step=1965664 length=10.53 ret=0.93: <text:s/>73%|▋| 267/366 [21:10&lt;07:29, <text:s/>4.</text:p>
      <text:p text:style-name="P5"/>
      <text:p text:style-name="P5">key_purple step=1981280 length=10.56 ret=0.93: <text:s/>73%|▋| 268/366 [21:14&lt;07:24, <text:s/>4.</text:p>
      <text:p text:style-name="P5"/>
      <text:p text:style-name="P5">key_purple step=1996896 length=10.90 ret=0.93: <text:s/>73%|▋| 269/366 [21:19&lt;07:18, <text:s/>4.</text:p>
      <text:p text:style-name="P5"><text:soft-page-break/></text:p>
      <text:p text:style-name="P5">key_purple step=2012384 length=10.70 ret=0.94: <text:s/>74%|▋| 270/366 [21:23&lt;07:14, <text:s/>4.</text:p>
      <text:p text:style-name="P5"/>
      <text:p text:style-name="P5">key_blue step=2075200 length=10.15 ret=0.10: <text:s/>74%|▋| 271/366 [21:29&lt;07:34, <text:s/>4.78</text:p>
      <text:p text:style-name="P5"/>
      <text:p text:style-name="P5">key_blue step=2090688 length=11.87 ret=0.16: <text:s/>74%|▋| 272/366 [21:33&lt;07:28, <text:s/>4.78</text:p>
      <text:p text:style-name="P5"/>
      <text:p text:style-name="P5">key_blue step=2105792 length=12.54 ret=0.30: <text:s/>75%|▋| 273/366 [21:38&lt;07:26, <text:s/>4.81</text:p>
      <text:p text:style-name="P5"/>
      <text:p text:style-name="P5">key_blue step=2121440 length=10.80 ret=0.36: <text:s/>75%|▋| 274/366 [21:43&lt;07:31, <text:s/>4.91</text:p>
      <text:p text:style-name="P5"/>
      <text:p text:style-name="P5">key_blue step=2137504 length=8.60 ret=0.47: <text:s/>75%|▊| 275/366 [21:49&lt;07:34, <text:s/>5.00s</text:p>
      <text:p text:style-name="P5"/>
      <text:p text:style-name="P5">key_blue step=2153760 length=8.35 ret=0.70: <text:s/>75%|▊| 276/366 [21:54&lt;07:32, <text:s/>5.02s</text:p>
      <text:p text:style-name="P5"/>
      <text:p text:style-name="P5">key_blue step=2169952 length=8.27 ret=0.79: <text:s/>76%|▊| 277/366 [21:59&lt;07:36, <text:s/>5.13s</text:p>
      <text:p text:style-name="P5"/>
      <text:p text:style-name="P5">key_blue step=2186048 length=8.33 ret=0.84: <text:s/>76%|▊| 278/366 [22:04&lt;07:27, <text:s/>5.09s</text:p>
      <text:p text:style-name="P5"/>
      <text:p text:style-name="P5">key_blue step=2202208 length=8.15 ret=0.90: <text:s/>76%|▊| 279/366 [22:09&lt;07:27, <text:s/>5.14s</text:p>
      <text:p text:style-name="P5"/>
      <text:p text:style-name="P5">key_blue step=2218272 length=7.98 ret=0.93: <text:s/>77%|▊| 280/366 [22:15&lt;07:21, <text:s/>5.14s</text:p>
      <text:p text:style-name="P5"/>
      <text:p text:style-name="P5">key_blue step=2234464 length=8.08 ret=0.94: <text:s/>77%|▊| 281/366 [22:20&lt;07:24, <text:s/>5.22s</text:p>
      <text:p text:style-name="P5"/>
      <text:p text:style-name="P5">key_blue step=2250656 length=7.69 ret=0.94: <text:s/>77%|▊| 282/366 [22:25&lt;07:19, <text:s/>5.23s</text:p>
      <text:p text:style-name="P5"/>
      <text:p text:style-name="P5">key_blue step=2266816 length=7.99 ret=0.95: <text:s/>77%|▊| 283/366 [22:31&lt;07:17, <text:s/>5.28s</text:p>
      <text:p text:style-name="P5"/>
      <text:p text:style-name="P5">key_blue step=2283168 length=8.02 ret=0.95: <text:s/>78%|▊| 284/366 [22:36&lt;07:15, <text:s/>5.31s</text:p>
      <text:p text:style-name="P5"/>
      <text:p text:style-name="P5">key_blue step=2299424 length=7.92 ret=0.95: <text:s/>78%|▊| 285/366 [22:41&lt;07:12, <text:s/>5.34s</text:p>
      <text:p text:style-name="P5"/>
      <text:p text:style-name="P5">key_purple step=2028608 length=7.74 ret=0.10: <text:s/>78%|▊| 286/366 [22:47&lt;07:16, <text:s/>5.4</text:p>
      <text:p text:style-name="P5"/>
      <text:p text:style-name="P5">key_purple step=2035776 length=50.33 ret=0.39: <text:s/>78%|▊| 287/366 [22:51&lt;06:44, <text:s/>5.</text:p>
      <text:p text:style-name="P5"/>
      <text:p text:style-name="P5">key_purple step=2046752 length=30.74 ret=0.79: <text:s/>79%|▊| 288/366 [22:56&lt;06:25, <text:s/>4.</text:p>
      <text:p text:style-name="P5"/>
      <text:p text:style-name="P5">key_purple step=2059904 length=20.50 ret=0.89: <text:s/>79%|▊| 289/366 [23:01&lt;06:13, <text:s/>4.</text:p>
      <text:p text:style-name="P5"/>
      <text:p text:style-name="P5">key_purple step=2074912 length=13.12 ret=0.93: <text:s/>79%|▊| 290/366 [23:06&lt;06:10, <text:s/>4.</text:p>
      <text:p text:style-name="P5"/>
      <text:p text:style-name="P5">key_purple step=2090560 length=10.04 ret=0.93: <text:s/>80%|▊| 291/366 [23:11&lt;06:16, <text:s/>5.</text:p>
      <text:p text:style-name="P5"/>
      <text:p text:style-name="P5">key_purple step=2106208 length=10.18 ret=0.94: <text:s/>80%|▊| 292/366 [23:16&lt;06:12, <text:s/>5.</text:p>
      <text:p text:style-name="P5"/>
      <text:p text:style-name="P5">key_purple step=2122208 length=9.67 ret=0.85: <text:s/>80%|▊| 293/366 [23:21&lt;06:11, <text:s/>5.0</text:p>
      <text:p text:style-name="P5"/>
      <text:p text:style-name="P5"><text:soft-page-break/>key_purple step=2138240 length=8.79 ret=0.88: <text:s/>80%|▊| 294/366 [23:26&lt;06:05, <text:s/>5.0</text:p>
      <text:p text:style-name="P5"/>
      <text:p text:style-name="P5">key_purple step=2154176 length=8.83 ret=0.92: <text:s/>81%|▊| 295/366 [23:31&lt;05:55, <text:s/>5.0</text:p>
      <text:p text:style-name="P5"/>
      <text:p text:style-name="P5">key_purple step=2170048 length=9.10 ret=0.94: <text:s/>81%|▊| 296/366 [23:36&lt;05:46, <text:s/>4.9</text:p>
      <text:p text:style-name="P5"/>
      <text:p text:style-name="P5">key_purple step=2186144 length=8.71 ret=0.95: <text:s/>81%|▊| 297/366 [23:41&lt;05:43, <text:s/>4.9</text:p>
      <text:p text:style-name="P5"/>
      <text:p text:style-name="P5">key_purple step=2202144 length=8.87 ret=0.95: <text:s/>81%|▊| 298/366 [23:46&lt;05:41, <text:s/>5.0</text:p>
      <text:p text:style-name="P5"/>
      <text:p text:style-name="P5">key_purple step=2218112 length=9.22 ret=0.95: <text:s/>82%|▊| 299/366 [23:51&lt;05:41, <text:s/>5.0</text:p>
      <text:p text:style-name="P5"/>
      <text:p text:style-name="P5">key_purple step=2234272 length=9.09 ret=0.93: <text:s/>82%|▊| 300/366 [23:57&lt;05:39, <text:s/>5.1</text:p>
      <text:p text:style-name="P5"/>
      <text:p text:style-name="P5">key_blue step=2315264 length=9.41 ret=0.10: <text:s/>82%|▊| 301/366 [24:02&lt;05:34, <text:s/>5.14s</text:p>
      <text:p text:style-name="P5"/>
      <text:p text:style-name="P5">key_blue step=2330048 length=14.25 ret=0.12: <text:s/>83%|▊| 302/366 [24:07&lt;05:23, <text:s/>5.05</text:p>
      <text:p text:style-name="P5"/>
      <text:p text:style-name="P5">key_blue step=2343456 length=17.27 ret=0.25: <text:s/>83%|▊| 303/366 [24:11&lt;05:07, <text:s/>4.88</text:p>
      <text:p text:style-name="P5"/>
      <text:p text:style-name="P5">key_blue step=2357024 length=20.22 ret=0.57: <text:s/>83%|▊| 304/366 [24:16&lt;04:57, <text:s/>4.79</text:p>
      <text:p text:style-name="P5"/>
      <text:p text:style-name="P5">key_blue step=2371552 length=13.76 ret=0.86: <text:s/>83%|▊| 305/366 [24:20&lt;04:53, <text:s/>4.82</text:p>
      <text:p text:style-name="P5"/>
      <text:p text:style-name="P5">key_blue step=2387200 length=10.16 ret=0.94: <text:s/>84%|▊| 306/366 [24:25&lt;04:49, <text:s/>4.83</text:p>
      <text:p text:style-name="P5"/>
      <text:p text:style-name="P5">key_blue step=2403328 length=9.26 ret=0.94: <text:s/>84%|▊| 307/366 [24:30&lt;04:47, <text:s/>4.87s</text:p>
      <text:p text:style-name="P5"/>
      <text:p text:style-name="P5">key_blue step=2419456 length=8.00 ret=0.95: <text:s/>84%|▊| 308/366 [24:36&lt;04:52, <text:s/>5.04s</text:p>
      <text:p text:style-name="P5"/>
      <text:p text:style-name="P5">key_blue step=2435584 length=8.02 ret=0.95: <text:s/>84%|▊| 309/366 [24:41&lt;04:49, <text:s/>5.07s</text:p>
      <text:p text:style-name="P5"/>
      <text:p text:style-name="P5">key_blue step=2451680 length=7.64 ret=0.94: <text:s/>85%|▊| 310/366 [24:46&lt;04:48, <text:s/>5.16s</text:p>
      <text:p text:style-name="P5"/>
      <text:p text:style-name="P5">key_blue step=2467872 length=8.29 ret=0.95: <text:s/>85%|▊| 311/366 [24:51&lt;04:44, <text:s/>5.16s</text:p>
      <text:p text:style-name="P5"/>
      <text:p text:style-name="P5">key_blue step=2484096 length=7.30 ret=0.91: <text:s/>85%|▊| 312/366 [24:57&lt;04:43, <text:s/>5.24s</text:p>
      <text:p text:style-name="P5"/>
      <text:p text:style-name="P5">key_blue step=2500256 length=7.70 ret=0.95: <text:s/>86%|▊| 313/366 [25:02&lt;04:38, <text:s/>5.26s</text:p>
      <text:p text:style-name="P5"/>
      <text:p text:style-name="P5">key_blue step=2516512 length=7.51 ret=0.92: <text:s/>86%|▊| 314/366 [25:07&lt;04:34, <text:s/>5.27s</text:p>
      <text:p text:style-name="P5"/>
      <text:p text:style-name="P5">key_blue step=2532800 length=7.06 ret=0.89: <text:s/>86%|▊| 315/366 [25:13&lt;04:32, <text:s/>5.35s</text:p>
      <text:p text:style-name="P5"/>
      <text:p text:style-name="P5">key_purple step=2250496 length=7.37 ret=0.09: <text:s/>86%|▊| 316/366 [25:18&lt;04:26, <text:s/>5.3</text:p>
      <text:p text:style-name="P5"/>
      <text:p text:style-name="P5">key_purple step=2264992 length=15.35 ret=0.16: <text:s/>87%|▊| 317/366 [25:23&lt;04:13, <text:s/>5.</text:p>
      <text:p text:style-name="P5"/>
      <text:p text:style-name="P5">key_purple step=2278080 length=20.96 ret=0.54: <text:s/>87%|▊| 318/366 [25:28&lt;03:59, <text:s/>4.</text:p>
      <text:p text:style-name="P5"><text:soft-page-break/></text:p>
      <text:p text:style-name="P5">key_purple step=2291424 length=20.62 ret=0.52: <text:s/>87%|▊| 319/366 [25:32&lt;03:52, <text:s/>4.</text:p>
      <text:p text:style-name="P5"/>
      <text:p text:style-name="P5">key_purple step=2304864 length=18.44 ret=0.65: <text:s/>87%|▊| 320/366 [25:37&lt;03:42, <text:s/>4.</text:p>
      <text:p text:style-name="P5"/>
      <text:p text:style-name="P5">key_purple step=2317952 length=19.97 ret=0.72: <text:s/>88%|▉| 321/366 [25:42&lt;03:35, <text:s/>4.</text:p>
      <text:p text:style-name="P5"/>
      <text:p text:style-name="P5">key_purple step=2332896 length=14.53 ret=0.88: <text:s/>88%|▉| 322/366 [25:46&lt;03:28, <text:s/>4.</text:p>
      <text:p text:style-name="P5"/>
      <text:p text:style-name="P5">key_purple step=2348032 length=12.66 ret=0.92: <text:s/>88%|▉| 323/366 [25:51&lt;03:25, <text:s/>4.</text:p>
      <text:p text:style-name="P5"/>
      <text:p text:style-name="P5">key_purple step=2363840 length=10.26 ret=0.92: <text:s/>89%|▉| 324/366 [25:57&lt;03:33, <text:s/>5.</text:p>
      <text:p text:style-name="P5"/>
      <text:p text:style-name="P5">key_purple step=2379872 length=9.64 ret=0.93: <text:s/>89%|▉| 325/366 [26:02&lt;03:26, <text:s/>5.0</text:p>
      <text:p text:style-name="P5"/>
      <text:p text:style-name="P5">key_purple step=2395808 length=9.68 ret=0.94: <text:s/>89%|▉| 326/366 [26:07&lt;03:21, <text:s/>5.0</text:p>
      <text:p text:style-name="P5"/>
      <text:p text:style-name="P5">key_purple step=2411712 length=9.34 ret=0.94: <text:s/>89%|▉| 327/366 [26:12&lt;03:17, <text:s/>5.0</text:p>
      <text:p text:style-name="P5"/>
      <text:p text:style-name="P5">key_purple step=2427616 length=8.95 ret=0.94: <text:s/>90%|▉| 328/366 [26:17&lt;03:12, <text:s/>5.0</text:p>
      <text:p text:style-name="P5"/>
      <text:p text:style-name="P5">key_purple step=2443392 length=9.64 ret=0.93: <text:s/>90%|▉| 329/366 [26:22&lt;03:01, <text:s/>4.9</text:p>
      <text:p text:style-name="P5"/>
      <text:p text:style-name="P5">key_purple step=2459232 length=9.00 ret=0.94: <text:s/>90%|▉| 330/366 [26:27&lt;02:58, <text:s/>4.9</text:p>
      <text:p text:style-name="P5"/>
      <text:p text:style-name="P5">key_blue step=2548832 length=8.56 ret=0.10: <text:s/>90%|▉| 331/366 [26:32&lt;02:55, <text:s/>5.01s</text:p>
      <text:p text:style-name="P5"/>
      <text:p text:style-name="P5">key_blue step=2562976 length=16.36 ret=0.15: <text:s/>91%|▉| 332/366 [26:37&lt;02:49, <text:s/>4.99</text:p>
      <text:p text:style-name="P5"/>
      <text:p text:style-name="P5">key_blue step=2576128 length=20.55 ret=0.32: <text:s/>91%|▉| 333/366 [26:41&lt;02:38, <text:s/>4.80</text:p>
      <text:p text:style-name="P5"/>
      <text:p text:style-name="P5">key_blue step=2587968 length=23.92 ret=0.34: <text:s/>91%|▉| 334/366 [26:46&lt;02:33, <text:s/>4.81</text:p>
      <text:p text:style-name="P5"/>
      <text:p text:style-name="P5">key_blue step=2600704 length=21.40 ret=0.55: <text:s/>92%|▉| 335/366 [26:50&lt;02:24, <text:s/>4.66</text:p>
      <text:p text:style-name="P5"/>
      <text:p text:style-name="P5">key_blue step=2613920 length=20.14 ret=0.77: <text:s/>92%|▉| 336/366 [26:55&lt;02:20, <text:s/>4.70</text:p>
      <text:p text:style-name="P5"/>
      <text:p text:style-name="P5">key_blue step=2628128 length=16.32 ret=0.82: <text:s/>92%|▉| 337/366 [27:00&lt;02:14, <text:s/>4.63</text:p>
      <text:p text:style-name="P5"/>
      <text:p text:style-name="P5">key_blue step=2640992 length=20.43 ret=0.80: <text:s/>92%|▉| 338/366 [27:04&lt;02:09, <text:s/>4.62</text:p>
      <text:p text:style-name="P5"/>
      <text:p text:style-name="P5">key_blue step=2655424 length=15.95 ret=0.90: <text:s/>93%|▉| 339/366 [27:09&lt;02:05, <text:s/>4.63</text:p>
      <text:p text:style-name="P5"/>
      <text:p text:style-name="P5">key_blue step=2670816 length=11.56 ret=0.94: <text:s/>93%|▉| 340/366 [27:14&lt;02:01, <text:s/>4.65</text:p>
      <text:p text:style-name="P5"/>
      <text:p text:style-name="P5">key_blue step=2686464 length=9.98 ret=0.94: <text:s/>93%|▉| 341/366 [27:18&lt;01:57, <text:s/>4.71s</text:p>
      <text:p text:style-name="P5"/>
      <text:p text:style-name="P5">key_blue step=2702400 length=8.83 ret=0.94: <text:s/>93%|▉| 342/366 [27:23&lt;01:54, <text:s/>4.77s</text:p>
      <text:p text:style-name="P5"/>
      <text:p text:style-name="P5"><text:soft-page-break/>key_blue step=2718624 length=8.41 ret=0.95: <text:s/>94%|▉| 343/366 [27:28&lt;01:51, <text:s/>4.84s</text:p>
      <text:p text:style-name="P5"/>
      <text:p text:style-name="P5">key_blue step=2734944 length=7.87 ret=0.94: <text:s/>94%|▉| 344/366 [27:34&lt;01:51, <text:s/>5.06s</text:p>
      <text:p text:style-name="P5"/>
      <text:p text:style-name="P5">key_blue step=2750976 length=7.86 ret=0.94: <text:s/>94%|▉| 345/366 [27:39&lt;01:45, <text:s/>5.04s</text:p>
      <text:p text:style-name="P5"/>
      <text:p text:style-name="P5">key_purple step=2475456 length=7.90 ret=0.09: <text:s/>95%|▉| 346/366 [27:44&lt;01:38, <text:s/>4.9</text:p>
      <text:p text:style-name="P5"/>
      <text:p text:style-name="P5">key_purple step=2490880 length=11.15 ret=0.12: <text:s/>95%|▉| 347/366 [27:48&lt;01:32, <text:s/>4.</text:p>
      <text:p text:style-name="P5"/>
      <text:p text:style-name="P5">key_purple step=2504256 length=18.27 ret=0.32: <text:s/>95%|▉| 348/366 [27:53&lt;01:24, <text:s/>4.</text:p>
      <text:p text:style-name="P5"/>
      <text:p text:style-name="P5">key_purple step=2517728 length=19.11 ret=0.60: <text:s/>95%|▉| 349/366 [27:57&lt;01:16, <text:s/>4.</text:p>
      <text:p text:style-name="P5"/>
      <text:p text:style-name="P5">key_purple step=2532992 length=13.01 ret=0.81: <text:s/>96%|▉| 350/366 [28:01&lt;01:12, <text:s/>4.</text:p>
      <text:p text:style-name="P5"/>
      <text:p text:style-name="P5">key_purple step=2548384 length=11.47 ret=0.90: <text:s/>96%|▉| 351/366 [28:06&lt;01:09, <text:s/>4.</text:p>
      <text:p text:style-name="P5"/>
      <text:p text:style-name="P5">key_purple step=2563904 length=10.98 ret=0.91: <text:s/>96%|▉| 352/366 [28:11&lt;01:05, <text:s/>4.</text:p>
      <text:p text:style-name="P5"/>
      <text:p text:style-name="P5">key_purple step=2579584 length=10.08 ret=0.93: <text:s/>96%|▉| 353/366 [28:16&lt;01:00, <text:s/>4.</text:p>
      <text:p text:style-name="P5"/>
      <text:p text:style-name="P5">key_purple step=2595648 length=9.20 ret=0.94: <text:s/>97%|▉| 354/366 [28:20&lt;00:55, <text:s/>4.6</text:p>
      <text:p text:style-name="P5"/>
      <text:p text:style-name="P5">key_purple step=2611552 length=9.42 ret=0.94: <text:s/>97%|▉| 355/366 [28:25&lt;00:52, <text:s/>4.7</text:p>
      <text:p text:style-name="P5"/>
      <text:p text:style-name="P5">key_purple step=2627712 length=8.96 ret=0.92: <text:s/>97%|▉| 356/366 [28:30&lt;00:48, <text:s/>4.8</text:p>
      <text:p text:style-name="P5"/>
      <text:p text:style-name="P5">key_purple step=2643680 length=9.27 ret=0.94: <text:s/>98%|▉| 357/366 [28:35&lt;00:44, <text:s/>4.9</text:p>
      <text:p text:style-name="P5"/>
      <text:p text:style-name="P5">key_purple step=2659456 length=9.10 ret=0.94: <text:s/>98%|▉| 358/366 [28:41&lt;00:40, <text:s/>5.0</text:p>
      <text:p text:style-name="P5"/>
      <text:p text:style-name="P5">key_purple step=2675456 length=8.74 ret=0.91: <text:s/>98%|▉| 359/366 [28:46&lt;00:35, <text:s/>5.0</text:p>
      <text:p text:style-name="P5"/>
      <text:p text:style-name="P5">key_purple step=2691616 length=8.89 ret=0.92: <text:s/>98%|▉| 360/366 [28:51&lt;00:30, <text:s/>5.0</text:p>
      <text:p text:style-name="P5"/>
      <text:p text:style-name="P5">key_blue step=2766688 length=9.18 ret=0.10: <text:s/>99%|▉| 361/366 [28:56&lt;00:25, <text:s/>5.06s</text:p>
      <text:p text:style-name="P5"/>
      <text:p text:style-name="P5">key_blue step=2781280 length=15.33 ret=0.11: <text:s/>99%|▉| 362/366 [29:01&lt;00:20, <text:s/>5.01</text:p>
      <text:p text:style-name="P5"/>
      <text:p text:style-name="P5">key_blue step=2792032 length=29.05 ret=0.48: <text:s/>99%|▉| 363/366 [29:05&lt;00:14, <text:s/>4.78</text:p>
      <text:p text:style-name="P5"/>
      <text:p text:style-name="P5">key_blue step=2802496 length=30.77 ret=0.61: <text:s/>99%|▉| 364/366 [29:10&lt;00:09, <text:s/>4.75</text:p>
      <text:p text:style-name="P5"/>
      <text:p text:style-name="P5">key_blue step=2816960 length=16.98 ret=0.87: 100%|▉| 365/366 [29:15&lt;00:04, <text:s/>4.92</text:p>
      <text:p text:style-name="P5"/>
      <text:p text:style-name="P5">key_blue step=2831680 length=12.95 ret=0.92: 100%|█| 366/366 [29:20&lt;00:00, <text:s/>4.8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1:39:12.190509966</meta:creation-date>
    <dc:date>2024-03-19T21:05:05.812734746</dc:date>
    <meta:editing-duration>PT9H10M3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95" meta:paragraph-count="1674" meta:word-count="13984" meta:character-count="216477" meta:non-whitespace-character-count="160574"/>
  </office:meta>
</office:document-meta>
</file>